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D9D9D9"/>
      <style:text-properties fo:color="#3A3838" style:font-name="Arial" style:font-name-asian="Arial" style:font-name-complex="Arial" fo:font-size="8pt" style:font-size-asian="8pt" style:font-size-complex="8pt"/>
    </style:style>
    <style:style style:name="ce3"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automatic"/>
      <style:text-properties style:font-name="Arial" style:font-name-asian="Arial" style:font-name-complex="Arial"/>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style:font-name="Arial" style:font-name-asian="Arial" style:font-name-complex="Arial" fo:font-weight="bold" style:font-weight-asian="bold" style:font-weight-complex="bold"/>
    </style:style>
    <style:style style:name="ce6" style:family="table-cell" style:parent-style-name="Default" style:data-style-name="N0">
      <style:table-cell-properties fo:border-top="none" fo:border-bottom="none" fo:border-left="thin solid #000000" fo:border-right="none" style:vertical-align="automatic"/>
      <style:text-properties style:font-name="Arial" style:font-name-asian="Arial" style:font-name-complex="Arial"/>
    </style:style>
    <style:style style:name="ce7"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style:style>
    <style:style style:name="ce8" style:family="table-cell" style:parent-style-name="Default" style:data-style-name="N36">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9" style:family="table-cell" style:parent-style-name="Default" style:data-style-name="N36">
      <style:table-cell-properties fo:border-top="none" fo:border-bottom="none" fo:border-left="thin solid #000000" fo:border-right="none" style:vertical-align="middle" fo:wrap-option="wrap"/>
      <style:text-properties style:font-name="Arial" style:font-name-asian="Arial" style:font-name-complex="Arial"/>
    </style:style>
    <style:style style:name="ce10" style:family="table-cell" style:parent-style-name="Default" style:data-style-name="N13">
      <style:table-cell-properties style:vertical-align="middle" fo:wrap-option="wrap"/>
      <style:text-properties style:font-name="Arial" style:font-name-asian="Arial" style:font-name-complex="Arial"/>
    </style:style>
    <style:style style:name="ce11" style:family="table-cell" style:parent-style-name="Default" style:data-style-name="N36">
      <style:table-cell-properties style:vertical-align="middle" fo:wrap-option="wrap"/>
      <style:text-properties style:font-name="Arial" style:font-name-asian="Arial" style:font-name-complex="Arial"/>
    </style:style>
    <style:style style:name="ce12" style:family="table-cell" style:parent-style-name="Default" style:data-style-name="N13">
      <style:table-cell-properties fo:border-top="none" fo:border-bottom="none" fo:border-left="none" fo:border-right="thin solid #000000" style:vertical-align="middle" fo:wrap-option="wrap"/>
      <style:text-properties style:font-name="Arial" style:font-name-asian="Arial" style:font-name-complex="Arial"/>
    </style:style>
    <style:style style:name="ce13" style:family="table-cell" style:parent-style-name="Default" style:data-style-name="N0">
      <style:table-cell-properties style:vertical-align="middle" fo:wrap-option="wrap"/>
      <style:text-properties style:font-name="Arial" style:font-name-asian="Arial" style:font-name-complex="Arial"/>
    </style:style>
    <style:style style:name="ce14" style:family="table-cell" style:parent-style-name="Default" style:data-style-name="N36">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text-underline-style="solid" style:text-underline-type="single"/>
    </style:style>
    <style:style style:name="ce15" style:family="table-cell" style:parent-style-name="Default" style:data-style-name="N0">
      <style:table-cell-properties fo:border-top="none" fo:border-bottom="thin solid #000000" fo:border-left="thin solid #000000" fo:border-right="none" style:vertical-align="automatic"/>
      <style:text-properties style:font-name="Arial" style:font-name-asian="Arial" style:font-name-complex="Arial"/>
    </style:style>
    <style:style style:name="ce16" style:family="table-cell" style:parent-style-name="Default" style:data-style-name="N0">
      <style:table-cell-properties fo:border-top="none" fo:border-bottom="thin solid #000000" fo:border-left="none" fo:border-right="none" style:vertical-align="automatic"/>
      <style:text-properties style:font-name="Arial" style:font-name-asian="Arial" style:font-name-complex="Arial"/>
    </style:style>
    <style:style style:name="ce17"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style:font-name="Arial" style:font-name-asian="Arial" style:font-name-complex="Arial"/>
    </style:style>
    <style:style style:name="ce18" style:family="table-cell" style:parent-style-name="Default" style:data-style-name="N36">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19" style:family="table-cell" style:parent-style-name="Default" style:data-style-name="N36">
      <style:table-cell-properties fo:border-top="none" fo:border-bottom="thin solid #000000" fo:border-left="thin solid #000000" fo:border-right="none" style:vertical-align="middle" fo:wrap-option="wrap"/>
      <style:text-properties style:font-name="Arial" style:font-name-asian="Arial" style:font-name-complex="Arial"/>
    </style:style>
    <style:style style:name="ce20" style:family="table-cell" style:parent-style-name="Default" style:data-style-name="N13">
      <style:table-cell-properties fo:border-top="none" fo:border-bottom="thin solid #000000" fo:border-left="none" fo:border-right="none" style:vertical-align="middle" fo:wrap-option="wrap"/>
      <style:text-properties style:font-name="Arial" style:font-name-asian="Arial" style:font-name-complex="Arial"/>
    </style:style>
    <style:style style:name="ce21" style:family="table-cell" style:parent-style-name="Default" style:data-style-name="N36">
      <style:table-cell-properties fo:border-top="none" fo:border-bottom="thin solid #000000" fo:border-left="none" fo:border-right="none" style:vertical-align="middle" fo:wrap-option="wrap"/>
      <style:text-properties style:font-name="Arial" style:font-name-asian="Arial" style:font-name-complex="Arial"/>
    </style:style>
    <style:style style:name="ce22" style:family="table-cell" style:parent-style-name="Default" style:data-style-name="N13">
      <style:table-cell-properties fo:border-top="none" fo:border-bottom="thin solid #000000" fo:border-left="none" fo:border-right="thin solid #000000" style:vertical-align="middle" fo:wrap-option="wrap"/>
      <style:text-properties style:font-name="Arial" style:font-name-asian="Arial" style:font-name-complex="Arial"/>
    </style:style>
    <style:style style:name="co1" style:family="table-column">
      <style:table-column-properties fo:break-before="auto" style:column-width="4.89479166666667cm"/>
    </style:style>
    <style:style style:name="co2" style:family="table-column">
      <style:table-column-properties fo:break-before="auto" style:column-width="2.40770833333333cm"/>
    </style:style>
    <style:style style:name="co3" style:family="table-column">
      <style:table-column-properties fo:break-before="auto" style:column-width="3.175cm"/>
    </style:style>
    <style:style style:name="co4" style:family="table-column">
      <style:table-column-properties fo:break-before="auto" style:column-width="4.73604166666667cm"/>
    </style:style>
    <style:style style:name="co5" style:family="table-column">
      <style:table-column-properties fo:break-before="auto" style:column-width="5.42395833333333cm"/>
    </style:style>
    <style:style style:name="co6" style:family="table-column">
      <style:table-column-properties fo:break-before="auto" style:column-width="4.1275cm"/>
    </style:style>
    <style:style style:name="co7" style:family="table-column">
      <style:table-column-properties fo:break-before="auto" style:column-width="1.69333333333333cm"/>
    </style:style>
    <style:style style:name="co8" style:family="table-column">
      <style:table-column-properties fo:break-before="auto" style:column-width="2.83104166666667cm"/>
    </style:style>
    <style:style style:name="co9" style:family="table-column">
      <style:table-column-properties fo:break-before="auto" style:column-width="1.71979166666667cm"/>
    </style:style>
    <style:style style:name="ro1" style:family="table-row">
      <style:table-row-properties style:row-height="12.75pt" style:use-optimal-row-height="false" fo:break-before="auto"/>
    </style:style>
    <style:style style:name="ro2" style:family="table-row">
      <style:table-row-properties style:row-height="85.5pt" style:use-optimal-row-height="false" fo:break-before="auto"/>
    </style:style>
    <style:style style:name="ro3"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7" table:default-cell-style-name="ce1"/>
        <table:table-column table:style-name="co7" table:number-columns-repeated="4" table:default-cell-style-name="ce1"/>
        <table:table-column table:style-name="co8" table:number-columns-repeated="998" table:default-cell-style-name="ce1"/>
        <table:table-column table:style-name="co9" table:number-columns-repeated="15357" table:default-cell-style-name="ce1"/>
        <table:table-row table:style-name="ro1">
          <table:table-cell office:value-type="string" table:style-name="ce2">
            <text:p>Category of products</text:p>
          </table:table-cell>
          <table:table-cell office:value-type="string" table:style-name="ce2">
            <text:p>CN8 tariff code - 2019 nomenclature</text:p>
          </table:table-cell>
          <table:table-cell table:number-columns-repeated="3" table:style-name="ce2"/>
          <table:table-cell office:value-type="string" table:style-name="ce2">
            <text:p>Product description</text:p>
          </table:table-cell>
          <table:table-cell office:value-type="string" table:style-name="ce2">
            <text:p>Does the product have a tariff quota rate</text:p>
          </table:table-cell>
          <table:table-cell office:value-type="string" table:style-name="ce2">
            <text:p>If an MFN rate is applied - what is that rate in specific terms or in ad valorem. Where * is stated, find the 10 digit commodity code on the UK Trade Tariff tool on gov.uk then search for this in the The Customs Tariff Regulations.</text:p>
          </table:table-cell>
          <table:table-cell office:value-type="string" table:style-name="ce3">
            <text:p>Chile</text:p>
          </table:table-cell>
          <table:table-cell office:value-type="string" table:style-name="ce3">
            <text:p>Chile</text:p>
          </table:table-cell>
          <table:table-cell office:value-type="string" table:style-name="ce3">
            <text:p>ESA Countries</text:p>
          </table:table-cell>
          <table:table-cell office:value-type="string" table:style-name="ce3">
            <text:p>ESA Countries</text:p>
          </table:table-cell>
          <table:table-cell office:value-type="string" table:style-name="ce3">
            <text:p>Faroe Islands</text:p>
          </table:table-cell>
          <table:table-cell office:value-type="string" table:style-name="ce3">
            <text:p>Faroe Islands</text:p>
          </table:table-cell>
          <table:table-cell office:value-type="string" table:style-name="ce3">
            <text:p>GSP scheme (excl. India, Indonesia)</text:p>
          </table:table-cell>
          <table:table-cell office:value-type="string" table:style-name="ce3">
            <text:p>GSP scheme (India)</text:p>
          </table:table-cell>
          <table:table-cell office:value-type="string" table:style-name="ce3">
            <text:p>GSP scheme (Indonesia)</text:p>
          </table:table-cell>
          <table:table-cell office:value-type="string" table:style-name="ce3">
            <text:p>GSP+ Countries</text:p>
          </table:table-cell>
          <table:table-cell office:value-type="string" table:style-name="ce3">
            <text:p>Least Developed Countries (LDC)</text:p>
          </table:table-cell>
          <table:table-cell office:value-type="string" table:style-name="ce3">
            <text:p>Israel</text:p>
          </table:table-cell>
          <table:table-cell office:value-type="string" table:style-name="ce3">
            <text:p>Israel</text:p>
          </table:table-cell>
          <table:table-cell office:value-type="string" table:style-name="ce3">
            <text:p>Palestinian Authority</text:p>
          </table:table-cell>
          <table:table-cell office:value-type="string" table:style-name="ce3">
            <text:p>Palestinian Authority</text:p>
          </table:table-cell>
          <table:table-cell office:value-type="string" table:style-name="ce3">
            <text:p>Switzerland</text:p>
          </table:table-cell>
          <table:table-cell office:value-type="string" table:style-name="ce3">
            <text:p>Switzerland</text:p>
          </table:table-cell>
          <table:table-cell table:number-columns-repeated="4" table:style-name="ce4"/>
          <table:table-cell table:number-columns-repeated="16355"/>
        </table:table-row>
        <table:table-row table:style-name="ro2">
          <table:table-cell office:value-type="string" table:style-name="ce5">
            <text:p>Category</text:p>
          </table:table-cell>
          <table:table-cell office:value-type="string" table:style-name="ce5">
            <text:p>Commodity code</text:p>
          </table:table-cell>
          <table:table-cell table:number-columns-repeated="3" table:style-name="ce5"/>
          <table:table-cell office:value-type="string" table:style-name="ce5">
            <text:p>Description</text:p>
          </table:table-cell>
          <table:table-cell office:value-type="string" table:style-name="ce5">
            <text:p>Tariff quota rate</text:p>
          </table:table-cell>
          <table:table-cell office:value-type="string" table:style-name="ce5">
            <text:p>Most-favoured-nation (MFN) rate</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RQ</text:p>
          </table:table-cell>
          <table:table-cell table:number-columns-repeated="4" table:style-name="ce4"/>
          <table:table-cell table:number-columns-repeated="16355"/>
        </table:table-row>
        <table:table-row table:style-name="ro3">
          <table:table-cell office:value-type="string" table:style-name="ce6">
            <text:p>Bovine meat</text:p>
          </table:table-cell>
          <table:table-cell office:value-type="string" table:style-name="ce4">
            <text:p>02011000</text:p>
          </table:table-cell>
          <table:table-cell office:value-type="string" office:string-value="0201" table:formula="of:=LEFT([.B3]; 4)" table:style-name="ce4">
            <text:p>0201</text:p>
          </table:table-cell>
          <table:table-cell office:value-type="string" office:string-value="020110" table:formula="of:=LEFT([.B3]; 6)" table:style-name="ce4">
            <text:p>020110</text:p>
          </table:table-cell>
          <table:table-cell table:style-name="ce4"/>
          <table:table-cell office:value-type="string" table:style-name="ce4">
            <text:p>CARCASES OR HALF-CARCASES OF BOVINE ANIMALS, FRESH OR CHILLED</text:p>
          </table:table-cell>
          <table:table-cell office:value-type="string" table:style-name="ce7">
            <text:p>Tariff quota rate</text:p>
          </table:table-cell>
          <table:table-cell office:value-type="string" table:style-name="ce8">
            <text:p>6.8% + 93.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13"/>
          <table:table-cell table:number-columns-repeated="16355"/>
        </table:table-row>
        <table:table-row table:style-name="ro1">
          <table:table-cell office:value-type="string" table:style-name="ce6">
            <text:p>Bovine meat</text:p>
          </table:table-cell>
          <table:table-cell office:value-type="string" table:style-name="ce4">
            <text:p>02012020</text:p>
          </table:table-cell>
          <table:table-cell office:value-type="string" office:string-value="0201" table:formula="of:=LEFT([.B4]; 4)" table:style-name="ce4">
            <text:p>0201</text:p>
          </table:table-cell>
          <table:table-cell office:value-type="string" office:string-value="020120" table:formula="of:=LEFT([.B4]; 6)" table:style-name="ce4">
            <text:p>020120</text:p>
          </table:table-cell>
          <table:table-cell table:style-name="ce4"/>
          <table:table-cell office:value-type="string" table:style-name="ce4">
            <text:p>"COMPENSATED" QUARTERS OF BOVINE ANIMALS WITH BONE IN, FRESH OR CHILLED</text:p>
          </table:table-cell>
          <table:table-cell office:value-type="string" table:style-name="ce7">
            <text:p>Tariff quota rate</text:p>
          </table:table-cell>
          <table:table-cell office:value-type="string" table:style-name="ce8">
            <text:p>6.8% + 93.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12030</text:p>
          </table:table-cell>
          <table:table-cell office:value-type="string" office:string-value="0201" table:formula="of:=LEFT([.B5]; 4)" table:style-name="ce4">
            <text:p>0201</text:p>
          </table:table-cell>
          <table:table-cell office:value-type="string" office:string-value="020120" table:formula="of:=LEFT([.B5]; 6)" table:style-name="ce4">
            <text:p>020120</text:p>
          </table:table-cell>
          <table:table-cell table:style-name="ce4"/>
          <table:table-cell office:value-type="string" table:style-name="ce4">
            <text:p>UNSEPARATED OR SEPARATED FOREQUARTERS OF BOVINE ANIMALS, WITH BONE IN, FRESH OR CHILLED</text:p>
          </table:table-cell>
          <table:table-cell office:value-type="string" table:style-name="ce7">
            <text:p>Tariff quota rate</text:p>
          </table:table-cell>
          <table:table-cell office:value-type="string" table:style-name="ce8">
            <text:p>6.8% + 74.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12050</text:p>
          </table:table-cell>
          <table:table-cell office:value-type="string" office:string-value="0201" table:formula="of:=LEFT([.B6]; 4)" table:style-name="ce4">
            <text:p>0201</text:p>
          </table:table-cell>
          <table:table-cell office:value-type="string" office:string-value="020120" table:formula="of:=LEFT([.B6]; 6)" table:style-name="ce4">
            <text:p>020120</text:p>
          </table:table-cell>
          <table:table-cell table:style-name="ce4"/>
          <table:table-cell office:value-type="string" table:style-name="ce4">
            <text:p>UNSEPARATED OR SEPARATED HINDQUARTERS OF BOVINE ANIMALS, WITH BONE IN, FRESH OR CHILLED</text:p>
          </table:table-cell>
          <table:table-cell office:value-type="string" table:style-name="ce7">
            <text:p>Tariff quota rate</text:p>
          </table:table-cell>
          <table:table-cell office:value-type="string" table:style-name="ce8">
            <text:p>6.8% + 11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12090</text:p>
          </table:table-cell>
          <table:table-cell office:value-type="string" office:string-value="0201" table:formula="of:=LEFT([.B7]; 4)" table:style-name="ce4">
            <text:p>0201</text:p>
          </table:table-cell>
          <table:table-cell office:value-type="string" office:string-value="020120" table:formula="of:=LEFT([.B7]; 6)" table:style-name="ce4">
            <text:p>020120</text:p>
          </table:table-cell>
          <table:table-cell table:style-name="ce4"/>
          <table:table-cell office:value-type="string" table:style-name="ce4">
            <text:p>FRESH OR CHILLED BOVINE CUTS, WITH BONE IN (EXCL. CARCASES AND HALF-CARCASES, "COMPENSATED QUARTERS", FOREQUARTERS AND HINDQUARTERS)</text:p>
          </table:table-cell>
          <table:table-cell office:value-type="string" table:style-name="ce7">
            <text:p>Tariff quota rate</text:p>
          </table:table-cell>
          <table:table-cell office:value-type="string" table:style-name="ce8">
            <text:p>6.8% + 140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13000</text:p>
          </table:table-cell>
          <table:table-cell office:value-type="string" office:string-value="0201" table:formula="of:=LEFT([.B8]; 4)" table:style-name="ce4">
            <text:p>0201</text:p>
          </table:table-cell>
          <table:table-cell office:value-type="string" office:string-value="020130" table:formula="of:=LEFT([.B8]; 6)" table:style-name="ce4">
            <text:p>020130</text:p>
          </table:table-cell>
          <table:table-cell table:style-name="ce4"/>
          <table:table-cell office:value-type="string" table:style-name="ce4">
            <text:p>FRESH OR CHILLED BOVINE MEAT, BONELESS</text:p>
          </table:table-cell>
          <table:table-cell office:value-type="string" table:style-name="ce7">
            <text:p>Tariff quota rate</text:p>
          </table:table-cell>
          <table:table-cell office:value-type="string" table:style-name="ce8">
            <text:p>6.8% + 160.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21000</text:p>
          </table:table-cell>
          <table:table-cell office:value-type="string" office:string-value="0202" table:formula="of:=LEFT([.B9]; 4)" table:style-name="ce4">
            <text:p>0202</text:p>
          </table:table-cell>
          <table:table-cell office:value-type="string" office:string-value="020210" table:formula="of:=LEFT([.B9]; 6)" table:style-name="ce4">
            <text:p>020210</text:p>
          </table:table-cell>
          <table:table-cell table:style-name="ce4"/>
          <table:table-cell office:value-type="string" table:style-name="ce4">
            <text:p>FROZEN BOVINE CARCASES AND HALF-CARCASES</text:p>
          </table:table-cell>
          <table:table-cell office:value-type="string" table:style-name="ce7">
            <text:p>Tariff quota rate</text:p>
          </table:table-cell>
          <table:table-cell office:value-type="string" table:style-name="ce8">
            <text:p>6.8% + 93.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22010</text:p>
          </table:table-cell>
          <table:table-cell office:value-type="string" office:string-value="0202" table:formula="of:=LEFT([.B10]; 4)" table:style-name="ce4">
            <text:p>0202</text:p>
          </table:table-cell>
          <table:table-cell office:value-type="string" office:string-value="020220" table:formula="of:=LEFT([.B10]; 6)" table:style-name="ce4">
            <text:p>020220</text:p>
          </table:table-cell>
          <table:table-cell table:style-name="ce4"/>
          <table:table-cell office:value-type="string" table:style-name="ce4">
            <text:p>FROZEN "COMPENSATED" BOVINE QUARTERS, WITH BONE IN</text:p>
          </table:table-cell>
          <table:table-cell office:value-type="string" table:style-name="ce7">
            <text:p>Tariff quota rate</text:p>
          </table:table-cell>
          <table:table-cell office:value-type="string" table:style-name="ce8">
            <text:p>6.8% + 93.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22030</text:p>
          </table:table-cell>
          <table:table-cell office:value-type="string" office:string-value="0202" table:formula="of:=LEFT([.B11]; 4)" table:style-name="ce4">
            <text:p>0202</text:p>
          </table:table-cell>
          <table:table-cell office:value-type="string" office:string-value="020220" table:formula="of:=LEFT([.B11]; 6)" table:style-name="ce4">
            <text:p>020220</text:p>
          </table:table-cell>
          <table:table-cell table:style-name="ce4"/>
          <table:table-cell office:value-type="string" table:style-name="ce4">
            <text:p>FROZEN UNSEPARATED OR SEPARATED BOVINE FOREQUARTERS, WITH BONE IN</text:p>
          </table:table-cell>
          <table:table-cell office:value-type="string" table:style-name="ce7">
            <text:p>Tariff quota rate</text:p>
          </table:table-cell>
          <table:table-cell office:value-type="string" table:style-name="ce8">
            <text:p>6.8% + 74.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22050</text:p>
          </table:table-cell>
          <table:table-cell office:value-type="string" office:string-value="0202" table:formula="of:=LEFT([.B12]; 4)" table:style-name="ce4">
            <text:p>0202</text:p>
          </table:table-cell>
          <table:table-cell office:value-type="string" office:string-value="020220" table:formula="of:=LEFT([.B12]; 6)" table:style-name="ce4">
            <text:p>020220</text:p>
          </table:table-cell>
          <table:table-cell table:style-name="ce4"/>
          <table:table-cell office:value-type="string" table:style-name="ce4">
            <text:p>FROZEN UNSEPARATED OR SEPARATED BOVINE HINDQUARTERS, WITH BONE IN</text:p>
          </table:table-cell>
          <table:table-cell office:value-type="string" table:style-name="ce7">
            <text:p>Tariff quota rate</text:p>
          </table:table-cell>
          <table:table-cell office:value-type="string" table:style-name="ce8">
            <text:p>6.8% + 116.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22090</text:p>
          </table:table-cell>
          <table:table-cell office:value-type="string" office:string-value="0202" table:formula="of:=LEFT([.B13]; 4)" table:style-name="ce4">
            <text:p>0202</text:p>
          </table:table-cell>
          <table:table-cell office:value-type="string" office:string-value="020220" table:formula="of:=LEFT([.B13]; 6)" table:style-name="ce4">
            <text:p>020220</text:p>
          </table:table-cell>
          <table:table-cell table:style-name="ce4"/>
          <table:table-cell office:value-type="string" table:style-name="ce4">
            <text:p>FROZEN BOVINE CUTS, WITH BONE IN (EXCL. CARCASES AND HALF-CARCASES, "COMPENSATED" QUARTERS, FOREQUARTERS AND HINDQUARTERS)</text:p>
          </table:table-cell>
          <table:table-cell office:value-type="string" table:style-name="ce7">
            <text:p>Tariff quota rate</text:p>
          </table:table-cell>
          <table:table-cell office:value-type="string" table:style-name="ce8">
            <text:p>6.8% + 140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23010</text:p>
          </table:table-cell>
          <table:table-cell office:value-type="string" office:string-value="0202" table:formula="of:=LEFT([.B14]; 4)" table:style-name="ce4">
            <text:p>0202</text:p>
          </table:table-cell>
          <table:table-cell office:value-type="string" office:string-value="020230" table:formula="of:=LEFT([.B14]; 6)" table:style-name="ce4">
            <text:p>020230</text:p>
          </table:table-cell>
          <table:table-cell table:style-name="ce4"/>
          <table:table-cell office:value-type="string" table:style-name="ce4">
            <text:p>FROZEN BOVINE BONELESS FOREQUARTERS, WHOLE OR CUT IN MAX. 5 PIECES, EACH QUARTER IN 1 BLOCK; "COMPENSATED" QUARTERS IN 2 BLOCKS, ONE CONTAINING THE FOREQUARTER, WHOLE OR CUT IN MAX. 5 PIECES, AND THE OTHER THE WHOLE HINDQUARTER, EXCL. THE TENDERLOIN, IN ONE PIECE</text:p>
          </table:table-cell>
          <table:table-cell office:value-type="string" table:style-name="ce7">
            <text:p>Tariff quota rate</text:p>
          </table:table-cell>
          <table:table-cell office:value-type="string" table:style-name="ce8">
            <text:p>6.8% + 116.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23050</text:p>
          </table:table-cell>
          <table:table-cell office:value-type="string" office:string-value="0202" table:formula="of:=LEFT([.B15]; 4)" table:style-name="ce4">
            <text:p>0202</text:p>
          </table:table-cell>
          <table:table-cell office:value-type="string" office:string-value="020230" table:formula="of:=LEFT([.B15]; 6)" table:style-name="ce4">
            <text:p>020230</text:p>
          </table:table-cell>
          <table:table-cell table:style-name="ce4"/>
          <table:table-cell office:value-type="string" table:style-name="ce4">
            <text:p>FROZEN BOVINE BONELESS CROP, CHUCK AND BLADE AND BRISKET CUTS</text:p>
          </table:table-cell>
          <table:table-cell office:value-type="string" table:style-name="ce7">
            <text:p>Tariff quota rate</text:p>
          </table:table-cell>
          <table:table-cell office:value-type="string" table:style-name="ce8">
            <text:p>6.8% + 116.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23090</text:p>
          </table:table-cell>
          <table:table-cell office:value-type="string" office:string-value="0202" table:formula="of:=LEFT([.B16]; 4)" table:style-name="ce4">
            <text:p>0202</text:p>
          </table:table-cell>
          <table:table-cell office:value-type="string" office:string-value="020230" table:formula="of:=LEFT([.B16]; 6)" table:style-name="ce4">
            <text:p>020230</text:p>
          </table:table-cell>
          <table:table-cell table:style-name="ce4"/>
          <table:table-cell office:value-type="string" table:style-name="ce4">
            <text:p>FROZEN BOVINE BONELESS MEAT (EXCL. FOREQUARTERS, WHOLE OR CUT INTO A MAXIMUM OF FIVE PIECES, EACH QUARTER BEING IN A SINGLE BLOCK "COMPENSATED" QUARTERS IN TWO BLOCKS, ONE OF WHICH CONTAINS THE FOREQUARTER, WHOLE OR CUT INTO A MAXIMUM OF FIVE PIECES, AND THE OTHER, THE HINDQUARTER, EXCL. THE TENDERLOIN, IN ONE PIECE, CROP, CHUCK AND BLADE AND BRISKET CUTS)</text:p>
          </table:table-cell>
          <table:table-cell office:value-type="string" table:style-name="ce7">
            <text:p>Tariff quota rate</text:p>
          </table:table-cell>
          <table:table-cell office:value-type="string" table:style-name="ce8">
            <text:p>6.8% + 160.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1110</text:p>
          </table:table-cell>
          <table:table-cell office:value-type="string" office:string-value="0203" table:formula="of:=LEFT([.B17]; 4)" table:style-name="ce4">
            <text:p>0203</text:p>
          </table:table-cell>
          <table:table-cell office:value-type="string" office:string-value="020311" table:formula="of:=LEFT([.B17]; 6)" table:style-name="ce4">
            <text:p>020311</text:p>
          </table:table-cell>
          <table:table-cell table:style-name="ce4"/>
          <table:table-cell office:value-type="string" table:style-name="ce4">
            <text:p>FRESH OR CHILLED DOMESTIC SWINE CARCASES AND HALF-CARCASES</text:p>
          </table:table-cell>
          <table:table-cell office:value-type="string" table:style-name="ce7">
            <text:p><text:s/></text:p>
          </table:table-cell>
          <table:table-cell office:value-type="string" table:style-name="ce8">
            <text:p>7.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1211</text:p>
          </table:table-cell>
          <table:table-cell office:value-type="string" office:string-value="0203" table:formula="of:=LEFT([.B18]; 4)" table:style-name="ce4">
            <text:p>0203</text:p>
          </table:table-cell>
          <table:table-cell office:value-type="string" office:string-value="020312" table:formula="of:=LEFT([.B18]; 6)" table:style-name="ce4">
            <text:p>020312</text:p>
          </table:table-cell>
          <table:table-cell table:style-name="ce4"/>
          <table:table-cell office:value-type="string" table:style-name="ce4">
            <text:p>FRESH OR CHILLED WITH BONE IN, DOMESTIC SWINE HAMS AND CUTS THEREOF</text:p>
          </table:table-cell>
          <table:table-cell office:value-type="string" table:style-name="ce7">
            <text:p><text:s/></text:p>
          </table:table-cell>
          <table:table-cell office:value-type="string" table:style-name="ce8">
            <text:p>10.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1219</text:p>
          </table:table-cell>
          <table:table-cell office:value-type="string" office:string-value="0203" table:formula="of:=LEFT([.B19]; 4)" table:style-name="ce4">
            <text:p>0203</text:p>
          </table:table-cell>
          <table:table-cell office:value-type="string" office:string-value="020312" table:formula="of:=LEFT([.B19]; 6)" table:style-name="ce4">
            <text:p>020312</text:p>
          </table:table-cell>
          <table:table-cell table:style-name="ce4"/>
          <table:table-cell office:value-type="string" table:style-name="ce4">
            <text:p>FRESH OR CHILLED WITH BONE IN, DOMESTIC SWINE SHOULDERS AND CUTS THEREOF</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1911</text:p>
          </table:table-cell>
          <table:table-cell office:value-type="string" office:string-value="0203" table:formula="of:=LEFT([.B20]; 4)" table:style-name="ce4">
            <text:p>0203</text:p>
          </table:table-cell>
          <table:table-cell office:value-type="string" office:string-value="020319" table:formula="of:=LEFT([.B20]; 6)" table:style-name="ce4">
            <text:p>020319</text:p>
          </table:table-cell>
          <table:table-cell table:style-name="ce4"/>
          <table:table-cell office:value-type="string" table:style-name="ce4">
            <text:p>FRESH OR CHILLED FORE-ENDS AND CUTS THEREOF OF DOMESTIC SWINE</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1913</text:p>
          </table:table-cell>
          <table:table-cell office:value-type="string" office:string-value="0203" table:formula="of:=LEFT([.B21]; 4)" table:style-name="ce4">
            <text:p>0203</text:p>
          </table:table-cell>
          <table:table-cell office:value-type="string" office:string-value="020319" table:formula="of:=LEFT([.B21]; 6)" table:style-name="ce4">
            <text:p>020319</text:p>
          </table:table-cell>
          <table:table-cell table:style-name="ce4"/>
          <table:table-cell office:value-type="string" table:style-name="ce4">
            <text:p>FRESH OR CHILLED LOINS AND CUTS THEREOF OF DOMESTIC SWINE</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1915</text:p>
          </table:table-cell>
          <table:table-cell office:value-type="string" office:string-value="0203" table:formula="of:=LEFT([.B22]; 4)" table:style-name="ce4">
            <text:p>0203</text:p>
          </table:table-cell>
          <table:table-cell office:value-type="string" office:string-value="020319" table:formula="of:=LEFT([.B22]; 6)" table:style-name="ce4">
            <text:p>020319</text:p>
          </table:table-cell>
          <table:table-cell table:style-name="ce4"/>
          <table:table-cell office:value-type="string" table:style-name="ce4">
            <text:p>FRESH OR CHILLED BELLIES "STREAKY" AND CUTS THEREOF OF DOMESTIC SWINE</text:p>
          </table:table-cell>
          <table:table-cell office:value-type="string" table:style-name="ce7">
            <text:p><text:s/></text:p>
          </table:table-cell>
          <table:table-cell office:value-type="string" table:style-name="ce8">
            <text:p>6.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1955</text:p>
          </table:table-cell>
          <table:table-cell office:value-type="string" office:string-value="0203" table:formula="of:=LEFT([.B23]; 4)" table:style-name="ce4">
            <text:p>0203</text:p>
          </table:table-cell>
          <table:table-cell office:value-type="string" office:string-value="020319" table:formula="of:=LEFT([.B23]; 6)" table:style-name="ce4">
            <text:p>020319</text:p>
          </table:table-cell>
          <table:table-cell table:style-name="ce4"/>
          <table:table-cell office:value-type="string" table:style-name="ce4">
            <text:p>FRESH OR CHILLED BONELESS MEAT OF DOMESTIC SWINE (EXCL. BELLIE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1959</text:p>
          </table:table-cell>
          <table:table-cell office:value-type="string" office:string-value="0203" table:formula="of:=LEFT([.B24]; 4)" table:style-name="ce4">
            <text:p>0203</text:p>
          </table:table-cell>
          <table:table-cell office:value-type="string" office:string-value="020319" table:formula="of:=LEFT([.B24]; 6)" table:style-name="ce4">
            <text:p>020319</text:p>
          </table:table-cell>
          <table:table-cell table:style-name="ce4"/>
          <table:table-cell office:value-type="string" table:style-name="ce4">
            <text:p>FRESH OR CHILLED MEAT OF DOMESTIC SWINE, WITH BONE IN (EXCL. CARCASES AND HALF-CARCASES, HAMS, SHOULDERS AND CUTS THEREOF, AND FORE-ENDS, LOINS, BELLIE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2110</text:p>
          </table:table-cell>
          <table:table-cell office:value-type="string" office:string-value="0203" table:formula="of:=LEFT([.B25]; 4)" table:style-name="ce4">
            <text:p>0203</text:p>
          </table:table-cell>
          <table:table-cell office:value-type="string" office:string-value="020321" table:formula="of:=LEFT([.B25]; 6)" table:style-name="ce4">
            <text:p>020321</text:p>
          </table:table-cell>
          <table:table-cell table:style-name="ce4"/>
          <table:table-cell office:value-type="string" table:style-name="ce4">
            <text:p>FROZEN DOMESTIC SWINE CARCASES AND HALF-CARCASES</text:p>
          </table:table-cell>
          <table:table-cell office:value-type="string" table:style-name="ce7">
            <text:p><text:s/></text:p>
          </table:table-cell>
          <table:table-cell office:value-type="string" table:style-name="ce8">
            <text:p>7.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2211</text:p>
          </table:table-cell>
          <table:table-cell office:value-type="string" office:string-value="0203" table:formula="of:=LEFT([.B26]; 4)" table:style-name="ce4">
            <text:p>0203</text:p>
          </table:table-cell>
          <table:table-cell office:value-type="string" office:string-value="020322" table:formula="of:=LEFT([.B26]; 6)" table:style-name="ce4">
            <text:p>020322</text:p>
          </table:table-cell>
          <table:table-cell table:style-name="ce4"/>
          <table:table-cell office:value-type="string" table:style-name="ce4">
            <text:p>FROZEN HAMS AND CUTS THEREOF OF DOMESTIC SWINE, WITH BONE IN</text:p>
          </table:table-cell>
          <table:table-cell office:value-type="string" table:style-name="ce7">
            <text:p><text:s/></text:p>
          </table:table-cell>
          <table:table-cell office:value-type="string" table:style-name="ce8">
            <text:p>10.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2219</text:p>
          </table:table-cell>
          <table:table-cell office:value-type="string" office:string-value="0203" table:formula="of:=LEFT([.B27]; 4)" table:style-name="ce4">
            <text:p>0203</text:p>
          </table:table-cell>
          <table:table-cell office:value-type="string" office:string-value="020322" table:formula="of:=LEFT([.B27]; 6)" table:style-name="ce4">
            <text:p>020322</text:p>
          </table:table-cell>
          <table:table-cell table:style-name="ce4"/>
          <table:table-cell office:value-type="string" table:style-name="ce4">
            <text:p>FROZEN SHOULDERS AND CUTS THEREOF OF DOMESTIC SWINE, WITH BONE IN</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2911</text:p>
          </table:table-cell>
          <table:table-cell office:value-type="string" office:string-value="0203" table:formula="of:=LEFT([.B28]; 4)" table:style-name="ce4">
            <text:p>0203</text:p>
          </table:table-cell>
          <table:table-cell office:value-type="string" office:string-value="020329" table:formula="of:=LEFT([.B28]; 6)" table:style-name="ce4">
            <text:p>020329</text:p>
          </table:table-cell>
          <table:table-cell table:style-name="ce4"/>
          <table:table-cell office:value-type="string" table:style-name="ce4">
            <text:p>FROZEN FORE-ENDS AND CUTS THEREOF OF DOMESTIC SWINE</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2913</text:p>
          </table:table-cell>
          <table:table-cell office:value-type="string" office:string-value="0203" table:formula="of:=LEFT([.B29]; 4)" table:style-name="ce4">
            <text:p>0203</text:p>
          </table:table-cell>
          <table:table-cell office:value-type="string" office:string-value="020329" table:formula="of:=LEFT([.B29]; 6)" table:style-name="ce4">
            <text:p>020329</text:p>
          </table:table-cell>
          <table:table-cell table:style-name="ce4"/>
          <table:table-cell office:value-type="string" table:style-name="ce4">
            <text:p>FROZEN LOINS AND CUTS THEREOF OF DOMESTIC SWINE, WITH BONE IN</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2915</text:p>
          </table:table-cell>
          <table:table-cell office:value-type="string" office:string-value="0203" table:formula="of:=LEFT([.B30]; 4)" table:style-name="ce4">
            <text:p>0203</text:p>
          </table:table-cell>
          <table:table-cell office:value-type="string" office:string-value="020329" table:formula="of:=LEFT([.B30]; 6)" table:style-name="ce4">
            <text:p>020329</text:p>
          </table:table-cell>
          <table:table-cell table:style-name="ce4"/>
          <table:table-cell office:value-type="string" table:style-name="ce4">
            <text:p>FROZEN BELLIES "STREAKY" AND CUTS THEREOF OF DOMESTIC SWINE</text:p>
          </table:table-cell>
          <table:table-cell office:value-type="string" table:style-name="ce7">
            <text:p><text:s/></text:p>
          </table:table-cell>
          <table:table-cell office:value-type="string" table:style-name="ce8">
            <text:p>6.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2955</text:p>
          </table:table-cell>
          <table:table-cell office:value-type="string" office:string-value="0203" table:formula="of:=LEFT([.B31]; 4)" table:style-name="ce4">
            <text:p>0203</text:p>
          </table:table-cell>
          <table:table-cell office:value-type="string" office:string-value="020329" table:formula="of:=LEFT([.B31]; 6)" table:style-name="ce4">
            <text:p>020329</text:p>
          </table:table-cell>
          <table:table-cell table:style-name="ce4"/>
          <table:table-cell office:value-type="string" table:style-name="ce4">
            <text:p>FROZEN BONELESS MEAT OF DOMESTIC SWINE (EXCL. BELLIE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032959</text:p>
          </table:table-cell>
          <table:table-cell office:value-type="string" office:string-value="0203" table:formula="of:=LEFT([.B32]; 4)" table:style-name="ce4">
            <text:p>0203</text:p>
          </table:table-cell>
          <table:table-cell office:value-type="string" office:string-value="020329" table:formula="of:=LEFT([.B32]; 6)" table:style-name="ce4">
            <text:p>020329</text:p>
          </table:table-cell>
          <table:table-cell table:style-name="ce4"/>
          <table:table-cell office:value-type="string" table:style-name="ce4">
            <text:p>FROZEN MEAT OF DOMESTIC SWINE, WITH BONE IN (EXCL. CARCASES AND HALF-CARCASES, HAMS, SHOULDERS AND CUTS THEREOF, AND FORE-ENDS, LOINS, BELLIE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1000</text:p>
          </table:table-cell>
          <table:table-cell office:value-type="string" office:string-value="0204" table:formula="of:=LEFT([.B33]; 4)" table:style-name="ce4">
            <text:p>0204</text:p>
          </table:table-cell>
          <table:table-cell office:value-type="string" office:string-value="020410" table:formula="of:=LEFT([.B33]; 6)" table:style-name="ce4">
            <text:p>020410</text:p>
          </table:table-cell>
          <table:table-cell table:style-name="ce4"/>
          <table:table-cell office:value-type="string" table:style-name="ce4">
            <text:p>FRESH OR CHILLED LAMB CARCASES AND HALF-CARCASES</text:p>
          </table:table-cell>
          <table:table-cell office:value-type="string" table:style-name="ce7">
            <text:p><text:s/></text:p>
          </table:table-cell>
          <table:table-cell office:value-type="string" table:style-name="ce8">
            <text:p>12.8% + 17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2100</text:p>
          </table:table-cell>
          <table:table-cell office:value-type="string" office:string-value="0204" table:formula="of:=LEFT([.B34]; 4)" table:style-name="ce4">
            <text:p>0204</text:p>
          </table:table-cell>
          <table:table-cell office:value-type="string" office:string-value="020421" table:formula="of:=LEFT([.B34]; 6)" table:style-name="ce4">
            <text:p>020421</text:p>
          </table:table-cell>
          <table:table-cell table:style-name="ce4"/>
          <table:table-cell office:value-type="string" table:style-name="ce4">
            <text:p>FRESH OR CHILLED SHEEP CARCASES AND HALF-CARCASES (EXCL. LAMBS)</text:p>
          </table:table-cell>
          <table:table-cell office:value-type="string" table:style-name="ce7">
            <text:p><text:s/></text:p>
          </table:table-cell>
          <table:table-cell office:value-type="string" table:style-name="ce8">
            <text:p>12.8% + 17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2210</text:p>
          </table:table-cell>
          <table:table-cell office:value-type="string" office:string-value="0204" table:formula="of:=LEFT([.B35]; 4)" table:style-name="ce4">
            <text:p>0204</text:p>
          </table:table-cell>
          <table:table-cell office:value-type="string" office:string-value="020422" table:formula="of:=LEFT([.B35]; 6)" table:style-name="ce4">
            <text:p>020422</text:p>
          </table:table-cell>
          <table:table-cell table:style-name="ce4"/>
          <table:table-cell office:value-type="string" table:style-name="ce4">
            <text:p>FRESH OR CHILLED SHEEP SHORT FOREQUARTERS</text:p>
          </table:table-cell>
          <table:table-cell office:value-type="string" table:style-name="ce7">
            <text:p><text:s/></text:p>
          </table:table-cell>
          <table:table-cell office:value-type="string" table:style-name="ce8">
            <text:p>12.8% + 119.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2230</text:p>
          </table:table-cell>
          <table:table-cell office:value-type="string" office:string-value="0204" table:formula="of:=LEFT([.B36]; 4)" table:style-name="ce4">
            <text:p>0204</text:p>
          </table:table-cell>
          <table:table-cell office:value-type="string" office:string-value="020422" table:formula="of:=LEFT([.B36]; 6)" table:style-name="ce4">
            <text:p>020422</text:p>
          </table:table-cell>
          <table:table-cell table:style-name="ce4"/>
          <table:table-cell office:value-type="string" table:style-name="ce4">
            <text:p>FRESH OR CHILLED SHEEP CHINES AND/OR BEST ENDS</text:p>
          </table:table-cell>
          <table:table-cell office:value-type="string" table:style-name="ce7">
            <text:p><text:s/></text:p>
          </table:table-cell>
          <table:table-cell office:value-type="string" table:style-name="ce8">
            <text:p>12.8% + 188.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2250</text:p>
          </table:table-cell>
          <table:table-cell office:value-type="string" office:string-value="0204" table:formula="of:=LEFT([.B37]; 4)" table:style-name="ce4">
            <text:p>0204</text:p>
          </table:table-cell>
          <table:table-cell office:value-type="string" office:string-value="020422" table:formula="of:=LEFT([.B37]; 6)" table:style-name="ce4">
            <text:p>020422</text:p>
          </table:table-cell>
          <table:table-cell table:style-name="ce4"/>
          <table:table-cell office:value-type="string" table:style-name="ce4">
            <text:p>FRESH OR CHILLED SHEEP LEGS</text:p>
          </table:table-cell>
          <table:table-cell office:value-type="string" table:style-name="ce7">
            <text:p><text:s/></text:p>
          </table:table-cell>
          <table:table-cell office:value-type="string" table:style-name="ce8">
            <text:p>12.8% + 222.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2290</text:p>
          </table:table-cell>
          <table:table-cell office:value-type="string" office:string-value="0204" table:formula="of:=LEFT([.B38]; 4)" table:style-name="ce4">
            <text:p>0204</text:p>
          </table:table-cell>
          <table:table-cell office:value-type="string" office:string-value="020422" table:formula="of:=LEFT([.B38]; 6)" table:style-name="ce4">
            <text:p>020422</text:p>
          </table:table-cell>
          <table:table-cell table:style-name="ce4"/>
          <table:table-cell office:value-type="string" table:style-name="ce4">
            <text:p>FRESH OR CHILLED BONELESS CUTS OF SHEEP, WITH BONE IN (EXCL. CARCASES AND HALF-CARCASES, SHORT FOREQUARTERS, CHINES AND/OR BEST ENDS, AND LEGS)</text:p>
          </table:table-cell>
          <table:table-cell office:value-type="string" table:style-name="ce7">
            <text:p><text:s/></text:p>
          </table:table-cell>
          <table:table-cell office:value-type="string" table:style-name="ce8">
            <text:p>12.8% + 222.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2300</text:p>
          </table:table-cell>
          <table:table-cell office:value-type="string" office:string-value="0204" table:formula="of:=LEFT([.B39]; 4)" table:style-name="ce4">
            <text:p>0204</text:p>
          </table:table-cell>
          <table:table-cell office:value-type="string" office:string-value="020423" table:formula="of:=LEFT([.B39]; 6)" table:style-name="ce4">
            <text:p>020423</text:p>
          </table:table-cell>
          <table:table-cell table:style-name="ce4"/>
          <table:table-cell office:value-type="string" table:style-name="ce4">
            <text:p>FRESH OR CHILLED BONELESS CUTS OF SHEEP</text:p>
          </table:table-cell>
          <table:table-cell office:value-type="string" table:style-name="ce7">
            <text:p><text:s/></text:p>
          </table:table-cell>
          <table:table-cell office:value-type="string" table:style-name="ce8">
            <text:p>12.8% + 31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3000</text:p>
          </table:table-cell>
          <table:table-cell office:value-type="string" office:string-value="0204" table:formula="of:=LEFT([.B40]; 4)" table:style-name="ce4">
            <text:p>0204</text:p>
          </table:table-cell>
          <table:table-cell office:value-type="string" office:string-value="020430" table:formula="of:=LEFT([.B40]; 6)" table:style-name="ce4">
            <text:p>020430</text:p>
          </table:table-cell>
          <table:table-cell table:style-name="ce4"/>
          <table:table-cell office:value-type="string" table:style-name="ce4">
            <text:p>FROZEN LAMB CARCASES AND HALF-CARCASES</text:p>
          </table:table-cell>
          <table:table-cell office:value-type="string" table:style-name="ce7">
            <text:p><text:s/></text:p>
          </table:table-cell>
          <table:table-cell office:value-type="string" table:style-name="ce8">
            <text:p>12.8% + 128.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4100</text:p>
          </table:table-cell>
          <table:table-cell office:value-type="string" office:string-value="0204" table:formula="of:=LEFT([.B41]; 4)" table:style-name="ce4">
            <text:p>0204</text:p>
          </table:table-cell>
          <table:table-cell office:value-type="string" office:string-value="020441" table:formula="of:=LEFT([.B41]; 6)" table:style-name="ce4">
            <text:p>020441</text:p>
          </table:table-cell>
          <table:table-cell table:style-name="ce4"/>
          <table:table-cell office:value-type="string" table:style-name="ce4">
            <text:p>FROZEN SHEEP CARCASES AND HALF-CARCASES (EXCL. LAMBS)</text:p>
          </table:table-cell>
          <table:table-cell office:value-type="string" table:style-name="ce7">
            <text:p><text:s/></text:p>
          </table:table-cell>
          <table:table-cell office:value-type="string" table:style-name="ce8">
            <text:p>12.8% + 128.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4210</text:p>
          </table:table-cell>
          <table:table-cell office:value-type="string" office:string-value="0204" table:formula="of:=LEFT([.B42]; 4)" table:style-name="ce4">
            <text:p>0204</text:p>
          </table:table-cell>
          <table:table-cell office:value-type="string" office:string-value="020442" table:formula="of:=LEFT([.B42]; 6)" table:style-name="ce4">
            <text:p>020442</text:p>
          </table:table-cell>
          <table:table-cell table:style-name="ce4"/>
          <table:table-cell office:value-type="string" table:style-name="ce4">
            <text:p>FROZEN SHEEP SHORT FOREQUARTERS</text:p>
          </table:table-cell>
          <table:table-cell office:value-type="string" table:style-name="ce7">
            <text:p><text:s/></text:p>
          </table:table-cell>
          <table:table-cell office:value-type="string" table:style-name="ce8">
            <text:p>12.8% + 90.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4230</text:p>
          </table:table-cell>
          <table:table-cell office:value-type="string" office:string-value="0204" table:formula="of:=LEFT([.B43]; 4)" table:style-name="ce4">
            <text:p>0204</text:p>
          </table:table-cell>
          <table:table-cell office:value-type="string" office:string-value="020442" table:formula="of:=LEFT([.B43]; 6)" table:style-name="ce4">
            <text:p>020442</text:p>
          </table:table-cell>
          <table:table-cell table:style-name="ce4"/>
          <table:table-cell office:value-type="string" table:style-name="ce4">
            <text:p>FROZEN SHEEP CHINES AND/OR BEST ENDS</text:p>
          </table:table-cell>
          <table:table-cell office:value-type="string" table:style-name="ce7">
            <text:p><text:s/></text:p>
          </table:table-cell>
          <table:table-cell office:value-type="string" table:style-name="ce8">
            <text:p>12.8% + 14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4250</text:p>
          </table:table-cell>
          <table:table-cell office:value-type="string" office:string-value="0204" table:formula="of:=LEFT([.B44]; 4)" table:style-name="ce4">
            <text:p>0204</text:p>
          </table:table-cell>
          <table:table-cell office:value-type="string" office:string-value="020442" table:formula="of:=LEFT([.B44]; 6)" table:style-name="ce4">
            <text:p>020442</text:p>
          </table:table-cell>
          <table:table-cell table:style-name="ce4"/>
          <table:table-cell office:value-type="string" table:style-name="ce4">
            <text:p>FROZEN SHEEP LEGS</text:p>
          </table:table-cell>
          <table:table-cell office:value-type="string" table:style-name="ce7">
            <text:p><text:s/></text:p>
          </table:table-cell>
          <table:table-cell office:value-type="string" table:style-name="ce8">
            <text:p>12.8% + 167.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4290</text:p>
          </table:table-cell>
          <table:table-cell office:value-type="string" office:string-value="0204" table:formula="of:=LEFT([.B45]; 4)" table:style-name="ce4">
            <text:p>0204</text:p>
          </table:table-cell>
          <table:table-cell office:value-type="string" office:string-value="020442" table:formula="of:=LEFT([.B45]; 6)" table:style-name="ce4">
            <text:p>020442</text:p>
          </table:table-cell>
          <table:table-cell table:style-name="ce4"/>
          <table:table-cell office:value-type="string" table:style-name="ce4">
            <text:p>FROZEN CUTS OF SHEEP, WITH BONE IN (EXCL. CARCASES AND HALF-CARCASES, SHORT FOREQUARTERS, CHINES AND/OR BEST ENDS, AND LEGS)</text:p>
          </table:table-cell>
          <table:table-cell office:value-type="string" table:style-name="ce7">
            <text:p><text:s/></text:p>
          </table:table-cell>
          <table:table-cell office:value-type="string" table:style-name="ce8">
            <text:p>12.8% + 167.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4310</text:p>
          </table:table-cell>
          <table:table-cell office:value-type="string" office:string-value="0204" table:formula="of:=LEFT([.B46]; 4)" table:style-name="ce4">
            <text:p>0204</text:p>
          </table:table-cell>
          <table:table-cell office:value-type="string" office:string-value="020443" table:formula="of:=LEFT([.B46]; 6)" table:style-name="ce4">
            <text:p>020443</text:p>
          </table:table-cell>
          <table:table-cell table:style-name="ce4"/>
          <table:table-cell office:value-type="string" table:style-name="ce4">
            <text:p>FROZEN MEAT OF LAMBS, BONELESS, FROZEN</text:p>
          </table:table-cell>
          <table:table-cell office:value-type="string" table:style-name="ce7">
            <text:p><text:s/></text:p>
          </table:table-cell>
          <table:table-cell office:value-type="string" table:style-name="ce8">
            <text:p>12.8% + 234.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4390</text:p>
          </table:table-cell>
          <table:table-cell office:value-type="string" office:string-value="0204" table:formula="of:=LEFT([.B47]; 4)" table:style-name="ce4">
            <text:p>0204</text:p>
          </table:table-cell>
          <table:table-cell office:value-type="string" office:string-value="020443" table:formula="of:=LEFT([.B47]; 6)" table:style-name="ce4">
            <text:p>020443</text:p>
          </table:table-cell>
          <table:table-cell table:style-name="ce4"/>
          <table:table-cell office:value-type="string" table:style-name="ce4">
            <text:p>FROZEN MEAT OF SHEEP, BONELESS (EXCL. LAMB)</text:p>
          </table:table-cell>
          <table:table-cell office:value-type="string" table:style-name="ce7">
            <text:p><text:s/></text:p>
          </table:table-cell>
          <table:table-cell office:value-type="string" table:style-name="ce8">
            <text:p>12.8% + 234.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11</text:p>
          </table:table-cell>
          <table:table-cell office:value-type="string" office:string-value="0204" table:formula="of:=LEFT([.B48]; 4)" table:style-name="ce4">
            <text:p>0204</text:p>
          </table:table-cell>
          <table:table-cell office:value-type="string" office:string-value="020450" table:formula="of:=LEFT([.B48]; 6)" table:style-name="ce4">
            <text:p>020450</text:p>
          </table:table-cell>
          <table:table-cell table:style-name="ce4"/>
          <table:table-cell office:value-type="string" table:style-name="ce4">
            <text:p>FRESH OR CHILLED GOAT CARCASES AND HALF-CARCASES</text:p>
          </table:table-cell>
          <table:table-cell office:value-type="string" table:style-name="ce7">
            <text:p><text:s/></text:p>
          </table:table-cell>
          <table:table-cell office:value-type="string" table:style-name="ce8">
            <text:p>12.8% + 17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13</text:p>
          </table:table-cell>
          <table:table-cell office:value-type="string" office:string-value="0204" table:formula="of:=LEFT([.B49]; 4)" table:style-name="ce4">
            <text:p>0204</text:p>
          </table:table-cell>
          <table:table-cell office:value-type="string" office:string-value="020450" table:formula="of:=LEFT([.B49]; 6)" table:style-name="ce4">
            <text:p>020450</text:p>
          </table:table-cell>
          <table:table-cell table:style-name="ce4"/>
          <table:table-cell office:value-type="string" table:style-name="ce4">
            <text:p>FRESH OR CHILLED GOAT SHORT FOREQUARTERS</text:p>
          </table:table-cell>
          <table:table-cell office:value-type="string" table:style-name="ce7">
            <text:p><text:s/></text:p>
          </table:table-cell>
          <table:table-cell office:value-type="string" table:style-name="ce8">
            <text:p>12.8% + 119.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15</text:p>
          </table:table-cell>
          <table:table-cell office:value-type="string" office:string-value="0204" table:formula="of:=LEFT([.B50]; 4)" table:style-name="ce4">
            <text:p>0204</text:p>
          </table:table-cell>
          <table:table-cell office:value-type="string" office:string-value="020450" table:formula="of:=LEFT([.B50]; 6)" table:style-name="ce4">
            <text:p>020450</text:p>
          </table:table-cell>
          <table:table-cell table:style-name="ce4"/>
          <table:table-cell office:value-type="string" table:style-name="ce4">
            <text:p>FRESH OR CHILLED GOAT CHINES AND/OR BEST ENDS</text:p>
          </table:table-cell>
          <table:table-cell office:value-type="string" table:style-name="ce7">
            <text:p><text:s/></text:p>
          </table:table-cell>
          <table:table-cell office:value-type="string" table:style-name="ce8">
            <text:p>12.8% + 188.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19</text:p>
          </table:table-cell>
          <table:table-cell office:value-type="string" office:string-value="0204" table:formula="of:=LEFT([.B51]; 4)" table:style-name="ce4">
            <text:p>0204</text:p>
          </table:table-cell>
          <table:table-cell office:value-type="string" office:string-value="020450" table:formula="of:=LEFT([.B51]; 6)" table:style-name="ce4">
            <text:p>020450</text:p>
          </table:table-cell>
          <table:table-cell table:style-name="ce4"/>
          <table:table-cell office:value-type="string" table:style-name="ce4">
            <text:p>FRESH OR CHILLED LEGS OF GOAT</text:p>
          </table:table-cell>
          <table:table-cell office:value-type="string" table:style-name="ce7">
            <text:p><text:s/></text:p>
          </table:table-cell>
          <table:table-cell office:value-type="string" table:style-name="ce8">
            <text:p>12.8% + 222.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31</text:p>
          </table:table-cell>
          <table:table-cell office:value-type="string" office:string-value="0204" table:formula="of:=LEFT([.B52]; 4)" table:style-name="ce4">
            <text:p>0204</text:p>
          </table:table-cell>
          <table:table-cell office:value-type="string" office:string-value="020450" table:formula="of:=LEFT([.B52]; 6)" table:style-name="ce4">
            <text:p>020450</text:p>
          </table:table-cell>
          <table:table-cell table:style-name="ce4"/>
          <table:table-cell office:value-type="string" table:style-name="ce4">
            <text:p>FRESH OR CHILLED CUTS OF GOAT, WITH BONE IN (EXCL. CARCASES AND HALF-CARCASES, SHORT FOREQUARTERS, CHINES AND/OR BEST ENDS, AND LEGS)</text:p>
          </table:table-cell>
          <table:table-cell office:value-type="string" table:style-name="ce7">
            <text:p><text:s/></text:p>
          </table:table-cell>
          <table:table-cell office:value-type="string" table:style-name="ce8">
            <text:p>12.8% + 222.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39</text:p>
          </table:table-cell>
          <table:table-cell office:value-type="string" office:string-value="0204" table:formula="of:=LEFT([.B53]; 4)" table:style-name="ce4">
            <text:p>0204</text:p>
          </table:table-cell>
          <table:table-cell office:value-type="string" office:string-value="020450" table:formula="of:=LEFT([.B53]; 6)" table:style-name="ce4">
            <text:p>020450</text:p>
          </table:table-cell>
          <table:table-cell table:style-name="ce4"/>
          <table:table-cell office:value-type="string" table:style-name="ce4">
            <text:p>FRESH OR CHILLED BONELESS CUTS OF GOAT</text:p>
          </table:table-cell>
          <table:table-cell office:value-type="string" table:style-name="ce7">
            <text:p><text:s/></text:p>
          </table:table-cell>
          <table:table-cell office:value-type="string" table:style-name="ce8">
            <text:p>12.8% + 31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51</text:p>
          </table:table-cell>
          <table:table-cell office:value-type="string" office:string-value="0204" table:formula="of:=LEFT([.B54]; 4)" table:style-name="ce4">
            <text:p>0204</text:p>
          </table:table-cell>
          <table:table-cell office:value-type="string" office:string-value="020450" table:formula="of:=LEFT([.B54]; 6)" table:style-name="ce4">
            <text:p>020450</text:p>
          </table:table-cell>
          <table:table-cell table:style-name="ce4"/>
          <table:table-cell office:value-type="string" table:style-name="ce4">
            <text:p>FROZEN GOAT CARCASES AND HALF-CARCASES</text:p>
          </table:table-cell>
          <table:table-cell office:value-type="string" table:style-name="ce7">
            <text:p><text:s/></text:p>
          </table:table-cell>
          <table:table-cell office:value-type="string" table:style-name="ce8">
            <text:p>12.8% + 128.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53</text:p>
          </table:table-cell>
          <table:table-cell office:value-type="string" office:string-value="0204" table:formula="of:=LEFT([.B55]; 4)" table:style-name="ce4">
            <text:p>0204</text:p>
          </table:table-cell>
          <table:table-cell office:value-type="string" office:string-value="020450" table:formula="of:=LEFT([.B55]; 6)" table:style-name="ce4">
            <text:p>020450</text:p>
          </table:table-cell>
          <table:table-cell table:style-name="ce4"/>
          <table:table-cell office:value-type="string" table:style-name="ce4">
            <text:p>FROZEN GOAT SHORT FOREQUARTERS</text:p>
          </table:table-cell>
          <table:table-cell office:value-type="string" table:style-name="ce7">
            <text:p><text:s/></text:p>
          </table:table-cell>
          <table:table-cell office:value-type="string" table:style-name="ce8">
            <text:p>12.8% + 90.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55</text:p>
          </table:table-cell>
          <table:table-cell office:value-type="string" office:string-value="0204" table:formula="of:=LEFT([.B56]; 4)" table:style-name="ce4">
            <text:p>0204</text:p>
          </table:table-cell>
          <table:table-cell office:value-type="string" office:string-value="020450" table:formula="of:=LEFT([.B56]; 6)" table:style-name="ce4">
            <text:p>020450</text:p>
          </table:table-cell>
          <table:table-cell table:style-name="ce4"/>
          <table:table-cell office:value-type="string" table:style-name="ce4">
            <text:p>FROZEN GOAT CHINES AND/OR BEST ENDS</text:p>
          </table:table-cell>
          <table:table-cell office:value-type="string" table:style-name="ce7">
            <text:p><text:s/></text:p>
          </table:table-cell>
          <table:table-cell office:value-type="string" table:style-name="ce8">
            <text:p>12.8% + 14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59</text:p>
          </table:table-cell>
          <table:table-cell office:value-type="string" office:string-value="0204" table:formula="of:=LEFT([.B57]; 4)" table:style-name="ce4">
            <text:p>0204</text:p>
          </table:table-cell>
          <table:table-cell office:value-type="string" office:string-value="020450" table:formula="of:=LEFT([.B57]; 6)" table:style-name="ce4">
            <text:p>020450</text:p>
          </table:table-cell>
          <table:table-cell table:style-name="ce4"/>
          <table:table-cell office:value-type="string" table:style-name="ce4">
            <text:p>FROZEN GOAT LEGS</text:p>
          </table:table-cell>
          <table:table-cell office:value-type="string" table:style-name="ce7">
            <text:p><text:s/></text:p>
          </table:table-cell>
          <table:table-cell office:value-type="string" table:style-name="ce8">
            <text:p>12.8% + 167.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71</text:p>
          </table:table-cell>
          <table:table-cell office:value-type="string" office:string-value="0204" table:formula="of:=LEFT([.B58]; 4)" table:style-name="ce4">
            <text:p>0204</text:p>
          </table:table-cell>
          <table:table-cell office:value-type="string" office:string-value="020450" table:formula="of:=LEFT([.B58]; 6)" table:style-name="ce4">
            <text:p>020450</text:p>
          </table:table-cell>
          <table:table-cell table:style-name="ce4"/>
          <table:table-cell office:value-type="string" table:style-name="ce4">
            <text:p>FROZEN CUTS OF GOAT, WITH BONE IN (EXCL. CARCASES AND HALF-CARCASES, SHORT FOREQUARTERS, CHINES AND/OR BEST ENDS, AND LEGS)</text:p>
          </table:table-cell>
          <table:table-cell office:value-type="string" table:style-name="ce7">
            <text:p><text:s/></text:p>
          </table:table-cell>
          <table:table-cell office:value-type="string" table:style-name="ce8">
            <text:p>12.8% + 167.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045079</text:p>
          </table:table-cell>
          <table:table-cell office:value-type="string" office:string-value="0204" table:formula="of:=LEFT([.B59]; 4)" table:style-name="ce4">
            <text:p>0204</text:p>
          </table:table-cell>
          <table:table-cell office:value-type="string" office:string-value="020450" table:formula="of:=LEFT([.B59]; 6)" table:style-name="ce4">
            <text:p>020450</text:p>
          </table:table-cell>
          <table:table-cell table:style-name="ce4"/>
          <table:table-cell office:value-type="string" table:style-name="ce4">
            <text:p>FROZEN BONELESS CUTS OF GOAT</text:p>
          </table:table-cell>
          <table:table-cell office:value-type="string" table:style-name="ce7">
            <text:p><text:s/></text:p>
          </table:table-cell>
          <table:table-cell office:value-type="string" table:style-name="ce8">
            <text:p>12.8% + 234.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61095</text:p>
          </table:table-cell>
          <table:table-cell office:value-type="string" office:string-value="0206" table:formula="of:=LEFT([.B60]; 4)" table:style-name="ce4">
            <text:p>0206</text:p>
          </table:table-cell>
          <table:table-cell office:value-type="string" office:string-value="020610" table:formula="of:=LEFT([.B60]; 6)" table:style-name="ce4">
            <text:p>020610</text:p>
          </table:table-cell>
          <table:table-cell table:style-name="ce4"/>
          <table:table-cell office:value-type="string" table:style-name="ce4">
            <text:p>FRESH OR CHILLED EDIBLE BOVINE THICK AND THIN SKIRT (EXCL. FOR MANUFACTURE OF PHARMACEUTICAL PRODUCTS)</text:p>
          </table:table-cell>
          <table:table-cell office:value-type="string" table:style-name="ce7">
            <text:p>Tariff quota rate</text:p>
          </table:table-cell>
          <table:table-cell office:value-type="string" table:style-name="ce8">
            <text:p>6.8% + 160.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062991</text:p>
          </table:table-cell>
          <table:table-cell office:value-type="string" office:string-value="0206" table:formula="of:=LEFT([.B61]; 4)" table:style-name="ce4">
            <text:p>0206</text:p>
          </table:table-cell>
          <table:table-cell office:value-type="string" office:string-value="020629" table:formula="of:=LEFT([.B61]; 6)" table:style-name="ce4">
            <text:p>020629</text:p>
          </table:table-cell>
          <table:table-cell table:style-name="ce4"/>
          <table:table-cell office:value-type="string" table:style-name="ce4">
            <text:p>FROZEN EDIBLE BOVINE THICK AND THIN SKIRT (EXCL. FOR MANUFACTURE OF PHARMACEUTICAL PRODUCTS)</text:p>
          </table:table-cell>
          <table:table-cell office:value-type="string" table:style-name="ce7">
            <text:p>Tariff quota rate</text:p>
          </table:table-cell>
          <table:table-cell office:value-type="string" table:style-name="ce8">
            <text:p>6.8% + 1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110</text:p>
          </table:table-cell>
          <table:table-cell office:value-type="string" office:string-value="0207" table:formula="of:=LEFT([.B62]; 4)" table:style-name="ce4">
            <text:p>0207</text:p>
          </table:table-cell>
          <table:table-cell office:value-type="string" office:string-value="020711" table:formula="of:=LEFT([.B62]; 6)" table:style-name="ce4">
            <text:p>020711</text:p>
          </table:table-cell>
          <table:table-cell table:style-name="ce4"/>
          <table:table-cell office:value-type="string" table:style-name="ce4">
            <text:p>FRESH OR CHILLED, PLUCKED AND GUTTED FOWLS OF SPECIES GALLUS DOMESTICUS, WITH HEADS AND FEET, KNOWN AS "83% CHICKENS"</text:p>
          </table:table-cell>
          <table:table-cell office:value-type="string" table:style-name="ce7">
            <text:p>Tariff quota rate</text:p>
          </table:table-cell>
          <table:table-cell office:value-type="string" table:style-name="ce8">
            <text:p>15.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130</text:p>
          </table:table-cell>
          <table:table-cell office:value-type="string" office:string-value="0207" table:formula="of:=LEFT([.B63]; 4)" table:style-name="ce4">
            <text:p>0207</text:p>
          </table:table-cell>
          <table:table-cell office:value-type="string" office:string-value="020711" table:formula="of:=LEFT([.B63]; 6)" table:style-name="ce4">
            <text:p>020711</text:p>
          </table:table-cell>
          <table:table-cell table:style-name="ce4"/>
          <table:table-cell office:value-type="string" table:style-name="ce4">
            <text:p>FRESH OR CHILLED, PLUCKED AND DRAWN FOWLS OF SPECIES GALLUS DOMESTICUS, WITHOUT HEADS AND FEET BUT WITH NECKS, HEARTS, LIVERS AND GIZZARDS, KNOWN AS "70% CHICKENS"</text:p>
          </table:table-cell>
          <table:table-cell office:value-type="string" table:style-name="ce7">
            <text:p>Tariff quota rate</text:p>
          </table:table-cell>
          <table:table-cell office:value-type="string" table:style-name="ce8">
            <text:p>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190</text:p>
          </table:table-cell>
          <table:table-cell office:value-type="string" office:string-value="0207" table:formula="of:=LEFT([.B64]; 4)" table:style-name="ce4">
            <text:p>0207</text:p>
          </table:table-cell>
          <table:table-cell office:value-type="string" office:string-value="020711" table:formula="of:=LEFT([.B64]; 6)" table:style-name="ce4">
            <text:p>020711</text:p>
          </table:table-cell>
          <table:table-cell table:style-name="ce4"/>
          <table:table-cell office:value-type="string" table:style-name="ce4">
            <text:p>FRESH OR CHILLED, PLUCKED AND DRAWN FOWLS OF SPECIES GALLUS DOMESTICUS, WITHOUT HEADS, FEET, NECKS, HEARTS, LIVERS AND GIZZARDS, KNOWN AS "65% CHICKENS", AND OTHER FORMS OF FRESH OR CHILLED FOWL, NOT CUT IN PIECES (EXCL. "83% AND 70% CHICKENS")</text:p>
          </table:table-cell>
          <table:table-cell office:value-type="string" table:style-name="ce7">
            <text:p>Tariff quota rate</text:p>
          </table:table-cell>
          <table:table-cell office:value-type="string" table:style-name="ce8">
            <text:p>19.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210</text:p>
          </table:table-cell>
          <table:table-cell office:value-type="string" office:string-value="0207" table:formula="of:=LEFT([.B65]; 4)" table:style-name="ce4">
            <text:p>0207</text:p>
          </table:table-cell>
          <table:table-cell office:value-type="string" office:string-value="020712" table:formula="of:=LEFT([.B65]; 6)" table:style-name="ce4">
            <text:p>020712</text:p>
          </table:table-cell>
          <table:table-cell table:style-name="ce4"/>
          <table:table-cell office:value-type="string" table:style-name="ce4">
            <text:p>FROZEN FOWLS OF SPECIES GALLUS DOMESTICUS, PLUCKED AND DRAWN, WITHOUT HEADS AND FEET BUT WITH NECKS, HEARTS, LIVERS AND GIZZARDS, KNOWN AS "70% CHICKENS"</text:p>
          </table:table-cell>
          <table:table-cell office:value-type="string" table:style-name="ce7">
            <text:p>Tariff quota rate</text:p>
          </table:table-cell>
          <table:table-cell office:value-type="string" table:style-name="ce8">
            <text:p>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290</text:p>
          </table:table-cell>
          <table:table-cell office:value-type="string" office:string-value="0207" table:formula="of:=LEFT([.B66]; 4)" table:style-name="ce4">
            <text:p>0207</text:p>
          </table:table-cell>
          <table:table-cell office:value-type="string" office:string-value="020712" table:formula="of:=LEFT([.B66]; 6)" table:style-name="ce4">
            <text:p>020712</text:p>
          </table:table-cell>
          <table:table-cell table:style-name="ce4"/>
          <table:table-cell office:value-type="string" table:style-name="ce4">
            <text:p>FROZEN FOWLS OF SPECIES GALLUS DOMESTICUS, PLUCKED AND DRAWN, WITHOUT HEADS, FEET, NECKS, HEARTS, LIVERS AND GIZZARDS, KNOWN AS "65% CHICKENS", AND OTHER FORMS OF FOWL, NOT CUT IN PIECES (EXCL. "70% CHICKENS")</text:p>
          </table:table-cell>
          <table:table-cell office:value-type="string" table:style-name="ce7">
            <text:p>Tariff quota rate</text:p>
          </table:table-cell>
          <table:table-cell office:value-type="string" table:style-name="ce8">
            <text:p>19.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310</text:p>
          </table:table-cell>
          <table:table-cell office:value-type="string" office:string-value="0207" table:formula="of:=LEFT([.B67]; 4)" table:style-name="ce4">
            <text:p>0207</text:p>
          </table:table-cell>
          <table:table-cell office:value-type="string" office:string-value="020713" table:formula="of:=LEFT([.B67]; 6)" table:style-name="ce4">
            <text:p>020713</text:p>
          </table:table-cell>
          <table:table-cell table:style-name="ce4"/>
          <table:table-cell office:value-type="string" table:style-name="ce4">
            <text:p>FRESH OR CHILLED BONELESS CUTS OF FOWLS OF THE SPECIES GALLUS DOMESTICUS</text:p>
          </table:table-cell>
          <table:table-cell office:value-type="string" table:style-name="ce7">
            <text:p>Tariff quota rate</text:p>
          </table:table-cell>
          <table:table-cell office:value-type="string" table:style-name="ce8">
            <text:p>6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320</text:p>
          </table:table-cell>
          <table:table-cell office:value-type="string" office:string-value="0207" table:formula="of:=LEFT([.B68]; 4)" table:style-name="ce4">
            <text:p>0207</text:p>
          </table:table-cell>
          <table:table-cell office:value-type="string" office:string-value="020713" table:formula="of:=LEFT([.B68]; 6)" table:style-name="ce4">
            <text:p>020713</text:p>
          </table:table-cell>
          <table:table-cell table:style-name="ce4"/>
          <table:table-cell office:value-type="string" table:style-name="ce4">
            <text:p>FRESH OR CHILLED HALVES OR QUARTERS OF FOWLS OF THE SPECIES GALLUS DOMESTICUS</text:p>
          </table:table-cell>
          <table:table-cell office:value-type="string" table:style-name="ce7">
            <text:p>Tariff quota rate</text:p>
          </table:table-cell>
          <table:table-cell office:value-type="string" table:style-name="ce8">
            <text:p>21.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330</text:p>
          </table:table-cell>
          <table:table-cell office:value-type="string" office:string-value="0207" table:formula="of:=LEFT([.B69]; 4)" table:style-name="ce4">
            <text:p>0207</text:p>
          </table:table-cell>
          <table:table-cell office:value-type="string" office:string-value="020713" table:formula="of:=LEFT([.B69]; 6)" table:style-name="ce4">
            <text:p>020713</text:p>
          </table:table-cell>
          <table:table-cell table:style-name="ce4"/>
          <table:table-cell office:value-type="string" table:style-name="ce4">
            <text:p>FRESH OR CHILLED WHOLE WINGS, WITH OR WITHOUT TIPS, OF FOWLS OF THE SPECIES GALLUS DOMESTICU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340</text:p>
          </table:table-cell>
          <table:table-cell office:value-type="string" office:string-value="0207" table:formula="of:=LEFT([.B70]; 4)" table:style-name="ce4">
            <text:p>0207</text:p>
          </table:table-cell>
          <table:table-cell office:value-type="string" office:string-value="020713" table:formula="of:=LEFT([.B70]; 6)" table:style-name="ce4">
            <text:p>020713</text:p>
          </table:table-cell>
          <table:table-cell table:style-name="ce4"/>
          <table:table-cell office:value-type="string" table:style-name="ce4">
            <text:p>FRESH OR CHILLED BACKS, NECKS, BACKS WITH NECKS ATTACHED, RUMPS AND WING-TIPS OF FOWLS OF THE SPECIES GALLUS DOMESTICU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350</text:p>
          </table:table-cell>
          <table:table-cell office:value-type="string" office:string-value="0207" table:formula="of:=LEFT([.B71]; 4)" table:style-name="ce4">
            <text:p>0207</text:p>
          </table:table-cell>
          <table:table-cell office:value-type="string" office:string-value="020713" table:formula="of:=LEFT([.B71]; 6)" table:style-name="ce4">
            <text:p>020713</text:p>
          </table:table-cell>
          <table:table-cell table:style-name="ce4"/>
          <table:table-cell office:value-type="string" table:style-name="ce4">
            <text:p>FRESH OR CHILLED BREASTS AND CUTS THEREOF OF FOWLS OF THE SPECIES GALLUS DOMESTICUS, WITH BONE IN</text:p>
          </table:table-cell>
          <table:table-cell office:value-type="string" table:style-name="ce7">
            <text:p>Tariff quota rate</text:p>
          </table:table-cell>
          <table:table-cell office:value-type="string" table:style-name="ce8">
            <text:p>36.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360</text:p>
          </table:table-cell>
          <table:table-cell office:value-type="string" office:string-value="0207" table:formula="of:=LEFT([.B72]; 4)" table:style-name="ce4">
            <text:p>0207</text:p>
          </table:table-cell>
          <table:table-cell office:value-type="string" office:string-value="020713" table:formula="of:=LEFT([.B72]; 6)" table:style-name="ce4">
            <text:p>020713</text:p>
          </table:table-cell>
          <table:table-cell table:style-name="ce4"/>
          <table:table-cell office:value-type="string" table:style-name="ce4">
            <text:p>FRESH OR CHILLED LEGS AND CUTS THEREOF OF FOWLS OF THE SPECIES GALLUS DOMESTICUS, WITH BONE IN</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370</text:p>
          </table:table-cell>
          <table:table-cell office:value-type="string" office:string-value="0207" table:formula="of:=LEFT([.B73]; 4)" table:style-name="ce4">
            <text:p>0207</text:p>
          </table:table-cell>
          <table:table-cell office:value-type="string" office:string-value="020713" table:formula="of:=LEFT([.B73]; 6)" table:style-name="ce4">
            <text:p>020713</text:p>
          </table:table-cell>
          <table:table-cell table:style-name="ce4"/>
          <table:table-cell office:value-type="string" table:style-name="ce4">
            <text:p>FRESH OR CHILLED CUTS OF FOWLS OF THE SPECIES GALLUS DOMESTICUS, WITH BONE IN (EXCL. HALVES AND QUARTERS, WHOLE WINGS, WITH OR WITHOUT TIPS, BACKS, NECKS, BACKS WITH NECKS ATTACHED, RUMPS AND WING-TIPS, BREASTS, LEGS AND PARTS THEREOF)</text:p>
          </table:table-cell>
          <table:table-cell office:value-type="string" table:style-name="ce7">
            <text:p>Tariff quota rate</text:p>
          </table:table-cell>
          <table:table-cell office:value-type="string" table:style-name="ce8">
            <text:p>60.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410</text:p>
          </table:table-cell>
          <table:table-cell office:value-type="string" office:string-value="0207" table:formula="of:=LEFT([.B74]; 4)" table:style-name="ce4">
            <text:p>0207</text:p>
          </table:table-cell>
          <table:table-cell office:value-type="string" office:string-value="020714" table:formula="of:=LEFT([.B74]; 6)" table:style-name="ce4">
            <text:p>020714</text:p>
          </table:table-cell>
          <table:table-cell table:style-name="ce4"/>
          <table:table-cell office:value-type="string" table:style-name="ce4">
            <text:p>FROZEN BONELESS CUTS OF FOWLS OF THE SPECIES GALLUS DOMESTICUS</text:p>
          </table:table-cell>
          <table:table-cell office:value-type="string" table:style-name="ce7">
            <text:p>Tariff quota rate</text:p>
          </table:table-cell>
          <table:table-cell office:value-type="string" table:style-name="ce8">
            <text:p>6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420</text:p>
          </table:table-cell>
          <table:table-cell office:value-type="string" office:string-value="0207" table:formula="of:=LEFT([.B75]; 4)" table:style-name="ce4">
            <text:p>0207</text:p>
          </table:table-cell>
          <table:table-cell office:value-type="string" office:string-value="020714" table:formula="of:=LEFT([.B75]; 6)" table:style-name="ce4">
            <text:p>020714</text:p>
          </table:table-cell>
          <table:table-cell table:style-name="ce4"/>
          <table:table-cell office:value-type="string" table:style-name="ce4">
            <text:p>FROZEN HALVES OR QUARTERS OF FOWLS OF THE SPECIES GALLUS DOMESTICUS</text:p>
          </table:table-cell>
          <table:table-cell office:value-type="string" table:style-name="ce7">
            <text:p>Tariff quota rate</text:p>
          </table:table-cell>
          <table:table-cell office:value-type="string" table:style-name="ce14">
            <text:p><text:a xlink:href="https://www.gov.uk/government/publications/temporary-rates-of-customs-duty-on-imports-after-eu-exit">21.6 EUR/100kg</text:a></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430</text:p>
          </table:table-cell>
          <table:table-cell office:value-type="string" office:string-value="0207" table:formula="of:=LEFT([.B76]; 4)" table:style-name="ce4">
            <text:p>0207</text:p>
          </table:table-cell>
          <table:table-cell office:value-type="string" office:string-value="020714" table:formula="of:=LEFT([.B76]; 6)" table:style-name="ce4">
            <text:p>020714</text:p>
          </table:table-cell>
          <table:table-cell table:style-name="ce4"/>
          <table:table-cell office:value-type="string" table:style-name="ce4">
            <text:p>FROZEN WHOLE WINGS, WITH OR WITHOUT TIPS, OF FOWLS OF THE SPECIES GALLUS DOMESTICU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440</text:p>
          </table:table-cell>
          <table:table-cell office:value-type="string" office:string-value="0207" table:formula="of:=LEFT([.B77]; 4)" table:style-name="ce4">
            <text:p>0207</text:p>
          </table:table-cell>
          <table:table-cell office:value-type="string" office:string-value="020714" table:formula="of:=LEFT([.B77]; 6)" table:style-name="ce4">
            <text:p>020714</text:p>
          </table:table-cell>
          <table:table-cell table:style-name="ce4"/>
          <table:table-cell office:value-type="string" table:style-name="ce4">
            <text:p>FROZEN BACKS, NECKS, BACKS WITH NECKS ATTACHED, RUMPS AND WING-TIPS OF FOWLS OF THE SPECIES GALLUS DOMESTICU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450</text:p>
          </table:table-cell>
          <table:table-cell office:value-type="string" office:string-value="0207" table:formula="of:=LEFT([.B78]; 4)" table:style-name="ce4">
            <text:p>0207</text:p>
          </table:table-cell>
          <table:table-cell office:value-type="string" office:string-value="020714" table:formula="of:=LEFT([.B78]; 6)" table:style-name="ce4">
            <text:p>020714</text:p>
          </table:table-cell>
          <table:table-cell table:style-name="ce4"/>
          <table:table-cell office:value-type="string" table:style-name="ce4">
            <text:p>FROZEN BREASTS AND CUTS THEREOF OF FOWLS OF THE SPECIES GALLUS DOMESTICUS, WITH BONE IN</text:p>
          </table:table-cell>
          <table:table-cell office:value-type="string" table:style-name="ce7">
            <text:p>Tariff quota rate</text:p>
          </table:table-cell>
          <table:table-cell office:value-type="string" table:style-name="ce8">
            <text:p>36.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460</text:p>
          </table:table-cell>
          <table:table-cell office:value-type="string" office:string-value="0207" table:formula="of:=LEFT([.B79]; 4)" table:style-name="ce4">
            <text:p>0207</text:p>
          </table:table-cell>
          <table:table-cell office:value-type="string" office:string-value="020714" table:formula="of:=LEFT([.B79]; 6)" table:style-name="ce4">
            <text:p>020714</text:p>
          </table:table-cell>
          <table:table-cell table:style-name="ce4"/>
          <table:table-cell office:value-type="string" table:style-name="ce4">
            <text:p>FROZEN LEGS AND CUTS THEREOF OF FOWLS OF THE SPECIES GALLUS DOMESTICUS, WITH BONE IN</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1470</text:p>
          </table:table-cell>
          <table:table-cell office:value-type="string" office:string-value="0207" table:formula="of:=LEFT([.B80]; 4)" table:style-name="ce4">
            <text:p>0207</text:p>
          </table:table-cell>
          <table:table-cell office:value-type="string" office:string-value="020714" table:formula="of:=LEFT([.B80]; 6)" table:style-name="ce4">
            <text:p>020714</text:p>
          </table:table-cell>
          <table:table-cell table:style-name="ce4"/>
          <table:table-cell office:value-type="string" table:style-name="ce4">
            <text:p>FROZEN CUTS OF FOWLS OF THE SPECIES GALLUS DOMESTICUS, WITH BONE IN (EXCL. HALVES OR QUARTERS, WHOLE WINGS, WITH OR WITHOUT TIPS, BACKS, NECKS, BACKS WITH NECKS ATTACHED, RUMPS AND WING-TIPS, BREASTS, LEGS AND CUTS THEREOF)</text:p>
          </table:table-cell>
          <table:table-cell office:value-type="string" table:style-name="ce7">
            <text:p>Tariff quota rate</text:p>
          </table:table-cell>
          <table:table-cell office:value-type="string" table:style-name="ce8">
            <text:p>60.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410</text:p>
          </table:table-cell>
          <table:table-cell office:value-type="string" office:string-value="0207" table:formula="of:=LEFT([.B81]; 4)" table:style-name="ce4">
            <text:p>0207</text:p>
          </table:table-cell>
          <table:table-cell office:value-type="string" office:string-value="020724" table:formula="of:=LEFT([.B81]; 6)" table:style-name="ce4">
            <text:p>020724</text:p>
          </table:table-cell>
          <table:table-cell table:style-name="ce4"/>
          <table:table-cell office:value-type="string" table:style-name="ce4">
            <text:p>FRESH OR CHILLED, PLUCKED AND DRAWN TURKEYS OF THE SPECIES DOMESTICUS, WITHOUT HEADS AND FEET BUT WITH NECKS, HEARTS, LIVERS AND GIZZARDS, KNOWN AS "80% TURKEYS"</text:p>
          </table:table-cell>
          <table:table-cell office:value-type="string" table:style-name="ce7">
            <text:p>Tariff quota rate</text:p>
          </table:table-cell>
          <table:table-cell office:value-type="string" table:style-name="ce8">
            <text:p>20.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490</text:p>
          </table:table-cell>
          <table:table-cell office:value-type="string" office:string-value="0207" table:formula="of:=LEFT([.B82]; 4)" table:style-name="ce4">
            <text:p>0207</text:p>
          </table:table-cell>
          <table:table-cell office:value-type="string" office:string-value="020724" table:formula="of:=LEFT([.B82]; 6)" table:style-name="ce4">
            <text:p>020724</text:p>
          </table:table-cell>
          <table:table-cell table:style-name="ce4"/>
          <table:table-cell office:value-type="string" table:style-name="ce4">
            <text:p>FRESH OR CHILLED, PLUCKED AND DRAWN TURKEYS OF THE SPECIES DOMESTICUS, WITHOUT HEADS, FEET, NECKS, HEARTS, LIVERS AND GIZZARDS, KNOWN AS "73% TURKEYS", AND OTHER FORMS OF FRESH OR CHILLED TURKEYS, NOT CUT IN PIECES (EXCL. "80% TURKEYS")</text:p>
          </table:table-cell>
          <table:table-cell office:value-type="string" table:style-name="ce7">
            <text:p>Tariff quota rate</text:p>
          </table:table-cell>
          <table:table-cell office:value-type="string" table:style-name="ce8">
            <text:p>22.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510</text:p>
          </table:table-cell>
          <table:table-cell office:value-type="string" office:string-value="0207" table:formula="of:=LEFT([.B83]; 4)" table:style-name="ce4">
            <text:p>0207</text:p>
          </table:table-cell>
          <table:table-cell office:value-type="string" office:string-value="020725" table:formula="of:=LEFT([.B83]; 6)" table:style-name="ce4">
            <text:p>020725</text:p>
          </table:table-cell>
          <table:table-cell table:style-name="ce4"/>
          <table:table-cell office:value-type="string" table:style-name="ce4">
            <text:p>FROZEN TURKEYS OF THE SPECIES DOMESTICUS, PLUCKED AND DRAWN, WITHOUT HEADS AND FEET BUT WITH NECKS, HEARTS, LIVERS AND GIZZARDS, KNOWN AS "80% TURKEYS"</text:p>
          </table:table-cell>
          <table:table-cell office:value-type="string" table:style-name="ce7">
            <text:p>Tariff quota rate</text:p>
          </table:table-cell>
          <table:table-cell office:value-type="string" table:style-name="ce8">
            <text:p>20.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590</text:p>
          </table:table-cell>
          <table:table-cell office:value-type="string" office:string-value="0207" table:formula="of:=LEFT([.B84]; 4)" table:style-name="ce4">
            <text:p>0207</text:p>
          </table:table-cell>
          <table:table-cell office:value-type="string" office:string-value="020725" table:formula="of:=LEFT([.B84]; 6)" table:style-name="ce4">
            <text:p>020725</text:p>
          </table:table-cell>
          <table:table-cell table:style-name="ce4"/>
          <table:table-cell office:value-type="string" table:style-name="ce4">
            <text:p>FROZEN TURKEYS OF THE SPECIES DOMESTICUS, PLUCKED AND DRAWN, WITHOUT HEADS, FEET, NECKS, HEARTS, LIVERS AND GIZZARDS, KNOWN AS "73% TURKEYS", AND OTHER FORMS OF TURKEYS, NOT CUT IN PIECES (EXCL. "80% TURKEYS")</text:p>
          </table:table-cell>
          <table:table-cell office:value-type="string" table:style-name="ce7">
            <text:p>Tariff quota rate</text:p>
          </table:table-cell>
          <table:table-cell office:value-type="string" table:style-name="ce8">
            <text:p>22.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10</text:p>
          </table:table-cell>
          <table:table-cell office:value-type="string" office:string-value="0207" table:formula="of:=LEFT([.B85]; 4)" table:style-name="ce4">
            <text:p>0207</text:p>
          </table:table-cell>
          <table:table-cell office:value-type="string" office:string-value="020726" table:formula="of:=LEFT([.B85]; 6)" table:style-name="ce4">
            <text:p>020726</text:p>
          </table:table-cell>
          <table:table-cell table:style-name="ce4"/>
          <table:table-cell office:value-type="string" table:style-name="ce4">
            <text:p>FRESH OR CHILLED BONELESS CUTS OF TURKEYS OF THE SPECIES DOMESTICUS</text:p>
          </table:table-cell>
          <table:table-cell office:value-type="string" table:style-name="ce7">
            <text:p>Tariff quota rate</text:p>
          </table:table-cell>
          <table:table-cell office:value-type="string" table:style-name="ce8">
            <text:p>5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20</text:p>
          </table:table-cell>
          <table:table-cell office:value-type="string" office:string-value="0207" table:formula="of:=LEFT([.B86]; 4)" table:style-name="ce4">
            <text:p>0207</text:p>
          </table:table-cell>
          <table:table-cell office:value-type="string" office:string-value="020726" table:formula="of:=LEFT([.B86]; 6)" table:style-name="ce4">
            <text:p>020726</text:p>
          </table:table-cell>
          <table:table-cell table:style-name="ce4"/>
          <table:table-cell office:value-type="string" table:style-name="ce4">
            <text:p>FRESH OR CHILLED HALVES OR QUARTERS OF TURKEYS OF THE SPECIES DOMESTICUS</text:p>
          </table:table-cell>
          <table:table-cell office:value-type="string" table:style-name="ce7">
            <text:p>Tariff quota rate</text:p>
          </table:table-cell>
          <table:table-cell office:value-type="string" table:style-name="ce8">
            <text:p>24.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30</text:p>
          </table:table-cell>
          <table:table-cell office:value-type="string" office:string-value="0207" table:formula="of:=LEFT([.B87]; 4)" table:style-name="ce4">
            <text:p>0207</text:p>
          </table:table-cell>
          <table:table-cell office:value-type="string" office:string-value="020726" table:formula="of:=LEFT([.B87]; 6)" table:style-name="ce4">
            <text:p>020726</text:p>
          </table:table-cell>
          <table:table-cell table:style-name="ce4"/>
          <table:table-cell office:value-type="string" table:style-name="ce4">
            <text:p>FRESH OR CHILLED WHOLE WINGS, WITH OR WITHOUT TIPS, OF TURKEYS OF THE SPECIES DOMESTICU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40</text:p>
          </table:table-cell>
          <table:table-cell office:value-type="string" office:string-value="0207" table:formula="of:=LEFT([.B88]; 4)" table:style-name="ce4">
            <text:p>0207</text:p>
          </table:table-cell>
          <table:table-cell office:value-type="string" office:string-value="020726" table:formula="of:=LEFT([.B88]; 6)" table:style-name="ce4">
            <text:p>020726</text:p>
          </table:table-cell>
          <table:table-cell table:style-name="ce4"/>
          <table:table-cell office:value-type="string" table:style-name="ce4">
            <text:p>FRESH OR CHILLED BACKS, NECKS, BACKS WITH NECKS ATTACHED, RUMPS AND WING-TIPS OF TURKEYS OF THE SPECIES DOMESTICU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50</text:p>
          </table:table-cell>
          <table:table-cell office:value-type="string" office:string-value="0207" table:formula="of:=LEFT([.B89]; 4)" table:style-name="ce4">
            <text:p>0207</text:p>
          </table:table-cell>
          <table:table-cell office:value-type="string" office:string-value="020726" table:formula="of:=LEFT([.B89]; 6)" table:style-name="ce4">
            <text:p>020726</text:p>
          </table:table-cell>
          <table:table-cell table:style-name="ce4"/>
          <table:table-cell office:value-type="string" table:style-name="ce4">
            <text:p>FRESH OR CHILLED BREASTS AND CUTS THEREOF OF TURKEYS OF THE SPECIES DOMESTICUS, WITH BONE IN</text:p>
          </table:table-cell>
          <table:table-cell office:value-type="string" table:style-name="ce7">
            <text:p>Tariff quota rate</text:p>
          </table:table-cell>
          <table:table-cell office:value-type="string" table:style-name="ce8">
            <text:p>4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60</text:p>
          </table:table-cell>
          <table:table-cell office:value-type="string" office:string-value="0207" table:formula="of:=LEFT([.B90]; 4)" table:style-name="ce4">
            <text:p>0207</text:p>
          </table:table-cell>
          <table:table-cell office:value-type="string" office:string-value="020726" table:formula="of:=LEFT([.B90]; 6)" table:style-name="ce4">
            <text:p>020726</text:p>
          </table:table-cell>
          <table:table-cell table:style-name="ce4"/>
          <table:table-cell office:value-type="string" table:style-name="ce4">
            <text:p>FRESH OR CHILLED DRUMSTICKS AND CUTS THEREOF OF TURKEYS OF THE SPECIES DOMESTICUS, WITH BONE IN</text:p>
          </table:table-cell>
          <table:table-cell office:value-type="string" table:style-name="ce7">
            <text:p>Tariff quota rate</text:p>
          </table:table-cell>
          <table:table-cell office:value-type="string" table:style-name="ce8">
            <text:p>15.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70</text:p>
          </table:table-cell>
          <table:table-cell office:value-type="string" office:string-value="0207" table:formula="of:=LEFT([.B91]; 4)" table:style-name="ce4">
            <text:p>0207</text:p>
          </table:table-cell>
          <table:table-cell office:value-type="string" office:string-value="020726" table:formula="of:=LEFT([.B91]; 6)" table:style-name="ce4">
            <text:p>020726</text:p>
          </table:table-cell>
          <table:table-cell table:style-name="ce4"/>
          <table:table-cell office:value-type="string" table:style-name="ce4">
            <text:p>FRESH OR CHILLED LEGS AND CUTS THEREOF OF TURKEYS OF THE SPECIES DOMESTICUS, WITH BONE IN (EXCL. DRUMSTICKS)</text:p>
          </table:table-cell>
          <table:table-cell office:value-type="string" table:style-name="ce7">
            <text:p>Tariff quota rate</text:p>
          </table:table-cell>
          <table:table-cell office:value-type="string" table:style-name="ce8">
            <text:p>27.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80</text:p>
          </table:table-cell>
          <table:table-cell office:value-type="string" office:string-value="0207" table:formula="of:=LEFT([.B92]; 4)" table:style-name="ce4">
            <text:p>0207</text:p>
          </table:table-cell>
          <table:table-cell office:value-type="string" office:string-value="020726" table:formula="of:=LEFT([.B92]; 6)" table:style-name="ce4">
            <text:p>020726</text:p>
          </table:table-cell>
          <table:table-cell table:style-name="ce4"/>
          <table:table-cell office:value-type="string" table:style-name="ce4">
            <text:p>FRESH OR CHILLED CUTS OF TURKEYS OF THE SPECIES DOMESTICUS, WITH BONE IN (EXCL. HALVES OR QUARTERS, WHOLE WINGS, WITH OR WITHOUT TIPS, BACKS, NECKS, BACKS WITH NECKS ATTACHED, RUMPS AND WING-TIPS, BREASTS, LEGS AND CUTS THEREOF)</text:p>
          </table:table-cell>
          <table:table-cell office:value-type="string" table:style-name="ce7">
            <text:p>Tariff quota rate</text:p>
          </table:table-cell>
          <table:table-cell office:value-type="string" table:style-name="ce8">
            <text:p>50.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91</text:p>
          </table:table-cell>
          <table:table-cell office:value-type="string" office:string-value="0207" table:formula="of:=LEFT([.B93]; 4)" table:style-name="ce4">
            <text:p>0207</text:p>
          </table:table-cell>
          <table:table-cell office:value-type="string" office:string-value="020726" table:formula="of:=LEFT([.B93]; 6)" table:style-name="ce4">
            <text:p>020726</text:p>
          </table:table-cell>
          <table:table-cell table:style-name="ce4"/>
          <table:table-cell office:value-type="string" table:style-name="ce4">
            <text:p>FRESH OR CHILLED EDIBLE LIVERS OF TURKEYS OF THE SPECIES DOMESTICUS</text:p>
          </table:table-cell>
          <table:table-cell office:value-type="string" table:style-name="ce7">
            <text:p>Tariff quota rate</text:p>
          </table:table-cell>
          <table:table-cell office:value-type="percentage" office:value="3.8399999999999997E-2" table:style-name="ce8">
            <text:p>3.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699</text:p>
          </table:table-cell>
          <table:table-cell office:value-type="string" office:string-value="0207" table:formula="of:=LEFT([.B94]; 4)" table:style-name="ce4">
            <text:p>0207</text:p>
          </table:table-cell>
          <table:table-cell office:value-type="string" office:string-value="020726" table:formula="of:=LEFT([.B94]; 6)" table:style-name="ce4">
            <text:p>020726</text:p>
          </table:table-cell>
          <table:table-cell table:style-name="ce4"/>
          <table:table-cell office:value-type="string" table:style-name="ce4">
            <text:p>FRESH OR CHILLED EDIBLE OFFAL OF TURKEYS OF THE SPECIES DOMESTICUS (EXCL. LIVER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710</text:p>
          </table:table-cell>
          <table:table-cell office:value-type="string" office:string-value="0207" table:formula="of:=LEFT([.B95]; 4)" table:style-name="ce4">
            <text:p>0207</text:p>
          </table:table-cell>
          <table:table-cell office:value-type="string" office:string-value="020727" table:formula="of:=LEFT([.B95]; 6)" table:style-name="ce4">
            <text:p>020727</text:p>
          </table:table-cell>
          <table:table-cell table:style-name="ce4"/>
          <table:table-cell office:value-type="string" table:style-name="ce4">
            <text:p>FROZEN BONELESS CUTS OF TURKEYS OF THE SPECIES DOMESTICUS</text:p>
          </table:table-cell>
          <table:table-cell office:value-type="string" table:style-name="ce7">
            <text:p>Tariff quota rate</text:p>
          </table:table-cell>
          <table:table-cell office:value-type="string" table:style-name="ce8">
            <text:p>5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720</text:p>
          </table:table-cell>
          <table:table-cell office:value-type="string" office:string-value="0207" table:formula="of:=LEFT([.B96]; 4)" table:style-name="ce4">
            <text:p>0207</text:p>
          </table:table-cell>
          <table:table-cell office:value-type="string" office:string-value="020727" table:formula="of:=LEFT([.B96]; 6)" table:style-name="ce4">
            <text:p>020727</text:p>
          </table:table-cell>
          <table:table-cell table:style-name="ce4"/>
          <table:table-cell office:value-type="string" table:style-name="ce4">
            <text:p>FROZEN HALVES AND QUARTERS OF TURKEYS OF THE SPECIES DOMESTICUS</text:p>
          </table:table-cell>
          <table:table-cell office:value-type="string" table:style-name="ce7">
            <text:p>Tariff quota rate</text:p>
          </table:table-cell>
          <table:table-cell office:value-type="string" table:style-name="ce8">
            <text:p>24.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730</text:p>
          </table:table-cell>
          <table:table-cell office:value-type="string" office:string-value="0207" table:formula="of:=LEFT([.B97]; 4)" table:style-name="ce4">
            <text:p>0207</text:p>
          </table:table-cell>
          <table:table-cell office:value-type="string" office:string-value="020727" table:formula="of:=LEFT([.B97]; 6)" table:style-name="ce4">
            <text:p>020727</text:p>
          </table:table-cell>
          <table:table-cell table:style-name="ce4"/>
          <table:table-cell office:value-type="string" table:style-name="ce4">
            <text:p>FROZEN WHOLE WINGS, WITH OR WITHOUT TIPS, OF TURKEYS OF THE SPECIES DOMESTICU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740</text:p>
          </table:table-cell>
          <table:table-cell office:value-type="string" office:string-value="0207" table:formula="of:=LEFT([.B98]; 4)" table:style-name="ce4">
            <text:p>0207</text:p>
          </table:table-cell>
          <table:table-cell office:value-type="string" office:string-value="020727" table:formula="of:=LEFT([.B98]; 6)" table:style-name="ce4">
            <text:p>020727</text:p>
          </table:table-cell>
          <table:table-cell table:style-name="ce4"/>
          <table:table-cell office:value-type="string" table:style-name="ce4">
            <text:p>FROZEN BACKS, NECKS, BACKS WITH NECKS ATTACHED, RUMPS AND WING-TIPS OF TURKEYS OF THE SPECIES DOMESTICU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750</text:p>
          </table:table-cell>
          <table:table-cell office:value-type="string" office:string-value="0207" table:formula="of:=LEFT([.B99]; 4)" table:style-name="ce4">
            <text:p>0207</text:p>
          </table:table-cell>
          <table:table-cell office:value-type="string" office:string-value="020727" table:formula="of:=LEFT([.B99]; 6)" table:style-name="ce4">
            <text:p>020727</text:p>
          </table:table-cell>
          <table:table-cell table:style-name="ce4"/>
          <table:table-cell office:value-type="string" table:style-name="ce4">
            <text:p>FROZEN BREASTS AND CUTS THEREOF OF TURKEYS OF THE SPECIES DOMESTICUS, WITH BONE IN</text:p>
          </table:table-cell>
          <table:table-cell office:value-type="string" table:style-name="ce7">
            <text:p>Tariff quota rate</text:p>
          </table:table-cell>
          <table:table-cell office:value-type="string" table:style-name="ce8">
            <text:p>4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760</text:p>
          </table:table-cell>
          <table:table-cell office:value-type="string" office:string-value="0207" table:formula="of:=LEFT([.B100]; 4)" table:style-name="ce4">
            <text:p>0207</text:p>
          </table:table-cell>
          <table:table-cell office:value-type="string" office:string-value="020727" table:formula="of:=LEFT([.B100]; 6)" table:style-name="ce4">
            <text:p>020727</text:p>
          </table:table-cell>
          <table:table-cell table:style-name="ce4"/>
          <table:table-cell office:value-type="string" table:style-name="ce4">
            <text:p>FROZEN DRUMSTICKS AND CUTS THEREOF OF TURKEYS OF THE SPECIES DOMESTICUS, WITH BONE IN</text:p>
          </table:table-cell>
          <table:table-cell office:value-type="string" table:style-name="ce7">
            <text:p>Tariff quota rate</text:p>
          </table:table-cell>
          <table:table-cell office:value-type="string" table:style-name="ce8">
            <text:p>15.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770</text:p>
          </table:table-cell>
          <table:table-cell office:value-type="string" office:string-value="0207" table:formula="of:=LEFT([.B101]; 4)" table:style-name="ce4">
            <text:p>0207</text:p>
          </table:table-cell>
          <table:table-cell office:value-type="string" office:string-value="020727" table:formula="of:=LEFT([.B101]; 6)" table:style-name="ce4">
            <text:p>020727</text:p>
          </table:table-cell>
          <table:table-cell table:style-name="ce4"/>
          <table:table-cell office:value-type="string" table:style-name="ce4">
            <text:p>FROZEN LEGS AND CUTS THEREOF OF TURKEYS OF THE SPECIES DOMESTICUS, WITH BONE IN (EXCL. DRUMSTICKS)</text:p>
          </table:table-cell>
          <table:table-cell office:value-type="string" table:style-name="ce7">
            <text:p>Tariff quota rate</text:p>
          </table:table-cell>
          <table:table-cell office:value-type="string" table:style-name="ce8">
            <text:p>27.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2780</text:p>
          </table:table-cell>
          <table:table-cell office:value-type="string" office:string-value="0207" table:formula="of:=LEFT([.B102]; 4)" table:style-name="ce4">
            <text:p>0207</text:p>
          </table:table-cell>
          <table:table-cell office:value-type="string" office:string-value="020727" table:formula="of:=LEFT([.B102]; 6)" table:style-name="ce4">
            <text:p>020727</text:p>
          </table:table-cell>
          <table:table-cell table:style-name="ce4"/>
          <table:table-cell office:value-type="string" table:style-name="ce4">
            <text:p>FROZEN CUTS OF TURKEYS OF THE SPECIES DOMESTICUS, WITH BONE IN (EXCL. HALVES OR QUARTERS, WHOLE WINGS, WITH OR WITHOUT TIPS, BACKS, NECKS, BACKS WITH NECKS ATTACHED, RUMPS AND WING-TIPS, BREASTS, LEGS AND CUTS THEREOF)</text:p>
          </table:table-cell>
          <table:table-cell office:value-type="string" table:style-name="ce7">
            <text:p>Tariff quota rate</text:p>
          </table:table-cell>
          <table:table-cell office:value-type="string" table:style-name="ce8">
            <text:p>50.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120</text:p>
          </table:table-cell>
          <table:table-cell office:value-type="string" office:string-value="0207" table:formula="of:=LEFT([.B103]; 4)" table:style-name="ce4">
            <text:p>0207</text:p>
          </table:table-cell>
          <table:table-cell office:value-type="string" office:string-value="020741" table:formula="of:=LEFT([.B103]; 6)" table:style-name="ce4">
            <text:p>020741</text:p>
          </table:table-cell>
          <table:table-cell table:style-name="ce4"/>
          <table:table-cell office:value-type="string" table:style-name="ce4">
            <text:p>FRESH OR CHILLED DOMESTIC DUCKS, NOT CUT IN PIECES, PLUCKED, BLED, GUTTED BUT NOT DRAWN, WITH HEADS AND FEET "85 % DUCKS"</text:p>
          </table:table-cell>
          <table:table-cell office:value-type="string" table:style-name="ce7">
            <text:p>Tariff quota rate</text:p>
          </table:table-cell>
          <table:table-cell office:value-type="string" table:style-name="ce8">
            <text:p>22.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130</text:p>
          </table:table-cell>
          <table:table-cell office:value-type="string" office:string-value="0207" table:formula="of:=LEFT([.B104]; 4)" table:style-name="ce4">
            <text:p>0207</text:p>
          </table:table-cell>
          <table:table-cell office:value-type="string" office:string-value="020741" table:formula="of:=LEFT([.B104]; 6)" table:style-name="ce4">
            <text:p>020741</text:p>
          </table:table-cell>
          <table:table-cell table:style-name="ce4"/>
          <table:table-cell office:value-type="string" table:style-name="ce4">
            <text:p>FRESH OR CHILLED DOMESTIC DUCKS, NOT CUT IN PIECES, PLUCKED AND DRAWN, WITHOUT HEADS AND FEET BUT WITH NECKS, HEARTS, LIVERS AND GIZZARD "70 % DUCKS"</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180</text:p>
          </table:table-cell>
          <table:table-cell office:value-type="string" office:string-value="0207" table:formula="of:=LEFT([.B105]; 4)" table:style-name="ce4">
            <text:p>0207</text:p>
          </table:table-cell>
          <table:table-cell office:value-type="string" office:string-value="020741" table:formula="of:=LEFT([.B105]; 6)" table:style-name="ce4">
            <text:p>020741</text:p>
          </table:table-cell>
          <table:table-cell table:style-name="ce4"/>
          <table:table-cell office:value-type="string" table:style-name="ce4">
            <text:p>FRESH OR CHILLED DOMESTIC DUCKS, NOT CUT IN PIECES, PLUCKED AND DRAWN, WITHOUT HEADS AND FEET AND WITHOUT NECKS, HEARTS, LIVERS AND GIZZARDS, "63 % DUCKS" OR OTHERWISE PRESENTED</text:p>
          </table:table-cell>
          <table:table-cell office:value-type="string" table:style-name="ce7">
            <text:p>Tariff quota rate</text:p>
          </table:table-cell>
          <table:table-cell office:value-type="string" table:style-name="ce8">
            <text:p>3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230</text:p>
          </table:table-cell>
          <table:table-cell office:value-type="string" office:string-value="0207" table:formula="of:=LEFT([.B106]; 4)" table:style-name="ce4">
            <text:p>0207</text:p>
          </table:table-cell>
          <table:table-cell office:value-type="string" office:string-value="020742" table:formula="of:=LEFT([.B106]; 6)" table:style-name="ce4">
            <text:p>020742</text:p>
          </table:table-cell>
          <table:table-cell table:style-name="ce4"/>
          <table:table-cell office:value-type="string" table:style-name="ce4">
            <text:p>FROZEN DOMESTIC DUCKS, NOT CUT IN PIECES, PLUCKED AND DRAWN, WITHOUT HEADS AND FEET BUT WITH NECKS, HEARTS, LIVERS AND GIZZARDS "70 % DUCKS"</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280</text:p>
          </table:table-cell>
          <table:table-cell office:value-type="string" office:string-value="0207" table:formula="of:=LEFT([.B107]; 4)" table:style-name="ce4">
            <text:p>0207</text:p>
          </table:table-cell>
          <table:table-cell office:value-type="string" office:string-value="020742" table:formula="of:=LEFT([.B107]; 6)" table:style-name="ce4">
            <text:p>020742</text:p>
          </table:table-cell>
          <table:table-cell table:style-name="ce4"/>
          <table:table-cell office:value-type="string" table:style-name="ce4">
            <text:p>FROZEN DOMESTIC DUCKS, NOT CUT IN PIECES, PLUCKED AND DRAWN, WITHOUT HEADS AND FEET AND WITHOUT NECKS, HEARTS, LIVERS AND GIZZARDS, "63 % DUCKS" OR OTHERWISE PRESENTED</text:p>
          </table:table-cell>
          <table:table-cell office:value-type="string" table:style-name="ce7">
            <text:p>Tariff quota rate</text:p>
          </table:table-cell>
          <table:table-cell office:value-type="string" table:style-name="ce8">
            <text:p>3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410</text:p>
          </table:table-cell>
          <table:table-cell office:value-type="string" office:string-value="0207" table:formula="of:=LEFT([.B108]; 4)" table:style-name="ce4">
            <text:p>0207</text:p>
          </table:table-cell>
          <table:table-cell office:value-type="string" office:string-value="020744" table:formula="of:=LEFT([.B108]; 6)" table:style-name="ce4">
            <text:p>020744</text:p>
          </table:table-cell>
          <table:table-cell table:style-name="ce4"/>
          <table:table-cell office:value-type="string" table:style-name="ce4">
            <text:p>FRESH OR CHILLED CUTS OF DOMESTIC DUCKS, BONELESS</text:p>
          </table:table-cell>
          <table:table-cell office:value-type="string" table:style-name="ce7">
            <text:p>Tariff quota rate</text:p>
          </table:table-cell>
          <table:table-cell office:value-type="string" table:style-name="ce8">
            <text:p>77.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421</text:p>
          </table:table-cell>
          <table:table-cell office:value-type="string" office:string-value="0207" table:formula="of:=LEFT([.B109]; 4)" table:style-name="ce4">
            <text:p>0207</text:p>
          </table:table-cell>
          <table:table-cell office:value-type="string" office:string-value="020744" table:formula="of:=LEFT([.B109]; 6)" table:style-name="ce4">
            <text:p>020744</text:p>
          </table:table-cell>
          <table:table-cell table:style-name="ce4"/>
          <table:table-cell office:value-type="string" table:style-name="ce4">
            <text:p>FRESH OR CHILLED HALVES OR QUARTERS OF DOMESTIC DUCKS</text:p>
          </table:table-cell>
          <table:table-cell office:value-type="string" table:style-name="ce7">
            <text:p>Tariff quota rate</text:p>
          </table:table-cell>
          <table:table-cell office:value-type="string" table:style-name="ce8">
            <text:p>3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451</text:p>
          </table:table-cell>
          <table:table-cell office:value-type="string" office:string-value="0207" table:formula="of:=LEFT([.B110]; 4)" table:style-name="ce4">
            <text:p>0207</text:p>
          </table:table-cell>
          <table:table-cell office:value-type="string" office:string-value="020744" table:formula="of:=LEFT([.B110]; 6)" table:style-name="ce4">
            <text:p>020744</text:p>
          </table:table-cell>
          <table:table-cell table:style-name="ce4"/>
          <table:table-cell office:value-type="string" table:style-name="ce4">
            <text:p>FRESH OR CHILLED BREASTS AND CUTS THEREOF, OF DOMESTIC DUCKS, WITH BONE IN</text:p>
          </table:table-cell>
          <table:table-cell office:value-type="string" table:style-name="ce7">
            <text:p>Tariff quota rate</text:p>
          </table:table-cell>
          <table:table-cell office:value-type="string" table:style-name="ce8">
            <text:p>69.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461</text:p>
          </table:table-cell>
          <table:table-cell office:value-type="string" office:string-value="0207" table:formula="of:=LEFT([.B111]; 4)" table:style-name="ce4">
            <text:p>0207</text:p>
          </table:table-cell>
          <table:table-cell office:value-type="string" office:string-value="020744" table:formula="of:=LEFT([.B111]; 6)" table:style-name="ce4">
            <text:p>020744</text:p>
          </table:table-cell>
          <table:table-cell table:style-name="ce4"/>
          <table:table-cell office:value-type="string" table:style-name="ce4">
            <text:p>FRESH OR CHILLED LEGS AND CUTS THEREOF, OF DOMESTIC DUCKS, WITH BONE IN</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471</text:p>
          </table:table-cell>
          <table:table-cell office:value-type="string" office:string-value="0207" table:formula="of:=LEFT([.B112]; 4)" table:style-name="ce4">
            <text:p>0207</text:p>
          </table:table-cell>
          <table:table-cell office:value-type="string" office:string-value="020744" table:formula="of:=LEFT([.B112]; 6)" table:style-name="ce4">
            <text:p>020744</text:p>
          </table:table-cell>
          <table:table-cell table:style-name="ce4"/>
          <table:table-cell office:value-type="string" table:style-name="ce4">
            <text:p>FRESH OR CHILLED PALETOTS OF DOMESTIC DUCKS, WITH BONE IN</text:p>
          </table:table-cell>
          <table:table-cell office:value-type="string" table:style-name="ce7">
            <text:p>Tariff quota rate</text:p>
          </table:table-cell>
          <table:table-cell office:value-type="string" table:style-name="ce8">
            <text:p>39.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481</text:p>
          </table:table-cell>
          <table:table-cell office:value-type="string" office:string-value="0207" table:formula="of:=LEFT([.B113]; 4)" table:style-name="ce4">
            <text:p>0207</text:p>
          </table:table-cell>
          <table:table-cell office:value-type="string" office:string-value="020744" table:formula="of:=LEFT([.B113]; 6)" table:style-name="ce4">
            <text:p>020744</text:p>
          </table:table-cell>
          <table:table-cell table:style-name="ce4"/>
          <table:table-cell office:value-type="string" table:style-name="ce4">
            <text:p>FRESH OR CHILLED CUTS OF DOMESTIC DUCKS, WITH BONE IN, N.E.S.</text:p>
          </table:table-cell>
          <table:table-cell office:value-type="string" table:style-name="ce7">
            <text:p>Tariff quota rate</text:p>
          </table:table-cell>
          <table:table-cell office:value-type="string" table:style-name="ce8">
            <text:p>74.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510</text:p>
          </table:table-cell>
          <table:table-cell office:value-type="string" office:string-value="0207" table:formula="of:=LEFT([.B114]; 4)" table:style-name="ce4">
            <text:p>0207</text:p>
          </table:table-cell>
          <table:table-cell office:value-type="string" office:string-value="020745" table:formula="of:=LEFT([.B114]; 6)" table:style-name="ce4">
            <text:p>020745</text:p>
          </table:table-cell>
          <table:table-cell table:style-name="ce4"/>
          <table:table-cell office:value-type="string" table:style-name="ce4">
            <text:p>FROZEN CUTS OF DOMESTIC DUCKS, BONELESS</text:p>
          </table:table-cell>
          <table:table-cell office:value-type="string" table:style-name="ce7">
            <text:p>Tariff quota rate</text:p>
          </table:table-cell>
          <table:table-cell office:value-type="string" table:style-name="ce8">
            <text:p>77.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521</text:p>
          </table:table-cell>
          <table:table-cell office:value-type="string" office:string-value="0207" table:formula="of:=LEFT([.B115]; 4)" table:style-name="ce4">
            <text:p>0207</text:p>
          </table:table-cell>
          <table:table-cell office:value-type="string" office:string-value="020745" table:formula="of:=LEFT([.B115]; 6)" table:style-name="ce4">
            <text:p>020745</text:p>
          </table:table-cell>
          <table:table-cell table:style-name="ce4"/>
          <table:table-cell office:value-type="string" table:style-name="ce4">
            <text:p>FROZEN HALVES OR QUARTERS OF DOMESTIC DUCKS</text:p>
          </table:table-cell>
          <table:table-cell office:value-type="string" table:style-name="ce7">
            <text:p>Tariff quota rate</text:p>
          </table:table-cell>
          <table:table-cell office:value-type="string" table:style-name="ce8">
            <text:p>3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531</text:p>
          </table:table-cell>
          <table:table-cell office:value-type="string" office:string-value="0207" table:formula="of:=LEFT([.B116]; 4)" table:style-name="ce4">
            <text:p>0207</text:p>
          </table:table-cell>
          <table:table-cell office:value-type="string" office:string-value="020745" table:formula="of:=LEFT([.B116]; 6)" table:style-name="ce4">
            <text:p>020745</text:p>
          </table:table-cell>
          <table:table-cell table:style-name="ce4"/>
          <table:table-cell office:value-type="string" table:style-name="ce4">
            <text:p>FROZEN WHOLE WINGS OF DOMESTIC DUCK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541</text:p>
          </table:table-cell>
          <table:table-cell office:value-type="string" office:string-value="0207" table:formula="of:=LEFT([.B117]; 4)" table:style-name="ce4">
            <text:p>0207</text:p>
          </table:table-cell>
          <table:table-cell office:value-type="string" office:string-value="020745" table:formula="of:=LEFT([.B117]; 6)" table:style-name="ce4">
            <text:p>020745</text:p>
          </table:table-cell>
          <table:table-cell table:style-name="ce4"/>
          <table:table-cell office:value-type="string" table:style-name="ce4">
            <text:p>FROZEN <text:s/>BACKS, NECKS, BACKS WITH NECKS ATTACHED, RUMPS AND WING-TIPS OF DOMESTIC DUCK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551</text:p>
          </table:table-cell>
          <table:table-cell office:value-type="string" office:string-value="0207" table:formula="of:=LEFT([.B118]; 4)" table:style-name="ce4">
            <text:p>0207</text:p>
          </table:table-cell>
          <table:table-cell office:value-type="string" office:string-value="020745" table:formula="of:=LEFT([.B118]; 6)" table:style-name="ce4">
            <text:p>020745</text:p>
          </table:table-cell>
          <table:table-cell table:style-name="ce4"/>
          <table:table-cell office:value-type="string" table:style-name="ce4">
            <text:p>FROZEN BREASTS AND CUTS THEREOF, OF DOMESTIC DUCKS, WITH BONE IN</text:p>
          </table:table-cell>
          <table:table-cell office:value-type="string" table:style-name="ce7">
            <text:p>Tariff quota rate</text:p>
          </table:table-cell>
          <table:table-cell office:value-type="string" table:style-name="ce8">
            <text:p>69.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561</text:p>
          </table:table-cell>
          <table:table-cell office:value-type="string" office:string-value="0207" table:formula="of:=LEFT([.B119]; 4)" table:style-name="ce4">
            <text:p>0207</text:p>
          </table:table-cell>
          <table:table-cell office:value-type="string" office:string-value="020745" table:formula="of:=LEFT([.B119]; 6)" table:style-name="ce4">
            <text:p>020745</text:p>
          </table:table-cell>
          <table:table-cell table:style-name="ce4"/>
          <table:table-cell office:value-type="string" table:style-name="ce4">
            <text:p>FROZEN LEGS AND CUTS THEREOF, OF DOMESTIC DUCKS, WITH BONE IN</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571</text:p>
          </table:table-cell>
          <table:table-cell office:value-type="string" office:string-value="0207" table:formula="of:=LEFT([.B120]; 4)" table:style-name="ce4">
            <text:p>0207</text:p>
          </table:table-cell>
          <table:table-cell office:value-type="string" office:string-value="020745" table:formula="of:=LEFT([.B120]; 6)" table:style-name="ce4">
            <text:p>020745</text:p>
          </table:table-cell>
          <table:table-cell table:style-name="ce4"/>
          <table:table-cell office:value-type="string" table:style-name="ce4">
            <text:p>FROZEN PALETOTS OF DOMESTIC DUCKS, WITH BONE IN</text:p>
          </table:table-cell>
          <table:table-cell office:value-type="string" table:style-name="ce7">
            <text:p>Tariff quota rate</text:p>
          </table:table-cell>
          <table:table-cell office:value-type="string" table:style-name="ce8">
            <text:p>39.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074581</text:p>
          </table:table-cell>
          <table:table-cell office:value-type="string" office:string-value="0207" table:formula="of:=LEFT([.B121]; 4)" table:style-name="ce4">
            <text:p>0207</text:p>
          </table:table-cell>
          <table:table-cell office:value-type="string" office:string-value="020745" table:formula="of:=LEFT([.B121]; 6)" table:style-name="ce4">
            <text:p>020745</text:p>
          </table:table-cell>
          <table:table-cell table:style-name="ce4"/>
          <table:table-cell office:value-type="string" table:style-name="ce4">
            <text:p>FROZEN CUTS OF DOMESTIC DUCKS, WITH BONE IN, N.E.S.</text:p>
          </table:table-cell>
          <table:table-cell office:value-type="string" table:style-name="ce7">
            <text:p>Tariff quota rate</text:p>
          </table:table-cell>
          <table:table-cell office:value-type="string" table:style-name="ce8">
            <text:p>74.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111</text:p>
          </table:table-cell>
          <table:table-cell office:value-type="string" office:string-value="0210" table:formula="of:=LEFT([.B122]; 4)" table:style-name="ce4">
            <text:p>0210</text:p>
          </table:table-cell>
          <table:table-cell office:value-type="string" office:string-value="021011" table:formula="of:=LEFT([.B122]; 6)" table:style-name="ce4">
            <text:p>021011</text:p>
          </table:table-cell>
          <table:table-cell table:style-name="ce4"/>
          <table:table-cell office:value-type="string" table:style-name="ce4">
            <text:p>DOMESTIC SWINE HAMS AND CUTS THEREOF, SALTED OR IN BRINE, WITH BONE IN</text:p>
          </table:table-cell>
          <table:table-cell office:value-type="string" table:style-name="ce7">
            <text:p><text:s/></text:p>
          </table:table-cell>
          <table:table-cell office:value-type="string" table:style-name="ce8">
            <text:p>10.2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119</text:p>
          </table:table-cell>
          <table:table-cell office:value-type="string" office:string-value="0210" table:formula="of:=LEFT([.B123]; 4)" table:style-name="ce4">
            <text:p>0210</text:p>
          </table:table-cell>
          <table:table-cell office:value-type="string" office:string-value="021011" table:formula="of:=LEFT([.B123]; 6)" table:style-name="ce4">
            <text:p>021011</text:p>
          </table:table-cell>
          <table:table-cell table:style-name="ce4"/>
          <table:table-cell office:value-type="string" table:style-name="ce4">
            <text:p>DOMESTIC SWINE SHOULDERS AND CUTS THEREOF, SALTED OR IN BRINE, WITH BONE IN</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131</text:p>
          </table:table-cell>
          <table:table-cell office:value-type="string" office:string-value="0210" table:formula="of:=LEFT([.B124]; 4)" table:style-name="ce4">
            <text:p>0210</text:p>
          </table:table-cell>
          <table:table-cell office:value-type="string" office:string-value="021011" table:formula="of:=LEFT([.B124]; 6)" table:style-name="ce4">
            <text:p>021011</text:p>
          </table:table-cell>
          <table:table-cell table:style-name="ce4"/>
          <table:table-cell office:value-type="string" table:style-name="ce4">
            <text:p>DOMESTIC SWINE HAMS AND CUTS THEREOF, DRIED OR SMOKED, WITH BONE IN</text:p>
          </table:table-cell>
          <table:table-cell office:value-type="string" table:style-name="ce7">
            <text:p><text:s/></text:p>
          </table:table-cell>
          <table:table-cell office:value-type="string" table:style-name="ce8">
            <text:p>19.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139</text:p>
          </table:table-cell>
          <table:table-cell office:value-type="string" office:string-value="0210" table:formula="of:=LEFT([.B125]; 4)" table:style-name="ce4">
            <text:p>0210</text:p>
          </table:table-cell>
          <table:table-cell office:value-type="string" office:string-value="021011" table:formula="of:=LEFT([.B125]; 6)" table:style-name="ce4">
            <text:p>021011</text:p>
          </table:table-cell>
          <table:table-cell table:style-name="ce4"/>
          <table:table-cell office:value-type="string" table:style-name="ce4">
            <text:p>DOMESTIC SWINE SHOULDERS AND CUTS THEREOF, DRIED OR SMOKED, WITH BONE IN</text:p>
          </table:table-cell>
          <table:table-cell office:value-type="string" table:style-name="ce7">
            <text:p><text:s/></text:p>
          </table:table-cell>
          <table:table-cell office:value-type="string" table:style-name="ce8">
            <text:p>15.7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190</text:p>
          </table:table-cell>
          <table:table-cell office:value-type="string" office:string-value="0210" table:formula="of:=LEFT([.B126]; 4)" table:style-name="ce4">
            <text:p>0210</text:p>
          </table:table-cell>
          <table:table-cell office:value-type="string" office:string-value="021011" table:formula="of:=LEFT([.B126]; 6)" table:style-name="ce4">
            <text:p>021011</text:p>
          </table:table-cell>
          <table:table-cell table:style-name="ce4"/>
          <table:table-cell office:value-type="string" table:style-name="ce4">
            <text:p>HAMS, SHOULDERS AND CUTS THEREOF OF NON-DOMESTIC SWINE, SALTED, IN BRINE, DRIED OR SMOKED, WITH BONE IN</text:p>
          </table:table-cell>
          <table:table-cell office:value-type="string" table:style-name="ce7">
            <text:p><text:s/></text:p>
          </table:table-cell>
          <table:table-cell office:value-type="percentage" office:value="2.002E-2" table:style-name="ce8">
            <text:p>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211</text:p>
          </table:table-cell>
          <table:table-cell office:value-type="string" office:string-value="0210" table:formula="of:=LEFT([.B127]; 4)" table:style-name="ce4">
            <text:p>0210</text:p>
          </table:table-cell>
          <table:table-cell office:value-type="string" office:string-value="021012" table:formula="of:=LEFT([.B127]; 6)" table:style-name="ce4">
            <text:p>021012</text:p>
          </table:table-cell>
          <table:table-cell table:style-name="ce4"/>
          <table:table-cell office:value-type="string" table:style-name="ce4">
            <text:p>BELLIES "STREAKY" AND CUTS THEREOF OF DOMESTIC SWINE, SALTED OR IN BRINE</text:p>
          </table:table-cell>
          <table:table-cell office:value-type="string" table:style-name="ce7">
            <text:p><text:s/></text:p>
          </table:table-cell>
          <table:table-cell office:value-type="string" table:style-name="ce8">
            <text:p>6.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219</text:p>
          </table:table-cell>
          <table:table-cell office:value-type="string" office:string-value="0210" table:formula="of:=LEFT([.B128]; 4)" table:style-name="ce4">
            <text:p>0210</text:p>
          </table:table-cell>
          <table:table-cell office:value-type="string" office:string-value="021012" table:formula="of:=LEFT([.B128]; 6)" table:style-name="ce4">
            <text:p>021012</text:p>
          </table:table-cell>
          <table:table-cell table:style-name="ce4"/>
          <table:table-cell office:value-type="string" table:style-name="ce4">
            <text:p>BELLIES "STREAKY" AND CUTS THEREOF OF DOMESTIC SWINE, DRIED OR SMOKED</text:p>
          </table:table-cell>
          <table:table-cell office:value-type="string" table:style-name="ce7">
            <text:p><text:s/></text:p>
          </table:table-cell>
          <table:table-cell office:value-type="string" table:style-name="ce8">
            <text:p>10.2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290</text:p>
          </table:table-cell>
          <table:table-cell office:value-type="string" office:string-value="0210" table:formula="of:=LEFT([.B129]; 4)" table:style-name="ce4">
            <text:p>0210</text:p>
          </table:table-cell>
          <table:table-cell office:value-type="string" office:string-value="021012" table:formula="of:=LEFT([.B129]; 6)" table:style-name="ce4">
            <text:p>021012</text:p>
          </table:table-cell>
          <table:table-cell table:style-name="ce4"/>
          <table:table-cell office:value-type="string" table:style-name="ce4">
            <text:p>BELLIES "STREAKY" AND CUTS THEREOF OF NON-DOMESTIC SWINE, SALTED, IN BRINE, DRIED OR SMOKED</text:p>
          </table:table-cell>
          <table:table-cell office:value-type="string" table:style-name="ce7">
            <text:p><text:s/></text:p>
          </table:table-cell>
          <table:table-cell office:value-type="percentage" office:value="2.002E-2" table:style-name="ce8">
            <text:p>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10</text:p>
          </table:table-cell>
          <table:table-cell office:value-type="string" office:string-value="0210" table:formula="of:=LEFT([.B130]; 4)" table:style-name="ce4">
            <text:p>0210</text:p>
          </table:table-cell>
          <table:table-cell office:value-type="string" office:string-value="021019" table:formula="of:=LEFT([.B130]; 6)" table:style-name="ce4">
            <text:p>021019</text:p>
          </table:table-cell>
          <table:table-cell table:style-name="ce4"/>
          <table:table-cell office:value-type="string" table:style-name="ce4">
            <text:p>BACON SIDES OR SPENCERS OF DOMESTIC SWINE, SALTED OR IN BRINE</text:p>
          </table:table-cell>
          <table:table-cell office:value-type="string" table:style-name="ce7">
            <text:p><text:s/></text:p>
          </table:table-cell>
          <table:table-cell office:value-type="string" table:style-name="ce8">
            <text:p>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20</text:p>
          </table:table-cell>
          <table:table-cell office:value-type="string" office:string-value="0210" table:formula="of:=LEFT([.B131]; 4)" table:style-name="ce4">
            <text:p>0210</text:p>
          </table:table-cell>
          <table:table-cell office:value-type="string" office:string-value="021019" table:formula="of:=LEFT([.B131]; 6)" table:style-name="ce4">
            <text:p>021019</text:p>
          </table:table-cell>
          <table:table-cell table:style-name="ce4"/>
          <table:table-cell office:value-type="string" table:style-name="ce4">
            <text:p>THREE-QUARTER-SIDES OR MIDDLES OF DOMESTIC SWINE, SALTED OR IN BRINE</text:p>
          </table:table-cell>
          <table:table-cell office:value-type="string" table:style-name="ce7">
            <text:p><text:s/></text:p>
          </table:table-cell>
          <table:table-cell office:value-type="string" table:style-name="ce8">
            <text:p>9.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30</text:p>
          </table:table-cell>
          <table:table-cell office:value-type="string" office:string-value="0210" table:formula="of:=LEFT([.B132]; 4)" table:style-name="ce4">
            <text:p>0210</text:p>
          </table:table-cell>
          <table:table-cell office:value-type="string" office:string-value="021019" table:formula="of:=LEFT([.B132]; 6)" table:style-name="ce4">
            <text:p>021019</text:p>
          </table:table-cell>
          <table:table-cell table:style-name="ce4"/>
          <table:table-cell office:value-type="string" table:style-name="ce4">
            <text:p>FORE-ENDS AND CUTS THEREOF OF DOMESTIC SWINE, SALTED OR IN BRINE</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40</text:p>
          </table:table-cell>
          <table:table-cell office:value-type="string" office:string-value="0210" table:formula="of:=LEFT([.B133]; 4)" table:style-name="ce4">
            <text:p>0210</text:p>
          </table:table-cell>
          <table:table-cell office:value-type="string" office:string-value="021019" table:formula="of:=LEFT([.B133]; 6)" table:style-name="ce4">
            <text:p>021019</text:p>
          </table:table-cell>
          <table:table-cell table:style-name="ce4"/>
          <table:table-cell office:value-type="string" table:style-name="ce4">
            <text:p>LOINS AND CUTS THEREOF OF DOMESTIC SWINE, SALTED OR IN BRINE</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50</text:p>
          </table:table-cell>
          <table:table-cell office:value-type="string" office:string-value="0210" table:formula="of:=LEFT([.B134]; 4)" table:style-name="ce4">
            <text:p>0210</text:p>
          </table:table-cell>
          <table:table-cell office:value-type="string" office:string-value="021019" table:formula="of:=LEFT([.B134]; 6)" table:style-name="ce4">
            <text:p>021019</text:p>
          </table:table-cell>
          <table:table-cell table:style-name="ce4"/>
          <table:table-cell office:value-type="string" table:style-name="ce4">
            <text:p>MEAT OF DOMESTIC SWINE, SALTED OR IN BRINE (EXCL. HAMS, SHOULDERS AND CUTS THEREOF, BELLIES AND CUTS THEREOF, BACON SIDES OR SPENCERS, THREE-QUARTER SIDES OR MIDDLES, AND FORE-ENDS, LOIN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60</text:p>
          </table:table-cell>
          <table:table-cell office:value-type="string" office:string-value="0210" table:formula="of:=LEFT([.B135]; 4)" table:style-name="ce4">
            <text:p>0210</text:p>
          </table:table-cell>
          <table:table-cell office:value-type="string" office:string-value="021019" table:formula="of:=LEFT([.B135]; 6)" table:style-name="ce4">
            <text:p>021019</text:p>
          </table:table-cell>
          <table:table-cell table:style-name="ce4"/>
          <table:table-cell office:value-type="string" table:style-name="ce4">
            <text:p>DOMESTIC SWINE FORE-ENDS AND CUTS THEREOF, DRIED OR SMOKED</text:p>
          </table:table-cell>
          <table:table-cell office:value-type="string" table:style-name="ce7">
            <text:p><text:s/></text:p>
          </table:table-cell>
          <table:table-cell office:value-type="string" table:style-name="ce8">
            <text:p>15.7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70</text:p>
          </table:table-cell>
          <table:table-cell office:value-type="string" office:string-value="0210" table:formula="of:=LEFT([.B136]; 4)" table:style-name="ce4">
            <text:p>0210</text:p>
          </table:table-cell>
          <table:table-cell office:value-type="string" office:string-value="021019" table:formula="of:=LEFT([.B136]; 6)" table:style-name="ce4">
            <text:p>021019</text:p>
          </table:table-cell>
          <table:table-cell table:style-name="ce4"/>
          <table:table-cell office:value-type="string" table:style-name="ce4">
            <text:p>DOMESTIC SWINE LOINS AND CUTS THEREOF, DRIED OR SMOKED</text:p>
          </table:table-cell>
          <table:table-cell office:value-type="string" table:style-name="ce7">
            <text:p><text:s/></text:p>
          </table:table-cell>
          <table:table-cell office:value-type="string" table:style-name="ce8">
            <text:p>19.7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81</text:p>
          </table:table-cell>
          <table:table-cell office:value-type="string" office:string-value="0210" table:formula="of:=LEFT([.B137]; 4)" table:style-name="ce4">
            <text:p>0210</text:p>
          </table:table-cell>
          <table:table-cell office:value-type="string" office:string-value="021019" table:formula="of:=LEFT([.B137]; 6)" table:style-name="ce4">
            <text:p>021019</text:p>
          </table:table-cell>
          <table:table-cell table:style-name="ce4"/>
          <table:table-cell office:value-type="string" table:style-name="ce4">
            <text:p>DRIED OR SMOKED BONELESS DOMESTIC SWINE MEAT (EXCL. BELLIES AND CUTS THEREOF)</text:p>
          </table:table-cell>
          <table:table-cell office:value-type="string" table:style-name="ce7">
            <text:p><text:s/></text:p>
          </table:table-cell>
          <table:table-cell office:value-type="string" table:style-name="ce8">
            <text:p>19.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89</text:p>
          </table:table-cell>
          <table:table-cell office:value-type="string" office:string-value="0210" table:formula="of:=LEFT([.B138]; 4)" table:style-name="ce4">
            <text:p>0210</text:p>
          </table:table-cell>
          <table:table-cell office:value-type="string" office:string-value="021019" table:formula="of:=LEFT([.B138]; 6)" table:style-name="ce4">
            <text:p>021019</text:p>
          </table:table-cell>
          <table:table-cell table:style-name="ce4"/>
          <table:table-cell office:value-type="string" table:style-name="ce4">
            <text:p>DRIED OR SMOKED DOMESTIC SWINE MEAT, WITH BONE IN (EXCL. HAMS, SHOULDERS AND CUTS THEREOF, BELLIES AND CUTS THEREOF, AND FORE-ENDS, LOINS AND CUTS THEREOF)</text:p>
          </table:table-cell>
          <table:table-cell office:value-type="string" table:style-name="ce7">
            <text:p><text:s/></text:p>
          </table:table-cell>
          <table:table-cell office:value-type="string" table:style-name="ce8">
            <text:p>19.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02101990</text:p>
          </table:table-cell>
          <table:table-cell office:value-type="string" office:string-value="0210" table:formula="of:=LEFT([.B139]; 4)" table:style-name="ce4">
            <text:p>0210</text:p>
          </table:table-cell>
          <table:table-cell office:value-type="string" office:string-value="021019" table:formula="of:=LEFT([.B139]; 6)" table:style-name="ce4">
            <text:p>021019</text:p>
          </table:table-cell>
          <table:table-cell table:style-name="ce4"/>
          <table:table-cell office:value-type="string" table:style-name="ce4">
            <text:p>MEAT OF NON-DOMESTIC SWINE, SALTED, IN BRINE, DRIED OR SMOKED (EXCL. HAMS, SHOULDERS AND CUTS THEREOF, WITH BONE IN, AND BELLIES AND CUTS THEREOF)</text:p>
          </table:table-cell>
          <table:table-cell office:value-type="string" table:style-name="ce7">
            <text:p><text:s/></text:p>
          </table:table-cell>
          <table:table-cell office:value-type="percentage" office:value="2.002E-2" table:style-name="ce8">
            <text:p>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102010</text:p>
          </table:table-cell>
          <table:table-cell office:value-type="string" office:string-value="0210" table:formula="of:=LEFT([.B140]; 4)" table:style-name="ce4">
            <text:p>0210</text:p>
          </table:table-cell>
          <table:table-cell office:value-type="string" office:string-value="021020" table:formula="of:=LEFT([.B140]; 6)" table:style-name="ce4">
            <text:p>021020</text:p>
          </table:table-cell>
          <table:table-cell table:style-name="ce4"/>
          <table:table-cell office:value-type="string" table:style-name="ce4">
            <text:p>MEAT OF BOVINE ANIMALS, SALTED, IN BRINE, DRIED OR SMOKED, WITH BONE IN</text:p>
          </table:table-cell>
          <table:table-cell office:value-type="string" table:style-name="ce7">
            <text:p>Tariff quota rate</text:p>
          </table:table-cell>
          <table:table-cell office:value-type="string" table:style-name="ce8">
            <text:p>8.1% + 140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102090</text:p>
          </table:table-cell>
          <table:table-cell office:value-type="string" office:string-value="0210" table:formula="of:=LEFT([.B141]; 4)" table:style-name="ce4">
            <text:p>0210</text:p>
          </table:table-cell>
          <table:table-cell office:value-type="string" office:string-value="021020" table:formula="of:=LEFT([.B141]; 6)" table:style-name="ce4">
            <text:p>021020</text:p>
          </table:table-cell>
          <table:table-cell table:style-name="ce4"/>
          <table:table-cell office:value-type="string" table:style-name="ce4">
            <text:p>BONELESS MEAT OF BOVINE ANIMALS, SALTED, IN BRINE, DRIED OR SMOKED</text:p>
          </table:table-cell>
          <table:table-cell office:value-type="string" table:style-name="ce7">
            <text:p>Tariff quota rate</text:p>
          </table:table-cell>
          <table:table-cell office:value-type="string" table:style-name="ce8">
            <text:p>8.1% + 160.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109921</text:p>
          </table:table-cell>
          <table:table-cell office:value-type="string" office:string-value="0210" table:formula="of:=LEFT([.B142]; 4)" table:style-name="ce4">
            <text:p>0210</text:p>
          </table:table-cell>
          <table:table-cell office:value-type="string" office:string-value="021099" table:formula="of:=LEFT([.B142]; 6)" table:style-name="ce4">
            <text:p>021099</text:p>
          </table:table-cell>
          <table:table-cell table:style-name="ce4"/>
          <table:table-cell office:value-type="string" table:style-name="ce4">
            <text:p>MEAT OF SHEEP AND GOATS, SALTED, IN BRINE, DRIED OR SMOKED, WITH BONE IN</text:p>
          </table:table-cell>
          <table:table-cell office:value-type="string" table:style-name="ce7">
            <text:p><text:s/></text:p>
          </table:table-cell>
          <table:table-cell office:value-type="string" table:style-name="ce8">
            <text:p>222.7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02109929</text:p>
          </table:table-cell>
          <table:table-cell office:value-type="string" office:string-value="0210" table:formula="of:=LEFT([.B143]; 4)" table:style-name="ce4">
            <text:p>0210</text:p>
          </table:table-cell>
          <table:table-cell office:value-type="string" office:string-value="021099" table:formula="of:=LEFT([.B143]; 6)" table:style-name="ce4">
            <text:p>021099</text:p>
          </table:table-cell>
          <table:table-cell table:style-name="ce4"/>
          <table:table-cell office:value-type="string" table:style-name="ce4">
            <text:p>BONELESS MEAT OF SHEEP AND GOATS, SALTED, IN BRINE, DRIED OR SMOKED</text:p>
          </table:table-cell>
          <table:table-cell office:value-type="string" table:style-name="ce7">
            <text:p><text:s/></text:p>
          </table:table-cell>
          <table:table-cell office:value-type="string" table:style-name="ce8">
            <text:p>311.8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02109939</text:p>
          </table:table-cell>
          <table:table-cell office:value-type="string" office:string-value="0210" table:formula="of:=LEFT([.B144]; 4)" table:style-name="ce4">
            <text:p>0210</text:p>
          </table:table-cell>
          <table:table-cell office:value-type="string" office:string-value="021099" table:formula="of:=LEFT([.B144]; 6)" table:style-name="ce4">
            <text:p>021099</text:p>
          </table:table-cell>
          <table:table-cell table:style-name="ce4"/>
          <table:table-cell office:value-type="string" table:style-name="ce4">
            <text:p>MEAT, SALTED, IN BRINE, DRIED OR SMOKED (EXCL. OF SWINE, BOVINE ANIMALS, REINDEER, SHEEP OR GOATS, PRIMATES, WHALES, DOLPHINS AND PORPOISES "MAMMALS OF THE ORDER CETACEA", MANATEES AND DUGONGS "MAMMALS OF THE ORDER SIRENIA", SEALS, SEA LIONS AND WALRUSES, REPTILES, AND MEAT, SALTED, IN BRINE OR DRIED, OF HORSES)</text:p>
          </table:table-cell>
          <table:table-cell office:value-type="string" table:style-name="ce7">
            <text:p>Tariff quota rate</text:p>
          </table:table-cell>
          <table:table-cell office:value-type="string" table:style-name="ce8">
            <text:p>78.4 EUR/1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109951</text:p>
          </table:table-cell>
          <table:table-cell office:value-type="string" office:string-value="0210" table:formula="of:=LEFT([.B145]; 4)" table:style-name="ce4">
            <text:p>0210</text:p>
          </table:table-cell>
          <table:table-cell office:value-type="string" office:string-value="021099" table:formula="of:=LEFT([.B145]; 6)" table:style-name="ce4">
            <text:p>021099</text:p>
          </table:table-cell>
          <table:table-cell table:style-name="ce4"/>
          <table:table-cell office:value-type="string" table:style-name="ce4">
            <text:p>EDIBLE THICK SKIRT AND THIN SKIRT OF BOVINE ANIMALS, SALTED, IN BRINE, DRIED OR SMOKED</text:p>
          </table:table-cell>
          <table:table-cell office:value-type="string" table:style-name="ce7">
            <text:p>Tariff quota rate</text:p>
          </table:table-cell>
          <table:table-cell office:value-type="string" table:style-name="ce8">
            <text:p>8.1% + 160.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02109959</text:p>
          </table:table-cell>
          <table:table-cell office:value-type="string" office:string-value="0210" table:formula="of:=LEFT([.B146]; 4)" table:style-name="ce4">
            <text:p>0210</text:p>
          </table:table-cell>
          <table:table-cell office:value-type="string" office:string-value="021099" table:formula="of:=LEFT([.B146]; 6)" table:style-name="ce4">
            <text:p>021099</text:p>
          </table:table-cell>
          <table:table-cell table:style-name="ce4"/>
          <table:table-cell office:value-type="string" table:style-name="ce4">
            <text:p>EDIBLE OFFAL OF BOVINE ANIMALS, SALTED, IN BRINE, DRIED OR SMOKED (EXCL. THICK SKIRT AND THIN SKIRT)</text:p>
          </table:table-cell>
          <table:table-cell office:value-type="string" table:style-name="ce7">
            <text:p>Tariff quota rate</text:p>
          </table:table-cell>
          <table:table-cell office:value-type="percentage" office:value="6.7839999999999998E-2" table:style-name="ce8">
            <text:p>6.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3.3000000000000002E-2" table:style-name="ce11">
            <text:p>3.3%</text:p>
          </table:table-cell>
          <table:table-cell office:value-type="percentage" office:value="3.3000000000000002E-2" table:style-name="ce11">
            <text:p>3.3%</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ainbow Trout</text:p>
          </table:table-cell>
          <table:table-cell office:value-type="string" table:style-name="ce4">
            <text:p>03019190</text:p>
          </table:table-cell>
          <table:table-cell office:value-type="string" office:string-value="0301" table:formula="of:=LEFT([.B147]; 4)" table:style-name="ce4">
            <text:p>0301</text:p>
          </table:table-cell>
          <table:table-cell office:value-type="string" office:string-value="030191" table:formula="of:=LEFT([.B147]; 6)" table:style-name="ce4">
            <text:p>030191</text:p>
          </table:table-cell>
          <table:table-cell table:style-name="ce4"/>
          <table:table-cell office:value-type="string" table:style-name="ce4">
            <text:p>LIVE TROUT "SALMO TRUTTA, ONCORHYNCHUS MYKISS, ONCORHYNCHUS CLARKI, ONCORHYNCHUS AGUABONITA, ONCORHYNCHUS GILA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ainbow Trout</text:p>
          </table:table-cell>
          <table:table-cell office:value-type="string" table:style-name="ce4">
            <text:p>03021180</text:p>
          </table:table-cell>
          <table:table-cell office:value-type="string" office:string-value="0302" table:formula="of:=LEFT([.B148]; 4)" table:style-name="ce4">
            <text:p>0302</text:p>
          </table:table-cell>
          <table:table-cell office:value-type="string" office:string-value="030211" table:formula="of:=LEFT([.B148]; 6)" table:style-name="ce4">
            <text:p>030211</text:p>
          </table:table-cell>
          <table:table-cell table:style-name="ce4"/>
          <table:table-cell office:value-type="string" table:style-name="ce4">
            <text:p>FRESH OR CHILLED TROUT "SALMO TRUTTA, ONCORHYNCHUS MYKISS, ONCORHYNCHUS CLARKI, ONCORHYNCHUS AGUABONITA, ONCORHYNCHUS GILAE" (EXCL. OF THE SPECIES "ONCORHYNCHUS MYKISS", WITH HEADS ON AND GILLS ON, GUTTED, WEIGHING &gt; 1,2 KG EACH, OR WITH HEADS OFF, GILLED AND GUTTED, WEIGHING &gt; 1 KG EACH)</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ainbow Trout</text:p>
          </table:table-cell>
          <table:table-cell office:value-type="string" table:style-name="ce4">
            <text:p>03031490</text:p>
          </table:table-cell>
          <table:table-cell office:value-type="string" office:string-value="0303" table:formula="of:=LEFT([.B149]; 4)" table:style-name="ce4">
            <text:p>0303</text:p>
          </table:table-cell>
          <table:table-cell office:value-type="string" office:string-value="030314" table:formula="of:=LEFT([.B149]; 6)" table:style-name="ce4">
            <text:p>030314</text:p>
          </table:table-cell>
          <table:table-cell table:style-name="ce4"/>
          <table:table-cell office:value-type="string" table:style-name="ce4">
            <text:p>FROZEN TROUT "SALMO TRUTTA, ONCORHYNCHUS MYKISS, ONCORHYNCHUS CLARKI, ONCORHYNCHUS AGUABONITA AND ONCORHYNCHUS GILAE" (EXCL. ONCORHYNCHUS MYKISS WITH HEADS AND GILLS ON, GUTTED, WEIGHING MORE THAN 1,2 KG EACH, OR WITH HEADS OFF, GILLED AND GUTTED, WEIGHING MORE THAN 1 KG EACH)</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03038910</text:p>
          </table:table-cell>
          <table:table-cell office:value-type="string" office:string-value="0303" table:formula="of:=LEFT([.B150]; 4)" table:style-name="ce4">
            <text:p>0303</text:p>
          </table:table-cell>
          <table:table-cell office:value-type="string" office:string-value="030389" table:formula="of:=LEFT([.B150]; 6)" table:style-name="ce4">
            <text:p>030389</text:p>
          </table:table-cell>
          <table:table-cell table:style-name="ce4"/>
          <table:table-cell office:value-type="string" table:style-name="ce4">
            <text:p>FROZEN FRESHWATER FISH, N.E.S.</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4.4999999999999998E-2" table:style-name="ce11">
            <text:p>4.5%</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03038990</text:p>
          </table:table-cell>
          <table:table-cell office:value-type="string" office:string-value="0303" table:formula="of:=LEFT([.B151]; 4)" table:style-name="ce4">
            <text:p>0303</text:p>
          </table:table-cell>
          <table:table-cell office:value-type="string" office:string-value="030389" table:formula="of:=LEFT([.B151]; 6)" table:style-name="ce4">
            <text:p>030389</text:p>
          </table:table-cell>
          <table:table-cell table:style-name="ce4"/>
          <table:table-cell office:value-type="string" table:style-name="ce4">
            <text:p>FROZEN FISH, N.E.S.</text:p>
          </table:table-cell>
          <table:table-cell office:value-type="string" table:style-name="ce7">
            <text:p>Tariff quota rate</text:p>
          </table:table-cell>
          <table:table-cell office:value-type="percentage" office:value="0.15" table:style-name="ce8">
            <text:p>1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ainbow Trout</text:p>
          </table:table-cell>
          <table:table-cell office:value-type="string" table:style-name="ce4">
            <text:p>03044290</text:p>
          </table:table-cell>
          <table:table-cell office:value-type="string" office:string-value="0304" table:formula="of:=LEFT([.B152]; 4)" table:style-name="ce4">
            <text:p>0304</text:p>
          </table:table-cell>
          <table:table-cell office:value-type="string" office:string-value="030442" table:formula="of:=LEFT([.B152]; 6)" table:style-name="ce4">
            <text:p>030442</text:p>
          </table:table-cell>
          <table:table-cell table:style-name="ce4"/>
          <table:table-cell office:value-type="string" table:style-name="ce4">
            <text:p>FRESH OR CHILLED FILLETS OF TROUT "SALMO TRUTTA, ONCORHYNCHUS MYKISS, ONCORHYNCHUS CLARKI, ONCORHYNCHUS AGUABONITA AND ONCORHYNCHUS GILAE" (EXCL. OF ONCORHYNCHUS MYKISS WEIGHING &gt; 400 G EACH)</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ainbow Trout</text:p>
          </table:table-cell>
          <table:table-cell office:value-type="string" table:style-name="ce4">
            <text:p>03048290</text:p>
          </table:table-cell>
          <table:table-cell office:value-type="string" office:string-value="0304" table:formula="of:=LEFT([.B153]; 4)" table:style-name="ce4">
            <text:p>0304</text:p>
          </table:table-cell>
          <table:table-cell office:value-type="string" office:string-value="030482" table:formula="of:=LEFT([.B153]; 6)" table:style-name="ce4">
            <text:p>030482</text:p>
          </table:table-cell>
          <table:table-cell table:style-name="ce4"/>
          <table:table-cell office:value-type="string" table:style-name="ce4">
            <text:p>FROZEN FILLETS OF TROUT "SALMO TRUTTA, ONCORHYNCHUS MYKISS, ONCORHYNCHUS CLARKI, ONCORHYNCHUS AGUABONITA AND ONCORHYNCHUS GILAE" (EXCL. OF ONCORHYNCHUS MYKISS WEIGHING &gt; 400 G EACH)</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03048910</text:p>
          </table:table-cell>
          <table:table-cell office:value-type="string" office:string-value="0304" table:formula="of:=LEFT([.B154]; 4)" table:style-name="ce4">
            <text:p>0304</text:p>
          </table:table-cell>
          <table:table-cell office:value-type="string" office:string-value="030489" table:formula="of:=LEFT([.B154]; 6)" table:style-name="ce4">
            <text:p>030489</text:p>
          </table:table-cell>
          <table:table-cell table:style-name="ce4"/>
          <table:table-cell office:value-type="string" table:style-name="ce4">
            <text:p>FROZEN FILLETS OF FRESHWATER FISH, N.E.S.</text:p>
          </table:table-cell>
          <table:table-cell office:value-type="string" table:style-name="ce7">
            <text:p><text:s/></text:p>
          </table:table-cell>
          <table:table-cell office:value-type="percentage" office:value="0.09" table:style-name="ce8">
            <text:p>9.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03048990</text:p>
          </table:table-cell>
          <table:table-cell office:value-type="string" office:string-value="0304" table:formula="of:=LEFT([.B155]; 4)" table:style-name="ce4">
            <text:p>0304</text:p>
          </table:table-cell>
          <table:table-cell office:value-type="string" office:string-value="030489" table:formula="of:=LEFT([.B155]; 6)" table:style-name="ce4">
            <text:p>030489</text:p>
          </table:table-cell>
          <table:table-cell table:style-name="ce4"/>
          <table:table-cell office:value-type="string" table:style-name="ce4">
            <text:p>FROZEN FISH FILLETS, N.E.S.</text:p>
          </table:table-cell>
          <table:table-cell office:value-type="string" table:style-name="ce7">
            <text:p>Tariff quota rate</text:p>
          </table:table-cell>
          <table:table-cell office:value-type="percentage" office:value="0.15" table:style-name="ce8">
            <text:p>1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7.9000000000000001E-2" table:style-name="ce11">
            <text:p>7.9%</text:p>
          </table:table-cell>
          <table:table-cell office:value-type="percentage" office:value="7.9000000000000001E-2" table:style-name="ce11">
            <text:p>7.9%</text:p>
          </table:table-cell>
          <table:table-cell office:value-type="percentage" office:value="7.9000000000000001E-2" table:style-name="ce11">
            <text:p>7.9%</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03049965</text:p>
          </table:table-cell>
          <table:table-cell office:value-type="string" office:string-value="0304" table:formula="of:=LEFT([.B156]; 4)" table:style-name="ce4">
            <text:p>0304</text:p>
          </table:table-cell>
          <table:table-cell office:value-type="string" office:string-value="030499" table:formula="of:=LEFT([.B156]; 6)" table:style-name="ce4">
            <text:p>030499</text:p>
          </table:table-cell>
          <table:table-cell table:style-name="ce4"/>
          <table:table-cell office:value-type="string" table:style-name="ce4">
            <text:p>FROZEN MEAT "WHETHER OR NOT MINCED" OF MONKFISH "LOPHIUS SPP." (EXCL. FILLETS)</text:p>
          </table:table-cell>
          <table:table-cell office:value-type="string" table:style-name="ce7">
            <text:p><text:s/></text:p>
          </table:table-cell>
          <table:table-cell office:value-type="percentage" office:value="7.4999999999999997E-2" table:style-name="ce8">
            <text:p>7.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999999999999999E-2" table:style-name="ce11">
            <text:p>2.6%</text:p>
          </table:table-cell>
          <table:table-cell office:value-type="percentage" office:value="2.5999999999999999E-2" table:style-name="ce11">
            <text:p>2.6%</text:p>
          </table:table-cell>
          <table:table-cell office:value-type="percentage" office:value="2.5999999999999999E-2" table:style-name="ce11">
            <text:p>2.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ainbow Trout</text:p>
          </table:table-cell>
          <table:table-cell office:value-type="string" table:style-name="ce4">
            <text:p>03054300</text:p>
          </table:table-cell>
          <table:table-cell office:value-type="string" office:string-value="0305" table:formula="of:=LEFT([.B157]; 4)" table:style-name="ce4">
            <text:p>0305</text:p>
          </table:table-cell>
          <table:table-cell office:value-type="string" office:string-value="030543" table:formula="of:=LEFT([.B157]; 6)" table:style-name="ce4">
            <text:p>030543</text:p>
          </table:table-cell>
          <table:table-cell table:style-name="ce4"/>
          <table:table-cell office:value-type="string" table:style-name="ce4">
            <text:p>SMOKED TROUT "SALMO TRUTTA, ONCORHYNCHUS MYKISS, ONCORHYNCHUS CLARKI, ONCORHYNCHUS AGUABONITA, ONCORHYNCHUS GILAE, ONCORHYNCHUS APACHE AND ONCORHYNCHUS CHRYSOGASTER", INCL. FILLETS (EXCL. OFFAL)</text:p>
          </table:table-cell>
          <table:table-cell office:value-type="string" table:style-name="ce7">
            <text:p><text:s/></text:p>
          </table:table-cell>
          <table:table-cell office:value-type="percentage" office:value="0.14000000000000001" table:style-name="ce8">
            <text:p>14.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05" table:style-name="ce11">
            <text:p>10.5%</text:p>
          </table:table-cell>
          <table:table-cell office:value-type="percentage" office:value="0.105" table:style-name="ce11">
            <text:p>10.5%</text:p>
          </table:table-cell>
          <table:table-cell office:value-type="percentage" office:value="0.105" table:style-name="ce11">
            <text:p>10.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03061792</text:p>
          </table:table-cell>
          <table:table-cell office:value-type="string" office:string-value="0306" table:formula="of:=LEFT([.B158]; 4)" table:style-name="ce4">
            <text:p>0306</text:p>
          </table:table-cell>
          <table:table-cell office:value-type="string" office:string-value="030617" table:formula="of:=LEFT([.B158]; 6)" table:style-name="ce4">
            <text:p>030617</text:p>
          </table:table-cell>
          <table:table-cell table:style-name="ce4"/>
          <table:table-cell office:value-type="string" table:style-name="ce4">
            <text:p>FROZEN SHRIMPS OF THE GENUS "PENAEUS", EVEN SMOKED, WHETHER IN SHELL OR NOT, INCL. SHRIMPS IN SHELL, COOKED BY STEAMING OR BY BOILING IN WATER</text:p>
          </table:table-cell>
          <table:table-cell office:value-type="string" table:style-name="ce7">
            <text:p>Tariff quota rate</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3.5999999999999997E-2" table:style-name="ce11">
            <text:p>3.6%</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03061799</text:p>
          </table:table-cell>
          <table:table-cell office:value-type="string" office:string-value="0306" table:formula="of:=LEFT([.B159]; 4)" table:style-name="ce4">
            <text:p>0306</text:p>
          </table:table-cell>
          <table:table-cell office:value-type="string" office:string-value="030617" table:formula="of:=LEFT([.B159]; 6)" table:style-name="ce4">
            <text:p>030617</text:p>
          </table:table-cell>
          <table:table-cell table:style-name="ce4"/>
          <table:table-cell office:value-type="string" table:style-name="ce4">
            <text:p>FROZEN SHRIMPS AND PRAWNS, EVEN SMOKED, WHETHER IN SHELL OR NOT, INCL. SHRIMPS AND PRAWNS IN SHELL, COOKED BY STEAMING OR BY BOILING IN WATER (EXCL. "PANDALIDAE", "CRANGON", DEEPWATER ROSE SHRIMPS "PARAPENAEUS LONGIROSTRIS" AND "PENAEUS")</text:p>
          </table:table-cell>
          <table:table-cell office:value-type="string" table:style-name="ce7">
            <text:p>Tariff quota rate</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3.5999999999999997E-2" table:style-name="ce11">
            <text:p>3.6%</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03061990</text:p>
          </table:table-cell>
          <table:table-cell office:value-type="string" office:string-value="0306" table:formula="of:=LEFT([.B160]; 4)" table:style-name="ce4">
            <text:p>0306</text:p>
          </table:table-cell>
          <table:table-cell office:value-type="string" office:string-value="030619" table:formula="of:=LEFT([.B160]; 6)" table:style-name="ce4">
            <text:p>030619</text:p>
          </table:table-cell>
          <table:table-cell table:style-name="ce4"/>
          <table:table-cell office:value-type="string" table:style-name="ce4">
            <text:p>FROZEN CRUSTACEANS, FIT FOR HUMAN CONSUMPTION, EVEN SMOKED, WHETHER IN SHELL OR NOT, INCL. CRUSTACEANS IN SHELL, COOKED BY STEAMING OR BY BOILING IN WATER (EXCL. ROCK LOBSTER AND OTHER SEA CRAWFISH, LOBSTERS, SHRIMPS, PRAWNS, CRABS, FRESHWATER CRAYFISH AND NORWAY LOBSTERS "NEPHROPS NORVEGICUS"); FROZEN FLOURS, MEALS, AND PELLETS OF CRUSTACEANS, FIT FOR HUMAN CONSUMPTION</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utter</text:p>
          </table:table-cell>
          <table:table-cell office:value-type="string" table:style-name="ce4">
            <text:p>04051011</text:p>
          </table:table-cell>
          <table:table-cell office:value-type="string" office:string-value="0405" table:formula="of:=LEFT([.B161]; 4)" table:style-name="ce4">
            <text:p>0405</text:p>
          </table:table-cell>
          <table:table-cell office:value-type="string" office:string-value="040510" table:formula="of:=LEFT([.B161]; 6)" table:style-name="ce4">
            <text:p>040510</text:p>
          </table:table-cell>
          <table:table-cell table:style-name="ce4"/>
          <table:table-cell office:value-type="string" table:style-name="ce4">
            <text:p>NATURAL BUTTER OF A FAT CONTENT, BY WEIGHT, OF &gt;= 80% BUT &lt;= 85%, IN IMMEDIATE PACKINGS OF A NET CONTENT OF &lt;= 1 KG (EXCL. DEHYDRATED BUTTER AND GHEE)</text:p>
          </table:table-cell>
          <table:table-cell office:value-type="string" table:style-name="ce7">
            <text:p><text:s/></text:p>
          </table:table-cell>
          <table:table-cell office:value-type="string" table:style-name="ce8">
            <text:p>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utter</text:p>
          </table:table-cell>
          <table:table-cell office:value-type="string" table:style-name="ce4">
            <text:p>04051019</text:p>
          </table:table-cell>
          <table:table-cell office:value-type="string" office:string-value="0405" table:formula="of:=LEFT([.B162]; 4)" table:style-name="ce4">
            <text:p>0405</text:p>
          </table:table-cell>
          <table:table-cell office:value-type="string" office:string-value="040510" table:formula="of:=LEFT([.B162]; 6)" table:style-name="ce4">
            <text:p>040510</text:p>
          </table:table-cell>
          <table:table-cell table:style-name="ce4"/>
          <table:table-cell office:value-type="string" table:style-name="ce4">
            <text:p>NATURAL BUTTER OF A FAT CONTENT, BY WEIGHT, OF &gt;= 80% BUT &lt;= 85% (EXCL. IN IMMEDIATE PACKINGS OF A NET CONTENT OF &lt;= 1 KG, AND DEHYDRATED BUTTER AND GHEE)</text:p>
          </table:table-cell>
          <table:table-cell office:value-type="string" table:style-name="ce7">
            <text:p><text:s/></text:p>
          </table:table-cell>
          <table:table-cell office:value-type="string" table:style-name="ce8">
            <text:p>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utter</text:p>
          </table:table-cell>
          <table:table-cell office:value-type="string" table:style-name="ce4">
            <text:p>04051030</text:p>
          </table:table-cell>
          <table:table-cell office:value-type="string" office:string-value="0405" table:formula="of:=LEFT([.B163]; 4)" table:style-name="ce4">
            <text:p>0405</text:p>
          </table:table-cell>
          <table:table-cell office:value-type="string" office:string-value="040510" table:formula="of:=LEFT([.B163]; 6)" table:style-name="ce4">
            <text:p>040510</text:p>
          </table:table-cell>
          <table:table-cell table:style-name="ce4"/>
          <table:table-cell office:value-type="string" table:style-name="ce4">
            <text:p>RECOMBINED BUTTER OF A FAT CONTENT, BY WEIGHT, OF &gt;= 80% BUT &lt;= 85% (EXCL. DEHYDRATED BUTTER AND GHEE)</text:p>
          </table:table-cell>
          <table:table-cell office:value-type="string" table:style-name="ce7">
            <text:p><text:s/></text:p>
          </table:table-cell>
          <table:table-cell office:value-type="string" table:style-name="ce8">
            <text:p>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utter</text:p>
          </table:table-cell>
          <table:table-cell office:value-type="string" table:style-name="ce4">
            <text:p>04051050</text:p>
          </table:table-cell>
          <table:table-cell office:value-type="string" office:string-value="0405" table:formula="of:=LEFT([.B164]; 4)" table:style-name="ce4">
            <text:p>0405</text:p>
          </table:table-cell>
          <table:table-cell office:value-type="string" office:string-value="040510" table:formula="of:=LEFT([.B164]; 6)" table:style-name="ce4">
            <text:p>040510</text:p>
          </table:table-cell>
          <table:table-cell table:style-name="ce4"/>
          <table:table-cell office:value-type="string" table:style-name="ce4">
            <text:p>WHEY BUTTER OF A FAT CONTENT, BY WEIGHT, OF &gt;= 80% BUT &lt;= 85% (EXCL. DEHYDRATED BUTTER AND GHEE)</text:p>
          </table:table-cell>
          <table:table-cell office:value-type="string" table:style-name="ce7">
            <text:p><text:s/></text:p>
          </table:table-cell>
          <table:table-cell office:value-type="string" table:style-name="ce8">
            <text:p>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utter</text:p>
          </table:table-cell>
          <table:table-cell office:value-type="string" table:style-name="ce4">
            <text:p>04051090</text:p>
          </table:table-cell>
          <table:table-cell office:value-type="string" office:string-value="0405" table:formula="of:=LEFT([.B165]; 4)" table:style-name="ce4">
            <text:p>0405</text:p>
          </table:table-cell>
          <table:table-cell office:value-type="string" office:string-value="040510" table:formula="of:=LEFT([.B165]; 6)" table:style-name="ce4">
            <text:p>040510</text:p>
          </table:table-cell>
          <table:table-cell table:style-name="ce4"/>
          <table:table-cell office:value-type="string" table:style-name="ce4">
            <text:p>BUTTER OF A FAT CONTENT, BY WEIGHT, OF &gt; 85% BUT &lt;= 95% (EXCL. DEHYDRATED BUTTER AND GHEE)</text:p>
          </table:table-cell>
          <table:table-cell office:value-type="string" table:style-name="ce7">
            <text:p><text:s/></text:p>
          </table:table-cell>
          <table:table-cell office:value-type="string" table:style-name="ce8">
            <text:p>73.8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heese</text:p>
          </table:table-cell>
          <table:table-cell office:value-type="string" table:style-name="ce4">
            <text:p>04062000</text:p>
          </table:table-cell>
          <table:table-cell office:value-type="string" office:string-value="0406" table:formula="of:=LEFT([.B166]; 4)" table:style-name="ce4">
            <text:p>0406</text:p>
          </table:table-cell>
          <table:table-cell office:value-type="string" office:string-value="040620" table:formula="of:=LEFT([.B166]; 6)" table:style-name="ce4">
            <text:p>040620</text:p>
          </table:table-cell>
          <table:table-cell table:style-name="ce4"/>
          <table:table-cell office:value-type="string" table:style-name="ce4">
            <text:p>GRATED OR POWDERED CHEESE, OF ALL KINDS</text:p>
          </table:table-cell>
          <table:table-cell office:value-type="string" table:style-name="ce7">
            <text:p><text:s/></text:p>
          </table:table-cell>
          <table:table-cell office:value-type="string" table:style-name="ce8">
            <text:p>24.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heese</text:p>
          </table:table-cell>
          <table:table-cell office:value-type="string" table:style-name="ce4">
            <text:p>04063010</text:p>
          </table:table-cell>
          <table:table-cell office:value-type="string" office:string-value="0406" table:formula="of:=LEFT([.B167]; 4)" table:style-name="ce4">
            <text:p>0406</text:p>
          </table:table-cell>
          <table:table-cell office:value-type="string" office:string-value="040630" table:formula="of:=LEFT([.B167]; 6)" table:style-name="ce4">
            <text:p>040630</text:p>
          </table:table-cell>
          <table:table-cell table:style-name="ce4"/>
          <table:table-cell office:value-type="string" table:style-name="ce4">
            <text:p>PROCESSED CHEESE, NOT GRATED OR POWDERED, IN THE MANUFACTURE OF WHICH NO CHEESES OTHER THAN EMMENTALER, GRUYÈRE AND APPENZELL HAVE BEEN USED AND WHICH MAY CONTAIN, AS AN ADDITION, GLARUS HERB CHEESE "KNOWN AS SCHABZIGER"; PUT UP FOR RETAIL SALE, OF A FAT CONTENT BY WEIGHT IN THE DRY MATTER OF &lt;= 56%</text:p>
          </table:table-cell>
          <table:table-cell office:value-type="string" table:style-name="ce7">
            <text:p><text:s/></text:p>
          </table:table-cell>
          <table:table-cell office:value-type="string" table:style-name="ce8">
            <text:p>19.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heese</text:p>
          </table:table-cell>
          <table:table-cell office:value-type="string" table:style-name="ce4">
            <text:p>04063031</text:p>
          </table:table-cell>
          <table:table-cell office:value-type="string" office:string-value="0406" table:formula="of:=LEFT([.B168]; 4)" table:style-name="ce4">
            <text:p>0406</text:p>
          </table:table-cell>
          <table:table-cell office:value-type="string" office:string-value="040630" table:formula="of:=LEFT([.B168]; 6)" table:style-name="ce4">
            <text:p>040630</text:p>
          </table:table-cell>
          <table:table-cell table:style-name="ce4"/>
          <table:table-cell office:value-type="string" table:style-name="ce4">
            <text:p>PROCESSED CHEESE, NOT GRATED OR POWDERED, OF A FAT CONTENT, BY WEIGHT, OF &lt;= 36% AND OF A FAT CONTENT, BY WEIGHT, IN THE DRY MATTER OF &lt;= 48% (EXCL. PROCESSED CHEESE MIXTURES MADE FROM EMMENTALER, GRUYÈRE AND APPENZELL, WITH OR WITHOUT THE ADDITION OF GLARUS HERB CHEESE KNOWN AS SCHABZIGER, PUT UP FOR RETAIL SALE)</text:p>
          </table:table-cell>
          <table:table-cell office:value-type="string" table:style-name="ce7">
            <text:p><text:s/></text:p>
          </table:table-cell>
          <table:table-cell office:value-type="string" table:style-name="ce8">
            <text:p>18.4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heese</text:p>
          </table:table-cell>
          <table:table-cell office:value-type="string" table:style-name="ce4">
            <text:p>04063039</text:p>
          </table:table-cell>
          <table:table-cell office:value-type="string" office:string-value="0406" table:formula="of:=LEFT([.B169]; 4)" table:style-name="ce4">
            <text:p>0406</text:p>
          </table:table-cell>
          <table:table-cell office:value-type="string" office:string-value="040630" table:formula="of:=LEFT([.B169]; 6)" table:style-name="ce4">
            <text:p>040630</text:p>
          </table:table-cell>
          <table:table-cell table:style-name="ce4"/>
          <table:table-cell office:value-type="string" table:style-name="ce4">
            <text:p>PROCESSED CHEESE, NOT GRATED OR POWDERED, OF A FAT CONTENT, BY WEIGHT, OF &lt;= 36% AND OF A FAT CONTENT, BY WEIGHT, IN THE DRY MATTER OF &gt; 48% (EXCL. PROCESSED CHEESE MIXTURES MADE FROM EMMENTALER, GRUYÈRE AND APPENZELL, WITH OR WITHOUT THE ADDITION OF GLARUS HERB CHEESE KNOWN AS SCHABZIGER, PUT UP FOR RETAIL SALE, OF A FAT CONTENT BY WEIGHT IN THE DRY MATTER OF &lt;= 56%)</text:p>
          </table:table-cell>
          <table:table-cell office:value-type="string" table:style-name="ce7">
            <text:p><text:s/></text:p>
          </table:table-cell>
          <table:table-cell office:value-type="string" table:style-name="ce8">
            <text:p>19.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heese</text:p>
          </table:table-cell>
          <table:table-cell office:value-type="string" table:style-name="ce4">
            <text:p>04063090</text:p>
          </table:table-cell>
          <table:table-cell office:value-type="string" office:string-value="0406" table:formula="of:=LEFT([.B170]; 4)" table:style-name="ce4">
            <text:p>0406</text:p>
          </table:table-cell>
          <table:table-cell office:value-type="string" office:string-value="040630" table:formula="of:=LEFT([.B170]; 6)" table:style-name="ce4">
            <text:p>040630</text:p>
          </table:table-cell>
          <table:table-cell table:style-name="ce4"/>
          <table:table-cell office:value-type="string" table:style-name="ce4">
            <text:p>PROCESSED CHEESE, NOT GRATED OR POWDERED, OF A FAT CONTENT, BY WEIGHT, OF &gt; 36% (EXCL. PROCESSED CHEESE MIXTURES MADE FROM EMMENTALER, GRUYÈRE AND APPENZELL, WITH OR WITHOUT THE ADDITION OF GLARUS HERB CHEESE KNOWN AS SCHABZIGER, PUT UP FOR RETAIL SALE, OF A FAT CONTENT BY WEIGHT IN THE DRY MATTER OF &lt;= 56%)</text:p>
          </table:table-cell>
          <table:table-cell office:value-type="string" table:style-name="ce7">
            <text:p><text:s/></text:p>
          </table:table-cell>
          <table:table-cell office:value-type="string" table:style-name="ce8">
            <text:p>28.4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heese</text:p>
          </table:table-cell>
          <table:table-cell office:value-type="string" table:style-name="ce4">
            <text:p>04064090</text:p>
          </table:table-cell>
          <table:table-cell office:value-type="string" office:string-value="0406" table:formula="of:=LEFT([.B171]; 4)" table:style-name="ce4">
            <text:p>0406</text:p>
          </table:table-cell>
          <table:table-cell office:value-type="string" office:string-value="040640" table:formula="of:=LEFT([.B171]; 6)" table:style-name="ce4">
            <text:p>040640</text:p>
          </table:table-cell>
          <table:table-cell table:style-name="ce4"/>
          <table:table-cell office:value-type="string" table:style-name="ce4">
            <text:p>BLUE-VEINED CHEESE AND OTHER CHEESE CONTAINING VEINS PRODUCED BY "PENICILLIUM ROQUEFORTI" (EXCL. ROQUEFORT AND GORGONZOLA)</text:p>
          </table:table-cell>
          <table:table-cell office:value-type="string" table:style-name="ce7">
            <text:p><text:s/></text:p>
          </table:table-cell>
          <table:table-cell office:value-type="string" table:style-name="ce8">
            <text:p>18.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heese</text:p>
          </table:table-cell>
          <table:table-cell office:value-type="string" table:style-name="ce4">
            <text:p>04069001</text:p>
          </table:table-cell>
          <table:table-cell office:value-type="string" office:string-value="0406" table:formula="of:=LEFT([.B172]; 4)" table:style-name="ce4">
            <text:p>0406</text:p>
          </table:table-cell>
          <table:table-cell office:value-type="string" office:string-value="040690" table:formula="of:=LEFT([.B172]; 6)" table:style-name="ce4">
            <text:p>040690</text:p>
          </table:table-cell>
          <table:table-cell table:style-name="ce4"/>
          <table:table-cell office:value-type="string" table:style-name="ce4">
            <text:p>CHEESE FOR PROCESSING (EXCL. FRESH CHEESE, INCL. WHEY CHEESE, CURD, PROCESSED CHEESE, BLUE-VEINED CHEESE AND OTHER CHEESE CONTAINING VEINS PRODUCED BY "PENICILLIUM ROQUEFORTI", AND GRATED OR POWDERED CHEESE):</text:p>
          </table:table-cell>
          <table:table-cell office:value-type="string" table:style-name="ce7">
            <text:p><text:s/></text:p>
          </table:table-cell>
          <table:table-cell office:value-type="string" table:style-name="ce8">
            <text:p>22.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heese</text:p>
          </table:table-cell>
          <table:table-cell office:value-type="string" table:style-name="ce4">
            <text:p>04069021</text:p>
          </table:table-cell>
          <table:table-cell office:value-type="string" office:string-value="0406" table:formula="of:=LEFT([.B173]; 4)" table:style-name="ce4">
            <text:p>0406</text:p>
          </table:table-cell>
          <table:table-cell office:value-type="string" office:string-value="040690" table:formula="of:=LEFT([.B173]; 6)" table:style-name="ce4">
            <text:p>040690</text:p>
          </table:table-cell>
          <table:table-cell table:style-name="ce4"/>
          <table:table-cell office:value-type="string" table:style-name="ce4">
            <text:p>CHEDDAR (EXCL. GRATED OR POWDERED AND FOR PROCESSING)</text:p>
          </table:table-cell>
          <table:table-cell office:value-type="string" table:style-name="ce7">
            <text:p><text:s/></text:p>
          </table:table-cell>
          <table:table-cell office:value-type="string" table:style-name="ce8">
            <text:p>22.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resh Beans</text:p>
          </table:table-cell>
          <table:table-cell office:value-type="string" table:style-name="ce4">
            <text:p>07082000</text:p>
          </table:table-cell>
          <table:table-cell office:value-type="string" office:string-value="0708" table:formula="of:=LEFT([.B174]; 4)" table:style-name="ce4">
            <text:p>0708</text:p>
          </table:table-cell>
          <table:table-cell office:value-type="string" office:string-value="070820" table:formula="of:=LEFT([.B174]; 6)" table:style-name="ce4">
            <text:p>070820</text:p>
          </table:table-cell>
          <table:table-cell table:style-name="ce4"/>
          <table:table-cell office:value-type="string" table:style-name="ce4">
            <text:p>FRESH OR CHILLED BEANS "VIGNA SPP., PHASEOLUS SPP.", SHELLED OR UNSHELLED</text:p>
          </table:table-cell>
          <table:table-cell office:value-type="string" table:style-name="ce7">
            <text:p><text:s/></text:p>
          </table:table-cell>
          <table:table-cell office:value-type="string" table:style-name="ce8">
            <text:p>10.4% MIN 1.6 EUR/100kg</text:p>
          </table:table-cell>
          <table:table-cell office:value-type="string" table:style-name="ce9">
            <text:p>01/07 to 30/09 10.10% 01/10 to 30/06 6.9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6.9000000000000006E-2" table:style-name="ce11">
            <text:p>6.9%</text:p>
          </table:table-cell>
          <table:table-cell office:value-type="percentage" office:value="6.9000000000000006E-2" table:style-name="ce11">
            <text:p>6.9%</text:p>
          </table:table-cell>
          <table:table-cell office:value-type="percentage" office:value="6.9000000000000006E-2" table:style-name="ce11">
            <text:p>6.9%</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5"/>
        </table:table-row>
        <table:table-row table:style-name="ro1">
          <table:table-cell office:value-type="string" table:style-name="ce6">
            <text:p>Bananas</text:p>
          </table:table-cell>
          <table:table-cell office:value-type="string" table:style-name="ce4">
            <text:p>08039010</text:p>
          </table:table-cell>
          <table:table-cell office:value-type="string" office:string-value="0803" table:formula="of:=LEFT([.B175]; 4)" table:style-name="ce4">
            <text:p>0803</text:p>
          </table:table-cell>
          <table:table-cell office:value-type="string" office:string-value="080390" table:formula="of:=LEFT([.B175]; 6)" table:style-name="ce4">
            <text:p>080390</text:p>
          </table:table-cell>
          <table:table-cell table:style-name="ce4"/>
          <table:table-cell office:value-type="string" table:style-name="ce4">
            <text:p>BANANAS, FRESH (EXCL. PLANTAINS)</text:p>
          </table:table-cell>
          <table:table-cell office:value-type="string" table:style-name="ce7">
            <text:p><text:s/></text:p>
          </table:table-cell>
          <table:table-cell office:value-type="string" table:style-name="ce8">
            <text:p>114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ananas</text:p>
          </table:table-cell>
          <table:table-cell office:value-type="string" table:style-name="ce4">
            <text:p>08039090</text:p>
          </table:table-cell>
          <table:table-cell office:value-type="string" office:string-value="0803" table:formula="of:=LEFT([.B176]; 4)" table:style-name="ce4">
            <text:p>0803</text:p>
          </table:table-cell>
          <table:table-cell office:value-type="string" office:string-value="080390" table:formula="of:=LEFT([.B176]; 6)" table:style-name="ce4">
            <text:p>080390</text:p>
          </table:table-cell>
          <table:table-cell table:style-name="ce4"/>
          <table:table-cell office:value-type="string" table:style-name="ce4">
            <text:p>BANANAS, DRIED (EXCL. PLANTAINS)</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125" table:style-name="ce11">
            <text:p>12.5%</text:p>
          </table:table-cell>
          <table:table-cell office:value-type="percentage" office:value="0.125" table:style-name="ce11">
            <text:p>12.5%</text:p>
          </table:table-cell>
          <table:table-cell office:value-type="percentage" office:value="0.125" table:style-name="ce11">
            <text:p>1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love &amp; Vanilla</text:p>
          </table:table-cell>
          <table:table-cell office:value-type="string" table:style-name="ce4">
            <text:p>09051000</text:p>
          </table:table-cell>
          <table:table-cell office:value-type="string" office:string-value="0905" table:formula="of:=LEFT([.B177]; 4)" table:style-name="ce4">
            <text:p>0905</text:p>
          </table:table-cell>
          <table:table-cell office:value-type="string" office:string-value="090510" table:formula="of:=LEFT([.B177]; 6)" table:style-name="ce4">
            <text:p>090510</text:p>
          </table:table-cell>
          <table:table-cell table:style-name="ce4"/>
          <table:table-cell office:value-type="string" table:style-name="ce4">
            <text:p>VANILLA, NEITHER CRUSHED NOR GROUND</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2.1000000000000001E-2" table:style-name="ce11">
            <text:p>2.1%</text:p>
          </table:table-cell>
          <table:table-cell office:value-type="percentage" office:value="2.1000000000000001E-2" table:style-name="ce11">
            <text:p>2.1%</text:p>
          </table:table-cell>
          <table:table-cell office:value-type="percentage" office:value="2.1000000000000001E-2" table:style-name="ce11">
            <text:p>2.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love &amp; Vanilla</text:p>
          </table:table-cell>
          <table:table-cell office:value-type="string" table:style-name="ce4">
            <text:p>09071000</text:p>
          </table:table-cell>
          <table:table-cell office:value-type="string" office:string-value="0907" table:formula="of:=LEFT([.B178]; 4)" table:style-name="ce4">
            <text:p>0907</text:p>
          </table:table-cell>
          <table:table-cell office:value-type="string" office:string-value="090710" table:formula="of:=LEFT([.B178]; 6)" table:style-name="ce4">
            <text:p>090710</text:p>
          </table:table-cell>
          <table:table-cell table:style-name="ce4"/>
          <table:table-cell office:value-type="string" table:style-name="ce4">
            <text:p>CLOVES, WHOLE FRUIT, CLOVES AND STEMS, NEITHER CRUSHED NOR GROUND</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2.8000000000000001E-2" table:style-name="ce11">
            <text:p>2.8%</text:p>
          </table:table-cell>
          <table:table-cell office:value-type="percentage" office:value="2.8000000000000001E-2" table:style-name="ce11">
            <text:p>2.8%</text:p>
          </table:table-cell>
          <table:table-cell office:value-type="percentage" office:value="2.8000000000000001E-2" table:style-name="ce11">
            <text:p>2.8%</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21</text:p>
          </table:table-cell>
          <table:table-cell office:value-type="string" office:string-value="1006" table:formula="of:=LEFT([.B179]; 4)" table:style-name="ce4">
            <text:p>1006</text:p>
          </table:table-cell>
          <table:table-cell office:value-type="string" office:string-value="100630" table:formula="of:=LEFT([.B179]; 6)" table:style-name="ce4">
            <text:p>100630</text:p>
          </table:table-cell>
          <table:table-cell table:style-name="ce4"/>
          <table:table-cell office:value-type="string" table:style-name="ce4">
            <text:p>SEMI-MILLED ROUND GRAIN RICE,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23</text:p>
          </table:table-cell>
          <table:table-cell office:value-type="string" office:string-value="1006" table:formula="of:=LEFT([.B180]; 4)" table:style-name="ce4">
            <text:p>1006</text:p>
          </table:table-cell>
          <table:table-cell office:value-type="string" office:string-value="100630" table:formula="of:=LEFT([.B180]; 6)" table:style-name="ce4">
            <text:p>100630</text:p>
          </table:table-cell>
          <table:table-cell table:style-name="ce4"/>
          <table:table-cell office:value-type="string" table:style-name="ce4">
            <text:p>SEMI-MILLED MEDIUM GRAIN RICE,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25</text:p>
          </table:table-cell>
          <table:table-cell office:value-type="string" office:string-value="1006" table:formula="of:=LEFT([.B181]; 4)" table:style-name="ce4">
            <text:p>1006</text:p>
          </table:table-cell>
          <table:table-cell office:value-type="string" office:string-value="100630" table:formula="of:=LEFT([.B181]; 6)" table:style-name="ce4">
            <text:p>100630</text:p>
          </table:table-cell>
          <table:table-cell table:style-name="ce4"/>
          <table:table-cell office:value-type="string" table:style-name="ce4">
            <text:p>SEMI-MILLED LONG GRAIN RICE, LENGTH-WIDTH RATIO &gt; 2 BUT &lt; 3,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27</text:p>
          </table:table-cell>
          <table:table-cell office:value-type="string" office:string-value="1006" table:formula="of:=LEFT([.B182]; 4)" table:style-name="ce4">
            <text:p>1006</text:p>
          </table:table-cell>
          <table:table-cell office:value-type="string" office:string-value="100630" table:formula="of:=LEFT([.B182]; 6)" table:style-name="ce4">
            <text:p>100630</text:p>
          </table:table-cell>
          <table:table-cell table:style-name="ce4"/>
          <table:table-cell office:value-type="string" table:style-name="ce4">
            <text:p>SEMI-MILLED LONG GRAIN RICE, LENGTH-WIDTH RATIO &gt;= 3,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42</text:p>
          </table:table-cell>
          <table:table-cell office:value-type="string" office:string-value="1006" table:formula="of:=LEFT([.B183]; 4)" table:style-name="ce4">
            <text:p>1006</text:p>
          </table:table-cell>
          <table:table-cell office:value-type="string" office:string-value="100630" table:formula="of:=LEFT([.B183]; 6)" table:style-name="ce4">
            <text:p>100630</text:p>
          </table:table-cell>
          <table:table-cell table:style-name="ce4"/>
          <table:table-cell office:value-type="string" table:style-name="ce4">
            <text:p>SEMI-MILLED ROUND GRAIN RICE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44</text:p>
          </table:table-cell>
          <table:table-cell office:value-type="string" office:string-value="1006" table:formula="of:=LEFT([.B184]; 4)" table:style-name="ce4">
            <text:p>1006</text:p>
          </table:table-cell>
          <table:table-cell office:value-type="string" office:string-value="100630" table:formula="of:=LEFT([.B184]; 6)" table:style-name="ce4">
            <text:p>100630</text:p>
          </table:table-cell>
          <table:table-cell table:style-name="ce4"/>
          <table:table-cell office:value-type="string" table:style-name="ce4">
            <text:p>SEMI-MILLED MEDIUM GRAIN RICE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46</text:p>
          </table:table-cell>
          <table:table-cell office:value-type="string" office:string-value="1006" table:formula="of:=LEFT([.B185]; 4)" table:style-name="ce4">
            <text:p>1006</text:p>
          </table:table-cell>
          <table:table-cell office:value-type="string" office:string-value="100630" table:formula="of:=LEFT([.B185]; 6)" table:style-name="ce4">
            <text:p>100630</text:p>
          </table:table-cell>
          <table:table-cell table:style-name="ce4"/>
          <table:table-cell office:value-type="string" table:style-name="ce4">
            <text:p>SEMI-MILLED LONG GRAIN RICE, LENGTH-WIDTH RATIO &gt; 2 BUT &lt; 3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48</text:p>
          </table:table-cell>
          <table:table-cell office:value-type="string" office:string-value="1006" table:formula="of:=LEFT([.B186]; 4)" table:style-name="ce4">
            <text:p>1006</text:p>
          </table:table-cell>
          <table:table-cell office:value-type="string" office:string-value="100630" table:formula="of:=LEFT([.B186]; 6)" table:style-name="ce4">
            <text:p>100630</text:p>
          </table:table-cell>
          <table:table-cell table:style-name="ce4"/>
          <table:table-cell office:value-type="string" table:style-name="ce4">
            <text:p>SEMI-MILLED LONG GRAIN RICE, LENGTH-WIDTH RATIO &gt;= 3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61</text:p>
          </table:table-cell>
          <table:table-cell office:value-type="string" office:string-value="1006" table:formula="of:=LEFT([.B187]; 4)" table:style-name="ce4">
            <text:p>1006</text:p>
          </table:table-cell>
          <table:table-cell office:value-type="string" office:string-value="100630" table:formula="of:=LEFT([.B187]; 6)" table:style-name="ce4">
            <text:p>100630</text:p>
          </table:table-cell>
          <table:table-cell table:style-name="ce4"/>
          <table:table-cell office:value-type="string" table:style-name="ce4">
            <text:p>WHOLLY MILLED ROUND GRAIN RICE, PARBOILED, WHETHER OR NOT POLISHED OR GLAZ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63</text:p>
          </table:table-cell>
          <table:table-cell office:value-type="string" office:string-value="1006" table:formula="of:=LEFT([.B188]; 4)" table:style-name="ce4">
            <text:p>1006</text:p>
          </table:table-cell>
          <table:table-cell office:value-type="string" office:string-value="100630" table:formula="of:=LEFT([.B188]; 6)" table:style-name="ce4">
            <text:p>100630</text:p>
          </table:table-cell>
          <table:table-cell table:style-name="ce4"/>
          <table:table-cell office:value-type="string" table:style-name="ce4">
            <text:p>WHOLLY MILLED MEDIUM GRAIN RICE, PARBOILED, WHETHER OR NOT POLISHED OR GLAZ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65</text:p>
          </table:table-cell>
          <table:table-cell office:value-type="string" office:string-value="1006" table:formula="of:=LEFT([.B189]; 4)" table:style-name="ce4">
            <text:p>1006</text:p>
          </table:table-cell>
          <table:table-cell office:value-type="string" office:string-value="100630" table:formula="of:=LEFT([.B189]; 6)" table:style-name="ce4">
            <text:p>100630</text:p>
          </table:table-cell>
          <table:table-cell table:style-name="ce4"/>
          <table:table-cell office:value-type="string" table:style-name="ce4">
            <text:p>WHOLLY MILLED LONG GRAIN RICE, LENGTH-WIDTH RATIO &gt; 2 BUT &lt; 3, PARBOILED, WHETHER OR NOT POLISHED OR GLAZ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67</text:p>
          </table:table-cell>
          <table:table-cell office:value-type="string" office:string-value="1006" table:formula="of:=LEFT([.B190]; 4)" table:style-name="ce4">
            <text:p>1006</text:p>
          </table:table-cell>
          <table:table-cell office:value-type="string" office:string-value="100630" table:formula="of:=LEFT([.B190]; 6)" table:style-name="ce4">
            <text:p>100630</text:p>
          </table:table-cell>
          <table:table-cell table:style-name="ce4"/>
          <table:table-cell office:value-type="string" table:style-name="ce4">
            <text:p>WHOLLY MILLED LONG GRAIN RICE, LENGTH-WIDTH RATIO &gt;= 3, PARBOILED, WHETHER OR NOT POLISHED OR GLAZ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92</text:p>
          </table:table-cell>
          <table:table-cell office:value-type="string" office:string-value="1006" table:formula="of:=LEFT([.B191]; 4)" table:style-name="ce4">
            <text:p>1006</text:p>
          </table:table-cell>
          <table:table-cell office:value-type="string" office:string-value="100630" table:formula="of:=LEFT([.B191]; 6)" table:style-name="ce4">
            <text:p>100630</text:p>
          </table:table-cell>
          <table:table-cell table:style-name="ce4"/>
          <table:table-cell office:value-type="string" table:style-name="ce4">
            <text:p>WHOLLY MILLED ROUND GRAIN RICE, WHETHER OR NOT POLISHED OR GLAZED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94</text:p>
          </table:table-cell>
          <table:table-cell office:value-type="string" office:string-value="1006" table:formula="of:=LEFT([.B192]; 4)" table:style-name="ce4">
            <text:p>1006</text:p>
          </table:table-cell>
          <table:table-cell office:value-type="string" office:string-value="100630" table:formula="of:=LEFT([.B192]; 6)" table:style-name="ce4">
            <text:p>100630</text:p>
          </table:table-cell>
          <table:table-cell table:style-name="ce4"/>
          <table:table-cell office:value-type="string" table:style-name="ce4">
            <text:p>WHOLLY MILLED MEDIUM GRAIN RICE, WHETHER OR NOT POLISHED OR GLAZED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96</text:p>
          </table:table-cell>
          <table:table-cell office:value-type="string" office:string-value="1006" table:formula="of:=LEFT([.B193]; 4)" table:style-name="ce4">
            <text:p>1006</text:p>
          </table:table-cell>
          <table:table-cell office:value-type="string" office:string-value="100630" table:formula="of:=LEFT([.B193]; 6)" table:style-name="ce4">
            <text:p>100630</text:p>
          </table:table-cell>
          <table:table-cell table:style-name="ce4"/>
          <table:table-cell office:value-type="string" table:style-name="ce4">
            <text:p>WHOLLY MILLED LONG GRAIN RICE, LENGTH-WIDTH &gt; 2 BUT &lt; 3, WHETHER OR NOT POLISHED OR GLAZED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3098</text:p>
          </table:table-cell>
          <table:table-cell office:value-type="string" office:string-value="1006" table:formula="of:=LEFT([.B194]; 4)" table:style-name="ce4">
            <text:p>1006</text:p>
          </table:table-cell>
          <table:table-cell office:value-type="string" office:string-value="100630" table:formula="of:=LEFT([.B194]; 6)" table:style-name="ce4">
            <text:p>100630</text:p>
          </table:table-cell>
          <table:table-cell table:style-name="ce4"/>
          <table:table-cell office:value-type="string" table:style-name="ce4">
            <text:p>WHOLLY MILLED LONG GRAIN RICE, LENGTH-WIDTH RATIO &gt;= 3, WHETHER OR NOT POLISHED OR GLAZED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ice</text:p>
          </table:table-cell>
          <table:table-cell office:value-type="string" table:style-name="ce4">
            <text:p>10064000</text:p>
          </table:table-cell>
          <table:table-cell office:value-type="string" office:string-value="1006" table:formula="of:=LEFT([.B195]; 4)" table:style-name="ce4">
            <text:p>1006</text:p>
          </table:table-cell>
          <table:table-cell office:value-type="string" office:string-value="100640" table:formula="of:=LEFT([.B195]; 6)" table:style-name="ce4">
            <text:p>100640</text:p>
          </table:table-cell>
          <table:table-cell table:style-name="ce4"/>
          <table:table-cell office:value-type="string" table:style-name="ce4">
            <text:p>BROKEN RICE</text:p>
          </table:table-cell>
          <table:table-cell office:value-type="string" table:style-name="ce7">
            <text:p><text:s/></text:p>
          </table:table-cell>
          <table:table-cell office:value-type="string" table:style-name="ce8">
            <text:p>6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15111090</text:p>
          </table:table-cell>
          <table:table-cell office:value-type="string" office:string-value="1511" table:formula="of:=LEFT([.B196]; 4)" table:style-name="ce4">
            <text:p>1511</text:p>
          </table:table-cell>
          <table:table-cell office:value-type="string" office:string-value="151110" table:formula="of:=LEFT([.B196]; 6)" table:style-name="ce4">
            <text:p>151110</text:p>
          </table:table-cell>
          <table:table-cell table:style-name="ce4"/>
          <table:table-cell office:value-type="string" table:style-name="ce4">
            <text:p>CRUDE PALM OIL (EXCL. FOR TECHNICAL OR INDUSTRIAL USES)</text:p>
          </table:table-cell>
          <table:table-cell office:value-type="string" table:style-name="ce7">
            <text:p><text:s/></text:p>
          </table:table-cell>
          <table:table-cell office:value-type="percentage" office:value="3.7999999999999999E-2" table:style-name="ce8">
            <text:p>3.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15131191</text:p>
          </table:table-cell>
          <table:table-cell office:value-type="string" office:string-value="1513" table:formula="of:=LEFT([.B197]; 4)" table:style-name="ce4">
            <text:p>1513</text:p>
          </table:table-cell>
          <table:table-cell office:value-type="string" office:string-value="151311" table:formula="of:=LEFT([.B197]; 6)" table:style-name="ce4">
            <text:p>151311</text:p>
          </table:table-cell>
          <table:table-cell table:style-name="ce4"/>
          <table:table-cell office:value-type="string" table:style-name="ce4">
            <text:p>CRUDE COCONUT OIL, IN IMMEDIATE PACKINGS OF &lt;= 1 KG (EXCL. FOR TECHNICAL OR INDUSTRIAL USES)</text:p>
          </table:table-cell>
          <table:table-cell office:value-type="string" table:style-name="ce7">
            <text:p><text:s/></text:p>
          </table:table-cell>
          <table:table-cell office:value-type="percentage" office:value="0.128" table:style-name="ce8">
            <text:p>12.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3999999999999997E-2" table:style-name="ce11">
            <text:p>4.4%</text:p>
          </table:table-cell>
          <table:table-cell office:value-type="percentage" office:value="4.3999999999999997E-2" table:style-name="ce11">
            <text:p>4.4%</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15131199</text:p>
          </table:table-cell>
          <table:table-cell office:value-type="string" office:string-value="1513" table:formula="of:=LEFT([.B198]; 4)" table:style-name="ce4">
            <text:p>1513</text:p>
          </table:table-cell>
          <table:table-cell office:value-type="string" office:string-value="151311" table:formula="of:=LEFT([.B198]; 6)" table:style-name="ce4">
            <text:p>151311</text:p>
          </table:table-cell>
          <table:table-cell table:style-name="ce4"/>
          <table:table-cell office:value-type="string" table:style-name="ce4">
            <text:p>CRUDE COCONUT OIL, IN IMMEDIATE PACKINGS OF &gt; 1 KG OR PUT UP OTHERWISE (EXCL. FOR TECHNICAL OR INDUSTRIAL USES)</text:p>
          </table:table-cell>
          <table:table-cell office:value-type="string" table:style-name="ce7">
            <text:p><text:s/></text:p>
          </table:table-cell>
          <table:table-cell office:value-type="percentage" office:value="6.4000000000000001E-2" table:style-name="ce8">
            <text:p>6.4%</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2.1999999999999999E-2" table:style-name="ce11">
            <text:p>2.2%</text:p>
          </table:table-cell>
          <table:table-cell office:value-type="percentage" office:value="2.1999999999999999E-2" table:style-name="ce11">
            <text:p>2.2%</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15132190</text:p>
          </table:table-cell>
          <table:table-cell office:value-type="string" office:string-value="1513" table:formula="of:=LEFT([.B199]; 4)" table:style-name="ce4">
            <text:p>1513</text:p>
          </table:table-cell>
          <table:table-cell office:value-type="string" office:string-value="151321" table:formula="of:=LEFT([.B199]; 6)" table:style-name="ce4">
            <text:p>151321</text:p>
          </table:table-cell>
          <table:table-cell table:style-name="ce4"/>
          <table:table-cell office:value-type="string" table:style-name="ce4">
            <text:p>RAW PALM KERNEL OIL AND BABASSU OIL IN IMMEDIATE PACKINGS OF A NET CONTENT OF &gt; 1 KG OR PUT UP OTHERWISE (EXCL. OILS FOR TECHNICAL OR INDUSTRIAL USES)</text:p>
          </table:table-cell>
          <table:table-cell office:value-type="string" table:style-name="ce7">
            <text:p><text:s/></text:p>
          </table:table-cell>
          <table:table-cell office:value-type="percentage" office:value="6.4000000000000001E-2" table:style-name="ce8">
            <text:p>6.4%</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2.1999999999999999E-2" table:style-name="ce11">
            <text:p>2.2%</text:p>
          </table:table-cell>
          <table:table-cell office:value-type="percentage" office:value="2.1999999999999999E-2" table:style-name="ce11">
            <text:p>2.2%</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15162098</text:p>
          </table:table-cell>
          <table:table-cell office:value-type="string" office:string-value="1516" table:formula="of:=LEFT([.B200]; 4)" table:style-name="ce4">
            <text:p>1516</text:p>
          </table:table-cell>
          <table:table-cell office:value-type="string" office:string-value="151620" table:formula="of:=LEFT([.B200]; 6)" table:style-name="ce4">
            <text:p>151620</text:p>
          </table:table-cell>
          <table:table-cell table:style-name="ce4"/>
          <table:table-cell office:value-type="string" table:style-name="ce4">
            <text:p>VEGETABLE FATS AND OILS AND THEIR FRACTIONS, PARTLY OR WHOLLY HYDROGENATED, INTER-ESTERIFIED, RE-ESTERIFIED OR ELAIDINISED, WHETHER OR NOT REFINED, IN IMMEDIATE PACKINGS OF &gt; 1 KG OR IN ANOTHER FORM (EXCL. FATS AND OILS AND THEIR FRACTIONS, FURTHER PREPARED, HYDROGENATED CASTOR OIL AND SUBHEADING 1516.20.95 AND 1516.20.96)</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7.3999999999999996E-2" table:style-name="ce11">
            <text:p>7.4%</text:p>
          </table:table-cell>
          <table:table-cell office:value-type="percentage" office:value="7.3999999999999996E-2" table:style-name="ce11">
            <text:p>7.4%</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15180091</text:p>
          </table:table-cell>
          <table:table-cell office:value-type="string" office:string-value="1518" table:formula="of:=LEFT([.B201]; 4)" table:style-name="ce4">
            <text:p>1518</text:p>
          </table:table-cell>
          <table:table-cell office:value-type="string" office:string-value="151800" table:formula="of:=LEFT([.B201]; 6)" table:style-name="ce4">
            <text:p>151800</text:p>
          </table:table-cell>
          <table:table-cell table:style-name="ce4"/>
          <table:table-cell office:value-type="string" table:style-name="ce4">
            <text:p>ANIMAL OR VEGETABLE FATS AND OILS AND THEIR FRACTIONS, BOILED, OXIDISED, DEHYDRATED, SULPHURISED, BLOWN, POLYMERISED BY HEAT IN VACUUM OR IN INERT GAS OR OTHERWISE CHEMICALLY MODIFIED (EXCL. THOSE OF HEADING 1516 AND LINOXYN [OXIDISED LINSEED OI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15180095</text:p>
          </table:table-cell>
          <table:table-cell office:value-type="string" office:string-value="1518" table:formula="of:=LEFT([.B202]; 4)" table:style-name="ce4">
            <text:p>1518</text:p>
          </table:table-cell>
          <table:table-cell office:value-type="string" office:string-value="151800" table:formula="of:=LEFT([.B202]; 6)" table:style-name="ce4">
            <text:p>151800</text:p>
          </table:table-cell>
          <table:table-cell table:style-name="ce4"/>
          <table:table-cell office:value-type="string" table:style-name="ce4">
            <text:p>INEDIBLE MIXTURES OR PREPARATIONS "YELLOW GREASE" OF ANIMAL OR OF ANIMAL AND VEGETABLE FATS AND OILS AND THEIR FRACTION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15180099</text:p>
          </table:table-cell>
          <table:table-cell office:value-type="string" office:string-value="1518" table:formula="of:=LEFT([.B203]; 4)" table:style-name="ce4">
            <text:p>1518</text:p>
          </table:table-cell>
          <table:table-cell office:value-type="string" office:string-value="151800" table:formula="of:=LEFT([.B203]; 6)" table:style-name="ce4">
            <text:p>151800</text:p>
          </table:table-cell>
          <table:table-cell table:style-name="ce4"/>
          <table:table-cell office:value-type="string" table:style-name="ce4">
            <text:p>MIXTURES AND PREPARATIONS OF ANIMAL OR VEGETABLE FATS AND OILS AND OF FRACTIONS OF VARIOUS FATS AND OILS, INEDIBLE, N.E.S., IN CHAPTER 15</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111</text:p>
          </table:table-cell>
          <table:table-cell office:value-type="string" office:string-value="1602" table:formula="of:=LEFT([.B204]; 4)" table:style-name="ce4">
            <text:p>1602</text:p>
          </table:table-cell>
          <table:table-cell office:value-type="string" office:string-value="160231" table:formula="of:=LEFT([.B204]; 6)" table:style-name="ce4">
            <text:p>160231</text:p>
          </table:table-cell>
          <table:table-cell table:style-name="ce4"/>
          <table:table-cell office:value-type="string" table:style-name="ce4">
            <text:p>PREPARATIONS CONTAINING EXCLUSIVELY UNCOOKED TURKEY MEAT (EXCL. SAUSAGES AND SIMILAR PRODUCTS)</text:p>
          </table:table-cell>
          <table:table-cell office:value-type="string" table:style-name="ce7">
            <text:p>Tariff quota rate</text:p>
          </table:table-cell>
          <table:table-cell office:value-type="string" table:style-name="ce8">
            <text:p>617.9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119</text:p>
          </table:table-cell>
          <table:table-cell office:value-type="string" office:string-value="1602" table:formula="of:=LEFT([.B205]; 4)" table:style-name="ce4">
            <text:p>1602</text:p>
          </table:table-cell>
          <table:table-cell office:value-type="string" office:string-value="160231" table:formula="of:=LEFT([.B205]; 6)" table:style-name="ce4">
            <text:p>160231</text:p>
          </table:table-cell>
          <table:table-cell table:style-name="ce4"/>
          <table:table-cell office:value-type="string" table:style-name="ce4">
            <text:p>MEAT OR OFFAL OF TURKEYS "POULTRY", PREPARED OR PRESERVED, CONTAINING &gt;= 57% BY WEIGHT OF MEAT OR OFFAL OF POULTRY (EXCL. CONTAINING EXCLUSIVELY UNCOOKED TURKEY MEAT,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617.9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180</text:p>
          </table:table-cell>
          <table:table-cell office:value-type="string" office:string-value="1602" table:formula="of:=LEFT([.B206]; 4)" table:style-name="ce4">
            <text:p>1602</text:p>
          </table:table-cell>
          <table:table-cell office:value-type="string" office:string-value="160231" table:formula="of:=LEFT([.B206]; 6)" table:style-name="ce4">
            <text:p>160231</text:p>
          </table:table-cell>
          <table:table-cell table:style-name="ce4"/>
          <table:table-cell office:value-type="string" table:style-name="ce4">
            <text:p>MEAT OR OFFAL OF DOMESTIC TURKEYS, PREPARED OR PRESERVED, CONTAINING &lt; 57% BY WEIGHT "EXCL. BONES" OF MEAT OR OFFAL OF POULTRY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617.9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211</text:p>
          </table:table-cell>
          <table:table-cell office:value-type="string" office:string-value="1602" table:formula="of:=LEFT([.B207]; 4)" table:style-name="ce4">
            <text:p>1602</text:p>
          </table:table-cell>
          <table:table-cell office:value-type="string" office:string-value="160232" table:formula="of:=LEFT([.B207]; 6)" table:style-name="ce4">
            <text:p>160232</text:p>
          </table:table-cell>
          <table:table-cell table:style-name="ce4"/>
          <table:table-cell office:value-type="string" table:style-name="ce4">
            <text:p>UNCOOKED, PREPARED OR PRESERVED MEAT OR MEAT OFFAL OF FOWLS OF THE SPECIES GALLUS DOMESTICUS CONTAINING &gt;= 57% MEAT OR OFFAL OF POULTRY (EXCL. SAUSAGES AND SIMILAR PRODUCTS, AND PREPARATIONS OF LIVER)</text:p>
          </table:table-cell>
          <table:table-cell office:value-type="string" table:style-name="ce7">
            <text:p>Tariff quota rate</text:p>
          </table:table-cell>
          <table:table-cell office:value-type="string" table:style-name="ce8">
            <text:p>1668.5 EUR/10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219</text:p>
          </table:table-cell>
          <table:table-cell office:value-type="string" office:string-value="1602" table:formula="of:=LEFT([.B208]; 4)" table:style-name="ce4">
            <text:p>1602</text:p>
          </table:table-cell>
          <table:table-cell office:value-type="string" office:string-value="160232" table:formula="of:=LEFT([.B208]; 6)" table:style-name="ce4">
            <text:p>160232</text:p>
          </table:table-cell>
          <table:table-cell table:style-name="ce4"/>
          <table:table-cell office:value-type="string" table:style-name="ce4">
            <text:p>COOKED, PREPARED OR PRESERVED MEAT OR MEAT OFFAL OF FOWLS OF THE SPECIES GALLUS DOMESTICUS CONTAINING &gt;= 57% MEAT OR OFFAL OF POULTRY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617.9 EUR/1000kg</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230</text:p>
          </table:table-cell>
          <table:table-cell office:value-type="string" office:string-value="1602" table:formula="of:=LEFT([.B209]; 4)" table:style-name="ce4">
            <text:p>1602</text:p>
          </table:table-cell>
          <table:table-cell office:value-type="string" office:string-value="160232" table:formula="of:=LEFT([.B209]; 6)" table:style-name="ce4">
            <text:p>160232</text:p>
          </table:table-cell>
          <table:table-cell table:style-name="ce4"/>
          <table:table-cell office:value-type="string" table:style-name="ce4">
            <text:p>PREPARED OR PRESERVED MEAT OR MEAT OFFAL OF FOWLS OF THE SPECIES GALLUS DOMESTICUS CONTAINING &gt;= 25% BUT &lt; 57% <text:s/>OF POULTRY MEAT OR OFFAL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1668.5 EUR/1000kg</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290</text:p>
          </table:table-cell>
          <table:table-cell office:value-type="string" office:string-value="1602" table:formula="of:=LEFT([.B210]; 4)" table:style-name="ce4">
            <text:p>1602</text:p>
          </table:table-cell>
          <table:table-cell office:value-type="string" office:string-value="160232" table:formula="of:=LEFT([.B210]; 6)" table:style-name="ce4">
            <text:p>160232</text:p>
          </table:table-cell>
          <table:table-cell table:style-name="ce4"/>
          <table:table-cell office:value-type="string" table:style-name="ce4">
            <text:p>PREPARED OR PRESERVED MEAT OR MEAT OFFAL OF FOWLS OF THE SPECIES GALLUS DOMESTICUS (EXCL. THAT CONTAINING &gt;= 25% MEAT OR OFFAL OF POULTRY, MEAT OR OFFAL OF TURKEYS OR GUINEA FOWL, SAUSAGES AND SIMILAR PRODUCTS, FINELY HOMOGENISED PREPARATIONS PUT UP FOR RETAIL SALE AS INFANT FOOD OR FOR DIETETIC PURPOSES, IN CONTAINERS OF A NET WEIGHT OF &lt;= 250 G, PREPARATIONS OF LIVER AND MEAT EXTRACTS AND JUICES)</text:p>
          </table:table-cell>
          <table:table-cell office:value-type="string" table:style-name="ce7">
            <text:p>Tariff quota rate</text:p>
          </table:table-cell>
          <table:table-cell office:value-type="string" table:style-name="ce8">
            <text:p>1668.5 EUR/1000kg</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921</text:p>
          </table:table-cell>
          <table:table-cell office:value-type="string" office:string-value="1602" table:formula="of:=LEFT([.B211]; 4)" table:style-name="ce4">
            <text:p>1602</text:p>
          </table:table-cell>
          <table:table-cell office:value-type="string" office:string-value="160239" table:formula="of:=LEFT([.B211]; 6)" table:style-name="ce4">
            <text:p>160239</text:p>
          </table:table-cell>
          <table:table-cell table:style-name="ce4"/>
          <table:table-cell office:value-type="string" table:style-name="ce4">
            <text:p>UNCOOKED, PREPARED OR PRESERVED MEAT OR MEAT OFFAL OF DUCKS, GEESE AND GUINEA FOWL OF THE SPECIES DOMESTICUS, CONTAINING &gt;= 57% MEAT OR OFFAL OF POULTRY (EXCL. SAUSAGES AND SIMILAR PRODUCTS, AND PREPARATIONS OF LIVER)</text:p>
          </table:table-cell>
          <table:table-cell office:value-type="string" table:style-name="ce7">
            <text:p>Tariff quota rate</text:p>
          </table:table-cell>
          <table:table-cell office:value-type="string" table:style-name="ce8">
            <text:p>1668.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929</text:p>
          </table:table-cell>
          <table:table-cell office:value-type="string" office:string-value="1602" table:formula="of:=LEFT([.B212]; 4)" table:style-name="ce4">
            <text:p>1602</text:p>
          </table:table-cell>
          <table:table-cell office:value-type="string" office:string-value="160239" table:formula="of:=LEFT([.B212]; 6)" table:style-name="ce4">
            <text:p>160239</text:p>
          </table:table-cell>
          <table:table-cell table:style-name="ce4"/>
          <table:table-cell office:value-type="string" table:style-name="ce4">
            <text:p>COOKED, PREPARED OR PRESERVED MEAT OR MEAT OFFAL OF DUCKS, GEESE AND GUINEA FOWL OF THE SPECIES DOMESTICUS, CONTAINING &gt;= 57% MEAT OR OFFAL OF POULTRY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1668.5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ultry meat</text:p>
          </table:table-cell>
          <table:table-cell office:value-type="string" table:style-name="ce4">
            <text:p>16023985</text:p>
          </table:table-cell>
          <table:table-cell office:value-type="string" office:string-value="1602" table:formula="of:=LEFT([.B213]; 4)" table:style-name="ce4">
            <text:p>1602</text:p>
          </table:table-cell>
          <table:table-cell office:value-type="string" office:string-value="160239" table:formula="of:=LEFT([.B213]; 6)" table:style-name="ce4">
            <text:p>160239</text:p>
          </table:table-cell>
          <table:table-cell table:style-name="ce4"/>
          <table:table-cell office:value-type="string" table:style-name="ce4">
            <text:p>PREPARED OR PRESERVED MEAT OR MEAT OFFAL OF DOMESTIC DUCKS, GEESE AND GUINEA FOWLS, CONTAINING &lt; 57% BY WEIGHT "EXCL. BONES" MEAT OR OFFAL OF POULTRY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1668.5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110</text:p>
          </table:table-cell>
          <table:table-cell office:value-type="string" office:string-value="1602" table:formula="of:=LEFT([.B214]; 4)" table:style-name="ce4">
            <text:p>1602</text:p>
          </table:table-cell>
          <table:table-cell office:value-type="string" office:string-value="160241" table:formula="of:=LEFT([.B214]; 6)" table:style-name="ce4">
            <text:p>160241</text:p>
          </table:table-cell>
          <table:table-cell table:style-name="ce4"/>
          <table:table-cell office:value-type="string" table:style-name="ce4">
            <text:p>HAMS AND CUTS THEREOF, OF DOMESTIC SWINE, PREPARED OR PRESERVED</text:p>
          </table:table-cell>
          <table:table-cell office:value-type="string" table:style-name="ce7">
            <text:p><text:s/></text:p>
          </table:table-cell>
          <table:table-cell office:value-type="string" table:style-name="ce8">
            <text:p>20.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190</text:p>
          </table:table-cell>
          <table:table-cell office:value-type="string" office:string-value="1602" table:formula="of:=LEFT([.B215]; 4)" table:style-name="ce4">
            <text:p>1602</text:p>
          </table:table-cell>
          <table:table-cell office:value-type="string" office:string-value="160241" table:formula="of:=LEFT([.B215]; 6)" table:style-name="ce4">
            <text:p>160241</text:p>
          </table:table-cell>
          <table:table-cell table:style-name="ce4"/>
          <table:table-cell office:value-type="string" table:style-name="ce4">
            <text:p>PREPARED OR PRESERVED HAMS AND CUTS THEREOF, OF SWINE (EXCL. DOMESTIC)</text:p>
          </table:table-cell>
          <table:table-cell office:value-type="string" table:style-name="ce7">
            <text:p><text:s/></text:p>
          </table:table-cell>
          <table:table-cell office:value-type="percentage" office:value="1.417E-2" table:style-name="ce8">
            <text:p>1.4%</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210</text:p>
          </table:table-cell>
          <table:table-cell office:value-type="string" office:string-value="1602" table:formula="of:=LEFT([.B216]; 4)" table:style-name="ce4">
            <text:p>1602</text:p>
          </table:table-cell>
          <table:table-cell office:value-type="string" office:string-value="160242" table:formula="of:=LEFT([.B216]; 6)" table:style-name="ce4">
            <text:p>160242</text:p>
          </table:table-cell>
          <table:table-cell table:style-name="ce4"/>
          <table:table-cell office:value-type="string" table:style-name="ce4">
            <text:p>PREPARED OR PRESERVED SHOULDERS AND CUTS THEREOF, OF DOMESTIC SWINE</text:p>
          </table:table-cell>
          <table:table-cell office:value-type="string" table:style-name="ce7">
            <text:p><text:s/></text:p>
          </table:table-cell>
          <table:table-cell office:value-type="string" table:style-name="ce8">
            <text:p>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290</text:p>
          </table:table-cell>
          <table:table-cell office:value-type="string" office:string-value="1602" table:formula="of:=LEFT([.B217]; 4)" table:style-name="ce4">
            <text:p>1602</text:p>
          </table:table-cell>
          <table:table-cell office:value-type="string" office:string-value="160242" table:formula="of:=LEFT([.B217]; 6)" table:style-name="ce4">
            <text:p>160242</text:p>
          </table:table-cell>
          <table:table-cell table:style-name="ce4"/>
          <table:table-cell office:value-type="string" table:style-name="ce4">
            <text:p>PREPARED OR PRESERVED SHOULDERS AND CUTS THEREOF, OF SWINE (EXCL. DOMESTIC)</text:p>
          </table:table-cell>
          <table:table-cell office:value-type="string" table:style-name="ce7">
            <text:p><text:s/></text:p>
          </table:table-cell>
          <table:table-cell office:value-type="percentage" office:value="1.417E-2" table:style-name="ce8">
            <text:p>1.4%</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911</text:p>
          </table:table-cell>
          <table:table-cell office:value-type="string" office:string-value="1602" table:formula="of:=LEFT([.B218]; 4)" table:style-name="ce4">
            <text:p>1602</text:p>
          </table:table-cell>
          <table:table-cell office:value-type="string" office:string-value="160249" table:formula="of:=LEFT([.B218]; 6)" table:style-name="ce4">
            <text:p>160249</text:p>
          </table:table-cell>
          <table:table-cell table:style-name="ce4"/>
          <table:table-cell office:value-type="string" table:style-name="ce4">
            <text:p>PREPARED OR PRESERVED DOMESTIC SWINE LOINS AND PARTS THEREOF, INCL. MIXTURES OF LOINS OR HAMS (EXCL. COLLARS)</text:p>
          </table:table-cell>
          <table:table-cell office:value-type="string" table:style-name="ce7">
            <text:p><text:s/></text:p>
          </table:table-cell>
          <table:table-cell office:value-type="string" table:style-name="ce8">
            <text:p>20.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913</text:p>
          </table:table-cell>
          <table:table-cell office:value-type="string" office:string-value="1602" table:formula="of:=LEFT([.B219]; 4)" table:style-name="ce4">
            <text:p>1602</text:p>
          </table:table-cell>
          <table:table-cell office:value-type="string" office:string-value="160249" table:formula="of:=LEFT([.B219]; 6)" table:style-name="ce4">
            <text:p>160249</text:p>
          </table:table-cell>
          <table:table-cell table:style-name="ce4"/>
          <table:table-cell office:value-type="string" table:style-name="ce4">
            <text:p>PREPARED OR PRESERVED DOMESTIC SWINE COLLARS AND PARTS THEREOF, INCL. MIXTURES OF COLLARS AND SHOULDERS</text:p>
          </table:table-cell>
          <table:table-cell office:value-type="string" table:style-name="ce7">
            <text:p><text:s/></text:p>
          </table:table-cell>
          <table:table-cell office:value-type="string" table:style-name="ce8">
            <text:p>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915</text:p>
          </table:table-cell>
          <table:table-cell office:value-type="string" office:string-value="1602" table:formula="of:=LEFT([.B220]; 4)" table:style-name="ce4">
            <text:p>1602</text:p>
          </table:table-cell>
          <table:table-cell office:value-type="string" office:string-value="160249" table:formula="of:=LEFT([.B220]; 6)" table:style-name="ce4">
            <text:p>160249</text:p>
          </table:table-cell>
          <table:table-cell table:style-name="ce4"/>
          <table:table-cell office:value-type="string" table:style-name="ce4">
            <text:p>PREPARED OR PRESERVED MIXTURES OF DOMESTIC SWINE HAMS, SHOULDERS, LOINS, COLLARS AND PARTS THEREOF (EXCL. MIXTURES OF ONLY LOINS AND HAMS OR ONLY COLLARS AND SHOULDERS)</text:p>
          </table:table-cell>
          <table:table-cell office:value-type="string" table:style-name="ce7">
            <text:p><text:s/></text:p>
          </table:table-cell>
          <table:table-cell office:value-type="string" table:style-name="ce8">
            <text:p>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919</text:p>
          </table:table-cell>
          <table:table-cell office:value-type="string" office:string-value="1602" table:formula="of:=LEFT([.B221]; 4)" table:style-name="ce4">
            <text:p>1602</text:p>
          </table:table-cell>
          <table:table-cell office:value-type="string" office:string-value="160249" table:formula="of:=LEFT([.B221]; 6)" table:style-name="ce4">
            <text:p>160249</text:p>
          </table:table-cell>
          <table:table-cell table:style-name="ce4"/>
          <table:table-cell office:value-type="string" table:style-name="ce4">
            <text:p>MEAT OR OFFAL, INCL. MIXTURES, OF DOMESTIC SWINE, PREPARED OR PRESERVED, CONTAINING, BY WEIGHT, &gt;= 80% OF MEAT OR OFFAL OF ANY KIND, INCL. PORK FAT AND FATS OF ANY KIND OR ORIGIN (EXCL. HAMS, SHOULDERS, LOINS, COLLARS AND PARTS THEREOF, SAUSAGES AND SIMILAR PRODUCTS, FINELY HOMOGENISED PREPARATIONS PUT UP FOR RETAIL SALE AS INFANT FOOD OR FOR DIETETIC PURPOSES, IN CONTAINERS OF A NET WEIGHT OF &lt;= 250 G, PREPARATIONS OF LIVERS AND MEAT EXTRACTS)</text:p>
          </table:table-cell>
          <table:table-cell office:value-type="string" table:style-name="ce7">
            <text:p><text:s/></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930</text:p>
          </table:table-cell>
          <table:table-cell office:value-type="string" office:string-value="1602" table:formula="of:=LEFT([.B222]; 4)" table:style-name="ce4">
            <text:p>1602</text:p>
          </table:table-cell>
          <table:table-cell office:value-type="string" office:string-value="160249" table:formula="of:=LEFT([.B222]; 6)" table:style-name="ce4">
            <text:p>160249</text:p>
          </table:table-cell>
          <table:table-cell table:style-name="ce4"/>
          <table:table-cell office:value-type="string" table:style-name="ce4">
            <text:p>PREPARED OR PRESERVED MEAT, OFFAL AND MIXTURES, OF DOMESTIC SWINE, CONTAINING &gt;= 40% BUT &lt; 80% MEAT OR OFFAL OF ANY KIND AND FATS OF ANY KIND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ext:s/></text:p>
          </table:table-cell>
          <table:table-cell office:value-type="string" table:style-name="ce8">
            <text:p>9.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950</text:p>
          </table:table-cell>
          <table:table-cell office:value-type="string" office:string-value="1602" table:formula="of:=LEFT([.B223]; 4)" table:style-name="ce4">
            <text:p>1602</text:p>
          </table:table-cell>
          <table:table-cell office:value-type="string" office:string-value="160249" table:formula="of:=LEFT([.B223]; 6)" table:style-name="ce4">
            <text:p>160249</text:p>
          </table:table-cell>
          <table:table-cell table:style-name="ce4"/>
          <table:table-cell office:value-type="string" table:style-name="ce4">
            <text:p>PREPARED OR PRESERVED MEAT, OFFAL AND MIXTURES OF DOMESTIC SWINE CONTAINING &lt; 40% MEAT OR OFFAL OF ANY KIND AND FATS OF ANY KIND (EXCL. SAUSAGES AND SIMILAR PRODUCTS, HOMOGENISED PREPARATIONS FOR PUT UP RETAIL SALE AS INFANT FOOD OR FOR DIETETIC PURPOSES, IN CONTAINERS OF A NET WEIGHT OF &lt;= 250 G, PREPARATIONS OF LIVER AND MEAT EXTRACTS AND JUICES)</text:p>
          </table:table-cell>
          <table:table-cell office:value-type="string" table:style-name="ce7">
            <text:p><text:s/></text:p>
          </table:table-cell>
          <table:table-cell office:value-type="string" table:style-name="ce8">
            <text:p>7.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wine meat</text:p>
          </table:table-cell>
          <table:table-cell office:value-type="string" table:style-name="ce4">
            <text:p>16024990</text:p>
          </table:table-cell>
          <table:table-cell office:value-type="string" office:string-value="1602" table:formula="of:=LEFT([.B224]; 4)" table:style-name="ce4">
            <text:p>1602</text:p>
          </table:table-cell>
          <table:table-cell office:value-type="string" office:string-value="160249" table:formula="of:=LEFT([.B224]; 6)" table:style-name="ce4">
            <text:p>160249</text:p>
          </table:table-cell>
          <table:table-cell table:style-name="ce4"/>
          <table:table-cell office:value-type="string" table:style-name="ce4">
            <text:p>PREPARED OR PRESERVED MEAT, OFFAL AND MIXTURES OF SWINE (EXCL. DOMESTIC, HAMS, SHOULDERS AND PARTS THEREOF, SAUSAGES AND SIMILAR PRODUCTS, FINELY HOMOGENISED PREPARATIONS PUT UP FOR RETAIL SALE AS INFANT FOOD OR FOR DIETETIC PURPOSES, IN CONTAINERS OF A NET WEIGHT OF &lt;= 250 G, PREPARATIONS OF LIVER AND MEAT EXTRACTS AND JUICES)</text:p>
          </table:table-cell>
          <table:table-cell office:value-type="string" table:style-name="ce7">
            <text:p><text:s/></text:p>
          </table:table-cell>
          <table:table-cell office:value-type="percentage" office:value="1.417E-2" table:style-name="ce8">
            <text:p>1.4%</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16025010</text:p>
          </table:table-cell>
          <table:table-cell office:value-type="string" office:string-value="1602" table:formula="of:=LEFT([.B225]; 4)" table:style-name="ce4">
            <text:p>1602</text:p>
          </table:table-cell>
          <table:table-cell office:value-type="string" office:string-value="160250" table:formula="of:=LEFT([.B225]; 6)" table:style-name="ce4">
            <text:p>160250</text:p>
          </table:table-cell>
          <table:table-cell table:style-name="ce4"/>
          <table:table-cell office:value-type="string" table:style-name="ce4">
            <text:p>PREPARED OR PRESERVED MEAT OR OFFAL OF BOVINE ANIMALS, UNCOOKED, INCL. MIXTURES OF COOKED MEAT OR OFFAL AND UNCOOKED MEAT OR OFFAL (EXCL. SAUSAGES AND SIMILAR PRODUCTS, AND PREPARATIONS OF LIVER)</text:p>
          </table:table-cell>
          <table:table-cell office:value-type="string" table:style-name="ce7">
            <text:p>Tariff quota rate</text:p>
          </table:table-cell>
          <table:table-cell office:value-type="string" table:style-name="ce8">
            <text:p>160.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16025031</text:p>
          </table:table-cell>
          <table:table-cell office:value-type="string" office:string-value="1602" table:formula="of:=LEFT([.B226]; 4)" table:style-name="ce4">
            <text:p>1602</text:p>
          </table:table-cell>
          <table:table-cell office:value-type="string" office:string-value="160250" table:formula="of:=LEFT([.B226]; 6)" table:style-name="ce4">
            <text:p>160250</text:p>
          </table:table-cell>
          <table:table-cell table:style-name="ce4"/>
          <table:table-cell office:value-type="string" table:style-name="ce4">
            <text:p>CORNED BEEF, IN AIRTIGHT CONTAINERS</text:p>
          </table:table-cell>
          <table:table-cell office:value-type="string" table:style-name="ce7">
            <text:p>Tariff quota rate</text:p>
          </table:table-cell>
          <table:table-cell office:value-type="percentage" office:value="8.7980000000000003E-2" table:style-name="ce8">
            <text:p>8.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ovine meat</text:p>
          </table:table-cell>
          <table:table-cell office:value-type="string" table:style-name="ce4">
            <text:p>16025095</text:p>
          </table:table-cell>
          <table:table-cell office:value-type="string" office:string-value="1602" table:formula="of:=LEFT([.B227]; 4)" table:style-name="ce4">
            <text:p>1602</text:p>
          </table:table-cell>
          <table:table-cell office:value-type="string" office:string-value="160250" table:formula="of:=LEFT([.B227]; 6)" table:style-name="ce4">
            <text:p>160250</text:p>
          </table:table-cell>
          <table:table-cell table:style-name="ce4"/>
          <table:table-cell office:value-type="string" table:style-name="ce4">
            <text:p>MEAT OR OFFAL OF BOVINE ANIMALS, PREPARED OR PRESERVED, COOKED (EXCL. CORNED BEEF IN AIRTIGHT CONTAINERS, SAUSAGES AND SIMILAR PRODUCTS, FINELY HOMOGENISED PREPARATIONS PUT UP FOR RETAIL SALE AS INFANT FOOD OR FOR DIETETIC PURPOSES, IN CONTAINERS OF A NET WEIGHT OF &lt;= 250 G, PREPARATIONS OF LIVER AND MEAT EXTRACTS AND JUICES)</text:p>
          </table:table-cell>
          <table:table-cell office:value-type="string" table:style-name="ce7">
            <text:p>Tariff quota rate</text:p>
          </table:table-cell>
          <table:table-cell office:value-type="percentage" office:value="8.7980000000000003E-2" table:style-name="ce8">
            <text:p>8.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16029091</text:p>
          </table:table-cell>
          <table:table-cell office:value-type="string" office:string-value="1602" table:formula="of:=LEFT([.B228]; 4)" table:style-name="ce4">
            <text:p>1602</text:p>
          </table:table-cell>
          <table:table-cell office:value-type="string" office:string-value="160290" table:formula="of:=LEFT([.B228]; 6)" table:style-name="ce4">
            <text:p>160290</text:p>
          </table:table-cell>
          <table:table-cell table:style-name="ce4"/>
          <table:table-cell office:value-type="string" table:style-name="ce4">
            <text:p>PREPARED OR PRESERVED MEAT OR OFFAL OF SHEEP (EXCL. SAUSAGES AND SIMILAR PRODUCTS, FINELY HOMOGENISED PREPARATIONS PUT UP FOR RETAIL SALE AS INFANT FOOD OR FOR DIETETIC PURPOSES IN CONTAINERS OF A NET WEIGHT OF &lt;= 250 G, PREPARATIONS OF LIVER, MEAT EXTRACTS, JUICES, AND CONTAINING MEAT OR OFFAL OF BOVINES OR DOMESTIC SWINE)</text:p>
          </table:table-cell>
          <table:table-cell office:value-type="string" table:style-name="ce7">
            <text:p><text:s/></text:p>
          </table:table-cell>
          <table:table-cell office:value-type="percentage" office:value="0.128" table:style-name="ce8">
            <text:p>12.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9.2999999999999999E-2" table:style-name="ce11">
            <text:p>9.3%</text:p>
          </table:table-cell>
          <table:table-cell office:value-type="percentage" office:value="9.2999999999999999E-2" table:style-name="ce11">
            <text:p>9.3%</text:p>
          </table:table-cell>
          <table:table-cell office:value-type="percentage" office:value="9.2999999999999999E-2" table:style-name="ce11">
            <text:p>9.3%</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heep meat</text:p>
          </table:table-cell>
          <table:table-cell office:value-type="string" table:style-name="ce4">
            <text:p>16029095</text:p>
          </table:table-cell>
          <table:table-cell office:value-type="string" office:string-value="1602" table:formula="of:=LEFT([.B229]; 4)" table:style-name="ce4">
            <text:p>1602</text:p>
          </table:table-cell>
          <table:table-cell office:value-type="string" office:string-value="160290" table:formula="of:=LEFT([.B229]; 6)" table:style-name="ce4">
            <text:p>160290</text:p>
          </table:table-cell>
          <table:table-cell table:style-name="ce4"/>
          <table:table-cell office:value-type="string" table:style-name="ce4">
            <text:p>PREPARED OR PRESERVED MEAT OR OFFAL OF GOATS (EXCL. SAUSAGES AND SIMILAR PRODUCTS, FINELY HOMOGENISED PREPARATIONS PUT UP FOR RETAIL SALE AS INFANT FOOD OR FOR DIETETIC PURPOSES IN CONTAINERS OF A NET WEIGHT OF &lt;= 250 G, PREPARATIONS OF LIVER, MEAT EXTRACTS, JUICES, AND CONTAINING MEAT OR OFFAL OF BOVINES OR DOMESTIC SWINE)</text:p>
          </table:table-cell>
          <table:table-cell office:value-type="string" table:style-name="ce7">
            <text:p><text:s/></text:p>
          </table:table-cell>
          <table:table-cell office:value-type="percentage" office:value="0.16600000000000001" table:style-name="ce8">
            <text:p>16.6%</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13100000000000001" table:style-name="ce11">
            <text:p>13.1%</text:p>
          </table:table-cell>
          <table:table-cell office:value-type="percentage" office:value="0.13100000000000001" table:style-name="ce11">
            <text:p>13.1%</text:p>
          </table:table-cell>
          <table:table-cell office:value-type="percentage" office:value="0.13100000000000001" table:style-name="ce11">
            <text:p>13.1%</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16041421</text:p>
          </table:table-cell>
          <table:table-cell office:value-type="string" office:string-value="1604" table:formula="of:=LEFT([.B230]; 4)" table:style-name="ce4">
            <text:p>1604</text:p>
          </table:table-cell>
          <table:table-cell office:value-type="string" office:string-value="160414" table:formula="of:=LEFT([.B230]; 6)" table:style-name="ce4">
            <text:p>160414</text:p>
          </table:table-cell>
          <table:table-cell table:style-name="ce4"/>
          <table:table-cell office:value-type="string" table:style-name="ce4">
            <text:p>PREPARED OR PRESERVED SKIPJACK, WHOLE OR IN PIECES, IN VEGETABLE OIL (EXCL. MINCED)</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16041426</text:p>
          </table:table-cell>
          <table:table-cell office:value-type="string" office:string-value="1604" table:formula="of:=LEFT([.B231]; 4)" table:style-name="ce4">
            <text:p>1604</text:p>
          </table:table-cell>
          <table:table-cell office:value-type="string" office:string-value="160414" table:formula="of:=LEFT([.B231]; 6)" table:style-name="ce4">
            <text:p>160414</text:p>
          </table:table-cell>
          <table:table-cell table:style-name="ce4"/>
          <table:table-cell office:value-type="string" table:style-name="ce4">
            <text:p>FILLETS KNOWN AS "LOINS" OF SKIPJACK, PREPARED OR PRESERVED, WHOLE OR IN PIECES (EXCL. SUCH PRODUCTS IN VEGETABLE OIL OR MINCED)</text:p>
          </table:table-cell>
          <table:table-cell office:value-type="string" table:style-name="ce7">
            <text:p><text:s/></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16041428</text:p>
          </table:table-cell>
          <table:table-cell office:value-type="string" office:string-value="1604" table:formula="of:=LEFT([.B232]; 4)" table:style-name="ce4">
            <text:p>1604</text:p>
          </table:table-cell>
          <table:table-cell office:value-type="string" office:string-value="160414" table:formula="of:=LEFT([.B232]; 6)" table:style-name="ce4">
            <text:p>160414</text:p>
          </table:table-cell>
          <table:table-cell table:style-name="ce4"/>
          <table:table-cell office:value-type="string" table:style-name="ce4">
            <text:p>PREPARED OR PRESERVED SKIPJACK, WHOLE OR IN PIECES (EXCL. MINCED, FILLETS KNOWN AS "LOINS" AND SUCH PRODUCTS IN VEGETABLE OIL)</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16041431</text:p>
          </table:table-cell>
          <table:table-cell office:value-type="string" office:string-value="1604" table:formula="of:=LEFT([.B233]; 4)" table:style-name="ce4">
            <text:p>1604</text:p>
          </table:table-cell>
          <table:table-cell office:value-type="string" office:string-value="160414" table:formula="of:=LEFT([.B233]; 6)" table:style-name="ce4">
            <text:p>160414</text:p>
          </table:table-cell>
          <table:table-cell table:style-name="ce4"/>
          <table:table-cell office:value-type="string" table:style-name="ce4">
            <text:p>PREPARED OR PRESERVED YELLOWFIN TUNA "THUNNUS ALBACARES", WHOLE OR IN PIECES, IN VEGETABLE OIL (EXCL. MINCED)</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16041438</text:p>
          </table:table-cell>
          <table:table-cell office:value-type="string" office:string-value="1604" table:formula="of:=LEFT([.B234]; 4)" table:style-name="ce4">
            <text:p>1604</text:p>
          </table:table-cell>
          <table:table-cell office:value-type="string" office:string-value="160414" table:formula="of:=LEFT([.B234]; 6)" table:style-name="ce4">
            <text:p>160414</text:p>
          </table:table-cell>
          <table:table-cell table:style-name="ce4"/>
          <table:table-cell office:value-type="string" table:style-name="ce4">
            <text:p>PREPARED OR PRESERVED YELLOWFIN TUNA "THUNNUS ALBACARES", WHOLE OR IN PIECES (EXCL. MINCED, FILLETS KNOWN AS "LOINS" AND SUCH PRODUCTS IN VEGETABLE OIL)</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16041441</text:p>
          </table:table-cell>
          <table:table-cell office:value-type="string" office:string-value="1604" table:formula="of:=LEFT([.B235]; 4)" table:style-name="ce4">
            <text:p>1604</text:p>
          </table:table-cell>
          <table:table-cell office:value-type="string" office:string-value="160414" table:formula="of:=LEFT([.B235]; 6)" table:style-name="ce4">
            <text:p>160414</text:p>
          </table:table-cell>
          <table:table-cell table:style-name="ce4"/>
          <table:table-cell office:value-type="string" table:style-name="ce4">
            <text:p>PREPARED OR PRESERVED TUNAS, WHOLE OR IN PIECES, IN VEGETABLE OIL (EXCL. MINCED, SKIPJACK AND YELLOWFIN TUNA "THUNNUS ALBACARES")</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ish</text:p>
          </table:table-cell>
          <table:table-cell office:value-type="string" table:style-name="ce4">
            <text:p>16041448</text:p>
          </table:table-cell>
          <table:table-cell office:value-type="string" office:string-value="1604" table:formula="of:=LEFT([.B236]; 4)" table:style-name="ce4">
            <text:p>1604</text:p>
          </table:table-cell>
          <table:table-cell office:value-type="string" office:string-value="160414" table:formula="of:=LEFT([.B236]; 6)" table:style-name="ce4">
            <text:p>160414</text:p>
          </table:table-cell>
          <table:table-cell table:style-name="ce4"/>
          <table:table-cell office:value-type="string" table:style-name="ce4">
            <text:p>PREPARED OR PRESERVED TUNA, WHOLE OR IN PIECES (EXCL. MINCED, FILLETS KNOWN AS "LOINS" AND SUCH PRODUCTS IN VEGETABLE OIL, SKIPJACK AND YELLOWFIN TUNA "THUNNUS ALBACARES")</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ugar &amp; Molasses</text:p>
          </table:table-cell>
          <table:table-cell office:value-type="string" table:style-name="ce4">
            <text:p>17011210</text:p>
          </table:table-cell>
          <table:table-cell office:value-type="string" office:string-value="1701" table:formula="of:=LEFT([.B237]; 4)" table:style-name="ce4">
            <text:p>1701</text:p>
          </table:table-cell>
          <table:table-cell office:value-type="string" office:string-value="170112" table:formula="of:=LEFT([.B237]; 6)" table:style-name="ce4">
            <text:p>170112</text:p>
          </table:table-cell>
          <table:table-cell table:style-name="ce4"/>
          <table:table-cell office:value-type="string" table:style-name="ce4">
            <text:p>RAW BEET SUGAR, FOR REFINING (EXCL. ADDED FLAVOURING OR COLOURING)</text:p>
          </table:table-cell>
          <table:table-cell office:value-type="string" table:style-name="ce7">
            <text:p>Tariff quota rate</text:p>
          </table:table-cell>
          <table:table-cell office:value-type="string" table:style-name="ce8">
            <text:p>33.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ugar &amp; Molasses</text:p>
          </table:table-cell>
          <table:table-cell office:value-type="string" table:style-name="ce4">
            <text:p>17011290</text:p>
          </table:table-cell>
          <table:table-cell office:value-type="string" office:string-value="1701" table:formula="of:=LEFT([.B238]; 4)" table:style-name="ce4">
            <text:p>1701</text:p>
          </table:table-cell>
          <table:table-cell office:value-type="string" office:string-value="170112" table:formula="of:=LEFT([.B238]; 6)" table:style-name="ce4">
            <text:p>170112</text:p>
          </table:table-cell>
          <table:table-cell table:style-name="ce4"/>
          <table:table-cell office:value-type="string" table:style-name="ce4">
            <text:p>RAW BEET SUGAR (EXCL. FOR REFINING AND ADDED FLAVOURING OR COLOURING)</text:p>
          </table:table-cell>
          <table:table-cell office:value-type="string" table:style-name="ce7">
            <text:p><text:s/></text:p>
          </table:table-cell>
          <table:table-cell office:value-type="string" table:style-name="ce8">
            <text:p>1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ugar &amp; Molasses</text:p>
          </table:table-cell>
          <table:table-cell office:value-type="string" table:style-name="ce4">
            <text:p>17011310</text:p>
          </table:table-cell>
          <table:table-cell office:value-type="string" office:string-value="1701" table:formula="of:=LEFT([.B239]; 4)" table:style-name="ce4">
            <text:p>1701</text:p>
          </table:table-cell>
          <table:table-cell office:value-type="string" office:string-value="170113" table:formula="of:=LEFT([.B239]; 6)" table:style-name="ce4">
            <text:p>170113</text:p>
          </table:table-cell>
          <table:table-cell table:style-name="ce4"/>
          <table:table-cell office:value-type="string" table:style-name="ce4">
            <text:p>RAW CANE SUGAR FOR REFINING, IN SOLID FORM, NOT CONTAINING ADDED FLAVOURING OR COLOURING MATTER, OBTAINED WITHOUT CENTRIFUGATION, WITH SUCROSE CONTENT 69° TO 93°, CONTAINING ONLY NATURAL ANHEDRAL MICROCRYSTALS [SEE SUBHEADING NOTE 2.]</text:p>
          </table:table-cell>
          <table:table-cell office:value-type="string" table:style-name="ce7">
            <text:p>Tariff quota rate</text:p>
          </table:table-cell>
          <table:table-cell office:value-type="string" table:style-name="ce8">
            <text:p>33.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ugar &amp; Molasses</text:p>
          </table:table-cell>
          <table:table-cell office:value-type="string" table:style-name="ce4">
            <text:p>17011390</text:p>
          </table:table-cell>
          <table:table-cell office:value-type="string" office:string-value="1701" table:formula="of:=LEFT([.B240]; 4)" table:style-name="ce4">
            <text:p>1701</text:p>
          </table:table-cell>
          <table:table-cell office:value-type="string" office:string-value="170113" table:formula="of:=LEFT([.B240]; 6)" table:style-name="ce4">
            <text:p>170113</text:p>
          </table:table-cell>
          <table:table-cell table:style-name="ce4"/>
          <table:table-cell office:value-type="string" table:style-name="ce4">
            <text:p>RAW CANE SUGAR, IN SOLID FORM, NOT CONTAINING ADDED FLAVOURING OR COLOURING MATTER, OBTAINED WITHOUT CENTRIFUGATION, WITH SUCROSE CONTENT 69° TO 93°, CONTAINING ONLY NATURAL ANHEDRAL MICROCRYSTALS [SEE SUBHEADING NOTE 2.] (EXCL. FOR REFINING)</text:p>
          </table:table-cell>
          <table:table-cell office:value-type="string" table:style-name="ce7">
            <text:p><text:s/></text:p>
          </table:table-cell>
          <table:table-cell office:value-type="string" table:style-name="ce8">
            <text:p>41.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ugar &amp; Molasses</text:p>
          </table:table-cell>
          <table:table-cell office:value-type="string" table:style-name="ce4">
            <text:p>17011410</text:p>
          </table:table-cell>
          <table:table-cell office:value-type="string" office:string-value="1701" table:formula="of:=LEFT([.B241]; 4)" table:style-name="ce4">
            <text:p>1701</text:p>
          </table:table-cell>
          <table:table-cell office:value-type="string" office:string-value="170114" table:formula="of:=LEFT([.B241]; 6)" table:style-name="ce4">
            <text:p>170114</text:p>
          </table:table-cell>
          <table:table-cell table:style-name="ce4"/>
          <table:table-cell office:value-type="string" table:style-name="ce4">
            <text:p>RAW CANE SUGAR FOR REFINING, IN SOLID FORM, NOT CONTAINING ADDED FLAVOURING OR COLOURING MATTER (EXCL. CANE SUGAR OF 1701 13)</text:p>
          </table:table-cell>
          <table:table-cell office:value-type="string" table:style-name="ce7">
            <text:p>Tariff quota rate</text:p>
          </table:table-cell>
          <table:table-cell office:value-type="string" table:style-name="ce8">
            <text:p>33.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ugar &amp; Molasses</text:p>
          </table:table-cell>
          <table:table-cell office:value-type="string" table:style-name="ce4">
            <text:p>17011490</text:p>
          </table:table-cell>
          <table:table-cell office:value-type="string" office:string-value="1701" table:formula="of:=LEFT([.B242]; 4)" table:style-name="ce4">
            <text:p>1701</text:p>
          </table:table-cell>
          <table:table-cell office:value-type="string" office:string-value="170114" table:formula="of:=LEFT([.B242]; 6)" table:style-name="ce4">
            <text:p>170114</text:p>
          </table:table-cell>
          <table:table-cell table:style-name="ce4"/>
          <table:table-cell office:value-type="string" table:style-name="ce4">
            <text:p>RAW CANE SUGAR, IN SOLID FORM, NOT CONTAINING ADDED FLAVOURING OR COLOURING MATTER (EXCL. FOR REFINING, AND CANE SUGAR OF 1701 13)</text:p>
          </table:table-cell>
          <table:table-cell office:value-type="string" table:style-name="ce7">
            <text:p><text:s/></text:p>
          </table:table-cell>
          <table:table-cell office:value-type="string" table:style-name="ce8">
            <text:p>41.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ugar &amp; Molasses</text:p>
          </table:table-cell>
          <table:table-cell office:value-type="string" table:style-name="ce4">
            <text:p>17019100</text:p>
          </table:table-cell>
          <table:table-cell office:value-type="string" office:string-value="1701" table:formula="of:=LEFT([.B243]; 4)" table:style-name="ce4">
            <text:p>1701</text:p>
          </table:table-cell>
          <table:table-cell office:value-type="string" office:string-value="170191" table:formula="of:=LEFT([.B243]; 6)" table:style-name="ce4">
            <text:p>170191</text:p>
          </table:table-cell>
          <table:table-cell table:style-name="ce4"/>
          <table:table-cell office:value-type="string" table:style-name="ce4">
            <text:p>REFINED CANE OR BEET SUGAR, CONTAINING ADDED FLAVOURING OR COLOURING, IN SOLID FORM</text:p>
          </table:table-cell>
          <table:table-cell office:value-type="string" table:style-name="ce7">
            <text:p><text:s/></text:p>
          </table:table-cell>
          <table:table-cell office:value-type="string" table:style-name="ce8">
            <text:p>1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ugar &amp; Molasses</text:p>
          </table:table-cell>
          <table:table-cell office:value-type="string" table:style-name="ce4">
            <text:p>17019910</text:p>
          </table:table-cell>
          <table:table-cell office:value-type="string" office:string-value="1701" table:formula="of:=LEFT([.B244]; 4)" table:style-name="ce4">
            <text:p>1701</text:p>
          </table:table-cell>
          <table:table-cell office:value-type="string" office:string-value="170199" table:formula="of:=LEFT([.B244]; 6)" table:style-name="ce4">
            <text:p>170199</text:p>
          </table:table-cell>
          <table:table-cell table:style-name="ce4"/>
          <table:table-cell office:value-type="string" table:style-name="ce4">
            <text:p>WHITE SUGAR, CONTAINING IN DRY STATE&gt;= 99,5% SUCROSE (EXCL. FLAVOURED OR COLOURED)</text:p>
          </table:table-cell>
          <table:table-cell office:value-type="string" table:style-name="ce7">
            <text:p><text:s/></text:p>
          </table:table-cell>
          <table:table-cell office:value-type="string" table:style-name="ce8">
            <text:p>1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Sugar &amp; Molasses</text:p>
          </table:table-cell>
          <table:table-cell office:value-type="string" table:style-name="ce4">
            <text:p>17019990</text:p>
          </table:table-cell>
          <table:table-cell office:value-type="string" office:string-value="1701" table:formula="of:=LEFT([.B245]; 4)" table:style-name="ce4">
            <text:p>1701</text:p>
          </table:table-cell>
          <table:table-cell office:value-type="string" office:string-value="170199" table:formula="of:=LEFT([.B245]; 6)" table:style-name="ce4">
            <text:p>170199</text:p>
          </table:table-cell>
          <table:table-cell table:style-name="ce4"/>
          <table:table-cell office:value-type="string" table:style-name="ce4">
            <text:p>CANE OR BEET SUGAR AND CHEMICALLY PURE SUCROSE, IN SOLID FORM (EXCL. CANE AND BEET SUGAR CONTAINING ADDED FLAVOURING OR COLOURING, RAW SUGAR AND WHITE SUGAR)</text:p>
          </table:table-cell>
          <table:table-cell office:value-type="string" table:style-name="ce7">
            <text:p><text:s/></text:p>
          </table:table-cell>
          <table:table-cell office:value-type="string" table:style-name="ce8">
            <text:p>1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ocoa</text:p>
          </table:table-cell>
          <table:table-cell office:value-type="string" table:style-name="ce4">
            <text:p>18031000</text:p>
          </table:table-cell>
          <table:table-cell office:value-type="string" office:string-value="1803" table:formula="of:=LEFT([.B246]; 4)" table:style-name="ce4">
            <text:p>1803</text:p>
          </table:table-cell>
          <table:table-cell office:value-type="string" office:string-value="180310" table:formula="of:=LEFT([.B246]; 6)" table:style-name="ce4">
            <text:p>180310</text:p>
          </table:table-cell>
          <table:table-cell table:style-name="ce4"/>
          <table:table-cell office:value-type="string" table:style-name="ce4">
            <text:p>COCOA PASTE (EXCL. DEFATTED)</text:p>
          </table:table-cell>
          <table:table-cell office:value-type="string" table:style-name="ce7">
            <text:p><text:s/></text:p>
          </table:table-cell>
          <table:table-cell office:value-type="percentage" office:value="9.6000000000000002E-2" table:style-name="ce8">
            <text:p>9.6%</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6.0999999999999999E-2" table:style-name="ce11">
            <text:p>6.1%</text:p>
          </table:table-cell>
          <table:table-cell office:value-type="percentage" office:value="6.0999999999999999E-2" table:style-name="ce11">
            <text:p>6.1%</text:p>
          </table:table-cell>
          <table:table-cell office:value-type="percentage" office:value="6.0999999999999999E-2" table:style-name="ce11">
            <text:p>6.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ocoa</text:p>
          </table:table-cell>
          <table:table-cell office:value-type="string" table:style-name="ce4">
            <text:p>18040000</text:p>
          </table:table-cell>
          <table:table-cell office:value-type="string" office:string-value="1804" table:formula="of:=LEFT([.B247]; 4)" table:style-name="ce4">
            <text:p>1804</text:p>
          </table:table-cell>
          <table:table-cell office:value-type="string" office:string-value="180400" table:formula="of:=LEFT([.B247]; 6)" table:style-name="ce4">
            <text:p>180400</text:p>
          </table:table-cell>
          <table:table-cell table:style-name="ce4"/>
          <table:table-cell office:value-type="string" table:style-name="ce4">
            <text:p>COCOA BUTTER, FAT AND OIL</text:p>
          </table:table-cell>
          <table:table-cell office:value-type="string" table:style-name="ce7">
            <text:p><text:s/></text:p>
          </table:table-cell>
          <table:table-cell office:value-type="percentage" office:value="7.6999999999999999E-2" table:style-name="ce8">
            <text:p>7.7%</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2071000</text:p>
          </table:table-cell>
          <table:table-cell office:value-type="string" office:string-value="2207" table:formula="of:=LEFT([.B248]; 4)" table:style-name="ce4">
            <text:p>2207</text:p>
          </table:table-cell>
          <table:table-cell office:value-type="string" office:string-value="220710" table:formula="of:=LEFT([.B248]; 6)" table:style-name="ce4">
            <text:p>220710</text:p>
          </table:table-cell>
          <table:table-cell table:style-name="ce4"/>
          <table:table-cell office:value-type="string" table:style-name="ce4">
            <text:p>UNDENATURED ETHYL ALCOHOL, OF ACTUAL ALCOHOLIC STRENGTH OF &gt;= 80%</text:p>
          </table:table-cell>
          <table:table-cell office:value-type="string" table:style-name="ce7">
            <text:p><text:s/></text:p>
          </table:table-cell>
          <table:table-cell office:value-type="string" table:style-name="ce8">
            <text:p>*</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2072000</text:p>
          </table:table-cell>
          <table:table-cell office:value-type="string" office:string-value="2207" table:formula="of:=LEFT([.B249]; 4)" table:style-name="ce4">
            <text:p>2207</text:p>
          </table:table-cell>
          <table:table-cell office:value-type="string" office:string-value="220720" table:formula="of:=LEFT([.B249]; 6)" table:style-name="ce4">
            <text:p>220720</text:p>
          </table:table-cell>
          <table:table-cell table:style-name="ce4"/>
          <table:table-cell office:value-type="string" table:style-name="ce4">
            <text:p>DENATURED ETHYL ALCOHOL AND OTHER SPIRITS OF ANY STRENGTH</text:p>
          </table:table-cell>
          <table:table-cell office:value-type="string" table:style-name="ce7">
            <text:p><text:s/></text:p>
          </table:table-cell>
          <table:table-cell office:value-type="string" table:style-name="ce8">
            <text:p>*</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um</text:p>
          </table:table-cell>
          <table:table-cell office:value-type="string" table:style-name="ce4">
            <text:p>22084011</text:p>
          </table:table-cell>
          <table:table-cell office:value-type="string" office:string-value="2208" table:formula="of:=LEFT([.B250]; 4)" table:style-name="ce4">
            <text:p>2208</text:p>
          </table:table-cell>
          <table:table-cell office:value-type="string" office:string-value="220840" table:formula="of:=LEFT([.B250]; 6)" table:style-name="ce4">
            <text:p>220840</text:p>
          </table:table-cell>
          <table:table-cell table:style-name="ce4"/>
          <table:table-cell office:value-type="string" table:style-name="ce4">
            <text:p>RUM WITH A CONTENT OF VOLATILE SUBSTANCES (OTHER THAN ETHYL AND METHYL ALCOHOL) OF &gt;= 225 G/HL OF PURE ALCOHOL "WITH A 10% TOLERANCE", IN CONTAINERS HOLDING &lt;= 2 L</text:p>
          </table:table-cell>
          <table:table-cell office:value-type="string" table:style-name="ce7">
            <text:p><text:s/></text:p>
          </table:table-cell>
          <table:table-cell office:value-type="string" table:style-name="ce8">
            <text:p>0.6 EUR/% vol/hl + 3.2 EUR/hl</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um</text:p>
          </table:table-cell>
          <table:table-cell office:value-type="string" table:style-name="ce4">
            <text:p>22084039</text:p>
          </table:table-cell>
          <table:table-cell office:value-type="string" office:string-value="2208" table:formula="of:=LEFT([.B251]; 4)" table:style-name="ce4">
            <text:p>2208</text:p>
          </table:table-cell>
          <table:table-cell office:value-type="string" office:string-value="220840" table:formula="of:=LEFT([.B251]; 6)" table:style-name="ce4">
            <text:p>220840</text:p>
          </table:table-cell>
          <table:table-cell table:style-name="ce4"/>
          <table:table-cell office:value-type="string" table:style-name="ce4">
            <text:p>RUM AND OTHER SPIRITS OBTAINED BY DISTILLING FERMENTED SUGAR-CANE PRODUCTS, OF A VALUE &lt;= 7,9 €/L OF PURE ALCOHOL, IN CONTAINERS HOLDING &lt;= 2 L (EXCL. RUM WITH A CONTENT OF VOLATILE SUBSTANCES [OTHER THAN ETHYL AND METHYL ALCOHOL] OF &gt;= 225 G/HL OF PURE ALCOHOL "WITH A 10% TOLERANCE")</text:p>
          </table:table-cell>
          <table:table-cell office:value-type="string" table:style-name="ce7">
            <text:p><text:s/></text:p>
          </table:table-cell>
          <table:table-cell office:value-type="string" table:style-name="ce8">
            <text:p>0.6 EUR/% vol/hl + 3.2 EUR/hl</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um</text:p>
          </table:table-cell>
          <table:table-cell office:value-type="string" table:style-name="ce4">
            <text:p>22084051</text:p>
          </table:table-cell>
          <table:table-cell office:value-type="string" office:string-value="2208" table:formula="of:=LEFT([.B252]; 4)" table:style-name="ce4">
            <text:p>2208</text:p>
          </table:table-cell>
          <table:table-cell office:value-type="string" office:string-value="220840" table:formula="of:=LEFT([.B252]; 6)" table:style-name="ce4">
            <text:p>220840</text:p>
          </table:table-cell>
          <table:table-cell table:style-name="ce4"/>
          <table:table-cell office:value-type="string" table:style-name="ce4">
            <text:p>RUM WITH A CONTENT OF VOLATILE SUBSTANCES (OTHER THAN ETHYL AND METHYL ALCOHOL) OF &gt;= 225 G/HL OF PURE ALCOHOL "WITH A 10% TOLERANCE", IN CONTAINERS HOLDING &gt; 2 L</text:p>
          </table:table-cell>
          <table:table-cell office:value-type="string" table:style-name="ce7">
            <text:p><text:s/></text:p>
          </table:table-cell>
          <table:table-cell office:value-type="string" table:style-name="ce8">
            <text:p>0.6 EUR/% vol/hl</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Rum</text:p>
          </table:table-cell>
          <table:table-cell office:value-type="string" table:style-name="ce4">
            <text:p>22084099</text:p>
          </table:table-cell>
          <table:table-cell office:value-type="string" office:string-value="2208" table:formula="of:=LEFT([.B253]; 4)" table:style-name="ce4">
            <text:p>2208</text:p>
          </table:table-cell>
          <table:table-cell office:value-type="string" office:string-value="220840" table:formula="of:=LEFT([.B253]; 6)" table:style-name="ce4">
            <text:p>220840</text:p>
          </table:table-cell>
          <table:table-cell table:style-name="ce4"/>
          <table:table-cell office:value-type="string" table:style-name="ce4">
            <text:p>RUM AND OTHER SPIRITS OBTAINED BY DISTILLING FERMENTED SUGAR-CANE PRODUCTS, OF A VALUE &lt;= 2 €/L OF PURE ALCOHOL, IN CONTAINERS HOLDING &gt; 2 L (EXCL. RUM WITH A CONTENT OF VOLATILE SUBSTANCES [OTHER THAN ETHYL AND METHYL ALCOHOL] OF &gt;= 225 G/HL OF PURE ALCOHOL "WITH A 10% TOLERANCE")</text:p>
          </table:table-cell>
          <table:table-cell office:value-type="string" table:style-name="ce7">
            <text:p><text:s/></text:p>
          </table:table-cell>
          <table:table-cell office:value-type="string" table:style-name="ce8">
            <text:p>0.6 EUR/% vol/hl</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2089099</text:p>
          </table:table-cell>
          <table:table-cell office:value-type="string" office:string-value="2208" table:formula="of:=LEFT([.B254]; 4)" table:style-name="ce4">
            <text:p>2208</text:p>
          </table:table-cell>
          <table:table-cell office:value-type="string" office:string-value="220890" table:formula="of:=LEFT([.B254]; 6)" table:style-name="ce4">
            <text:p>220890</text:p>
          </table:table-cell>
          <table:table-cell table:style-name="ce4"/>
          <table:table-cell office:value-type="string" table:style-name="ce4">
            <text:p>UNDENATURED ETHYL ALCOHOL, OF AN ALCOHOLIC STRENGTH OF &lt; 80% VOL, IN CONTAINERS HOLDING &gt; 2 L</text:p>
          </table:table-cell>
          <table:table-cell office:value-type="string" table:style-name="ce7">
            <text:p><text:s/></text:p>
          </table:table-cell>
          <table:table-cell office:value-type="string" table:style-name="ce8">
            <text:p>*</text:p>
          </table:table-cell>
          <table:table-cell office:value-type="string" table:style-name="ce9">
            <text:p>0.7 EUR/% vol/hl</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0.7 EUR/% vol/hl</text:p>
          </table:table-cell>
          <table:table-cell office:value-type="string" table:style-name="ce11">
            <text:p>0.7 EUR/% vol/hl</text:p>
          </table:table-cell>
          <table:table-cell office:value-type="string" table:style-name="ce11">
            <text:p>0.7 EUR/% vol/hl</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7101221</text:p>
          </table:table-cell>
          <table:table-cell office:value-type="string" office:string-value="2710" table:formula="of:=LEFT([.B255]; 4)" table:style-name="ce4">
            <text:p>2710</text:p>
          </table:table-cell>
          <table:table-cell office:value-type="string" office:string-value="271012" table:formula="of:=LEFT([.B255]; 6)" table:style-name="ce4">
            <text:p>271012</text:p>
          </table:table-cell>
          <table:table-cell table:style-name="ce4"/>
          <table:table-cell office:value-type="string" table:style-name="ce4">
            <text:p>WHITE SPIRIT</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7101225</text:p>
          </table:table-cell>
          <table:table-cell office:value-type="string" office:string-value="2710" table:formula="of:=LEFT([.B256]; 4)" table:style-name="ce4">
            <text:p>2710</text:p>
          </table:table-cell>
          <table:table-cell office:value-type="string" office:string-value="271012" table:formula="of:=LEFT([.B256]; 6)" table:style-name="ce4">
            <text:p>271012</text:p>
          </table:table-cell>
          <table:table-cell table:style-name="ce4"/>
          <table:table-cell office:value-type="string" table:style-name="ce4">
            <text:p>SPECIAL SPIRITS (EXCL. WHITE SPIRIT) OF PETROLEUM OR BITUMINOUS MINERAL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7101231</text:p>
          </table:table-cell>
          <table:table-cell office:value-type="string" office:string-value="2710" table:formula="of:=LEFT([.B257]; 4)" table:style-name="ce4">
            <text:p>2710</text:p>
          </table:table-cell>
          <table:table-cell office:value-type="string" office:string-value="271012" table:formula="of:=LEFT([.B257]; 6)" table:style-name="ce4">
            <text:p>271012</text:p>
          </table:table-cell>
          <table:table-cell table:style-name="ce4"/>
          <table:table-cell office:value-type="string" table:style-name="ce4">
            <text:p>AVIATION SPIRIT</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7101241</text:p>
          </table:table-cell>
          <table:table-cell office:value-type="string" office:string-value="2710" table:formula="of:=LEFT([.B258]; 4)" table:style-name="ce4">
            <text:p>2710</text:p>
          </table:table-cell>
          <table:table-cell office:value-type="string" office:string-value="271012" table:formula="of:=LEFT([.B258]; 6)" table:style-name="ce4">
            <text:p>271012</text:p>
          </table:table-cell>
          <table:table-cell table:style-name="ce4"/>
          <table:table-cell office:value-type="string" table:style-name="ce4">
            <text:p>MOTOR SPIRIT, WITH A LEAD CONTENT &lt;= 0,013 G/L, WITH A RESEARCH OCTANE NUMBER "RON" OF &lt; 95 (EXCL. CONTAINING BIODIESE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7101245</text:p>
          </table:table-cell>
          <table:table-cell office:value-type="string" office:string-value="2710" table:formula="of:=LEFT([.B259]; 4)" table:style-name="ce4">
            <text:p>2710</text:p>
          </table:table-cell>
          <table:table-cell office:value-type="string" office:string-value="271012" table:formula="of:=LEFT([.B259]; 6)" table:style-name="ce4">
            <text:p>271012</text:p>
          </table:table-cell>
          <table:table-cell table:style-name="ce4"/>
          <table:table-cell office:value-type="string" table:style-name="ce4">
            <text:p>MOTOR SPIRIT, WITH A LEAD CONTENT &lt;= 0,013 G/L, WITH A RESEARCH OCTANE NUMBER "RON" OF &gt;= 95 BUT &lt; 98 (EXCL. CONTAINING BIODIESE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7101249</text:p>
          </table:table-cell>
          <table:table-cell office:value-type="string" office:string-value="2710" table:formula="of:=LEFT([.B260]; 4)" table:style-name="ce4">
            <text:p>2710</text:p>
          </table:table-cell>
          <table:table-cell office:value-type="string" office:string-value="271012" table:formula="of:=LEFT([.B260]; 6)" table:style-name="ce4">
            <text:p>271012</text:p>
          </table:table-cell>
          <table:table-cell table:style-name="ce4"/>
          <table:table-cell office:value-type="string" table:style-name="ce4">
            <text:p>MOTOR SPIRIT, WITH A LEAD CONTENT &lt;= 0,013 G/L, WITH A RESEARCH OCTANE NUMBER "RON" OF &gt;= 98 (EXCL. CONTAINING BIODIESE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7101250</text:p>
          </table:table-cell>
          <table:table-cell office:value-type="string" office:string-value="2710" table:formula="of:=LEFT([.B261]; 4)" table:style-name="ce4">
            <text:p>2710</text:p>
          </table:table-cell>
          <table:table-cell office:value-type="string" office:string-value="271012" table:formula="of:=LEFT([.B261]; 6)" table:style-name="ce4">
            <text:p>271012</text:p>
          </table:table-cell>
          <table:table-cell table:style-name="ce4"/>
          <table:table-cell office:value-type="string" table:style-name="ce4">
            <text:p>MOTOR SPIRIT, WITH A LEAD CONTENT &gt; 0,013 G/L (EXCL. CONTAINING BIODIESEL, AND AVIATION SPIRIT)</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7101270</text:p>
          </table:table-cell>
          <table:table-cell office:value-type="string" office:string-value="2710" table:formula="of:=LEFT([.B262]; 4)" table:style-name="ce4">
            <text:p>2710</text:p>
          </table:table-cell>
          <table:table-cell office:value-type="string" office:string-value="271012" table:formula="of:=LEFT([.B262]; 6)" table:style-name="ce4">
            <text:p>271012</text:p>
          </table:table-cell>
          <table:table-cell table:style-name="ce4"/>
          <table:table-cell office:value-type="string" table:style-name="ce4">
            <text:p>JET FUEL, SPIRIT TYPE (EXCL. AVIATION SPIRIT)</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27101290</text:p>
          </table:table-cell>
          <table:table-cell office:value-type="string" office:string-value="2710" table:formula="of:=LEFT([.B263]; 4)" table:style-name="ce4">
            <text:p>2710</text:p>
          </table:table-cell>
          <table:table-cell office:value-type="string" office:string-value="271012" table:formula="of:=LEFT([.B263]; 6)" table:style-name="ce4">
            <text:p>271012</text:p>
          </table:table-cell>
          <table:table-cell table:style-name="ce4"/>
          <table:table-cell office:value-type="string" table:style-name="ce4">
            <text:p>LIGHT OILS AND PREPARATIONS, OF PETROLEUM OR BITUMINOUS MINERALS, N.E.S. (EXCL. CONTAINING BIODIESEL, FOR UNDERGOING CHEMICAL TRANSFORMATION, AND SPECIAL SPIRITS, MOTOR SPIRIT AND SPIRIT TYPE JET FUE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22900</text:p>
          </table:table-cell>
          <table:table-cell office:value-type="string" office:string-value="3102" table:formula="of:=LEFT([.B264]; 4)" table:style-name="ce4">
            <text:p>3102</text:p>
          </table:table-cell>
          <table:table-cell office:value-type="string" office:string-value="310229" table:formula="of:=LEFT([.B264]; 6)" table:style-name="ce4">
            <text:p>310229</text:p>
          </table:table-cell>
          <table:table-cell table:style-name="ce4"/>
          <table:table-cell office:value-type="string" table:style-name="ce4">
            <text:p>DOUBLE SALTS AND MIXTURES OF AMMONIUM SULPHATE AND AMMONIUM NITRATE (EXCL. GOODS OF THIS CHAPTER IN TABLETS OR SIMILAR FORMS OR IN PACKAGES OF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23090</text:p>
          </table:table-cell>
          <table:table-cell office:value-type="string" office:string-value="3102" table:formula="of:=LEFT([.B265]; 4)" table:style-name="ce4">
            <text:p>3102</text:p>
          </table:table-cell>
          <table:table-cell office:value-type="string" office:string-value="310230" table:formula="of:=LEFT([.B265]; 6)" table:style-name="ce4">
            <text:p>310230</text:p>
          </table:table-cell>
          <table:table-cell table:style-name="ce4"/>
          <table:table-cell office:value-type="string" table:style-name="ce4">
            <text:p>AMMONIUM NITRATE (EXCL. THAT IN AQUEOUS SOLUTION, IN PELLET OR SIMILAR FORMS, OR IN PACKAGES WITH A GROSS WEIGHT OF &lt;= 10 KG)</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24090</text:p>
          </table:table-cell>
          <table:table-cell office:value-type="string" office:string-value="3102" table:formula="of:=LEFT([.B266]; 4)" table:style-name="ce4">
            <text:p>3102</text:p>
          </table:table-cell>
          <table:table-cell office:value-type="string" office:string-value="310240" table:formula="of:=LEFT([.B266]; 6)" table:style-name="ce4">
            <text:p>310240</text:p>
          </table:table-cell>
          <table:table-cell table:style-name="ce4"/>
          <table:table-cell office:value-type="string" table:style-name="ce4">
            <text:p>MIXTURES OF AMMONIUM NITRATE WITH CALCIUM CARBONATE OR OTHER INORGANIC NON-FERTILISING SUBSTANCES, FOR USE AS FERTILISERS, CONTAINING &gt; 28% NITROGEN BY WEIGHT (EXCL. THOSE IN PELLET OR SIMILAR FORMS, OR IN PACKAGES WITH A GROSS WEIGHT OF &lt;= 10 KG)</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26000</text:p>
          </table:table-cell>
          <table:table-cell office:value-type="string" office:string-value="3102" table:formula="of:=LEFT([.B267]; 4)" table:style-name="ce4">
            <text:p>3102</text:p>
          </table:table-cell>
          <table:table-cell office:value-type="string" office:string-value="310260" table:formula="of:=LEFT([.B267]; 6)" table:style-name="ce4">
            <text:p>310260</text:p>
          </table:table-cell>
          <table:table-cell table:style-name="ce4"/>
          <table:table-cell office:value-type="string" table:style-name="ce4">
            <text:p>DOUBLE SALTS AND MIXTURES OF CALCIUM NITRATE AND AMMONIUM NITRATE (EXCL. THOSE IN PELLET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29000</text:p>
          </table:table-cell>
          <table:table-cell office:value-type="string" office:string-value="3102" table:formula="of:=LEFT([.B268]; 4)" table:style-name="ce4">
            <text:p>3102</text:p>
          </table:table-cell>
          <table:table-cell office:value-type="string" office:string-value="310290" table:formula="of:=LEFT([.B268]; 6)" table:style-name="ce4">
            <text:p>310290</text:p>
          </table:table-cell>
          <table:table-cell table:style-name="ce4"/>
          <table:table-cell office:value-type="string" table:style-name="ce4">
            <text:p>MINERAL OR CHEMICAL NITROGEN FERTILISERS (EXCL. UREA; AMMONIUM SULPHATE; AMMONIUM NITRATE; SODIUM NITRATE; DOUBLE SALTS AND MIXTURES OF AMMONIUM NITRATE WITH AMMONIUM SULPHATE OR CALCIUM; MIXTURES OF UREA AND AMMONIUM NITRATE IN AQUEOUS OR AMMONIACAL SOLUTION; MIXTURES OF AMMONIUM NITRATE AND CALCIUM CARBONATE OR OTHER NON-FERTILISING INORGANIC ELEMENTS; IN TABLETS OR SIMILAR IN PACKAGES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51000</text:p>
          </table:table-cell>
          <table:table-cell office:value-type="string" office:string-value="3105" table:formula="of:=LEFT([.B269]; 4)" table:style-name="ce4">
            <text:p>3105</text:p>
          </table:table-cell>
          <table:table-cell office:value-type="string" office:string-value="310510" table:formula="of:=LEFT([.B269]; 6)" table:style-name="ce4">
            <text:p>310510</text:p>
          </table:table-cell>
          <table:table-cell table:style-name="ce4"/>
          <table:table-cell office:value-type="string" table:style-name="ce4">
            <text:p>MINERAL OR CHEMICAL FERTILISERS OF ANIMAL OR VEGETABLE ORIGIN,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52010</text:p>
          </table:table-cell>
          <table:table-cell office:value-type="string" office:string-value="3105" table:formula="of:=LEFT([.B270]; 4)" table:style-name="ce4">
            <text:p>3105</text:p>
          </table:table-cell>
          <table:table-cell office:value-type="string" office:string-value="310520" table:formula="of:=LEFT([.B270]; 6)" table:style-name="ce4">
            <text:p>310520</text:p>
          </table:table-cell>
          <table:table-cell table:style-name="ce4"/>
          <table:table-cell office:value-type="string" table:style-name="ce4">
            <text:p>MINERAL OR CHEMICAL FERTILISERS CONTAINING PHOSPHORUS AND POTASSIUM, WITH A NITROGEN CONTENT &gt; 10 % BY WEIGHT ON THE DRY ANHYDROUS PRODUCT (EXCL. THOSE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55100</text:p>
          </table:table-cell>
          <table:table-cell office:value-type="string" office:string-value="3105" table:formula="of:=LEFT([.B271]; 4)" table:style-name="ce4">
            <text:p>3105</text:p>
          </table:table-cell>
          <table:table-cell office:value-type="string" office:string-value="310551" table:formula="of:=LEFT([.B271]; 6)" table:style-name="ce4">
            <text:p>310551</text:p>
          </table:table-cell>
          <table:table-cell table:style-name="ce4"/>
          <table:table-cell office:value-type="string" table:style-name="ce4">
            <text:p>MINERAL OR CHEMICAL FERTILISERS CONTAINING NITRATES AND PHOSPHATES (EXCL. AMMONIUM DIHYDROGENORTHOPHOSPHATE "MONOAMMONIUM PHOSPHATE", DIAMMONIUM HYDROGENORTHOPHOSPHATE "DIAMMONIUM PHOSPHATE", AND THOSE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55900</text:p>
          </table:table-cell>
          <table:table-cell office:value-type="string" office:string-value="3105" table:formula="of:=LEFT([.B272]; 4)" table:style-name="ce4">
            <text:p>3105</text:p>
          </table:table-cell>
          <table:table-cell office:value-type="string" office:string-value="310559" table:formula="of:=LEFT([.B272]; 6)" table:style-name="ce4">
            <text:p>310559</text:p>
          </table:table-cell>
          <table:table-cell table:style-name="ce4"/>
          <table:table-cell office:value-type="string" table:style-name="ce4">
            <text:p>MINERAL OR CHEMICAL FERTILISERS CONTAINING THE TWO FERTILISING ELEMENTS NITROGEN (EXCL. NITRATE) AND PHOSPHORUS BUT NOT NITRATES (EXCL. AMMONIUM DIHYDROGENORTHOPHOSPHATE "MONOAMMONIUM PHOSPHATE", DIAMMONIUM HYDROGENORTHOPHOSPHATE "DIAMMONIUM PHOSPHATE"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ertiliser</text:p>
          </table:table-cell>
          <table:table-cell office:value-type="string" table:style-name="ce4">
            <text:p>31059020</text:p>
          </table:table-cell>
          <table:table-cell office:value-type="string" office:string-value="3105" table:formula="of:=LEFT([.B273]; 4)" table:style-name="ce4">
            <text:p>3105</text:p>
          </table:table-cell>
          <table:table-cell office:value-type="string" office:string-value="310590" table:formula="of:=LEFT([.B273]; 6)" table:style-name="ce4">
            <text:p>310590</text:p>
          </table:table-cell>
          <table:table-cell table:style-name="ce4"/>
          <table:table-cell office:value-type="string" table:style-name="ce4">
            <text:p>MINERAL OR CHEMICAL FERTILISERS CONTAINING THE TWO FERTILISING ELEMENTS NITROGEN AND POTASSIUM, OR ONE PRINCIPAL FERTILISING SUBSTANCE ONLY, INCL. MIXTURES OF ANIMAL OR VEGETABLE FERTILISERS WITH CHEMICAL OR MINERAL FERTILISERS, CONTAINING &gt; 10% NITROGEN BY WEIGHT (EXCL.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38140010</text:p>
          </table:table-cell>
          <table:table-cell office:value-type="string" office:string-value="3814" table:formula="of:=LEFT([.B274]; 4)" table:style-name="ce4">
            <text:p>3814</text:p>
          </table:table-cell>
          <table:table-cell office:value-type="string" office:string-value="381400" table:formula="of:=LEFT([.B274]; 6)" table:style-name="ce4">
            <text:p>381400</text:p>
          </table:table-cell>
          <table:table-cell table:style-name="ce4"/>
          <table:table-cell office:value-type="string" table:style-name="ce4">
            <text:p>ORGANIC COMPOSITE SOLVENTS AND THINNERS AND PREPARED PAINT OR VARNISH REMOVERS, BASED ON BUTYL ACETATE (EXCL. NAIL VARNISH REMOVER)</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38140090</text:p>
          </table:table-cell>
          <table:table-cell office:value-type="string" office:string-value="3814" table:formula="of:=LEFT([.B275]; 4)" table:style-name="ce4">
            <text:p>3814</text:p>
          </table:table-cell>
          <table:table-cell office:value-type="string" office:string-value="381400" table:formula="of:=LEFT([.B275]; 6)" table:style-name="ce4">
            <text:p>381400</text:p>
          </table:table-cell>
          <table:table-cell table:style-name="ce4"/>
          <table:table-cell office:value-type="string" table:style-name="ce4">
            <text:p>ORGANIC COMPOSITE SOLVENTS AND THINNERS AND PREPARED PAINT OR VARNISH REMOVERS (EXCL. THOSE BASED ON BUTYL ACETATE AND NAIL VARNISH REMOVER)</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38200000</text:p>
          </table:table-cell>
          <table:table-cell office:value-type="string" office:string-value="3820" table:formula="of:=LEFT([.B276]; 4)" table:style-name="ce4">
            <text:p>3820</text:p>
          </table:table-cell>
          <table:table-cell office:value-type="string" office:string-value="382000" table:formula="of:=LEFT([.B276]; 6)" table:style-name="ce4">
            <text:p>382000</text:p>
          </table:table-cell>
          <table:table-cell table:style-name="ce4"/>
          <table:table-cell office:value-type="string" table:style-name="ce4">
            <text:p>ANTI-FREEZING PREPARATIONS AND PREPARED DE-ICING FLUIDS (EXCL. PREPARED ADDITIVES FOR MINERAL OILS OR OTHER LIQUIDS USED FOR THE SAME PURPOSES AS MINERAL OIL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Bioethanol and Spirits</text:p>
          </table:table-cell>
          <table:table-cell office:value-type="string" table:style-name="ce4">
            <text:p>38249992</text:p>
          </table:table-cell>
          <table:table-cell office:value-type="string" office:string-value="3824" table:formula="of:=LEFT([.B277]; 4)" table:style-name="ce4">
            <text:p>3824</text:p>
          </table:table-cell>
          <table:table-cell office:value-type="string" office:string-value="382499" table:formula="of:=LEFT([.B277]; 6)" table:style-name="ce4">
            <text:p>382499</text:p>
          </table:table-cell>
          <table:table-cell table:style-name="ce4"/>
          <table:table-cell office:value-type="string" table:style-name="ce4">
            <text:p>CHEMICAL PRODUCTS OR PREPARATIONS, PREDOMINANTLY COMPOSED OF ORGANIC COMPOUNDS, IN LIQUID FORM AT 20°C, N.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38260010</text:p>
          </table:table-cell>
          <table:table-cell office:value-type="string" office:string-value="3826" table:formula="of:=LEFT([.B278]; 4)" table:style-name="ce4">
            <text:p>3826</text:p>
          </table:table-cell>
          <table:table-cell office:value-type="string" office:string-value="382600" table:formula="of:=LEFT([.B278]; 6)" table:style-name="ce4">
            <text:p>382600</text:p>
          </table:table-cell>
          <table:table-cell table:style-name="ce4"/>
          <table:table-cell office:value-type="string" table:style-name="ce4">
            <text:p>FATTY-ACID MONO-ALKYL ESTERS, CONTAINING BY WEIGHT =&gt; 96,5 % OF ESTERS "FAMA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Fats and oils</text:p>
          </table:table-cell>
          <table:table-cell office:value-type="string" table:style-name="ce4">
            <text:p>38260090</text:p>
          </table:table-cell>
          <table:table-cell office:value-type="string" office:string-value="3826" table:formula="of:=LEFT([.B279]; 4)" table:style-name="ce4">
            <text:p>3826</text:p>
          </table:table-cell>
          <table:table-cell office:value-type="string" office:string-value="382600" table:formula="of:=LEFT([.B279]; 6)" table:style-name="ce4">
            <text:p>382600</text:p>
          </table:table-cell>
          <table:table-cell table:style-name="ce4"/>
          <table:table-cell office:value-type="string" table:style-name="ce4">
            <text:p>BIODIESEL AND MIXTURES THEREOF, NOT CONTAINING OR CONTAINING &lt; 70 % BY WEIGHT OF PETROLEUM OILS OR OILS OBTAINED FROM BITUMINOUS MINERALS (EXCL. FATTY-ACID MONO-ALKYL ESTERS CONTAINING BY WEIGHT &gt;= 96,5 % OF ESTERS "FAMA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Polyethylene</text:p>
          </table:table-cell>
          <table:table-cell office:value-type="string" table:style-name="ce4">
            <text:p>39076100</text:p>
          </table:table-cell>
          <table:table-cell office:value-type="string" office:string-value="3907" table:formula="of:=LEFT([.B280]; 4)" table:style-name="ce4">
            <text:p>3907</text:p>
          </table:table-cell>
          <table:table-cell office:value-type="string" office:string-value="390761" table:formula="of:=LEFT([.B280]; 6)" table:style-name="ce4">
            <text:p>390761</text:p>
          </table:table-cell>
          <table:table-cell table:style-name="ce4"/>
          <table:table-cell office:value-type="string" table:style-name="ce4">
            <text:p>POLY"ETHYLENE TEREPHTHALATE", IN PRIMARY FORMS, HAVING A VISCOSITY NUMBER OF &gt;= 78 ML/G</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Other Household Articles</text:p>
          </table:table-cell>
          <table:table-cell office:value-type="string" table:style-name="ce4">
            <text:p>39249000</text:p>
          </table:table-cell>
          <table:table-cell office:value-type="string" office:string-value="3924" table:formula="of:=LEFT([.B281]; 4)" table:style-name="ce4">
            <text:p>3924</text:p>
          </table:table-cell>
          <table:table-cell office:value-type="string" office:string-value="392490" table:formula="of:=LEFT([.B281]; 6)" table:style-name="ce4">
            <text:p>392490</text:p>
          </table:table-cell>
          <table:table-cell table:style-name="ce4"/>
          <table:table-cell office:value-type="string" table:style-name="ce4">
            <text:p>HOUSEHOLD ARTICLES AND TOILET ARTICLES, OF PLASTICS (EXCL. TABLEWARE, KITCHENWARE, BATHS, SHOWER-BATHS, WASHBASINS, BIDETS, LAVATORY PANS, SEATS AND COVERS, FLUSHING CISTERNS AND SIMILAR SANITARY WAR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yres &amp; Wheels</text:p>
          </table:table-cell>
          <table:table-cell office:value-type="string" table:style-name="ce4">
            <text:p>40112090</text:p>
          </table:table-cell>
          <table:table-cell office:value-type="string" office:string-value="4011" table:formula="of:=LEFT([.B282]; 4)" table:style-name="ce4">
            <text:p>4011</text:p>
          </table:table-cell>
          <table:table-cell office:value-type="string" office:string-value="401120" table:formula="of:=LEFT([.B282]; 6)" table:style-name="ce4">
            <text:p>401120</text:p>
          </table:table-cell>
          <table:table-cell table:style-name="ce4"/>
          <table:table-cell office:value-type="string" table:style-name="ce4">
            <text:p>PNEUMATIC TYRES, NEW, OF RUBBER, OF A KIND USED FOR BUSES OR LORRIES, WITH A LOAD INDEX OF &gt; 121</text:p>
          </table:table-cell>
          <table:table-cell office:value-type="string" table:style-name="ce7">
            <text:p><text:s/></text:p>
          </table:table-cell>
          <table:table-cell office:value-type="percentage" office:value="4.4999999999999998E-2" table:style-name="ce8">
            <text:p>4.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yres &amp; Wheels</text:p>
          </table:table-cell>
          <table:table-cell office:value-type="string" table:style-name="ce4">
            <text:p>40121200</text:p>
          </table:table-cell>
          <table:table-cell office:value-type="string" office:string-value="4012" table:formula="of:=LEFT([.B283]; 4)" table:style-name="ce4">
            <text:p>4012</text:p>
          </table:table-cell>
          <table:table-cell office:value-type="string" office:string-value="401212" table:formula="of:=LEFT([.B283]; 6)" table:style-name="ce4">
            <text:p>401212</text:p>
          </table:table-cell>
          <table:table-cell table:style-name="ce4"/>
          <table:table-cell office:value-type="string" table:style-name="ce4">
            <text:p>RETREADED PNEUMATIC TYRES, OF RUBBER, OF A KIND USED ON BUSES OR LORRI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41141010</text:p>
          </table:table-cell>
          <table:table-cell office:value-type="string" office:string-value="4114" table:formula="of:=LEFT([.B284]; 4)" table:style-name="ce4">
            <text:p>4114</text:p>
          </table:table-cell>
          <table:table-cell office:value-type="string" office:string-value="411410" table:formula="of:=LEFT([.B284]; 6)" table:style-name="ce4">
            <text:p>411410</text:p>
          </table:table-cell>
          <table:table-cell table:style-name="ce4"/>
          <table:table-cell office:value-type="string" table:style-name="ce4">
            <text:p>CHAMOIS LEATHER, INCL. COMBINATION CHAMOIS LEATHER, OF SHEEP OR LAMBS (EXCL. GLACÉ-TANNED LEATHER SUBSEQUENTLY TREATED WITH FORMALDEHYDE AND LEATHER STUFFED WITH OIL ONLY AFTER TANNING)</text:p>
          </table:table-cell>
          <table:table-cell office:value-type="string" table:style-name="ce7">
            <text:p><text:s/></text:p>
          </table:table-cell>
          <table:table-cell office:value-type="percentage" office:value="2.5000000000000001E-2" table:style-name="ce8">
            <text:p>2.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41141090</text:p>
          </table:table-cell>
          <table:table-cell office:value-type="string" office:string-value="4114" table:formula="of:=LEFT([.B285]; 4)" table:style-name="ce4">
            <text:p>4114</text:p>
          </table:table-cell>
          <table:table-cell office:value-type="string" office:string-value="411410" table:formula="of:=LEFT([.B285]; 6)" table:style-name="ce4">
            <text:p>411410</text:p>
          </table:table-cell>
          <table:table-cell table:style-name="ce4"/>
          <table:table-cell office:value-type="string" table:style-name="ce4">
            <text:p>CHAMOIS LEATHER, INCL. COMBINATION CHAMOIS LEATHER (EXCL. THAT OF SHEEP OR LAMBS, GLACÉ-TANNED LEATHER SUBSEQUENTLY TREATED WITH FORMALDEHYDE AND LEATHER STUFFED WITH OIL ONLY AFTER TANNING)</text:p>
          </table:table-cell>
          <table:table-cell office:value-type="string" table:style-name="ce7">
            <text:p><text:s/></text:p>
          </table:table-cell>
          <table:table-cell office:value-type="percentage" office:value="2.5000000000000001E-2" table:style-name="ce8">
            <text:p>2.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42032910</text:p>
          </table:table-cell>
          <table:table-cell office:value-type="string" office:string-value="4203" table:formula="of:=LEFT([.B286]; 4)" table:style-name="ce4">
            <text:p>4203</text:p>
          </table:table-cell>
          <table:table-cell office:value-type="string" office:string-value="420329" table:formula="of:=LEFT([.B286]; 6)" table:style-name="ce4">
            <text:p>420329</text:p>
          </table:table-cell>
          <table:table-cell table:style-name="ce4"/>
          <table:table-cell office:value-type="string" table:style-name="ce4">
            <text:p>PROTECTIVE GLOVES OF LEATHER OR COMPOSITION LEATHER, FOR ALL TRADES</text:p>
          </table:table-cell>
          <table:table-cell office:value-type="string" table:style-name="ce7">
            <text:p><text:s/></text:p>
          </table:table-cell>
          <table:table-cell office:value-type="percentage" office:value="0.09" table:style-name="ce8">
            <text:p>9.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42032990</text:p>
          </table:table-cell>
          <table:table-cell office:value-type="string" office:string-value="4203" table:formula="of:=LEFT([.B287]; 4)" table:style-name="ce4">
            <text:p>4203</text:p>
          </table:table-cell>
          <table:table-cell office:value-type="string" office:string-value="420329" table:formula="of:=LEFT([.B287]; 6)" table:style-name="ce4">
            <text:p>420329</text:p>
          </table:table-cell>
          <table:table-cell table:style-name="ce4"/>
          <table:table-cell office:value-type="string" table:style-name="ce4">
            <text:p>GLOVES, MITTENS AND MITTS, OF LEATHER OR COMPOSITION LEATHER (EXCL. SPECIAL SPORTS GLOVES AND PROTECTIVE GLOVES FOR ALL TRADES)</text:p>
          </table:table-cell>
          <table:table-cell office:value-type="string" table:style-name="ce7">
            <text:p><text:s/></text:p>
          </table:table-cell>
          <table:table-cell office:value-type="percentage" office:value="7.0000000000000007E-2" table:style-name="ce8">
            <text:p>7.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33100</text:p>
          </table:table-cell>
          <table:table-cell office:value-type="string" office:string-value="6103" table:formula="of:=LEFT([.B288]; 4)" table:style-name="ce4">
            <text:p>6103</text:p>
          </table:table-cell>
          <table:table-cell office:value-type="string" office:string-value="610331" table:formula="of:=LEFT([.B288]; 6)" table:style-name="ce4">
            <text:p>610331</text:p>
          </table:table-cell>
          <table:table-cell table:style-name="ce4"/>
          <table:table-cell office:value-type="string" table:style-name="ce4">
            <text:p>MEN'S OR BOYS' JACKETS AND BLAZERS OF WOOL OR FINE ANIMAL HAIR, KNITTED OR CROCHETED (EXCL.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33200</text:p>
          </table:table-cell>
          <table:table-cell office:value-type="string" office:string-value="6103" table:formula="of:=LEFT([.B289]; 4)" table:style-name="ce4">
            <text:p>6103</text:p>
          </table:table-cell>
          <table:table-cell office:value-type="string" office:string-value="610332" table:formula="of:=LEFT([.B289]; 6)" table:style-name="ce4">
            <text:p>610332</text:p>
          </table:table-cell>
          <table:table-cell table:style-name="ce4"/>
          <table:table-cell office:value-type="string" table:style-name="ce4">
            <text:p>MEN'S OR BOYS' JACKETS AND BLAZERS OF COTTON, KNITTED OR CROCHETED (EXCL.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33300</text:p>
          </table:table-cell>
          <table:table-cell office:value-type="string" office:string-value="6103" table:formula="of:=LEFT([.B290]; 4)" table:style-name="ce4">
            <text:p>6103</text:p>
          </table:table-cell>
          <table:table-cell office:value-type="string" office:string-value="610333" table:formula="of:=LEFT([.B290]; 6)" table:style-name="ce4">
            <text:p>610333</text:p>
          </table:table-cell>
          <table:table-cell table:style-name="ce4"/>
          <table:table-cell office:value-type="string" table:style-name="ce4">
            <text:p>MEN'S OR BOYS' JACKETS AND BLAZERS OF SYNTHETIC FIBRES, KNITTED OR CROCHETED (EXCL.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33900</text:p>
          </table:table-cell>
          <table:table-cell office:value-type="string" office:string-value="6103" table:formula="of:=LEFT([.B291]; 4)" table:style-name="ce4">
            <text:p>6103</text:p>
          </table:table-cell>
          <table:table-cell office:value-type="string" office:string-value="610339" table:formula="of:=LEFT([.B291]; 6)" table:style-name="ce4">
            <text:p>610339</text:p>
          </table:table-cell>
          <table:table-cell table:style-name="ce4"/>
          <table:table-cell office:value-type="string" table:style-name="ce4">
            <text:p>MEN'S OR BOYS' JACKETS AND BLAZERS OF TEXTILE MATERIALS (EXCL. OF WOOL, FINE ANIMAL HAIR, COTTON OR SYNTHETIC FIBRES,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34200</text:p>
          </table:table-cell>
          <table:table-cell office:value-type="string" office:string-value="6103" table:formula="of:=LEFT([.B292]; 4)" table:style-name="ce4">
            <text:p>6103</text:p>
          </table:table-cell>
          <table:table-cell office:value-type="string" office:string-value="610342" table:formula="of:=LEFT([.B292]; 6)" table:style-name="ce4">
            <text:p>610342</text:p>
          </table:table-cell>
          <table:table-cell table:style-name="ce4"/>
          <table:table-cell office:value-type="string" table:style-name="ce4">
            <text:p>MEN'S OR BOYS' TROUSERS, BIB AND BRACE OVERALLS, BREECHES AND SHORTS OF COTTON, KNITTED OR CROCHETED (EXCL. SWIMWEAR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34300</text:p>
          </table:table-cell>
          <table:table-cell office:value-type="string" office:string-value="6103" table:formula="of:=LEFT([.B293]; 4)" table:style-name="ce4">
            <text:p>6103</text:p>
          </table:table-cell>
          <table:table-cell office:value-type="string" office:string-value="610343" table:formula="of:=LEFT([.B293]; 6)" table:style-name="ce4">
            <text:p>610343</text:p>
          </table:table-cell>
          <table:table-cell table:style-name="ce4"/>
          <table:table-cell office:value-type="string" table:style-name="ce4">
            <text:p>MEN'S OR BOYS' TROUSERS, BIB AND BRACE OVERALLS, BREECHES AND SHORTS OF SYNTHETIC FIBRES, KNITTED OR CROCHETED (EXCL. SWIMWEAR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34900</text:p>
          </table:table-cell>
          <table:table-cell office:value-type="string" office:string-value="6103" table:formula="of:=LEFT([.B294]; 4)" table:style-name="ce4">
            <text:p>6103</text:p>
          </table:table-cell>
          <table:table-cell office:value-type="string" office:string-value="610349" table:formula="of:=LEFT([.B294]; 6)" table:style-name="ce4">
            <text:p>610349</text:p>
          </table:table-cell>
          <table:table-cell table:style-name="ce4"/>
          <table:table-cell office:value-type="string" table:style-name="ce4">
            <text:p>MEN'S OR BOYS' TROUSERS, BIB AND BRACE OVERALLS, BREECHES AND SHORTS OF TEXTILE MATERIALS, KNITTED OR CROCHETED (EXCL. OF WOOL, FINE ANIMAL HAIR, COTTON OR SYNTHETIC FIBRES, SWIMWEAR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51000</text:p>
          </table:table-cell>
          <table:table-cell office:value-type="string" office:string-value="6105" table:formula="of:=LEFT([.B295]; 4)" table:style-name="ce4">
            <text:p>6105</text:p>
          </table:table-cell>
          <table:table-cell office:value-type="string" office:string-value="610510" table:formula="of:=LEFT([.B295]; 6)" table:style-name="ce4">
            <text:p>610510</text:p>
          </table:table-cell>
          <table:table-cell table:style-name="ce4"/>
          <table:table-cell office:value-type="string" table:style-name="ce4">
            <text:p>MEN'S OR BOYS' SHIRTS OF COTTON, KNITTED OR CROCHETED (EXCL.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52010</text:p>
          </table:table-cell>
          <table:table-cell office:value-type="string" office:string-value="6105" table:formula="of:=LEFT([.B296]; 4)" table:style-name="ce4">
            <text:p>6105</text:p>
          </table:table-cell>
          <table:table-cell office:value-type="string" office:string-value="610520" table:formula="of:=LEFT([.B296]; 6)" table:style-name="ce4">
            <text:p>610520</text:p>
          </table:table-cell>
          <table:table-cell table:style-name="ce4"/>
          <table:table-cell office:value-type="string" table:style-name="ce4">
            <text:p>MEN'S OR BOYS' SHIRTS OF SYNTHETIC FIBRES, KNITTED OR CROCHETED (EXCL.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52090</text:p>
          </table:table-cell>
          <table:table-cell office:value-type="string" office:string-value="6105" table:formula="of:=LEFT([.B297]; 4)" table:style-name="ce4">
            <text:p>6105</text:p>
          </table:table-cell>
          <table:table-cell office:value-type="string" office:string-value="610520" table:formula="of:=LEFT([.B297]; 6)" table:style-name="ce4">
            <text:p>610520</text:p>
          </table:table-cell>
          <table:table-cell table:style-name="ce4"/>
          <table:table-cell office:value-type="string" table:style-name="ce4">
            <text:p>MEN'S OR BOYS' SHIRTS OF ARTIFICIAL FIBRES, KNITTED OR CROCHETED (EXCL.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59010</text:p>
          </table:table-cell>
          <table:table-cell office:value-type="string" office:string-value="6105" table:formula="of:=LEFT([.B298]; 4)" table:style-name="ce4">
            <text:p>6105</text:p>
          </table:table-cell>
          <table:table-cell office:value-type="string" office:string-value="610590" table:formula="of:=LEFT([.B298]; 6)" table:style-name="ce4">
            <text:p>610590</text:p>
          </table:table-cell>
          <table:table-cell table:style-name="ce4"/>
          <table:table-cell office:value-type="string" table:style-name="ce4">
            <text:p>MEN'S OR BOYS' SHIRTS OF WOOL OR FINE ANIMAL HAIR, KNITTED OR CROCHETED (EXCL.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59090</text:p>
          </table:table-cell>
          <table:table-cell office:value-type="string" office:string-value="6105" table:formula="of:=LEFT([.B299]; 4)" table:style-name="ce4">
            <text:p>6105</text:p>
          </table:table-cell>
          <table:table-cell office:value-type="string" office:string-value="610590" table:formula="of:=LEFT([.B299]; 6)" table:style-name="ce4">
            <text:p>610590</text:p>
          </table:table-cell>
          <table:table-cell table:style-name="ce4"/>
          <table:table-cell office:value-type="string" table:style-name="ce4">
            <text:p>MEN'S OR BOYS' SHIRTS OF TEXTILE MATERIALS, KNITTED OR CROCHETED (EXCL. OF COTTON, MAN-MADE FIBRES, WOOL OR FINE ANIMAL HAIR,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71100</text:p>
          </table:table-cell>
          <table:table-cell office:value-type="string" office:string-value="6107" table:formula="of:=LEFT([.B300]; 4)" table:style-name="ce4">
            <text:p>6107</text:p>
          </table:table-cell>
          <table:table-cell office:value-type="string" office:string-value="610711" table:formula="of:=LEFT([.B300]; 6)" table:style-name="ce4">
            <text:p>610711</text:p>
          </table:table-cell>
          <table:table-cell table:style-name="ce4"/>
          <table:table-cell office:value-type="string" table:style-name="ce4">
            <text:p>MEN'S OR BOYS' UNDERPANTS AND BRIEF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71200</text:p>
          </table:table-cell>
          <table:table-cell office:value-type="string" office:string-value="6107" table:formula="of:=LEFT([.B301]; 4)" table:style-name="ce4">
            <text:p>6107</text:p>
          </table:table-cell>
          <table:table-cell office:value-type="string" office:string-value="610712" table:formula="of:=LEFT([.B301]; 6)" table:style-name="ce4">
            <text:p>610712</text:p>
          </table:table-cell>
          <table:table-cell table:style-name="ce4"/>
          <table:table-cell office:value-type="string" table:style-name="ce4">
            <text:p>MEN'S OR BOYS' UNDERPANTS AND BRIEFS OF MAN-MADE FIBRES,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72100</text:p>
          </table:table-cell>
          <table:table-cell office:value-type="string" office:string-value="6107" table:formula="of:=LEFT([.B302]; 4)" table:style-name="ce4">
            <text:p>6107</text:p>
          </table:table-cell>
          <table:table-cell office:value-type="string" office:string-value="610721" table:formula="of:=LEFT([.B302]; 6)" table:style-name="ce4">
            <text:p>610721</text:p>
          </table:table-cell>
          <table:table-cell table:style-name="ce4"/>
          <table:table-cell office:value-type="string" table:style-name="ce4">
            <text:p>MEN'S OR BOYS' NIGHTSHIRTS AND PYJAMAS OF COTTON, KNITTED OR CROCHETED (EXCL. VESTS AND SINGLE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72200</text:p>
          </table:table-cell>
          <table:table-cell office:value-type="string" office:string-value="6107" table:formula="of:=LEFT([.B303]; 4)" table:style-name="ce4">
            <text:p>6107</text:p>
          </table:table-cell>
          <table:table-cell office:value-type="string" office:string-value="610722" table:formula="of:=LEFT([.B303]; 6)" table:style-name="ce4">
            <text:p>610722</text:p>
          </table:table-cell>
          <table:table-cell table:style-name="ce4"/>
          <table:table-cell office:value-type="string" table:style-name="ce4">
            <text:p>MEN'S OR BOYS' NIGHTSHIRTS AND PYJAMAS OF MAN-MADE FIBRES, KNITTED OR CROCHETED (EXCL. VESTS AND SINGLE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82100</text:p>
          </table:table-cell>
          <table:table-cell office:value-type="string" office:string-value="6108" table:formula="of:=LEFT([.B304]; 4)" table:style-name="ce4">
            <text:p>6108</text:p>
          </table:table-cell>
          <table:table-cell office:value-type="string" office:string-value="610821" table:formula="of:=LEFT([.B304]; 6)" table:style-name="ce4">
            <text:p>610821</text:p>
          </table:table-cell>
          <table:table-cell table:style-name="ce4"/>
          <table:table-cell office:value-type="string" table:style-name="ce4">
            <text:p>WOMEN'S OR GIRLS' BRIEFS AND PANTIE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82200</text:p>
          </table:table-cell>
          <table:table-cell office:value-type="string" office:string-value="6108" table:formula="of:=LEFT([.B305]; 4)" table:style-name="ce4">
            <text:p>6108</text:p>
          </table:table-cell>
          <table:table-cell office:value-type="string" office:string-value="610822" table:formula="of:=LEFT([.B305]; 6)" table:style-name="ce4">
            <text:p>610822</text:p>
          </table:table-cell>
          <table:table-cell table:style-name="ce4"/>
          <table:table-cell office:value-type="string" table:style-name="ce4">
            <text:p>WOMEN'S OR GIRLS' BRIEFS AND PANTIES OF MAN-MADE FIBRES,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83100</text:p>
          </table:table-cell>
          <table:table-cell office:value-type="string" office:string-value="6108" table:formula="of:=LEFT([.B306]; 4)" table:style-name="ce4">
            <text:p>6108</text:p>
          </table:table-cell>
          <table:table-cell office:value-type="string" office:string-value="610831" table:formula="of:=LEFT([.B306]; 6)" table:style-name="ce4">
            <text:p>610831</text:p>
          </table:table-cell>
          <table:table-cell table:style-name="ce4"/>
          <table:table-cell office:value-type="string" table:style-name="ce4">
            <text:p>WOMEN'S OR GIRLS' NIGHTDRESSES AND PYJAMAS OF COTTON, KNITTED OR CROCHETED (EXCL. T-SHIRTS, VESTS AND NÉGLIGÉ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83200</text:p>
          </table:table-cell>
          <table:table-cell office:value-type="string" office:string-value="6108" table:formula="of:=LEFT([.B307]; 4)" table:style-name="ce4">
            <text:p>6108</text:p>
          </table:table-cell>
          <table:table-cell office:value-type="string" office:string-value="610832" table:formula="of:=LEFT([.B307]; 6)" table:style-name="ce4">
            <text:p>610832</text:p>
          </table:table-cell>
          <table:table-cell table:style-name="ce4"/>
          <table:table-cell office:value-type="string" table:style-name="ce4">
            <text:p>WOMEN'S OR GIRLS' NIGHTDRESSES AND PYJAMAS OF MAN-MADE FIBRES, KNITTED OR CROCHETED (EXCL. T-SHIRTS, VESTS AND NÉGLIGÉ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89200</text:p>
          </table:table-cell>
          <table:table-cell office:value-type="string" office:string-value="6108" table:formula="of:=LEFT([.B308]; 4)" table:style-name="ce4">
            <text:p>6108</text:p>
          </table:table-cell>
          <table:table-cell office:value-type="string" office:string-value="610892" table:formula="of:=LEFT([.B308]; 6)" table:style-name="ce4">
            <text:p>610892</text:p>
          </table:table-cell>
          <table:table-cell table:style-name="ce4"/>
          <table:table-cell office:value-type="string" table:style-name="ce4">
            <text:p>WOMEN'S OR GIRLS' NÉGLIGÉS, BATHROBES, DRESSING GOWNS, HOUSEJACKETS AND SIMILAR ARTICLES OF MAN-MADE FIBRES, KNITTED OR CROCHETED (EXCL. VESTS, SLIPS, PETTICOATS, BRIEFS AND PANTIES, NIGHTDRESSES, PYJAMAS, BRASSIÉRES, GIRDLES, CORS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091000</text:p>
          </table:table-cell>
          <table:table-cell office:value-type="string" office:string-value="6109" table:formula="of:=LEFT([.B309]; 4)" table:style-name="ce4">
            <text:p>6109</text:p>
          </table:table-cell>
          <table:table-cell office:value-type="string" office:string-value="610910" table:formula="of:=LEFT([.B309]; 6)" table:style-name="ce4">
            <text:p>610910</text:p>
          </table:table-cell>
          <table:table-cell table:style-name="ce4"/>
          <table:table-cell office:value-type="string" table:style-name="ce4">
            <text:p>T-SHIRTS, SINGLETS AND OTHER VEST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02010</text:p>
          </table:table-cell>
          <table:table-cell office:value-type="string" office:string-value="6110" table:formula="of:=LEFT([.B310]; 4)" table:style-name="ce4">
            <text:p>6110</text:p>
          </table:table-cell>
          <table:table-cell office:value-type="string" office:string-value="611020" table:formula="of:=LEFT([.B310]; 6)" table:style-name="ce4">
            <text:p>611020</text:p>
          </table:table-cell>
          <table:table-cell table:style-name="ce4"/>
          <table:table-cell office:value-type="string" table:style-name="ce4">
            <text:p>LIGHTWEIGHT FINE KNIT ROLL, POLO OR TURTLENECK JUMPERS AND PULLOVER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02091</text:p>
          </table:table-cell>
          <table:table-cell office:value-type="string" office:string-value="6110" table:formula="of:=LEFT([.B311]; 4)" table:style-name="ce4">
            <text:p>6110</text:p>
          </table:table-cell>
          <table:table-cell office:value-type="string" office:string-value="611020" table:formula="of:=LEFT([.B311]; 6)" table:style-name="ce4">
            <text:p>611020</text:p>
          </table:table-cell>
          <table:table-cell table:style-name="ce4"/>
          <table:table-cell office:value-type="string" table:style-name="ce4">
            <text:p>MEN'S OR BOYS' JERSEYS, PULLOVERS, CARDIGANS, WAISTCOATS AND SIMILAR ARTICLES, OF COTTON, KNITTED OR CROCHETED (EXCL. LIGHTWEIGHT FINE KNIT ROLL, POLO OR TURTLENECK JUMPERS AND PULLOVERS AND WADDED WAISTCO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02099</text:p>
          </table:table-cell>
          <table:table-cell office:value-type="string" office:string-value="6110" table:formula="of:=LEFT([.B312]; 4)" table:style-name="ce4">
            <text:p>6110</text:p>
          </table:table-cell>
          <table:table-cell office:value-type="string" office:string-value="611020" table:formula="of:=LEFT([.B312]; 6)" table:style-name="ce4">
            <text:p>611020</text:p>
          </table:table-cell>
          <table:table-cell table:style-name="ce4"/>
          <table:table-cell office:value-type="string" table:style-name="ce4">
            <text:p>WOMEN'S OR GIRLS' JERSEYS, PULLOVERS, CARDIGANS, WAISTCOATS AND SIMILAR ARTICLES, OF COTTON, KNITTED OR CROCHETED (EXCL. LIGHTWEIGHT FINE KNIT ROLL, POLO OR TURTLENECK JUMPERS AND PULLOVERS AND WADDED WAISTCO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03010</text:p>
          </table:table-cell>
          <table:table-cell office:value-type="string" office:string-value="6110" table:formula="of:=LEFT([.B313]; 4)" table:style-name="ce4">
            <text:p>6110</text:p>
          </table:table-cell>
          <table:table-cell office:value-type="string" office:string-value="611030" table:formula="of:=LEFT([.B313]; 6)" table:style-name="ce4">
            <text:p>611030</text:p>
          </table:table-cell>
          <table:table-cell table:style-name="ce4"/>
          <table:table-cell office:value-type="string" table:style-name="ce4">
            <text:p>LIGHTWEIGHT FINE KNIT ROLL, POLO OR TURTLENECK JUMPERS AND PULLOVERS OF MAN-MADE FIBRES,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03091</text:p>
          </table:table-cell>
          <table:table-cell office:value-type="string" office:string-value="6110" table:formula="of:=LEFT([.B314]; 4)" table:style-name="ce4">
            <text:p>6110</text:p>
          </table:table-cell>
          <table:table-cell office:value-type="string" office:string-value="611030" table:formula="of:=LEFT([.B314]; 6)" table:style-name="ce4">
            <text:p>611030</text:p>
          </table:table-cell>
          <table:table-cell table:style-name="ce4"/>
          <table:table-cell office:value-type="string" table:style-name="ce4">
            <text:p>MEN'S OR BOYS' JERSEYS, PULLOVERS, CARDIGANS, WAISTCOATS AND SIMILAR ARTICLES, OF MAN-MADE FIBRES, KNITTED OR CROCHETED (EXCL. LIGHTWEIGHT FINE KNIT ROLL, POLO OR TURTLENECK JUMPERS AND PULLOVERS AND WADDED WAISTCO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03099</text:p>
          </table:table-cell>
          <table:table-cell office:value-type="string" office:string-value="6110" table:formula="of:=LEFT([.B315]; 4)" table:style-name="ce4">
            <text:p>6110</text:p>
          </table:table-cell>
          <table:table-cell office:value-type="string" office:string-value="611030" table:formula="of:=LEFT([.B315]; 6)" table:style-name="ce4">
            <text:p>611030</text:p>
          </table:table-cell>
          <table:table-cell table:style-name="ce4"/>
          <table:table-cell office:value-type="string" table:style-name="ce4">
            <text:p>WOMEN'S OR GIRLS' JERSEYS, PULLOVERS, CARDIGANS, WAISTCOATS AND SIMILAR ARTICLES, OF MAN-MADE FIBRES, KNITTED OR CROCHETED (EXCL. LIGHTWEIGHT FINE KNIT ROLL, POLO OR TURTLENECK JUMPERS AND PULLOVERS AND WADDED WAISTCO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12010</text:p>
          </table:table-cell>
          <table:table-cell office:value-type="string" office:string-value="6111" table:formula="of:=LEFT([.B316]; 4)" table:style-name="ce4">
            <text:p>6111</text:p>
          </table:table-cell>
          <table:table-cell office:value-type="string" office:string-value="611120" table:formula="of:=LEFT([.B316]; 6)" table:style-name="ce4">
            <text:p>611120</text:p>
          </table:table-cell>
          <table:table-cell table:style-name="ce4"/>
          <table:table-cell office:value-type="string" table:style-name="ce4">
            <text:p>BABIES' GLOVES, MITTENS AND MITTS, OF COTTON, KNITTED OR CROCHETED</text:p>
          </table:table-cell>
          <table:table-cell office:value-type="string" table:style-name="ce7">
            <text:p><text:s/></text:p>
          </table:table-cell>
          <table:table-cell office:value-type="percentage" office:value="8.8999999999999996E-2" table:style-name="ce8">
            <text:p>8.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12090</text:p>
          </table:table-cell>
          <table:table-cell office:value-type="string" office:string-value="6111" table:formula="of:=LEFT([.B317]; 4)" table:style-name="ce4">
            <text:p>6111</text:p>
          </table:table-cell>
          <table:table-cell office:value-type="string" office:string-value="611120" table:formula="of:=LEFT([.B317]; 6)" table:style-name="ce4">
            <text:p>611120</text:p>
          </table:table-cell>
          <table:table-cell table:style-name="ce4"/>
          <table:table-cell office:value-type="string" table:style-name="ce4">
            <text:p>BABIES' GARMENTS AND CLOTHING ACCESSORIES, OF COTTON, KNITTED OR CROCHETED (EXCL. GLOVES, MITTENS, MITTS AND H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13010</text:p>
          </table:table-cell>
          <table:table-cell office:value-type="string" office:string-value="6111" table:formula="of:=LEFT([.B318]; 4)" table:style-name="ce4">
            <text:p>6111</text:p>
          </table:table-cell>
          <table:table-cell office:value-type="string" office:string-value="611130" table:formula="of:=LEFT([.B318]; 6)" table:style-name="ce4">
            <text:p>611130</text:p>
          </table:table-cell>
          <table:table-cell table:style-name="ce4"/>
          <table:table-cell office:value-type="string" table:style-name="ce4">
            <text:p>BABIES' GLOVES, MITTENS AND MITTS FOR BABIES, OF SYNTHETIC FIBRES, KNITTED OR CROCHETED</text:p>
          </table:table-cell>
          <table:table-cell office:value-type="string" table:style-name="ce7">
            <text:p><text:s/></text:p>
          </table:table-cell>
          <table:table-cell office:value-type="percentage" office:value="8.8999999999999996E-2" table:style-name="ce8">
            <text:p>8.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13090</text:p>
          </table:table-cell>
          <table:table-cell office:value-type="string" office:string-value="6111" table:formula="of:=LEFT([.B319]; 4)" table:style-name="ce4">
            <text:p>6111</text:p>
          </table:table-cell>
          <table:table-cell office:value-type="string" office:string-value="611130" table:formula="of:=LEFT([.B319]; 6)" table:style-name="ce4">
            <text:p>611130</text:p>
          </table:table-cell>
          <table:table-cell table:style-name="ce4"/>
          <table:table-cell office:value-type="string" table:style-name="ce4">
            <text:p>BABIES' GARMENTS AND CLOTHING ACCESSORIES, OF SYNTHETIC FIBRES, KNITTED OR CROCHETED (EXCL. GLOVES, MITTENS, MITTS AND H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42000</text:p>
          </table:table-cell>
          <table:table-cell office:value-type="string" office:string-value="6114" table:formula="of:=LEFT([.B320]; 4)" table:style-name="ce4">
            <text:p>6114</text:p>
          </table:table-cell>
          <table:table-cell office:value-type="string" office:string-value="611420" table:formula="of:=LEFT([.B320]; 6)" table:style-name="ce4">
            <text:p>611420</text:p>
          </table:table-cell>
          <table:table-cell table:style-name="ce4"/>
          <table:table-cell office:value-type="string" table:style-name="ce4">
            <text:p>SPECIAL GARMENTS FOR PROFESSIONAL, SPORTING OR OTHER PURPOSES, N.E.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61020</text:p>
          </table:table-cell>
          <table:table-cell office:value-type="string" office:string-value="6116" table:formula="of:=LEFT([.B321]; 4)" table:style-name="ce4">
            <text:p>6116</text:p>
          </table:table-cell>
          <table:table-cell office:value-type="string" office:string-value="611610" table:formula="of:=LEFT([.B321]; 6)" table:style-name="ce4">
            <text:p>611610</text:p>
          </table:table-cell>
          <table:table-cell table:style-name="ce4"/>
          <table:table-cell office:value-type="string" table:style-name="ce4">
            <text:p>GLOVES, IMPREGNATED, COATED OR COVERED WITH RUBBER, KNITTED OR CROCHETED</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4000000000000001E-2" table:style-name="ce11">
            <text:p>6.4%</text:p>
          </table:table-cell>
          <table:table-cell office:value-type="percentage" office:value="6.4000000000000001E-2" table:style-name="ce11">
            <text:p>6.4%</text:p>
          </table:table-cell>
          <table:table-cell office:value-type="percentage" office:value="6.4000000000000001E-2" table:style-name="ce11">
            <text:p>6.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1161080</text:p>
          </table:table-cell>
          <table:table-cell office:value-type="string" office:string-value="6116" table:formula="of:=LEFT([.B322]; 4)" table:style-name="ce4">
            <text:p>6116</text:p>
          </table:table-cell>
          <table:table-cell office:value-type="string" office:string-value="611610" table:formula="of:=LEFT([.B322]; 6)" table:style-name="ce4">
            <text:p>611610</text:p>
          </table:table-cell>
          <table:table-cell table:style-name="ce4"/>
          <table:table-cell office:value-type="string" table:style-name="ce4">
            <text:p>MITTENS AND MITTS, IMPREGNATED, COATED OR COVERED WITH PLASTICS OR RUBBER, KNITTED OR CROCHETED, AND GLOVES, IMPREGNATED, COATED OR COVERED WITH PLASTICS, KNITTED OR CROCHETED</text:p>
          </table:table-cell>
          <table:table-cell office:value-type="string" table:style-name="ce7">
            <text:p><text:s/></text:p>
          </table:table-cell>
          <table:table-cell office:value-type="percentage" office:value="8.8999999999999996E-2" table:style-name="ce8">
            <text:p>8.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3100</text:p>
          </table:table-cell>
          <table:table-cell office:value-type="string" office:string-value="6203" table:formula="of:=LEFT([.B323]; 4)" table:style-name="ce4">
            <text:p>6203</text:p>
          </table:table-cell>
          <table:table-cell office:value-type="string" office:string-value="620331" table:formula="of:=LEFT([.B323]; 6)" table:style-name="ce4">
            <text:p>620331</text:p>
          </table:table-cell>
          <table:table-cell table:style-name="ce4"/>
          <table:table-cell office:value-type="string" table:style-name="ce4">
            <text:p>MEN'S OR BOYS' JACKETS AND BLAZERS OF WOOL OR FINE ANIMAL HAIR (EXCL. KNITTED OR CROCHETED,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3210</text:p>
          </table:table-cell>
          <table:table-cell office:value-type="string" office:string-value="6203" table:formula="of:=LEFT([.B324]; 4)" table:style-name="ce4">
            <text:p>6203</text:p>
          </table:table-cell>
          <table:table-cell office:value-type="string" office:string-value="620332" table:formula="of:=LEFT([.B324]; 6)" table:style-name="ce4">
            <text:p>620332</text:p>
          </table:table-cell>
          <table:table-cell table:style-name="ce4"/>
          <table:table-cell office:value-type="string" table:style-name="ce4">
            <text:p>MEN'S OR BOYS' JACKETS AND BLAZERS OF COTTON, INDUSTRIAL AND OCCUPATIONAL (EXCL. KNITTED OR CROCHETED,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3290</text:p>
          </table:table-cell>
          <table:table-cell office:value-type="string" office:string-value="6203" table:formula="of:=LEFT([.B325]; 4)" table:style-name="ce4">
            <text:p>6203</text:p>
          </table:table-cell>
          <table:table-cell office:value-type="string" office:string-value="620332" table:formula="of:=LEFT([.B325]; 6)" table:style-name="ce4">
            <text:p>620332</text:p>
          </table:table-cell>
          <table:table-cell table:style-name="ce4"/>
          <table:table-cell office:value-type="string" table:style-name="ce4">
            <text:p>MEN'S OR BOYS' JACKETS AND BLAZERS OF COTTON (EXCL. KNITTED OR CROCHETED, INDUSTRIAL AND OCCUPATIONAL,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3310</text:p>
          </table:table-cell>
          <table:table-cell office:value-type="string" office:string-value="6203" table:formula="of:=LEFT([.B326]; 4)" table:style-name="ce4">
            <text:p>6203</text:p>
          </table:table-cell>
          <table:table-cell office:value-type="string" office:string-value="620333" table:formula="of:=LEFT([.B326]; 6)" table:style-name="ce4">
            <text:p>620333</text:p>
          </table:table-cell>
          <table:table-cell table:style-name="ce4"/>
          <table:table-cell office:value-type="string" table:style-name="ce4">
            <text:p>MEN'S OR BOYS' JACKETS AND BLAZERS OF SYNTHETIC FIBRES, INDUSTRIAL AND OCCUPATIONAL (EXCL. KNITTED OR CROCHETED,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3390</text:p>
          </table:table-cell>
          <table:table-cell office:value-type="string" office:string-value="6203" table:formula="of:=LEFT([.B327]; 4)" table:style-name="ce4">
            <text:p>6203</text:p>
          </table:table-cell>
          <table:table-cell office:value-type="string" office:string-value="620333" table:formula="of:=LEFT([.B327]; 6)" table:style-name="ce4">
            <text:p>620333</text:p>
          </table:table-cell>
          <table:table-cell table:style-name="ce4"/>
          <table:table-cell office:value-type="string" table:style-name="ce4">
            <text:p>MEN'S OR BOYS' JACKETS AND BLAZERS OF SYNTHETIC FIBRES (EXCL. KNITTED OR CROCHETED, INDUSTRIAL AND OCCUPATIONAL,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211</text:p>
          </table:table-cell>
          <table:table-cell office:value-type="string" office:string-value="6203" table:formula="of:=LEFT([.B328]; 4)" table:style-name="ce4">
            <text:p>6203</text:p>
          </table:table-cell>
          <table:table-cell office:value-type="string" office:string-value="620342" table:formula="of:=LEFT([.B328]; 6)" table:style-name="ce4">
            <text:p>620342</text:p>
          </table:table-cell>
          <table:table-cell table:style-name="ce4"/>
          <table:table-cell office:value-type="string" table:style-name="ce4">
            <text:p>MEN'S OR BOYS' INDUSTRIAL AND OCCUPATIONAL TROUSERS AND BREECHES OF COTTON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231</text:p>
          </table:table-cell>
          <table:table-cell office:value-type="string" office:string-value="6203" table:formula="of:=LEFT([.B329]; 4)" table:style-name="ce4">
            <text:p>6203</text:p>
          </table:table-cell>
          <table:table-cell office:value-type="string" office:string-value="620342" table:formula="of:=LEFT([.B329]; 6)" table:style-name="ce4">
            <text:p>620342</text:p>
          </table:table-cell>
          <table:table-cell table:style-name="ce4"/>
          <table:table-cell office:value-type="string" table:style-name="ce4">
            <text:p>MEN'S OR BOYS' TROUSERS AND BREECHES OF COTTON DENIM (EXCL.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233</text:p>
          </table:table-cell>
          <table:table-cell office:value-type="string" office:string-value="6203" table:formula="of:=LEFT([.B330]; 4)" table:style-name="ce4">
            <text:p>6203</text:p>
          </table:table-cell>
          <table:table-cell office:value-type="string" office:string-value="620342" table:formula="of:=LEFT([.B330]; 6)" table:style-name="ce4">
            <text:p>620342</text:p>
          </table:table-cell>
          <table:table-cell table:style-name="ce4"/>
          <table:table-cell office:value-type="string" table:style-name="ce4">
            <text:p>MEN'S OR BOYS' TROUSERS AND BREECHES OF COTTON CUT CORDUROY (EXCL.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235</text:p>
          </table:table-cell>
          <table:table-cell office:value-type="string" office:string-value="6203" table:formula="of:=LEFT([.B331]; 4)" table:style-name="ce4">
            <text:p>6203</text:p>
          </table:table-cell>
          <table:table-cell office:value-type="string" office:string-value="620342" table:formula="of:=LEFT([.B331]; 6)" table:style-name="ce4">
            <text:p>620342</text:p>
          </table:table-cell>
          <table:table-cell table:style-name="ce4"/>
          <table:table-cell office:value-type="string" table:style-name="ce4">
            <text:p>MEN'S OR BOYS' TROUSERS AND BREECHES OF COTTON (EXCL. DENIM, CUT CORDUROY,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251</text:p>
          </table:table-cell>
          <table:table-cell office:value-type="string" office:string-value="6203" table:formula="of:=LEFT([.B332]; 4)" table:style-name="ce4">
            <text:p>6203</text:p>
          </table:table-cell>
          <table:table-cell office:value-type="string" office:string-value="620342" table:formula="of:=LEFT([.B332]; 6)" table:style-name="ce4">
            <text:p>620342</text:p>
          </table:table-cell>
          <table:table-cell table:style-name="ce4"/>
          <table:table-cell office:value-type="string" table:style-name="ce4">
            <text:p>MEN'S OR BOYS' BIB AND BRACE OVERALLS, OF COTTON,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259</text:p>
          </table:table-cell>
          <table:table-cell office:value-type="string" office:string-value="6203" table:formula="of:=LEFT([.B333]; 4)" table:style-name="ce4">
            <text:p>6203</text:p>
          </table:table-cell>
          <table:table-cell office:value-type="string" office:string-value="620342" table:formula="of:=LEFT([.B333]; 6)" table:style-name="ce4">
            <text:p>620342</text:p>
          </table:table-cell>
          <table:table-cell table:style-name="ce4"/>
          <table:table-cell office:value-type="string" table:style-name="ce4">
            <text:p>MEN'S OR BOYS' BIB AND BRACE OVERALLS, OF COTTON (EXCL. KNITTED OR CROCHETE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290</text:p>
          </table:table-cell>
          <table:table-cell office:value-type="string" office:string-value="6203" table:formula="of:=LEFT([.B334]; 4)" table:style-name="ce4">
            <text:p>6203</text:p>
          </table:table-cell>
          <table:table-cell office:value-type="string" office:string-value="620342" table:formula="of:=LEFT([.B334]; 6)" table:style-name="ce4">
            <text:p>620342</text:p>
          </table:table-cell>
          <table:table-cell table:style-name="ce4"/>
          <table:table-cell office:value-type="string" table:style-name="ce4">
            <text:p>MEN'S OR BOYS' SHORTS OF COTTON (EXCL. KNITTED OR CROCHETED, SWIMWEAR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311</text:p>
          </table:table-cell>
          <table:table-cell office:value-type="string" office:string-value="6203" table:formula="of:=LEFT([.B335]; 4)" table:style-name="ce4">
            <text:p>6203</text:p>
          </table:table-cell>
          <table:table-cell office:value-type="string" office:string-value="620343" table:formula="of:=LEFT([.B335]; 6)" table:style-name="ce4">
            <text:p>620343</text:p>
          </table:table-cell>
          <table:table-cell table:style-name="ce4"/>
          <table:table-cell office:value-type="string" table:style-name="ce4">
            <text:p>MEN'S OR BOYS' TROUSERS AND BREECHES OF SYNTHETIC FIBRES,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319</text:p>
          </table:table-cell>
          <table:table-cell office:value-type="string" office:string-value="6203" table:formula="of:=LEFT([.B336]; 4)" table:style-name="ce4">
            <text:p>6203</text:p>
          </table:table-cell>
          <table:table-cell office:value-type="string" office:string-value="620343" table:formula="of:=LEFT([.B336]; 6)" table:style-name="ce4">
            <text:p>620343</text:p>
          </table:table-cell>
          <table:table-cell table:style-name="ce4"/>
          <table:table-cell office:value-type="string" table:style-name="ce4">
            <text:p>MEN'S OR BOYS' TROUSERS AND BREECHES OF SYNTHETIC FIBRES (EXCL.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331</text:p>
          </table:table-cell>
          <table:table-cell office:value-type="string" office:string-value="6203" table:formula="of:=LEFT([.B337]; 4)" table:style-name="ce4">
            <text:p>6203</text:p>
          </table:table-cell>
          <table:table-cell office:value-type="string" office:string-value="620343" table:formula="of:=LEFT([.B337]; 6)" table:style-name="ce4">
            <text:p>620343</text:p>
          </table:table-cell>
          <table:table-cell table:style-name="ce4"/>
          <table:table-cell office:value-type="string" table:style-name="ce4">
            <text:p>MEN'S OR BOYS' BIB AND BRACE OVERALLS OF SYNTHETIC FIBRES,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339</text:p>
          </table:table-cell>
          <table:table-cell office:value-type="string" office:string-value="6203" table:formula="of:=LEFT([.B338]; 4)" table:style-name="ce4">
            <text:p>6203</text:p>
          </table:table-cell>
          <table:table-cell office:value-type="string" office:string-value="620343" table:formula="of:=LEFT([.B338]; 6)" table:style-name="ce4">
            <text:p>620343</text:p>
          </table:table-cell>
          <table:table-cell table:style-name="ce4"/>
          <table:table-cell office:value-type="string" table:style-name="ce4">
            <text:p>MEN'S OR BOYS' BIB AND BRACE OVERALLS OF SYNTHETIC FIBRES (EXCL. KNITTED OR CROCHETED, AN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390</text:p>
          </table:table-cell>
          <table:table-cell office:value-type="string" office:string-value="6203" table:formula="of:=LEFT([.B339]; 4)" table:style-name="ce4">
            <text:p>6203</text:p>
          </table:table-cell>
          <table:table-cell office:value-type="string" office:string-value="620343" table:formula="of:=LEFT([.B339]; 6)" table:style-name="ce4">
            <text:p>620343</text:p>
          </table:table-cell>
          <table:table-cell table:style-name="ce4"/>
          <table:table-cell office:value-type="string" table:style-name="ce4">
            <text:p>MEN'S OR BOYS' SHORTS OF SYNTHETIC FIBRES (EXCL. KNITTED OR CROCHETED, UNDERPANT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911</text:p>
          </table:table-cell>
          <table:table-cell office:value-type="string" office:string-value="6203" table:formula="of:=LEFT([.B340]; 4)" table:style-name="ce4">
            <text:p>6203</text:p>
          </table:table-cell>
          <table:table-cell office:value-type="string" office:string-value="620349" table:formula="of:=LEFT([.B340]; 6)" table:style-name="ce4">
            <text:p>620349</text:p>
          </table:table-cell>
          <table:table-cell table:style-name="ce4"/>
          <table:table-cell office:value-type="string" table:style-name="ce4">
            <text:p>MEN'S OR BOYS' TROUSERS AND BREECHES OF ARTIFICIAL FIBRES,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919</text:p>
          </table:table-cell>
          <table:table-cell office:value-type="string" office:string-value="6203" table:formula="of:=LEFT([.B341]; 4)" table:style-name="ce4">
            <text:p>6203</text:p>
          </table:table-cell>
          <table:table-cell office:value-type="string" office:string-value="620349" table:formula="of:=LEFT([.B341]; 6)" table:style-name="ce4">
            <text:p>620349</text:p>
          </table:table-cell>
          <table:table-cell table:style-name="ce4"/>
          <table:table-cell office:value-type="string" table:style-name="ce4">
            <text:p>MEN'S OR BOYS' TROUSERS AND BREECHES OF ARTIFICIAL FIBRES (EXCL.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931</text:p>
          </table:table-cell>
          <table:table-cell office:value-type="string" office:string-value="6203" table:formula="of:=LEFT([.B342]; 4)" table:style-name="ce4">
            <text:p>6203</text:p>
          </table:table-cell>
          <table:table-cell office:value-type="string" office:string-value="620349" table:formula="of:=LEFT([.B342]; 6)" table:style-name="ce4">
            <text:p>620349</text:p>
          </table:table-cell>
          <table:table-cell table:style-name="ce4"/>
          <table:table-cell office:value-type="string" table:style-name="ce4">
            <text:p>MEN'S OR BOYS' BIB AND BRACE OVERALLS OF ARTIFICIAL FIBRES,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939</text:p>
          </table:table-cell>
          <table:table-cell office:value-type="string" office:string-value="6203" table:formula="of:=LEFT([.B343]; 4)" table:style-name="ce4">
            <text:p>6203</text:p>
          </table:table-cell>
          <table:table-cell office:value-type="string" office:string-value="620349" table:formula="of:=LEFT([.B343]; 6)" table:style-name="ce4">
            <text:p>620349</text:p>
          </table:table-cell>
          <table:table-cell table:style-name="ce4"/>
          <table:table-cell office:value-type="string" table:style-name="ce4">
            <text:p>MEN'S OR BOYS' BIB AND BRACE OVERALLS OF ARTIFICIAL FIBRES (EXCL. KNITTED OR CROCHETE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950</text:p>
          </table:table-cell>
          <table:table-cell office:value-type="string" office:string-value="6203" table:formula="of:=LEFT([.B344]; 4)" table:style-name="ce4">
            <text:p>6203</text:p>
          </table:table-cell>
          <table:table-cell office:value-type="string" office:string-value="620349" table:formula="of:=LEFT([.B344]; 6)" table:style-name="ce4">
            <text:p>620349</text:p>
          </table:table-cell>
          <table:table-cell table:style-name="ce4"/>
          <table:table-cell office:value-type="string" table:style-name="ce4">
            <text:p>MEN'S OR BOYS' SHORTS OF ARTIFICIAL FIBRES (EXCL. KNITTED OR CROCHETED, UNDERPANT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34990</text:p>
          </table:table-cell>
          <table:table-cell office:value-type="string" office:string-value="6203" table:formula="of:=LEFT([.B345]; 4)" table:style-name="ce4">
            <text:p>6203</text:p>
          </table:table-cell>
          <table:table-cell office:value-type="string" office:string-value="620349" table:formula="of:=LEFT([.B345]; 6)" table:style-name="ce4">
            <text:p>620349</text:p>
          </table:table-cell>
          <table:table-cell table:style-name="ce4"/>
          <table:table-cell office:value-type="string" table:style-name="ce4">
            <text:p>MEN'S OR BOYS' TROUSERS, BIB AND BRACE OVERALLS, BREECHES AND SHORTS OF TEXTILE MATERIALS (EXCL. OF WOOL, FINE ANIMAL HAIR, COTTON OR MAN-MADE FIBRES, KNITTED OR CROCHETED, UNDERPANT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211</text:p>
          </table:table-cell>
          <table:table-cell office:value-type="string" office:string-value="6204" table:formula="of:=LEFT([.B346]; 4)" table:style-name="ce4">
            <text:p>6204</text:p>
          </table:table-cell>
          <table:table-cell office:value-type="string" office:string-value="620462" table:formula="of:=LEFT([.B346]; 6)" table:style-name="ce4">
            <text:p>620462</text:p>
          </table:table-cell>
          <table:table-cell table:style-name="ce4"/>
          <table:table-cell office:value-type="string" table:style-name="ce4">
            <text:p>WOMEN'S OR GIRLS' TROUSERS AND BREECHES OF COTTON,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231</text:p>
          </table:table-cell>
          <table:table-cell office:value-type="string" office:string-value="6204" table:formula="of:=LEFT([.B347]; 4)" table:style-name="ce4">
            <text:p>6204</text:p>
          </table:table-cell>
          <table:table-cell office:value-type="string" office:string-value="620462" table:formula="of:=LEFT([.B347]; 6)" table:style-name="ce4">
            <text:p>620462</text:p>
          </table:table-cell>
          <table:table-cell table:style-name="ce4"/>
          <table:table-cell office:value-type="string" table:style-name="ce4">
            <text:p>WOMEN'S OR GIRLS' COTTON DENIM TROUSERS AND BREECHES (EXCL. INDUSTRIAL AND OCCUPATIONAL, BIB AND BRACE OVERALLS AND PANTI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233</text:p>
          </table:table-cell>
          <table:table-cell office:value-type="string" office:string-value="6204" table:formula="of:=LEFT([.B348]; 4)" table:style-name="ce4">
            <text:p>6204</text:p>
          </table:table-cell>
          <table:table-cell office:value-type="string" office:string-value="620462" table:formula="of:=LEFT([.B348]; 6)" table:style-name="ce4">
            <text:p>620462</text:p>
          </table:table-cell>
          <table:table-cell table:style-name="ce4"/>
          <table:table-cell office:value-type="string" table:style-name="ce4">
            <text:p>WOMEN'S OR GIRLS' TROUSERS AND BREECHES OF COTTON CUT CORDUROY (EXCL. INDUSTRIAL AND OCCUPATIONAL, BIB AND BRACE OVERALLS AND PANTI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239</text:p>
          </table:table-cell>
          <table:table-cell office:value-type="string" office:string-value="6204" table:formula="of:=LEFT([.B349]; 4)" table:style-name="ce4">
            <text:p>6204</text:p>
          </table:table-cell>
          <table:table-cell office:value-type="string" office:string-value="620462" table:formula="of:=LEFT([.B349]; 6)" table:style-name="ce4">
            <text:p>620462</text:p>
          </table:table-cell>
          <table:table-cell table:style-name="ce4"/>
          <table:table-cell office:value-type="string" table:style-name="ce4">
            <text:p>WOMEN'S OR GIRLS' TROUSERS AND BREECHES, OF COTTON (NOT OF CUT CORDUROY, OF DENIM OR KNITTED OR CROCHETED AND EXCL. INDUSTRIAL AND OCCUPATIONAL CLOTHING, BIB AND BRACE OVERALLS, BRIEFS AND TRACKSUIT BOTTOM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251</text:p>
          </table:table-cell>
          <table:table-cell office:value-type="string" office:string-value="6204" table:formula="of:=LEFT([.B350]; 4)" table:style-name="ce4">
            <text:p>6204</text:p>
          </table:table-cell>
          <table:table-cell office:value-type="string" office:string-value="620462" table:formula="of:=LEFT([.B350]; 6)" table:style-name="ce4">
            <text:p>620462</text:p>
          </table:table-cell>
          <table:table-cell table:style-name="ce4"/>
          <table:table-cell office:value-type="string" table:style-name="ce4">
            <text:p>WOMEN'S OR GIRLS' BIB AND BRACE OVERALLS, OF COTTON,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259</text:p>
          </table:table-cell>
          <table:table-cell office:value-type="string" office:string-value="6204" table:formula="of:=LEFT([.B351]; 4)" table:style-name="ce4">
            <text:p>6204</text:p>
          </table:table-cell>
          <table:table-cell office:value-type="string" office:string-value="620462" table:formula="of:=LEFT([.B351]; 6)" table:style-name="ce4">
            <text:p>620462</text:p>
          </table:table-cell>
          <table:table-cell table:style-name="ce4"/>
          <table:table-cell office:value-type="string" table:style-name="ce4">
            <text:p>WOMEN'S OR GIRLS' COTTON BIB AND BRACE OVERALLS (EXCL. KNITTED OR CROCHETE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290</text:p>
          </table:table-cell>
          <table:table-cell office:value-type="string" office:string-value="6204" table:formula="of:=LEFT([.B352]; 4)" table:style-name="ce4">
            <text:p>6204</text:p>
          </table:table-cell>
          <table:table-cell office:value-type="string" office:string-value="620462" table:formula="of:=LEFT([.B352]; 6)" table:style-name="ce4">
            <text:p>620462</text:p>
          </table:table-cell>
          <table:table-cell table:style-name="ce4"/>
          <table:table-cell office:value-type="string" table:style-name="ce4">
            <text:p>WOMEN'S OR GIRLS' COTTON SHORTS (EXCL. KNITTED OR CROCHETED, PANTIE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311</text:p>
          </table:table-cell>
          <table:table-cell office:value-type="string" office:string-value="6204" table:formula="of:=LEFT([.B353]; 4)" table:style-name="ce4">
            <text:p>6204</text:p>
          </table:table-cell>
          <table:table-cell office:value-type="string" office:string-value="620463" table:formula="of:=LEFT([.B353]; 6)" table:style-name="ce4">
            <text:p>620463</text:p>
          </table:table-cell>
          <table:table-cell table:style-name="ce4"/>
          <table:table-cell office:value-type="string" table:style-name="ce4">
            <text:p>WOMEN'S OR GIRLS' TROUSERS AND BREECHES, OF SYNTHETIC FIBRES,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318</text:p>
          </table:table-cell>
          <table:table-cell office:value-type="string" office:string-value="6204" table:formula="of:=LEFT([.B354]; 4)" table:style-name="ce4">
            <text:p>6204</text:p>
          </table:table-cell>
          <table:table-cell office:value-type="string" office:string-value="620463" table:formula="of:=LEFT([.B354]; 6)" table:style-name="ce4">
            <text:p>620463</text:p>
          </table:table-cell>
          <table:table-cell table:style-name="ce4"/>
          <table:table-cell office:value-type="string" table:style-name="ce4">
            <text:p>WOMEN'S OR GIRLS' TROUSERS AND BREECHES, OF SYNTHETIC FIBRES (NOT OF CUT CORDUROY, OF DENIM OR KNITTED OR CROCHETED AND EXCL. INDUSTRIAL AND OCCUPATIONAL CLOTHING, BIB AND BRACE OVERALLS, BRIEFS AND TRACKSUIT BOTTOM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331</text:p>
          </table:table-cell>
          <table:table-cell office:value-type="string" office:string-value="6204" table:formula="of:=LEFT([.B355]; 4)" table:style-name="ce4">
            <text:p>6204</text:p>
          </table:table-cell>
          <table:table-cell office:value-type="string" office:string-value="620463" table:formula="of:=LEFT([.B355]; 6)" table:style-name="ce4">
            <text:p>620463</text:p>
          </table:table-cell>
          <table:table-cell table:style-name="ce4"/>
          <table:table-cell office:value-type="string" table:style-name="ce4">
            <text:p>WOMEN'S OR GIRLS' BIB AND BRACE OVERALLS, OF SYNTHETIC FIBRES,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339</text:p>
          </table:table-cell>
          <table:table-cell office:value-type="string" office:string-value="6204" table:formula="of:=LEFT([.B356]; 4)" table:style-name="ce4">
            <text:p>6204</text:p>
          </table:table-cell>
          <table:table-cell office:value-type="string" office:string-value="620463" table:formula="of:=LEFT([.B356]; 6)" table:style-name="ce4">
            <text:p>620463</text:p>
          </table:table-cell>
          <table:table-cell table:style-name="ce4"/>
          <table:table-cell office:value-type="string" table:style-name="ce4">
            <text:p>WOMEN'S OR GIRLS' BIB AND BRACE OVERALLS, OF SYNTHETIC FIBRES (EXCL. KNITTED OR CROCHETED, OCCUPATIONAL AND INDUSTRI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390</text:p>
          </table:table-cell>
          <table:table-cell office:value-type="string" office:string-value="6204" table:formula="of:=LEFT([.B357]; 4)" table:style-name="ce4">
            <text:p>6204</text:p>
          </table:table-cell>
          <table:table-cell office:value-type="string" office:string-value="620463" table:formula="of:=LEFT([.B357]; 6)" table:style-name="ce4">
            <text:p>620463</text:p>
          </table:table-cell>
          <table:table-cell table:style-name="ce4"/>
          <table:table-cell office:value-type="string" table:style-name="ce4">
            <text:p>WOMEN'S OR GIRLS' SHORTS OF SYNTHETIC FIBRES (EXCL. KNITTED OR CROCHETED, PANTIE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911</text:p>
          </table:table-cell>
          <table:table-cell office:value-type="string" office:string-value="6204" table:formula="of:=LEFT([.B358]; 4)" table:style-name="ce4">
            <text:p>6204</text:p>
          </table:table-cell>
          <table:table-cell office:value-type="string" office:string-value="620469" table:formula="of:=LEFT([.B358]; 6)" table:style-name="ce4">
            <text:p>620469</text:p>
          </table:table-cell>
          <table:table-cell table:style-name="ce4"/>
          <table:table-cell office:value-type="string" table:style-name="ce4">
            <text:p>WOMEN'S OR GIRLS' TROUSERS AND BREECHES, OF ARTIFICIAL FIBRES,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918</text:p>
          </table:table-cell>
          <table:table-cell office:value-type="string" office:string-value="6204" table:formula="of:=LEFT([.B359]; 4)" table:style-name="ce4">
            <text:p>6204</text:p>
          </table:table-cell>
          <table:table-cell office:value-type="string" office:string-value="620469" table:formula="of:=LEFT([.B359]; 6)" table:style-name="ce4">
            <text:p>620469</text:p>
          </table:table-cell>
          <table:table-cell table:style-name="ce4"/>
          <table:table-cell office:value-type="string" table:style-name="ce4">
            <text:p>WOMEN'S OR GIRLS' TROUSERS AND BREECHES, OF ARTIFICIAL FIBRES (NOT OF CUT CORDUROY, OF DENIM OR KNITTED OR CROCHETED AND EXCL. INDUSTRIAL AND OCCUPATIONAL CLOTHING, BIB AND BRACE OVERALLS, BRIEFS AND TRACKSUIT BOTTOM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931</text:p>
          </table:table-cell>
          <table:table-cell office:value-type="string" office:string-value="6204" table:formula="of:=LEFT([.B360]; 4)" table:style-name="ce4">
            <text:p>6204</text:p>
          </table:table-cell>
          <table:table-cell office:value-type="string" office:string-value="620469" table:formula="of:=LEFT([.B360]; 6)" table:style-name="ce4">
            <text:p>620469</text:p>
          </table:table-cell>
          <table:table-cell table:style-name="ce4"/>
          <table:table-cell office:value-type="string" table:style-name="ce4">
            <text:p>WOMEN'S OR GIRLS' BIB AND BRACE OVERALLS, OF ARTIFICIAL FIBRES,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939</text:p>
          </table:table-cell>
          <table:table-cell office:value-type="string" office:string-value="6204" table:formula="of:=LEFT([.B361]; 4)" table:style-name="ce4">
            <text:p>6204</text:p>
          </table:table-cell>
          <table:table-cell office:value-type="string" office:string-value="620469" table:formula="of:=LEFT([.B361]; 6)" table:style-name="ce4">
            <text:p>620469</text:p>
          </table:table-cell>
          <table:table-cell table:style-name="ce4"/>
          <table:table-cell office:value-type="string" table:style-name="ce4">
            <text:p>WOMEN'S OR GIRLS' BIB AND BRACE OVERALLS OF ARTIFICIAL FIBRES (EXCL. KNITTED OR CROCHETE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950</text:p>
          </table:table-cell>
          <table:table-cell office:value-type="string" office:string-value="6204" table:formula="of:=LEFT([.B362]; 4)" table:style-name="ce4">
            <text:p>6204</text:p>
          </table:table-cell>
          <table:table-cell office:value-type="string" office:string-value="620469" table:formula="of:=LEFT([.B362]; 6)" table:style-name="ce4">
            <text:p>620469</text:p>
          </table:table-cell>
          <table:table-cell table:style-name="ce4"/>
          <table:table-cell office:value-type="string" table:style-name="ce4">
            <text:p>WOMEN'S OR GIRLS' SHORTS OF ARTIFICIAL FIBRES (EXCL. KNITTED OR CROCHETED, PANTIE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46990</text:p>
          </table:table-cell>
          <table:table-cell office:value-type="string" office:string-value="6204" table:formula="of:=LEFT([.B363]; 4)" table:style-name="ce4">
            <text:p>6204</text:p>
          </table:table-cell>
          <table:table-cell office:value-type="string" office:string-value="620469" table:formula="of:=LEFT([.B363]; 6)" table:style-name="ce4">
            <text:p>620469</text:p>
          </table:table-cell>
          <table:table-cell table:style-name="ce4"/>
          <table:table-cell office:value-type="string" table:style-name="ce4">
            <text:p>WOMEN'S OR GIRLS' TROUSERS, BIB AND BRACE OVERALLS, BREECHES AND SHORTS OF TEXTILE MATERIALS (EXCL. OF WOOL, FINE ANIMAL HAIR, COTTON OR MAN-MADE FIBRES, KNITTED OR CROCHETED, PANTIE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52000</text:p>
          </table:table-cell>
          <table:table-cell office:value-type="string" office:string-value="6205" table:formula="of:=LEFT([.B364]; 4)" table:style-name="ce4">
            <text:p>6205</text:p>
          </table:table-cell>
          <table:table-cell office:value-type="string" office:string-value="620520" table:formula="of:=LEFT([.B364]; 6)" table:style-name="ce4">
            <text:p>620520</text:p>
          </table:table-cell>
          <table:table-cell table:style-name="ce4"/>
          <table:table-cell office:value-type="string" table:style-name="ce4">
            <text:p>MEN'S OR BOYS' SHIRTS OF COTTON (EXCL. KNITTED OR CROCHETED, NIGH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53000</text:p>
          </table:table-cell>
          <table:table-cell office:value-type="string" office:string-value="6205" table:formula="of:=LEFT([.B365]; 4)" table:style-name="ce4">
            <text:p>6205</text:p>
          </table:table-cell>
          <table:table-cell office:value-type="string" office:string-value="620530" table:formula="of:=LEFT([.B365]; 6)" table:style-name="ce4">
            <text:p>620530</text:p>
          </table:table-cell>
          <table:table-cell table:style-name="ce4"/>
          <table:table-cell office:value-type="string" table:style-name="ce4">
            <text:p>MEN'S OR BOYS' SHIRTS OF MAN-MADE FIBRES (EXCL. KNITTED OR CROCHETED, NIGH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82100</text:p>
          </table:table-cell>
          <table:table-cell office:value-type="string" office:string-value="6208" table:formula="of:=LEFT([.B366]; 4)" table:style-name="ce4">
            <text:p>6208</text:p>
          </table:table-cell>
          <table:table-cell office:value-type="string" office:string-value="620821" table:formula="of:=LEFT([.B366]; 6)" table:style-name="ce4">
            <text:p>620821</text:p>
          </table:table-cell>
          <table:table-cell table:style-name="ce4"/>
          <table:table-cell office:value-type="string" table:style-name="ce4">
            <text:p>WOMEN'S OR GIRLS' NIGHTDRESSES AND PYJAMAS OF COTTON (EXCL. KNITTED OR CROCHETED, VESTS AND NÉGLIGÉ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82200</text:p>
          </table:table-cell>
          <table:table-cell office:value-type="string" office:string-value="6208" table:formula="of:=LEFT([.B367]; 4)" table:style-name="ce4">
            <text:p>6208</text:p>
          </table:table-cell>
          <table:table-cell office:value-type="string" office:string-value="620822" table:formula="of:=LEFT([.B367]; 6)" table:style-name="ce4">
            <text:p>620822</text:p>
          </table:table-cell>
          <table:table-cell table:style-name="ce4"/>
          <table:table-cell office:value-type="string" table:style-name="ce4">
            <text:p>WOMEN'S OR GIRLS' NIGHTDRESSES AND PYJAMAS OF MAN-MADE FIBRES (EXCL. KNITTED OR CROCHETED, VESTS AND NÉGLIGÉ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092000</text:p>
          </table:table-cell>
          <table:table-cell office:value-type="string" office:string-value="6209" table:formula="of:=LEFT([.B368]; 4)" table:style-name="ce4">
            <text:p>6209</text:p>
          </table:table-cell>
          <table:table-cell office:value-type="string" office:string-value="620920" table:formula="of:=LEFT([.B368]; 6)" table:style-name="ce4">
            <text:p>620920</text:p>
          </table:table-cell>
          <table:table-cell table:style-name="ce4"/>
          <table:table-cell office:value-type="string" table:style-name="ce4">
            <text:p>BABIES' GARMENTS AND CLOTHING ACCESSORIES OF COTTON (EXCL. KNITTED OR CROCHETED AND HATS, NAPKINS AND NAPKIN LINERS [SEE 9619])</text:p>
          </table:table-cell>
          <table:table-cell office:value-type="string" table:style-name="ce7">
            <text:p><text:s/></text:p>
          </table:table-cell>
          <table:table-cell office:value-type="percentage" office:value="0.105" table:style-name="ce8">
            <text:p>10.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8.4000000000000005E-2" table:style-name="ce11">
            <text:p>8.4%</text:p>
          </table:table-cell>
          <table:table-cell office:value-type="percentage" office:value="8.4000000000000005E-2" table:style-name="ce11">
            <text:p>8.4%</text:p>
          </table:table-cell>
          <table:table-cell office:value-type="percentage" office:value="8.4000000000000005E-2" table:style-name="ce11">
            <text:p>8.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111100</text:p>
          </table:table-cell>
          <table:table-cell office:value-type="string" office:string-value="6211" table:formula="of:=LEFT([.B369]; 4)" table:style-name="ce4">
            <text:p>6211</text:p>
          </table:table-cell>
          <table:table-cell office:value-type="string" office:string-value="621111" table:formula="of:=LEFT([.B369]; 6)" table:style-name="ce4">
            <text:p>621111</text:p>
          </table:table-cell>
          <table:table-cell table:style-name="ce4"/>
          <table:table-cell office:value-type="string" table:style-name="ce4">
            <text:p>MEN'S OR BOYS' SWIMWEAR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121010</text:p>
          </table:table-cell>
          <table:table-cell office:value-type="string" office:string-value="6212" table:formula="of:=LEFT([.B370]; 4)" table:style-name="ce4">
            <text:p>6212</text:p>
          </table:table-cell>
          <table:table-cell office:value-type="string" office:string-value="621210" table:formula="of:=LEFT([.B370]; 6)" table:style-name="ce4">
            <text:p>621210</text:p>
          </table:table-cell>
          <table:table-cell table:style-name="ce4"/>
          <table:table-cell office:value-type="string" table:style-name="ce4">
            <text:p>BRASSIÈRES OF ALL TYPES OF TEXTILE MATERIALS, WHETHER OR NOT ELASTICATED, INCL. KNITTED OR CROCHETED, IN A SET MADE UP FOR RETAIL SALE CONTAINING A BRASSIÈRE AND A BRIEF</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2121090</text:p>
          </table:table-cell>
          <table:table-cell office:value-type="string" office:string-value="6212" table:formula="of:=LEFT([.B371]; 4)" table:style-name="ce4">
            <text:p>6212</text:p>
          </table:table-cell>
          <table:table-cell office:value-type="string" office:string-value="621210" table:formula="of:=LEFT([.B371]; 6)" table:style-name="ce4">
            <text:p>621210</text:p>
          </table:table-cell>
          <table:table-cell table:style-name="ce4"/>
          <table:table-cell office:value-type="string" table:style-name="ce4">
            <text:p>BRASSIERES OF ALL TYPES OF TEXTILE MATERIALS, WHETHER OR NOT ELASTICATED, INCL. KNITTED OR CROCHETED (EXCL. IN A SET MADE UP FOR RETAIL SALE CONTAINING A BRASSIÈRE AND A BRIEF)</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3022210</text:p>
          </table:table-cell>
          <table:table-cell office:value-type="string" office:string-value="6302" table:formula="of:=LEFT([.B372]; 4)" table:style-name="ce4">
            <text:p>6302</text:p>
          </table:table-cell>
          <table:table-cell office:value-type="string" office:string-value="630222" table:formula="of:=LEFT([.B372]; 6)" table:style-name="ce4">
            <text:p>630222</text:p>
          </table:table-cell>
          <table:table-cell table:style-name="ce4"/>
          <table:table-cell office:value-type="string" table:style-name="ce4">
            <text:p>PRINTED BEDLINEN OF NONWOVENS OF MAN-MADE FIBRES</text:p>
          </table:table-cell>
          <table:table-cell office:value-type="string" table:style-name="ce7">
            <text:p><text:s/></text:p>
          </table:table-cell>
          <table:table-cell office:value-type="percentage" office:value="6.9000000000000006E-2" table:style-name="ce8">
            <text:p>6.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3022290</text:p>
          </table:table-cell>
          <table:table-cell office:value-type="string" office:string-value="6302" table:formula="of:=LEFT([.B373]; 4)" table:style-name="ce4">
            <text:p>6302</text:p>
          </table:table-cell>
          <table:table-cell office:value-type="string" office:string-value="630222" table:formula="of:=LEFT([.B373]; 6)" table:style-name="ce4">
            <text:p>630222</text:p>
          </table:table-cell>
          <table:table-cell table:style-name="ce4"/>
          <table:table-cell office:value-type="string" table:style-name="ce4">
            <text:p>PRINTED BEDLINEN OF MAN-MADE FIBRES (EXCL. NONWOVENS AN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3023100</text:p>
          </table:table-cell>
          <table:table-cell office:value-type="string" office:string-value="6302" table:formula="of:=LEFT([.B374]; 4)" table:style-name="ce4">
            <text:p>6302</text:p>
          </table:table-cell>
          <table:table-cell office:value-type="string" office:string-value="630231" table:formula="of:=LEFT([.B374]; 6)" table:style-name="ce4">
            <text:p>630231</text:p>
          </table:table-cell>
          <table:table-cell table:style-name="ce4"/>
          <table:table-cell office:value-type="string" table:style-name="ce4">
            <text:p>BEDLINEN OF COTTON (EXCL. PRINTE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3023210</text:p>
          </table:table-cell>
          <table:table-cell office:value-type="string" office:string-value="6302" table:formula="of:=LEFT([.B375]; 4)" table:style-name="ce4">
            <text:p>6302</text:p>
          </table:table-cell>
          <table:table-cell office:value-type="string" office:string-value="630232" table:formula="of:=LEFT([.B375]; 6)" table:style-name="ce4">
            <text:p>630232</text:p>
          </table:table-cell>
          <table:table-cell table:style-name="ce4"/>
          <table:table-cell office:value-type="string" table:style-name="ce4">
            <text:p>BEDLINEN OF NONWOVENS OF MAN-MADE FIBRES (EXCL. PRINTED)</text:p>
          </table:table-cell>
          <table:table-cell office:value-type="string" table:style-name="ce7">
            <text:p><text:s/></text:p>
          </table:table-cell>
          <table:table-cell office:value-type="percentage" office:value="6.9000000000000006E-2" table:style-name="ce8">
            <text:p>6.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3023290</text:p>
          </table:table-cell>
          <table:table-cell office:value-type="string" office:string-value="6302" table:formula="of:=LEFT([.B376]; 4)" table:style-name="ce4">
            <text:p>6302</text:p>
          </table:table-cell>
          <table:table-cell office:value-type="string" office:string-value="630232" table:formula="of:=LEFT([.B376]; 6)" table:style-name="ce4">
            <text:p>630232</text:p>
          </table:table-cell>
          <table:table-cell table:style-name="ce4"/>
          <table:table-cell office:value-type="string" table:style-name="ce4">
            <text:p>BEDLINEN OF MAN-MADE FIBRES (EXCL. NONWOVENS, PRINTE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3023920</text:p>
          </table:table-cell>
          <table:table-cell office:value-type="string" office:string-value="6302" table:formula="of:=LEFT([.B377]; 4)" table:style-name="ce4">
            <text:p>6302</text:p>
          </table:table-cell>
          <table:table-cell office:value-type="string" office:string-value="630239" table:formula="of:=LEFT([.B377]; 6)" table:style-name="ce4">
            <text:p>630239</text:p>
          </table:table-cell>
          <table:table-cell table:style-name="ce4"/>
          <table:table-cell office:value-type="string" table:style-name="ce4">
            <text:p>BEDLINEN OF FLAX OR RAMIE (EXCL. PRINTE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3023990</text:p>
          </table:table-cell>
          <table:table-cell office:value-type="string" office:string-value="6302" table:formula="of:=LEFT([.B378]; 4)" table:style-name="ce4">
            <text:p>6302</text:p>
          </table:table-cell>
          <table:table-cell office:value-type="string" office:string-value="630239" table:formula="of:=LEFT([.B378]; 6)" table:style-name="ce4">
            <text:p>630239</text:p>
          </table:table-cell>
          <table:table-cell table:style-name="ce4"/>
          <table:table-cell office:value-type="string" table:style-name="ce4">
            <text:p>BEDLINEN OF TEXTILE MATERIALS (EXCL. OF COTTON, MAN-MADE FIBRES, FLAX OR RAMIE, PRINTE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3026000</text:p>
          </table:table-cell>
          <table:table-cell office:value-type="string" office:string-value="6302" table:formula="of:=LEFT([.B379]; 4)" table:style-name="ce4">
            <text:p>6302</text:p>
          </table:table-cell>
          <table:table-cell office:value-type="string" office:string-value="630260" table:formula="of:=LEFT([.B379]; 6)" table:style-name="ce4">
            <text:p>630260</text:p>
          </table:table-cell>
          <table:table-cell table:style-name="ce4"/>
          <table:table-cell office:value-type="string" table:style-name="ce4">
            <text:p>TOILET LINEN AND KITCHEN LINEN, OF TERRY TOWELLING OR SIMILAR TERRY FABRICS OF COTTON (EXCL. FLOORCLOTHS, POLISHING CLOTHS, DISHCLOTHS AND DUSTER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extiles and clothing</text:p>
          </table:table-cell>
          <table:table-cell office:value-type="string" table:style-name="ce4">
            <text:p>63029100</text:p>
          </table:table-cell>
          <table:table-cell office:value-type="string" office:string-value="6302" table:formula="of:=LEFT([.B380]; 4)" table:style-name="ce4">
            <text:p>6302</text:p>
          </table:table-cell>
          <table:table-cell office:value-type="string" office:string-value="630291" table:formula="of:=LEFT([.B380]; 6)" table:style-name="ce4">
            <text:p>630291</text:p>
          </table:table-cell>
          <table:table-cell table:style-name="ce4"/>
          <table:table-cell office:value-type="string" table:style-name="ce4">
            <text:p>TOILET LINEN AND KITCHEN LINEN OF COTTON (EXCL. OF TERRY FABRICS, FLOORCLOTHS, POLISHING CLOTHS, DISHCLOTHS AND DUSTER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072100</text:p>
          </table:table-cell>
          <table:table-cell office:value-type="string" office:string-value="6907" table:formula="of:=LEFT([.B381]; 4)" table:style-name="ce4">
            <text:p>6907</text:p>
          </table:table-cell>
          <table:table-cell office:value-type="string" office:string-value="690721" table:formula="of:=LEFT([.B381]; 6)" table:style-name="ce4">
            <text:p>690721</text:p>
          </table:table-cell>
          <table:table-cell table:style-name="ce4"/>
          <table:table-cell office:value-type="string" table:style-name="ce4">
            <text:p>CERAMIC FLAGS AND PAVING, HEARTH OR WALL TILES, OF A WATER ABSORPTION COEFFICIENT BY WEIGHT &lt;= 0,5 % (EXCL. REFRACTORY, MOSAIC CUBES AND FINISHING CERAMICS)</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072200</text:p>
          </table:table-cell>
          <table:table-cell office:value-type="string" office:string-value="6907" table:formula="of:=LEFT([.B382]; 4)" table:style-name="ce4">
            <text:p>6907</text:p>
          </table:table-cell>
          <table:table-cell office:value-type="string" office:string-value="690722" table:formula="of:=LEFT([.B382]; 6)" table:style-name="ce4">
            <text:p>690722</text:p>
          </table:table-cell>
          <table:table-cell table:style-name="ce4"/>
          <table:table-cell office:value-type="string" table:style-name="ce4">
            <text:p>CERAMIC FLAGS AND PAVING, HEARTH OR WALL TILES, OF A WATER ABSORPTION COEFFICIENT BY WEIGHT &gt; 0,5 % BUT &lt;= 10 % (EXCL. REFRACTORY, MOSAIC CUBES AND FINISHING CERAMICS)</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072300</text:p>
          </table:table-cell>
          <table:table-cell office:value-type="string" office:string-value="6907" table:formula="of:=LEFT([.B383]; 4)" table:style-name="ce4">
            <text:p>6907</text:p>
          </table:table-cell>
          <table:table-cell office:value-type="string" office:string-value="690723" table:formula="of:=LEFT([.B383]; 6)" table:style-name="ce4">
            <text:p>690723</text:p>
          </table:table-cell>
          <table:table-cell table:style-name="ce4"/>
          <table:table-cell office:value-type="string" table:style-name="ce4">
            <text:p>CERAMIC FLAGS AND PAVING, HEARTH OR WALL TILES, OF A WATER ABSORPTION COEFFICIENT BY WEIGHT &gt; 10 % (EXCL. REFRACTORY, MOSAIC CUBES AND FINISHING CERAMICS)</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073000</text:p>
          </table:table-cell>
          <table:table-cell office:value-type="string" office:string-value="6907" table:formula="of:=LEFT([.B384]; 4)" table:style-name="ce4">
            <text:p>6907</text:p>
          </table:table-cell>
          <table:table-cell office:value-type="string" office:string-value="690730" table:formula="of:=LEFT([.B384]; 6)" table:style-name="ce4">
            <text:p>690730</text:p>
          </table:table-cell>
          <table:table-cell table:style-name="ce4"/>
          <table:table-cell office:value-type="string" table:style-name="ce4">
            <text:p>CERAMIC MOSAIC CUBES AND THE LIKE, WHETHER OR NOT ON A BACKING (EXCL. REFRACTORY AND FINISHING CERAMICS)</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074000</text:p>
          </table:table-cell>
          <table:table-cell office:value-type="string" office:string-value="6907" table:formula="of:=LEFT([.B385]; 4)" table:style-name="ce4">
            <text:p>6907</text:p>
          </table:table-cell>
          <table:table-cell office:value-type="string" office:string-value="690740" table:formula="of:=LEFT([.B385]; 6)" table:style-name="ce4">
            <text:p>690740</text:p>
          </table:table-cell>
          <table:table-cell table:style-name="ce4"/>
          <table:table-cell office:value-type="string" table:style-name="ce4">
            <text:p>FINISHING CERAMICS (EXCL. REFRACTORY)</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111000</text:p>
          </table:table-cell>
          <table:table-cell office:value-type="string" office:string-value="6911" table:formula="of:=LEFT([.B386]; 4)" table:style-name="ce4">
            <text:p>6911</text:p>
          </table:table-cell>
          <table:table-cell office:value-type="string" office:string-value="691110" table:formula="of:=LEFT([.B386]; 6)" table:style-name="ce4">
            <text:p>691110</text:p>
          </table:table-cell>
          <table:table-cell table:style-name="ce4"/>
          <table:table-cell office:value-type="string" table:style-name="ce4">
            <text:p>TABLEWARE AND KITCHENWARE, OF PORCELAIN OR CHINA (EXCL.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8.4000000000000005E-2" table:style-name="ce11">
            <text:p>8.4%</text:p>
          </table:table-cell>
          <table:table-cell office:value-type="percentage" office:value="8.4000000000000005E-2" table:style-name="ce11">
            <text:p>8.4%</text:p>
          </table:table-cell>
          <table:table-cell office:value-type="percentage" office:value="8.4000000000000005E-2" table:style-name="ce11">
            <text:p>8.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120021</text:p>
          </table:table-cell>
          <table:table-cell office:value-type="string" office:string-value="6912" table:formula="of:=LEFT([.B387]; 4)" table:style-name="ce4">
            <text:p>6912</text:p>
          </table:table-cell>
          <table:table-cell office:value-type="string" office:string-value="691200" table:formula="of:=LEFT([.B387]; 6)" table:style-name="ce4">
            <text:p>691200</text:p>
          </table:table-cell>
          <table:table-cell table:style-name="ce4"/>
          <table:table-cell office:value-type="string" table:style-name="ce4">
            <text:p>TABLEWARE AND KITCHENWARE, OF COMMON POTTERY (EXCL. STATUETTES AND OTHER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120023</text:p>
          </table:table-cell>
          <table:table-cell office:value-type="string" office:string-value="6912" table:formula="of:=LEFT([.B388]; 4)" table:style-name="ce4">
            <text:p>6912</text:p>
          </table:table-cell>
          <table:table-cell office:value-type="string" office:string-value="691200" table:formula="of:=LEFT([.B388]; 6)" table:style-name="ce4">
            <text:p>691200</text:p>
          </table:table-cell>
          <table:table-cell table:style-name="ce4"/>
          <table:table-cell office:value-type="string" table:style-name="ce4">
            <text:p>TABLEWARE AND KITCHENWARE, OF STONEWARE (EXCL. STATUETTES AND OTHER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2" table:style-name="ce11">
            <text:p>2.0%</text:p>
          </table:table-cell>
          <table:table-cell office:value-type="percentage" office:value="0.02" table:style-name="ce11">
            <text:p>2.0%</text:p>
          </table:table-cell>
          <table:table-cell office:value-type="percentage" office:value="0.02" table:style-name="ce11">
            <text:p>2.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120025</text:p>
          </table:table-cell>
          <table:table-cell office:value-type="string" office:string-value="6912" table:formula="of:=LEFT([.B389]; 4)" table:style-name="ce4">
            <text:p>6912</text:p>
          </table:table-cell>
          <table:table-cell office:value-type="string" office:string-value="691200" table:formula="of:=LEFT([.B389]; 6)" table:style-name="ce4">
            <text:p>691200</text:p>
          </table:table-cell>
          <table:table-cell table:style-name="ce4"/>
          <table:table-cell office:value-type="string" table:style-name="ce4">
            <text:p>TABLEWARE AND KITCHENWARE, OF EARTHENWARE OR FINE POTTERY (EXCL. STATUETTES AND OTHER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percentage" office:value="0.09" table:style-name="ce8">
            <text:p>9.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Ceramics and related items</text:p>
          </table:table-cell>
          <table:table-cell office:value-type="string" table:style-name="ce4">
            <text:p>69120029</text:p>
          </table:table-cell>
          <table:table-cell office:value-type="string" office:string-value="6912" table:formula="of:=LEFT([.B390]; 4)" table:style-name="ce4">
            <text:p>6912</text:p>
          </table:table-cell>
          <table:table-cell office:value-type="string" office:string-value="691200" table:formula="of:=LEFT([.B390]; 6)" table:style-name="ce4">
            <text:p>691200</text:p>
          </table:table-cell>
          <table:table-cell table:style-name="ce4"/>
          <table:table-cell office:value-type="string" table:style-name="ce4">
            <text:p>TABLEWARE AND KITCHENWARE, OF CERAMICS OTHER THAN PORCELAIN, CHINA, COMMON POTTERY, STONEWARE, EARTHENWARE OR FINE POTTERY (EXCL. STATUETTES AND OTHER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percentage" office:value="7.0000000000000007E-2" table:style-name="ce8">
            <text:p>7.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Glass Fibres</text:p>
          </table:table-cell>
          <table:table-cell office:value-type="string" table:style-name="ce4">
            <text:p>70191100</text:p>
          </table:table-cell>
          <table:table-cell office:value-type="string" office:string-value="7019" table:formula="of:=LEFT([.B391]; 4)" table:style-name="ce4">
            <text:p>7019</text:p>
          </table:table-cell>
          <table:table-cell office:value-type="string" office:string-value="701911" table:formula="of:=LEFT([.B391]; 6)" table:style-name="ce4">
            <text:p>701911</text:p>
          </table:table-cell>
          <table:table-cell table:style-name="ce4"/>
          <table:table-cell office:value-type="string" table:style-name="ce4">
            <text:p>GLASS FIBRE THREADS "CHOPPED STRANDS", CUT INTO LENGTHS &lt;= 50 MM</text:p>
          </table:table-cell>
          <table:table-cell office:value-type="string" table:style-name="ce7">
            <text:p><text:s/></text:p>
          </table:table-cell>
          <table:table-cell office:value-type="percentage" office:value="7.0000000000000007E-2" table:style-name="ce8">
            <text:p>7.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Glass Fibres</text:p>
          </table:table-cell>
          <table:table-cell office:value-type="string" table:style-name="ce4">
            <text:p>70191200</text:p>
          </table:table-cell>
          <table:table-cell office:value-type="string" office:string-value="7019" table:formula="of:=LEFT([.B392]; 4)" table:style-name="ce4">
            <text:p>7019</text:p>
          </table:table-cell>
          <table:table-cell office:value-type="string" office:string-value="701912" table:formula="of:=LEFT([.B392]; 6)" table:style-name="ce4">
            <text:p>701912</text:p>
          </table:table-cell>
          <table:table-cell table:style-name="ce4"/>
          <table:table-cell office:value-type="string" table:style-name="ce4">
            <text:p>ROVINGS OF GLASS FIBR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Glass Fibres</text:p>
          </table:table-cell>
          <table:table-cell office:value-type="string" table:style-name="ce4">
            <text:p>70193100</text:p>
          </table:table-cell>
          <table:table-cell office:value-type="string" office:string-value="7019" table:formula="of:=LEFT([.B393]; 4)" table:style-name="ce4">
            <text:p>7019</text:p>
          </table:table-cell>
          <table:table-cell office:value-type="string" office:string-value="701931" table:formula="of:=LEFT([.B393]; 6)" table:style-name="ce4">
            <text:p>701931</text:p>
          </table:table-cell>
          <table:table-cell table:style-name="ce4"/>
          <table:table-cell office:value-type="string" table:style-name="ce4">
            <text:p>MATS OF IRREGULARLY LAMINATED GLASS FIBR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Glass Fibres</text:p>
          </table:table-cell>
          <table:table-cell office:value-type="string" table:style-name="ce4">
            <text:p>70194000</text:p>
          </table:table-cell>
          <table:table-cell office:value-type="string" office:string-value="7019" table:formula="of:=LEFT([.B394]; 4)" table:style-name="ce4">
            <text:p>7019</text:p>
          </table:table-cell>
          <table:table-cell office:value-type="string" office:string-value="701940" table:formula="of:=LEFT([.B394]; 6)" table:style-name="ce4">
            <text:p>701940</text:p>
          </table:table-cell>
          <table:table-cell table:style-name="ce4"/>
          <table:table-cell office:value-type="string" table:style-name="ce4">
            <text:p>WOVEN FABRICS OF GLASS FIBRES MADE FROM ROVING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Other Household Articles</text:p>
          </table:table-cell>
          <table:table-cell office:value-type="string" table:style-name="ce4">
            <text:p>73239300</text:p>
          </table:table-cell>
          <table:table-cell office:value-type="string" office:string-value="7323" table:formula="of:=LEFT([.B395]; 4)" table:style-name="ce4">
            <text:p>7323</text:p>
          </table:table-cell>
          <table:table-cell office:value-type="string" office:string-value="732393" table:formula="of:=LEFT([.B395]; 6)" table:style-name="ce4">
            <text:p>732393</text:p>
          </table:table-cell>
          <table:table-cell table:style-name="ce4"/>
          <table:table-cell office:value-type="string" table:style-name="ce4">
            <text:p>TABLE, KITCHEN OR OTHER HOUSEHOLD ARTICLES, AND PARTS THEREOF, OF STAINLESS STEEL (EXCL. CANS, BOXES AND SIMILAR CONTAINERS OF HEADING 7310; WASTE BASKETS; SHOVELS, CORKSCREWS AND OTHER ARTICLES OF THE NATURE OF A WORK IMPLEMENT; ARTICLES OF CUTLERY, SPOONS, LADLES, FORKS ETC. OF HEADING 8211 TO 8215; ORNAMENTAL ARTICLES; SANITARY WAR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3.2000000000000001E-2" table:style-name="ce11">
            <text:p>3.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Other Household Articles</text:p>
          </table:table-cell>
          <table:table-cell office:value-type="string" table:style-name="ce4">
            <text:p>73239900</text:p>
          </table:table-cell>
          <table:table-cell office:value-type="string" office:string-value="7323" table:formula="of:=LEFT([.B396]; 4)" table:style-name="ce4">
            <text:p>7323</text:p>
          </table:table-cell>
          <table:table-cell office:value-type="string" office:string-value="732399" table:formula="of:=LEFT([.B396]; 6)" table:style-name="ce4">
            <text:p>732399</text:p>
          </table:table-cell>
          <table:table-cell table:style-name="ce4"/>
          <table:table-cell office:value-type="string" table:style-name="ce4">
            <text:p>TABLE, KITCHEN OR OTHER HOUSEHOLD ARTICLES, AND PARTS THEREOF, OF IRON OTHER THAN CAST IRON OR STEEL OTHER THAN STAINLESS (EXCL. ENAMELLED ARTICLES; CANS, BOXES AND SIMILAR CONTAINERS OF HEADING 7310; WASTE BASKETS; SHOVELS AND OTHER ARTICLES OF THE NATURE OF A WORK IMPLEMENT; CUTLERY, SPOONS, LADLES ETC. OF HEADING 8211 TO 8215; ORNAMENTAL ARTICLES; SANITARY WAR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3.2000000000000001E-2" table:style-name="ce11">
            <text:p>3.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Other Household Articles</text:p>
          </table:table-cell>
          <table:table-cell office:value-type="string" table:style-name="ce4">
            <text:p>73251000</text:p>
          </table:table-cell>
          <table:table-cell office:value-type="string" office:string-value="7325" table:formula="of:=LEFT([.B397]; 4)" table:style-name="ce4">
            <text:p>7325</text:p>
          </table:table-cell>
          <table:table-cell office:value-type="string" office:string-value="732510" table:formula="of:=LEFT([.B397]; 6)" table:style-name="ce4">
            <text:p>732510</text:p>
          </table:table-cell>
          <table:table-cell table:style-name="ce4"/>
          <table:table-cell office:value-type="string" table:style-name="ce4">
            <text:p>ARTICLES OF NON-MALLEABLE CAST IRON, N.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1.7000000000000001E-2" table:style-name="ce11">
            <text:p>1.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Other Household Articles</text:p>
          </table:table-cell>
          <table:table-cell office:value-type="string" table:style-name="ce4">
            <text:p>73259910</text:p>
          </table:table-cell>
          <table:table-cell office:value-type="string" office:string-value="7325" table:formula="of:=LEFT([.B398]; 4)" table:style-name="ce4">
            <text:p>7325</text:p>
          </table:table-cell>
          <table:table-cell office:value-type="string" office:string-value="732599" table:formula="of:=LEFT([.B398]; 6)" table:style-name="ce4">
            <text:p>732599</text:p>
          </table:table-cell>
          <table:table-cell table:style-name="ce4"/>
          <table:table-cell office:value-type="string" table:style-name="ce4">
            <text:p>ARTICLES OF MALLEABLE CAST IRON, N.E.S. (EXCL. GRINDING BALLS AND SIMILAR ARTICLES FOR MILL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2.7E-2" table:style-name="ce11">
            <text:p>2.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Other Household Articles</text:p>
          </table:table-cell>
          <table:table-cell office:value-type="string" table:style-name="ce4">
            <text:p>73259990</text:p>
          </table:table-cell>
          <table:table-cell office:value-type="string" office:string-value="7325" table:formula="of:=LEFT([.B399]; 4)" table:style-name="ce4">
            <text:p>7325</text:p>
          </table:table-cell>
          <table:table-cell office:value-type="string" office:string-value="732599" table:formula="of:=LEFT([.B399]; 6)" table:style-name="ce4">
            <text:p>732599</text:p>
          </table:table-cell>
          <table:table-cell table:style-name="ce4"/>
          <table:table-cell office:value-type="string" table:style-name="ce4">
            <text:p>ARTICLES OF IRON OR STEEL, CAST, N.E.S. (EXCL. OF MALLEABLE OR NON-MALLEABLE CAST IRON, GRINDING BALLS AND SIMILAR ARTICLES FOR MILL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luminium Foil</text:p>
          </table:table-cell>
          <table:table-cell office:value-type="string" table:style-name="ce4">
            <text:p>76071111</text:p>
          </table:table-cell>
          <table:table-cell office:value-type="string" office:string-value="7607" table:formula="of:=LEFT([.B400]; 4)" table:style-name="ce4">
            <text:p>7607</text:p>
          </table:table-cell>
          <table:table-cell office:value-type="string" office:string-value="760711" table:formula="of:=LEFT([.B400]; 6)" table:style-name="ce4">
            <text:p>760711</text:p>
          </table:table-cell>
          <table:table-cell table:style-name="ce4"/>
          <table:table-cell office:value-type="string" table:style-name="ce4">
            <text:p>ALUMINIUM FOIL, NOT BACKED, ROLLED BUT NOT FURTHER WORKED, OF A THICKNESS OF &lt; 0,021 MM, IN ROLLS OF A WEIGHT OF &lt;= 10 KG (EXCL. STAMPING FOILS OF HEADING 3212, AND FOIL MADE UP AS CHRISTMAS TREE DECORATING MATERI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4" table:style-name="ce11">
            <text:p>4.0%</text:p>
          </table:table-cell>
          <table:table-cell office:value-type="percentage" office:value="7.4999999999999997E-2" table:style-name="ce11">
            <text:p>7.5%</text:p>
          </table:table-cell>
          <table:table-cell office:value-type="percentage" office:value="0.04" table:style-name="ce11">
            <text:p>4.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luminium Foil</text:p>
          </table:table-cell>
          <table:table-cell office:value-type="string" table:style-name="ce4">
            <text:p>76071910</text:p>
          </table:table-cell>
          <table:table-cell office:value-type="string" office:string-value="7607" table:formula="of:=LEFT([.B401]; 4)" table:style-name="ce4">
            <text:p>7607</text:p>
          </table:table-cell>
          <table:table-cell office:value-type="string" office:string-value="760719" table:formula="of:=LEFT([.B401]; 6)" table:style-name="ce4">
            <text:p>760719</text:p>
          </table:table-cell>
          <table:table-cell table:style-name="ce4"/>
          <table:table-cell office:value-type="string" table:style-name="ce4">
            <text:p>ALUMINIUM FOIL, NOT BACKED, ROLLED AND FURTHER WORKED, OF A THICKNESS OF &lt; 0,021 MM (EXCL. STAMPING FOILS OF HEADING 3212, AND FOIL MADE UP AS CHRISTMAS TREE DECORATING MATERI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4" table:style-name="ce11">
            <text:p>4.0%</text:p>
          </table:table-cell>
          <table:table-cell office:value-type="percentage" office:value="7.4999999999999997E-2" table:style-name="ce11">
            <text:p>7.5%</text:p>
          </table:table-cell>
          <table:table-cell office:value-type="percentage" office:value="0.04" table:style-name="ce11">
            <text:p>4.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Other Household Articles</text:p>
          </table:table-cell>
          <table:table-cell office:value-type="string" table:style-name="ce4">
            <text:p>85167970</text:p>
          </table:table-cell>
          <table:table-cell office:value-type="string" office:string-value="8516" table:formula="of:=LEFT([.B402]; 4)" table:style-name="ce4">
            <text:p>8516</text:p>
          </table:table-cell>
          <table:table-cell office:value-type="string" office:string-value="851679" table:formula="of:=LEFT([.B402]; 6)" table:style-name="ce4">
            <text:p>851679</text:p>
          </table:table-cell>
          <table:table-cell table:style-name="ce4"/>
          <table:table-cell office:value-type="string" table:style-name="ce4">
            <text:p>ELECTRO-THERMIC APPLIANCES, FOR DOMESTIC USE (EXCL. HAIRDRESSING APPLIANCES AND HAND DRYERS, SPACE-HEATING AND SOIL-HEATING APPARATUS, WATER HEATERS, IMMERSION HEATERS, SMOOTHING IRONS, MICROWAVE OVENS, OVENS, COOKERS, COOKING PLATES, BOILING RINGS, GRILLERS, ROASTERS, COFFEE MAKERS, TEA MAKERS, TOASTERS AND DEEP FAT FRYER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Other Household Articles</text:p>
          </table:table-cell>
          <table:table-cell office:value-type="string" table:style-name="ce4">
            <text:p>85169000</text:p>
          </table:table-cell>
          <table:table-cell office:value-type="string" office:string-value="8516" table:formula="of:=LEFT([.B403]; 4)" table:style-name="ce4">
            <text:p>8516</text:p>
          </table:table-cell>
          <table:table-cell office:value-type="string" office:string-value="851690" table:formula="of:=LEFT([.B403]; 6)" table:style-name="ce4">
            <text:p>851690</text:p>
          </table:table-cell>
          <table:table-cell table:style-name="ce4"/>
          <table:table-cell office:value-type="string" table:style-name="ce4">
            <text:p>PARTS OF ELECTRIC WATER HEATERS, IMMERSION HEATERS, SPACE-HEATING APPARATUS AND SOIL-HEATING APPARATUS, HAIRDRESSING APPARATUS AND HAND DRYERS, ELECTRO-THERMIC APPLIANCES OF A KIND USED FOR DOMESTIC PURPOSES AND ELECTRIC HEATING RESISTORS, N.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12010</text:p>
          </table:table-cell>
          <table:table-cell office:value-type="string" office:string-value="8701" table:formula="of:=LEFT([.B404]; 4)" table:style-name="ce4">
            <text:p>8701</text:p>
          </table:table-cell>
          <table:table-cell office:value-type="string" office:string-value="870120" table:formula="of:=LEFT([.B404]; 6)" table:style-name="ce4">
            <text:p>870120</text:p>
          </table:table-cell>
          <table:table-cell table:style-name="ce4"/>
          <table:table-cell office:value-type="string" table:style-name="ce4">
            <text:p>ROAD TRACTORS FOR SEMI-TRAILERS, NEW</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16" table:style-name="ce11">
            <text:p>16.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12090</text:p>
          </table:table-cell>
          <table:table-cell office:value-type="string" office:string-value="8701" table:formula="of:=LEFT([.B405]; 4)" table:style-name="ce4">
            <text:p>8701</text:p>
          </table:table-cell>
          <table:table-cell office:value-type="string" office:string-value="870120" table:formula="of:=LEFT([.B405]; 6)" table:style-name="ce4">
            <text:p>870120</text:p>
          </table:table-cell>
          <table:table-cell table:style-name="ce4"/>
          <table:table-cell office:value-type="string" table:style-name="ce4">
            <text:p>ROAD TRACTORS FOR SEMI-TRAILERS, USED</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16" table:style-name="ce11">
            <text:p>16.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1011</text:p>
          </table:table-cell>
          <table:table-cell office:value-type="string" office:string-value="8702" table:formula="of:=LEFT([.B406]; 4)" table:style-name="ce4">
            <text:p>8702</text:p>
          </table:table-cell>
          <table:table-cell office:value-type="string" office:string-value="870210" table:formula="of:=LEFT([.B406]; 6)" table:style-name="ce4">
            <text:p>870210</text:p>
          </table:table-cell>
          <table:table-cell table:style-name="ce4"/>
          <table:table-cell office:value-type="string" table:style-name="ce4">
            <text:p>MOTOR VEHICLES FOR THE TRANSPORT OF &gt;= 10 PERSONS, INCL. DRIVER, WITH ONLY DIESEL ENGINE, OF A CYLINDER CAPACITY OF &gt; 2.500 CM³, NEW</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1019</text:p>
          </table:table-cell>
          <table:table-cell office:value-type="string" office:string-value="8702" table:formula="of:=LEFT([.B407]; 4)" table:style-name="ce4">
            <text:p>8702</text:p>
          </table:table-cell>
          <table:table-cell office:value-type="string" office:string-value="870210" table:formula="of:=LEFT([.B407]; 6)" table:style-name="ce4">
            <text:p>870210</text:p>
          </table:table-cell>
          <table:table-cell table:style-name="ce4"/>
          <table:table-cell office:value-type="string" table:style-name="ce4">
            <text:p>MOTOR VEHICLES FOR THE TRANSPORT OF &gt;= 10 PERSONS, INCL. DRIVER, WITH ONLY DIESEL ENGINE, OF A CYLINDER CAPACITY OF &gt; 2.500 CM³, USED</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1091</text:p>
          </table:table-cell>
          <table:table-cell office:value-type="string" office:string-value="8702" table:formula="of:=LEFT([.B408]; 4)" table:style-name="ce4">
            <text:p>8702</text:p>
          </table:table-cell>
          <table:table-cell office:value-type="string" office:string-value="870210" table:formula="of:=LEFT([.B408]; 6)" table:style-name="ce4">
            <text:p>870210</text:p>
          </table:table-cell>
          <table:table-cell table:style-name="ce4"/>
          <table:table-cell office:value-type="string" table:style-name="ce4">
            <text:p>MOTOR VEHICLES FOR THE TRANSPORT OF &gt;= 10 PERSONS, INCL. DRIVER, WITH ONLY DIESEL ENGINE, OF A CYLINDER CAPACITY OF &lt;= 2.500 CM³, NEW</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1099</text:p>
          </table:table-cell>
          <table:table-cell office:value-type="string" office:string-value="8702" table:formula="of:=LEFT([.B409]; 4)" table:style-name="ce4">
            <text:p>8702</text:p>
          </table:table-cell>
          <table:table-cell office:value-type="string" office:string-value="870210" table:formula="of:=LEFT([.B409]; 6)" table:style-name="ce4">
            <text:p>870210</text:p>
          </table:table-cell>
          <table:table-cell table:style-name="ce4"/>
          <table:table-cell office:value-type="string" table:style-name="ce4">
            <text:p>MOTOR VEHICLES FOR THE TRANSPORT OF &gt;= 10 PERSONS, INCL. DRIVER, WITH ONLY DIESEL ENGINE, OF A CYLINDER CAPACITY OF &lt;= 2.500 CM³, USED</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2010</text:p>
          </table:table-cell>
          <table:table-cell office:value-type="string" office:string-value="8702" table:formula="of:=LEFT([.B410]; 4)" table:style-name="ce4">
            <text:p>8702</text:p>
          </table:table-cell>
          <table:table-cell office:value-type="string" office:string-value="870220" table:formula="of:=LEFT([.B410]; 6)" table:style-name="ce4">
            <text:p>870220</text:p>
          </table:table-cell>
          <table:table-cell table:style-name="ce4"/>
          <table:table-cell office:value-type="string" table:style-name="ce4">
            <text:p>MOTOR VEHICLES FOR THE TRANSPORT OF &gt;= 10 PERSONS, INCL. DRIVER, WITH BOTH DIESEL ENGINE AND ELECTRIC MOTOR AS MOTORS FOR PROPULSION, OF A CYLINDER CAPACITY OF &gt; 2.500 CM³</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2090</text:p>
          </table:table-cell>
          <table:table-cell office:value-type="string" office:string-value="8702" table:formula="of:=LEFT([.B411]; 4)" table:style-name="ce4">
            <text:p>8702</text:p>
          </table:table-cell>
          <table:table-cell office:value-type="string" office:string-value="870220" table:formula="of:=LEFT([.B411]; 6)" table:style-name="ce4">
            <text:p>870220</text:p>
          </table:table-cell>
          <table:table-cell table:style-name="ce4"/>
          <table:table-cell office:value-type="string" table:style-name="ce4">
            <text:p>MOTOR VEHICLES FOR THE TRANSPORT OF &gt;= 10 PERSONS, INCL. DRIVER, WITH BOTH DIESEL ENGINE AND ELECTRIC MOTOR AS MOTORS FOR PROPULSION, OF A CYLINDER CAPACITY OF &lt;= 2.500 CM³</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3010</text:p>
          </table:table-cell>
          <table:table-cell office:value-type="string" office:string-value="8702" table:formula="of:=LEFT([.B412]; 4)" table:style-name="ce4">
            <text:p>8702</text:p>
          </table:table-cell>
          <table:table-cell office:value-type="string" office:string-value="870230" table:formula="of:=LEFT([.B412]; 6)" table:style-name="ce4">
            <text:p>870230</text:p>
          </table:table-cell>
          <table:table-cell table:style-name="ce4"/>
          <table:table-cell office:value-type="string" table:style-name="ce4">
            <text:p>MOTOR VEHICLES FOR THE TRANSPORT OF &gt;= 10 PERSONS, INCL. DRIVER, WITH BOTH SPARK-IGNITION INTERNAL COMBUSTION RECIPROCATING PISTON ENGINE AND ELECTRIC MOTOR AS MOTORS FOR PROPULSION, OF A CYLINDER CAPACITY OF &gt; 2.800 CM³</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3090</text:p>
          </table:table-cell>
          <table:table-cell office:value-type="string" office:string-value="8702" table:formula="of:=LEFT([.B413]; 4)" table:style-name="ce4">
            <text:p>8702</text:p>
          </table:table-cell>
          <table:table-cell office:value-type="string" office:string-value="870230" table:formula="of:=LEFT([.B413]; 6)" table:style-name="ce4">
            <text:p>870230</text:p>
          </table:table-cell>
          <table:table-cell table:style-name="ce4"/>
          <table:table-cell office:value-type="string" table:style-name="ce4">
            <text:p>MOTOR VEHICLES FOR THE TRANSPORT OF &gt;= 10 PERSONS, INCL. DRIVER, WITH BOTH SPARK-IGNITION INTERNAL COMBUSTION RECIPROCATING PISTON ENGINE AND ELECTRIC MOTOR AS MOTORS FOR PROPULSION, OF A CYLINDER CAPACITY OF &lt;= 2.800 CM³</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4000</text:p>
          </table:table-cell>
          <table:table-cell office:value-type="string" office:string-value="8702" table:formula="of:=LEFT([.B414]; 4)" table:style-name="ce4">
            <text:p>8702</text:p>
          </table:table-cell>
          <table:table-cell office:value-type="string" office:string-value="870240" table:formula="of:=LEFT([.B414]; 6)" table:style-name="ce4">
            <text:p>870240</text:p>
          </table:table-cell>
          <table:table-cell table:style-name="ce4"/>
          <table:table-cell office:value-type="string" table:style-name="ce4">
            <text:p>MOTOR VEHICLES FOR THE TRANSPORT OF &gt;= 10 PERSONS, INCL. DRIVER, WITH ONLY ELECTRIC MOTOR FOR PROPULSION</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9011</text:p>
          </table:table-cell>
          <table:table-cell office:value-type="string" office:string-value="8702" table:formula="of:=LEFT([.B415]; 4)" table:style-name="ce4">
            <text:p>8702</text:p>
          </table:table-cell>
          <table:table-cell office:value-type="string" office:string-value="870290" table:formula="of:=LEFT([.B415]; 6)" table:style-name="ce4">
            <text:p>870290</text:p>
          </table:table-cell>
          <table:table-cell table:style-name="ce4"/>
          <table:table-cell office:value-type="string" table:style-name="ce4">
            <text:p>MOTOR VEHICLES FOR THE TRANSPORT OF &gt;= 10 PERSONS, INCL. DRIVER, WITH SPARK-IGNITION INTERNAL COMBUSTION PISTON ENGINE, OF A CYLINDER CAPACITY OF &gt; 2.800 CM³, NEW (EXCL. WITH ELECTRIC MOTOR FOR PROPULSION)</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9019</text:p>
          </table:table-cell>
          <table:table-cell office:value-type="string" office:string-value="8702" table:formula="of:=LEFT([.B416]; 4)" table:style-name="ce4">
            <text:p>8702</text:p>
          </table:table-cell>
          <table:table-cell office:value-type="string" office:string-value="870290" table:formula="of:=LEFT([.B416]; 6)" table:style-name="ce4">
            <text:p>870290</text:p>
          </table:table-cell>
          <table:table-cell table:style-name="ce4"/>
          <table:table-cell office:value-type="string" table:style-name="ce4">
            <text:p>MOTOR VEHICLES FOR THE TRANSPORT OF &gt;= 10 PERSONS, INCL. DRIVER, WITH SPARK-IGNITION INTERNAL COMBUSTION PISTON ENGINE, OF A CYLINDER CAPACITY OF &gt; 2.800 CM³, USED (EXCL. WITH ELECTRIC MOTOR FOR PROPULSION)</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9031</text:p>
          </table:table-cell>
          <table:table-cell office:value-type="string" office:string-value="8702" table:formula="of:=LEFT([.B417]; 4)" table:style-name="ce4">
            <text:p>8702</text:p>
          </table:table-cell>
          <table:table-cell office:value-type="string" office:string-value="870290" table:formula="of:=LEFT([.B417]; 6)" table:style-name="ce4">
            <text:p>870290</text:p>
          </table:table-cell>
          <table:table-cell table:style-name="ce4"/>
          <table:table-cell office:value-type="string" table:style-name="ce4">
            <text:p>MOTOR VEHICLES FOR THE TRANSPORT OF &gt;= 10 PERSONS, INCL. DRIVER, WITH SPARK-IGNITION INTERNAL COMBUSTION PISTON ENGINE, OF A CYLINDER CAPACITY OF &lt;= 2.800 CM³, NEW (EXCL. WITH ELECTRIC MOTOR FOR PROPULSION)</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9039</text:p>
          </table:table-cell>
          <table:table-cell office:value-type="string" office:string-value="8702" table:formula="of:=LEFT([.B418]; 4)" table:style-name="ce4">
            <text:p>8702</text:p>
          </table:table-cell>
          <table:table-cell office:value-type="string" office:string-value="870290" table:formula="of:=LEFT([.B418]; 6)" table:style-name="ce4">
            <text:p>870290</text:p>
          </table:table-cell>
          <table:table-cell table:style-name="ce4"/>
          <table:table-cell office:value-type="string" table:style-name="ce4">
            <text:p>MOTOR VEHICLES FOR THE TRANSPORT OF &gt;= 10 PERSONS, INCL. DRIVER, WITH SPARK-IGNITION INTERNAL COMBUSTION PISTON ENGINE, OF A CYLINDER CAPACITY OF &lt;= 2.800 CM³, USED (EXCL. WITH ELECTRIC MOTOR FOR PROPULSION)</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29090</text:p>
          </table:table-cell>
          <table:table-cell office:value-type="string" office:string-value="8702" table:formula="of:=LEFT([.B419]; 4)" table:style-name="ce4">
            <text:p>8702</text:p>
          </table:table-cell>
          <table:table-cell office:value-type="string" office:string-value="870290" table:formula="of:=LEFT([.B419]; 6)" table:style-name="ce4">
            <text:p>870290</text:p>
          </table:table-cell>
          <table:table-cell table:style-name="ce4"/>
          <table:table-cell office:value-type="string" table:style-name="ce4">
            <text:p>MOTOR VEHICLES FOR THE TRANSPORT OF &gt;= 10 PERSONS, INCL. DRIVER, NOT WITH INTERNAL COMBUSTION PISTON ENGINE OR ELECTRIC MOTOR FOR PROPULSION</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2110</text:p>
          </table:table-cell>
          <table:table-cell office:value-type="string" office:string-value="8703" table:formula="of:=LEFT([.B420]; 4)" table:style-name="ce4">
            <text:p>8703</text:p>
          </table:table-cell>
          <table:table-cell office:value-type="string" office:string-value="870321" table:formula="of:=LEFT([.B420]; 6)" table:style-name="ce4">
            <text:p>870321</text:p>
          </table:table-cell>
          <table:table-cell table:style-name="ce4"/>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lt;= 1.000 CM³,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2190</text:p>
          </table:table-cell>
          <table:table-cell office:value-type="string" office:string-value="8703" table:formula="of:=LEFT([.B421]; 4)" table:style-name="ce4">
            <text:p>8703</text:p>
          </table:table-cell>
          <table:table-cell office:value-type="string" office:string-value="870321" table:formula="of:=LEFT([.B421]; 6)" table:style-name="ce4">
            <text:p>870321</text:p>
          </table:table-cell>
          <table:table-cell table:style-name="ce4"/>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lt;= 1.0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2210</text:p>
          </table:table-cell>
          <table:table-cell office:value-type="string" office:string-value="8703" table:formula="of:=LEFT([.B422]; 4)" table:style-name="ce4">
            <text:p>8703</text:p>
          </table:table-cell>
          <table:table-cell office:value-type="string" office:string-value="870322" table:formula="of:=LEFT([.B422]; 6)" table:style-name="ce4">
            <text:p>870322</text:p>
          </table:table-cell>
          <table:table-cell table:style-name="ce4"/>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1.000 CM³ BUT &lt;= 1.500 CM³, NEW (EXCL. VEHICLES FOR TRAVELLING ON SNOW AND SIMILAR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2290</text:p>
          </table:table-cell>
          <table:table-cell office:value-type="string" office:string-value="8703" table:formula="of:=LEFT([.B423]; 4)" table:style-name="ce4">
            <text:p>8703</text:p>
          </table:table-cell>
          <table:table-cell office:value-type="string" office:string-value="870322" table:formula="of:=LEFT([.B423]; 6)" table:style-name="ce4">
            <text:p>870322</text:p>
          </table:table-cell>
          <table:table-cell table:style-name="ce4"/>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1.000 CM³ BUT &lt;= 1.5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2311</text:p>
          </table:table-cell>
          <table:table-cell office:value-type="string" office:string-value="8703" table:formula="of:=LEFT([.B424]; 4)" table:style-name="ce4">
            <text:p>8703</text:p>
          </table:table-cell>
          <table:table-cell office:value-type="string" office:string-value="870323" table:formula="of:=LEFT([.B424]; 6)" table:style-name="ce4">
            <text:p>870323</text:p>
          </table:table-cell>
          <table:table-cell table:style-name="ce4"/>
          <table:table-cell office:value-type="string" table:style-name="ce4">
            <text:p>MOTOR CARAVANS WITH ONLY SPARK-IGNITION INTERNAL COMBUSTION RECIPROCATING PISTON ENGINE, OF A CYLINDER CAPACITY &gt; 1.500 CM³ BUT &lt;= 3.000 CM³, NEW</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2319</text:p>
          </table:table-cell>
          <table:table-cell office:value-type="string" office:string-value="8703" table:formula="of:=LEFT([.B425]; 4)" table:style-name="ce4">
            <text:p>8703</text:p>
          </table:table-cell>
          <table:table-cell office:value-type="string" office:string-value="870323" table:formula="of:=LEFT([.B425]; 6)" table:style-name="ce4">
            <text:p>870323</text:p>
          </table:table-cell>
          <table:table-cell table:style-name="ce4"/>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1.500 CM³ BUT &lt;= 3.000 CM³, NEW (EXCL. THOSE OF SUBHEADING 8703.10 AND MOTOR CARAVAN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2390</text:p>
          </table:table-cell>
          <table:table-cell office:value-type="string" office:string-value="8703" table:formula="of:=LEFT([.B426]; 4)" table:style-name="ce4">
            <text:p>8703</text:p>
          </table:table-cell>
          <table:table-cell office:value-type="string" office:string-value="870323" table:formula="of:=LEFT([.B426]; 6)" table:style-name="ce4">
            <text:p>870323</text:p>
          </table:table-cell>
          <table:table-cell table:style-name="ce4"/>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1.500 CM³ BUT &lt;= 3.0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2410</text:p>
          </table:table-cell>
          <table:table-cell office:value-type="string" office:string-value="8703" table:formula="of:=LEFT([.B427]; 4)" table:style-name="ce4">
            <text:p>8703</text:p>
          </table:table-cell>
          <table:table-cell office:value-type="string" office:string-value="870324" table:formula="of:=LEFT([.B427]; 6)" table:style-name="ce4">
            <text:p>870324</text:p>
          </table:table-cell>
          <table:table-cell table:style-name="ce4"/>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3.000 CM³,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2490</text:p>
          </table:table-cell>
          <table:table-cell office:value-type="string" office:string-value="8703" table:formula="of:=LEFT([.B428]; 4)" table:style-name="ce4">
            <text:p>8703</text:p>
          </table:table-cell>
          <table:table-cell office:value-type="string" office:string-value="870324" table:formula="of:=LEFT([.B428]; 6)" table:style-name="ce4">
            <text:p>870324</text:p>
          </table:table-cell>
          <table:table-cell table:style-name="ce4"/>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3.0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3110</text:p>
          </table:table-cell>
          <table:table-cell office:value-type="string" office:string-value="8703" table:formula="of:=LEFT([.B429]; 4)" table:style-name="ce4">
            <text:p>8703</text:p>
          </table:table-cell>
          <table:table-cell office:value-type="string" office:string-value="870331" table:formula="of:=LEFT([.B429]; 6)" table:style-name="ce4">
            <text:p>870331</text:p>
          </table:table-cell>
          <table:table-cell table:style-name="ce4"/>
          <table:table-cell office:value-type="string" table:style-name="ce4">
            <text:p>MOTOR CARS AND OTHER MOTOR VEHICLES PRINCIPALLY DESIGNED FOR THE TRANSPORT OF &lt;10 PERSONS, INCL. STATION WAGONS AND RACING CARS, WITH ONLY DIESEL ENGINE OF A CYLINDER CAPACITY &lt;= 1.500 CM³,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3190</text:p>
          </table:table-cell>
          <table:table-cell office:value-type="string" office:string-value="8703" table:formula="of:=LEFT([.B430]; 4)" table:style-name="ce4">
            <text:p>8703</text:p>
          </table:table-cell>
          <table:table-cell office:value-type="string" office:string-value="870331" table:formula="of:=LEFT([.B430]; 6)" table:style-name="ce4">
            <text:p>870331</text:p>
          </table:table-cell>
          <table:table-cell table:style-name="ce4"/>
          <table:table-cell office:value-type="string" table:style-name="ce4">
            <text:p>MOTOR CARS AND OTHER MOTOR VEHICLES PRINCIPALLY DESIGNED FOR THE TRANSPORT OF &lt;10 PERSONS, INCL. STATION WAGONS AND RACING CARS, WITH ONLY DIESEL ENGINE OF A CYLINDER CAPACITY &lt;= 1.5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3211</text:p>
          </table:table-cell>
          <table:table-cell office:value-type="string" office:string-value="8703" table:formula="of:=LEFT([.B431]; 4)" table:style-name="ce4">
            <text:p>8703</text:p>
          </table:table-cell>
          <table:table-cell office:value-type="string" office:string-value="870332" table:formula="of:=LEFT([.B431]; 6)" table:style-name="ce4">
            <text:p>870332</text:p>
          </table:table-cell>
          <table:table-cell table:style-name="ce4"/>
          <table:table-cell office:value-type="string" table:style-name="ce4">
            <text:p>MOTOR CARAVANS WITH ONLY DIESEL ENGINE OF A CYLINDER CAPACITY &gt; 1.500 CM³ BUT &lt;= 2.500 CM³, NEW</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3219</text:p>
          </table:table-cell>
          <table:table-cell office:value-type="string" office:string-value="8703" table:formula="of:=LEFT([.B432]; 4)" table:style-name="ce4">
            <text:p>8703</text:p>
          </table:table-cell>
          <table:table-cell office:value-type="string" office:string-value="870332" table:formula="of:=LEFT([.B432]; 6)" table:style-name="ce4">
            <text:p>870332</text:p>
          </table:table-cell>
          <table:table-cell table:style-name="ce4"/>
          <table:table-cell office:value-type="string" table:style-name="ce4">
            <text:p>MOTOR CARS AND OTHER MOTOR VEHICLES, PRINCIPALLY DESIGNED FOR THE TRANSPORT OF &lt;10 PERSONS, INCL. STATION WAGONS, WITH ONLY DIESEL ENGINE OF A CYLINDER CAPACITY &gt; 1.500 CM³ BUT &lt;= 2.500 CM³, NEW (EXCL. MOTOR CARAVANS AND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3290</text:p>
          </table:table-cell>
          <table:table-cell office:value-type="string" office:string-value="8703" table:formula="of:=LEFT([.B433]; 4)" table:style-name="ce4">
            <text:p>8703</text:p>
          </table:table-cell>
          <table:table-cell office:value-type="string" office:string-value="870332" table:formula="of:=LEFT([.B433]; 6)" table:style-name="ce4">
            <text:p>870332</text:p>
          </table:table-cell>
          <table:table-cell table:style-name="ce4"/>
          <table:table-cell office:value-type="string" table:style-name="ce4">
            <text:p>MOTOR CARS AND OTHER MOTOR VEHICLES PRINCIPALLY DESIGNED FOR THE TRANSPORT OF &lt;10 PERSONS, INCL. STATION WAGONS AND RACING CARS, WITH ONLY DIESEL ENGINE OF A CYLINDER CAPACITY &gt; 1.500 CM³ BUT &lt;= 2.5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3311</text:p>
          </table:table-cell>
          <table:table-cell office:value-type="string" office:string-value="8703" table:formula="of:=LEFT([.B434]; 4)" table:style-name="ce4">
            <text:p>8703</text:p>
          </table:table-cell>
          <table:table-cell office:value-type="string" office:string-value="870333" table:formula="of:=LEFT([.B434]; 6)" table:style-name="ce4">
            <text:p>870333</text:p>
          </table:table-cell>
          <table:table-cell table:style-name="ce4"/>
          <table:table-cell office:value-type="string" table:style-name="ce4">
            <text:p>MOTOR CARAVANS WITH ONLY DIESEL ENGINE OF A CYLINDER CAPACITY &gt; 2.500 CM³, NEW</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3319</text:p>
          </table:table-cell>
          <table:table-cell office:value-type="string" office:string-value="8703" table:formula="of:=LEFT([.B435]; 4)" table:style-name="ce4">
            <text:p>8703</text:p>
          </table:table-cell>
          <table:table-cell office:value-type="string" office:string-value="870333" table:formula="of:=LEFT([.B435]; 6)" table:style-name="ce4">
            <text:p>870333</text:p>
          </table:table-cell>
          <table:table-cell table:style-name="ce4"/>
          <table:table-cell office:value-type="string" table:style-name="ce4">
            <text:p>MOTOR CARS AND OTHER MOTOR VEHICLES, PRINCIPALLY DESIGNED FOR THE TRANSPORT OF &lt;10 PERSONS, INCL. STATION WAGONS, WITH ONLY DIESEL ENGINE OF A CYLINDER CAPACITY &gt; 2.500 CM³, NEW (EXCL. MOTOR CARAVANS AND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3390</text:p>
          </table:table-cell>
          <table:table-cell office:value-type="string" office:string-value="8703" table:formula="of:=LEFT([.B436]; 4)" table:style-name="ce4">
            <text:p>8703</text:p>
          </table:table-cell>
          <table:table-cell office:value-type="string" office:string-value="870333" table:formula="of:=LEFT([.B436]; 6)" table:style-name="ce4">
            <text:p>870333</text:p>
          </table:table-cell>
          <table:table-cell table:style-name="ce4"/>
          <table:table-cell office:value-type="string" table:style-name="ce4">
            <text:p>MOTOR CARS AND OTHER MOTOR VEHICLES PRINCIPALLY DESIGNED FOR THE TRANSPORT OF &lt;10 PERSONS, INCL. STATION WAGONS AND RACING CARS, WITH ONLY DIESEL ENGINE OF A CYLINDER CAPACITY &gt; 2.5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4010</text:p>
          </table:table-cell>
          <table:table-cell office:value-type="string" office:string-value="8703" table:formula="of:=LEFT([.B437]; 4)" table:style-name="ce4">
            <text:p>8703</text:p>
          </table:table-cell>
          <table:table-cell office:value-type="string" office:string-value="870340" table:formula="of:=LEFT([.B437]; 6)" table:style-name="ce4">
            <text:p>870340</text:p>
          </table:table-cell>
          <table:table-cell table:style-name="ce4"/>
          <table:table-cell office:value-type="string" table:style-name="ce4">
            <text:p>MOTOR CARS AND OTHER MOTOR VEHICLES PRINCIPALLY DESIGNED FOR THE TRANSPORT OF &lt;10 PERSONS, INCL. STATION WAGONS AND RACING CARS, WITH BOTH SPARK-IGNITION INTERNAL COMBUSTION RECIPROCATING PISTON ENGINE AND ELECTRIC MOTOR AS MOTORS FOR PROPULSION, NEW (EXCL. VEHICLES FOR TRAVELLING ON SNOW, OTHER SPECIALLY DESIGNED VEHICLES OF SUBHEADING 8703.10 AND PLUG-IN HYBRID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4090</text:p>
          </table:table-cell>
          <table:table-cell office:value-type="string" office:string-value="8703" table:formula="of:=LEFT([.B438]; 4)" table:style-name="ce4">
            <text:p>8703</text:p>
          </table:table-cell>
          <table:table-cell office:value-type="string" office:string-value="870340" table:formula="of:=LEFT([.B438]; 6)" table:style-name="ce4">
            <text:p>870340</text:p>
          </table:table-cell>
          <table:table-cell table:style-name="ce4"/>
          <table:table-cell office:value-type="string" table:style-name="ce4">
            <text:p>MOTOR CARS AND OTHER MOTOR VEHICLES PRINCIPALLY DESIGNED FOR THE TRANSPORT OF &lt;10 PERSONS, INCL. STATION WAGONS AND RACING CARS, WITH BOTH SPARK-IGNITION INTERNAL COMBUSTION RECIPROCATING PISTON ENGINE AND ELECTRIC MOTOR AS MOTORS FOR PROPULSION, USED (EXCL. VEHICLES FOR TRAVELLING ON SNOW, OTHER SPECIALLY DESIGNED VEHICLES OF SUBHEADING 8703.10 AND PLUG-IN HYBRID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5000</text:p>
          </table:table-cell>
          <table:table-cell office:value-type="string" office:string-value="8703" table:formula="of:=LEFT([.B439]; 4)" table:style-name="ce4">
            <text:p>8703</text:p>
          </table:table-cell>
          <table:table-cell office:value-type="string" office:string-value="870350" table:formula="of:=LEFT([.B439]; 6)" table:style-name="ce4">
            <text:p>870350</text:p>
          </table:table-cell>
          <table:table-cell table:style-name="ce4"/>
          <table:table-cell office:value-type="string" table:style-name="ce4">
            <text:p>MOTOR CARS AND OTHER MOTOR VEHICLES PRINCIPALLY DESIGNED FOR THE TRANSPORT OF &lt;10 PERSONS, INCL. STATION WAGONS AND RACING CARS, WITH BOTH DIESEL ENGINE AND ELECTRIC MOTOR AS MOTORS FOR PROPULSION (EXCL. VEHICLES FOR TRAVELLING ON SNOW, OTHER SPECIALLY DESIGNED VEHICLES OF SUBHEADING 8703.10 AND PLUG-IN HYBRID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6010</text:p>
          </table:table-cell>
          <table:table-cell office:value-type="string" office:string-value="8703" table:formula="of:=LEFT([.B440]; 4)" table:style-name="ce4">
            <text:p>8703</text:p>
          </table:table-cell>
          <table:table-cell office:value-type="string" office:string-value="870360" table:formula="of:=LEFT([.B440]; 6)" table:style-name="ce4">
            <text:p>870360</text:p>
          </table:table-cell>
          <table:table-cell table:style-name="ce4"/>
          <table:table-cell office:value-type="string" table:style-name="ce4">
            <text:p>MOTOR CARS AND OTHER MOTOR VEHICLES PRINCIPALLY DESIGNED FOR THE TRANSPORT OF &lt;10 PERSONS, INCL. STATION WAGONS AND RACING CARS, WITH BOTH SPARK-IGNITION INTERNAL COMBUSTION RECIPROCATING PISTON ENGINE AND ELECTRIC MOTOR AS MOTORS FOR PROPULSION, CAPABLE OF BEING CHARGED BY PLUGGING TO EXTERNAL SOURCE OF ELECTRIC POWER,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6090</text:p>
          </table:table-cell>
          <table:table-cell office:value-type="string" office:string-value="8703" table:formula="of:=LEFT([.B441]; 4)" table:style-name="ce4">
            <text:p>8703</text:p>
          </table:table-cell>
          <table:table-cell office:value-type="string" office:string-value="870360" table:formula="of:=LEFT([.B441]; 6)" table:style-name="ce4">
            <text:p>870360</text:p>
          </table:table-cell>
          <table:table-cell table:style-name="ce4"/>
          <table:table-cell office:value-type="string" table:style-name="ce4">
            <text:p>MOTOR CARS AND OTHER MOTOR VEHICLES PRINCIPALLY DESIGNED FOR THE TRANSPORT OF &lt;10 PERSONS, INCL. STATION WAGONS AND RACING CARS, WITH BOTH SPARK-IGNITION INTERNAL COMBUSTION RECIPROCATING PISTON ENGINE AND ELECTRIC MOTOR AS MOTORS FOR PROPULSION, CAPABLE OF BEING CHARGED BY PLUGGING TO EXTERNAL SOURCE OF ELECTRIC POWER,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7000</text:p>
          </table:table-cell>
          <table:table-cell office:value-type="string" office:string-value="8703" table:formula="of:=LEFT([.B442]; 4)" table:style-name="ce4">
            <text:p>8703</text:p>
          </table:table-cell>
          <table:table-cell office:value-type="string" office:string-value="870370" table:formula="of:=LEFT([.B442]; 6)" table:style-name="ce4">
            <text:p>870370</text:p>
          </table:table-cell>
          <table:table-cell table:style-name="ce4"/>
          <table:table-cell office:value-type="string" table:style-name="ce4">
            <text:p>MOTOR CARS AND OTHER MOTOR VEHICLES PRINCIPALLY DESIGNED FOR THE TRANSPORT OF &lt;10 PERSONS, INCL. STATION WAGONS AND RACING CARS, WITH BOTH DIESEL ENGINE AND ELECTRIC MOTOR AS MOTORS FOR PROPULSION, CAPABLE OF BEING CHARGED BY PLUGGING TO EXTERNAL SOURCE OF ELECTRIC POWER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8010</text:p>
          </table:table-cell>
          <table:table-cell office:value-type="string" office:string-value="8703" table:formula="of:=LEFT([.B443]; 4)" table:style-name="ce4">
            <text:p>8703</text:p>
          </table:table-cell>
          <table:table-cell office:value-type="string" office:string-value="870380" table:formula="of:=LEFT([.B443]; 6)" table:style-name="ce4">
            <text:p>870380</text:p>
          </table:table-cell>
          <table:table-cell table:style-name="ce4"/>
          <table:table-cell office:value-type="string" table:style-name="ce4">
            <text:p>MOTOR CARS AND OTHER MOTOR VEHICLES PRINCIPALLY DESIGNED FOR THE TRANSPORT OF &lt;10 PERSONS, INCL. STATION WAGONS AND RACING CARS, WITH ONLY ELECTRIC MOTOR FOR PROPULSION,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8090</text:p>
          </table:table-cell>
          <table:table-cell office:value-type="string" office:string-value="8703" table:formula="of:=LEFT([.B444]; 4)" table:style-name="ce4">
            <text:p>8703</text:p>
          </table:table-cell>
          <table:table-cell office:value-type="string" office:string-value="870380" table:formula="of:=LEFT([.B444]; 6)" table:style-name="ce4">
            <text:p>870380</text:p>
          </table:table-cell>
          <table:table-cell table:style-name="ce4"/>
          <table:table-cell office:value-type="string" table:style-name="ce4">
            <text:p>MOTOR CARS AND OTHER MOTOR VEHICLES PRINCIPALLY DESIGNED FOR THE TRANSPORT OF &lt;10 PERSONS, INCL. STATION WAGONS AND RACING CARS, WITH ONLY ELECTRIC MOTOR FOR PROPULSION,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39000</text:p>
          </table:table-cell>
          <table:table-cell office:value-type="string" office:string-value="8703" table:formula="of:=LEFT([.B445]; 4)" table:style-name="ce4">
            <text:p>8703</text:p>
          </table:table-cell>
          <table:table-cell office:value-type="string" office:string-value="870390" table:formula="of:=LEFT([.B445]; 6)" table:style-name="ce4">
            <text:p>870390</text:p>
          </table:table-cell>
          <table:table-cell table:style-name="ce4"/>
          <table:table-cell office:value-type="string" table:style-name="ce4">
            <text:p>MOTOR CARS AND OTHER VEHICLES PRINCIPALLY DESIGNED FOR THE TRANSPORT OF &lt;10 PERSONS, INCL. STATION WAGONS AND RACING CARS, WITH ENGINES OTHER THAN INTERNAL COMBUSTION PISTON ENGINE OR ELECTRIC MOTOR (EXCL. VEHICLES FOR THE TRANSPORT OF PERSONS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2131</text:p>
          </table:table-cell>
          <table:table-cell office:value-type="string" office:string-value="8704" table:formula="of:=LEFT([.B446]; 4)" table:style-name="ce4">
            <text:p>8704</text:p>
          </table:table-cell>
          <table:table-cell office:value-type="string" office:string-value="870421" table:formula="of:=LEFT([.B446]; 6)" table:style-name="ce4">
            <text:p>870421</text:p>
          </table:table-cell>
          <table:table-cell table:style-name="ce4"/>
          <table:table-cell office:value-type="string" table:style-name="ce4">
            <text:p>MOTOR VEHICLES FOR THE TRANSPORT OF GOODS, WITH COMPRESSION-IGNITION INTERNAL COMBUSTION PISTON ENGINE "DIESEL OR SEMI-DIESEL ENGINE" OF A GROSS VEHICLE WEIGHT &lt;= 5 T, OF A CYLINDER CAPACITY &gt; 2.500 CM³,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2139</text:p>
          </table:table-cell>
          <table:table-cell office:value-type="string" office:string-value="8704" table:formula="of:=LEFT([.B447]; 4)" table:style-name="ce4">
            <text:p>8704</text:p>
          </table:table-cell>
          <table:table-cell office:value-type="string" office:string-value="870421" table:formula="of:=LEFT([.B447]; 6)" table:style-name="ce4">
            <text:p>870421</text:p>
          </table:table-cell>
          <table:table-cell table:style-name="ce4"/>
          <table:table-cell office:value-type="string" table:style-name="ce4">
            <text:p>MOTOR VEHICLES FOR THE TRANSPORT OF GOODS, WITH COMPRESSION-IGNITION INTERNAL COMBUSTION PISTON ENGINE "DIESEL OR SEMI-DIESEL ENGINE" OF A GROSS VEHICLE WEIGHT &lt;= 5 T, OF A CYLINDER CAPACITY &gt; 2.500 CM³,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2191</text:p>
          </table:table-cell>
          <table:table-cell office:value-type="string" office:string-value="8704" table:formula="of:=LEFT([.B448]; 4)" table:style-name="ce4">
            <text:p>8704</text:p>
          </table:table-cell>
          <table:table-cell office:value-type="string" office:string-value="870421" table:formula="of:=LEFT([.B448]; 6)" table:style-name="ce4">
            <text:p>870421</text:p>
          </table:table-cell>
          <table:table-cell table:style-name="ce4"/>
          <table:table-cell office:value-type="string" table:style-name="ce4">
            <text:p>MOTOR VEHICLES FOR THE TRANSPORT OF GOODS, WITH COMPRESSION-IGNITION INTERNAL COMBUSTION PISTON ENGINE "DIESEL OR SEMI-DIESEL ENGINE" OF A GROSS VEHICLE WEIGHT &lt;= 5 T, OF A CYLINDER CAPACITY &lt;= 2.500 CM³,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2199</text:p>
          </table:table-cell>
          <table:table-cell office:value-type="string" office:string-value="8704" table:formula="of:=LEFT([.B449]; 4)" table:style-name="ce4">
            <text:p>8704</text:p>
          </table:table-cell>
          <table:table-cell office:value-type="string" office:string-value="870421" table:formula="of:=LEFT([.B449]; 6)" table:style-name="ce4">
            <text:p>870421</text:p>
          </table:table-cell>
          <table:table-cell table:style-name="ce4"/>
          <table:table-cell office:value-type="string" table:style-name="ce4">
            <text:p>MOTOR VEHICLES FOR THE TRANSPORT OF GOODS, WITH COMPRESSION-IGNITION INTERNAL COMBUSTION PISTON ENGINE "DIESEL OR SEMI-DIESEL ENGINE" OF A GROSS VEHICLE WEIGHT &lt;= 5 T, OF A CYLINDER CAPACITY &lt;= 2.500 CM³,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2291</text:p>
          </table:table-cell>
          <table:table-cell office:value-type="string" office:string-value="8704" table:formula="of:=LEFT([.B450]; 4)" table:style-name="ce4">
            <text:p>8704</text:p>
          </table:table-cell>
          <table:table-cell office:value-type="string" office:string-value="870422" table:formula="of:=LEFT([.B450]; 6)" table:style-name="ce4">
            <text:p>870422</text:p>
          </table:table-cell>
          <table:table-cell table:style-name="ce4"/>
          <table:table-cell office:value-type="string" table:style-name="ce4">
            <text:p>MOTOR VEHICLES FOR THE TRANSPORT OF GOODS, WITH COMPRESSION-IGNITION INTERNAL COMBUSTION PISTON ENGINE "DIESEL OR SEMI-DIESEL ENGINE" OF A GROSS VEHICLE WEIGHT &gt; 5 T BUT &lt;= 20 T,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2299</text:p>
          </table:table-cell>
          <table:table-cell office:value-type="string" office:string-value="8704" table:formula="of:=LEFT([.B451]; 4)" table:style-name="ce4">
            <text:p>8704</text:p>
          </table:table-cell>
          <table:table-cell office:value-type="string" office:string-value="870422" table:formula="of:=LEFT([.B451]; 6)" table:style-name="ce4">
            <text:p>870422</text:p>
          </table:table-cell>
          <table:table-cell table:style-name="ce4"/>
          <table:table-cell office:value-type="string" table:style-name="ce4">
            <text:p>MOTOR VEHICLES FOR THE TRANSPORT OF GOODS, WITH COMPRESSION-IGNITION INTERNAL COMBUSTION PISTON ENGINE "DIESEL OR SEMI-DIESEL ENGINE" OF A GROSS VEHICLE WEIGHT &gt; 5 T BUT &lt;= 20 T,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2391</text:p>
          </table:table-cell>
          <table:table-cell office:value-type="string" office:string-value="8704" table:formula="of:=LEFT([.B452]; 4)" table:style-name="ce4">
            <text:p>8704</text:p>
          </table:table-cell>
          <table:table-cell office:value-type="string" office:string-value="870423" table:formula="of:=LEFT([.B452]; 6)" table:style-name="ce4">
            <text:p>870423</text:p>
          </table:table-cell>
          <table:table-cell table:style-name="ce4"/>
          <table:table-cell office:value-type="string" table:style-name="ce4">
            <text:p>MOTOR VEHICLES FOR THE TRANSPORT OF GOODS, WITH COMPRESSION-IGNITION INTERNAL COMBUSTION PISTON ENGINE "DIESEL OR SEMI-DIESEL ENGINE" OF A GROSS VEHICLE WEIGHT &gt; 20 T,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2399</text:p>
          </table:table-cell>
          <table:table-cell office:value-type="string" office:string-value="8704" table:formula="of:=LEFT([.B453]; 4)" table:style-name="ce4">
            <text:p>8704</text:p>
          </table:table-cell>
          <table:table-cell office:value-type="string" office:string-value="870423" table:formula="of:=LEFT([.B453]; 6)" table:style-name="ce4">
            <text:p>870423</text:p>
          </table:table-cell>
          <table:table-cell table:style-name="ce4"/>
          <table:table-cell office:value-type="string" table:style-name="ce4">
            <text:p>MOTOR VEHICLES FOR THE TRANSPORT OF GOODS, WITH COMPRESSION-IGNITION INTERNAL COMBUSTION PISTON ENGINE "DIESEL OR SEMI-DIESEL ENGINE" OF A GROSS VEHICLE WEIGHT &gt; 20 T,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3131</text:p>
          </table:table-cell>
          <table:table-cell office:value-type="string" office:string-value="8704" table:formula="of:=LEFT([.B454]; 4)" table:style-name="ce4">
            <text:p>8704</text:p>
          </table:table-cell>
          <table:table-cell office:value-type="string" office:string-value="870431" table:formula="of:=LEFT([.B454]; 6)" table:style-name="ce4">
            <text:p>870431</text:p>
          </table:table-cell>
          <table:table-cell table:style-name="ce4"/>
          <table:table-cell office:value-type="string" table:style-name="ce4">
            <text:p>MOTOR VEHICLES FOR THE TRANSPORT OF GOODS, WITH SPARK-IGNITION INTERNAL COMBUSTION PISTON ENGINE, OF A GROSS VEHICLE WEIGHT &lt;= 5 T, OF A CYLINDER CAPACITY &gt; 2.800 CM³,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3139</text:p>
          </table:table-cell>
          <table:table-cell office:value-type="string" office:string-value="8704" table:formula="of:=LEFT([.B455]; 4)" table:style-name="ce4">
            <text:p>8704</text:p>
          </table:table-cell>
          <table:table-cell office:value-type="string" office:string-value="870431" table:formula="of:=LEFT([.B455]; 6)" table:style-name="ce4">
            <text:p>870431</text:p>
          </table:table-cell>
          <table:table-cell table:style-name="ce4"/>
          <table:table-cell office:value-type="string" table:style-name="ce4">
            <text:p>MOTOR VEHICLES FOR THE TRANSPORT OF GOODS, WITH SPARK-IGNITION INTERNAL COMBUSTION PISTON ENGINE, OF A GROSS VEHICLE WEIGHT &lt;= 5 T, OF A CYLINDER CAPACITY &gt; 2.800 CM³,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3191</text:p>
          </table:table-cell>
          <table:table-cell office:value-type="string" office:string-value="8704" table:formula="of:=LEFT([.B456]; 4)" table:style-name="ce4">
            <text:p>8704</text:p>
          </table:table-cell>
          <table:table-cell office:value-type="string" office:string-value="870431" table:formula="of:=LEFT([.B456]; 6)" table:style-name="ce4">
            <text:p>870431</text:p>
          </table:table-cell>
          <table:table-cell table:style-name="ce4"/>
          <table:table-cell office:value-type="string" table:style-name="ce4">
            <text:p>MOTOR VEHICLES FOR THE TRANSPORT OF GOODS, WITH SPARK-IGNITION INTERNAL COMBUSTION PISTON ENGINE, OF A GROSS VEHICLE WEIGHT &lt;= 5 T, OF A CYLINDER CAPACITY &lt;= 2.800 CM³,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3199</text:p>
          </table:table-cell>
          <table:table-cell office:value-type="string" office:string-value="8704" table:formula="of:=LEFT([.B457]; 4)" table:style-name="ce4">
            <text:p>8704</text:p>
          </table:table-cell>
          <table:table-cell office:value-type="string" office:string-value="870431" table:formula="of:=LEFT([.B457]; 6)" table:style-name="ce4">
            <text:p>870431</text:p>
          </table:table-cell>
          <table:table-cell table:style-name="ce4"/>
          <table:table-cell office:value-type="string" table:style-name="ce4">
            <text:p>MOTOR VEHICLES FOR THE TRANSPORT OF GOODS, WITH SPARK-IGNITION INTERNAL COMBUSTION PISTON ENGINE, OF A GROSS VEHICLE WEIGHT &lt;= 5 T, OF A CYLINDER CAPACITY &lt;= 2.800 CM³,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3291</text:p>
          </table:table-cell>
          <table:table-cell office:value-type="string" office:string-value="8704" table:formula="of:=LEFT([.B458]; 4)" table:style-name="ce4">
            <text:p>8704</text:p>
          </table:table-cell>
          <table:table-cell office:value-type="string" office:string-value="870432" table:formula="of:=LEFT([.B458]; 6)" table:style-name="ce4">
            <text:p>870432</text:p>
          </table:table-cell>
          <table:table-cell table:style-name="ce4"/>
          <table:table-cell office:value-type="string" table:style-name="ce4">
            <text:p>MOTOR VEHICLES FOR THE TRANSPORT OF GOODS, WITH SPARK-IGNITION INTERNAL COMBUSTION PISTON ENGINE, OF A GROSS VEHICLE WEIGHT &gt; 5 T,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3299</text:p>
          </table:table-cell>
          <table:table-cell office:value-type="string" office:string-value="8704" table:formula="of:=LEFT([.B459]; 4)" table:style-name="ce4">
            <text:p>8704</text:p>
          </table:table-cell>
          <table:table-cell office:value-type="string" office:string-value="870432" table:formula="of:=LEFT([.B459]; 6)" table:style-name="ce4">
            <text:p>870432</text:p>
          </table:table-cell>
          <table:table-cell table:style-name="ce4"/>
          <table:table-cell office:value-type="string" table:style-name="ce4">
            <text:p>MOTOR VEHICLES FOR THE TRANSPORT OF GOODS, WITH SPARK-IGNITION INTERNAL COMBUSTION PISTON ENGINE, OF A GROSS VEHICLE WEIGHT &gt; 5 T,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049000</text:p>
          </table:table-cell>
          <table:table-cell office:value-type="string" office:string-value="8704" table:formula="of:=LEFT([.B460]; 4)" table:style-name="ce4">
            <text:p>8704</text:p>
          </table:table-cell>
          <table:table-cell office:value-type="string" office:string-value="870490" table:formula="of:=LEFT([.B460]; 6)" table:style-name="ce4">
            <text:p>870490</text:p>
          </table:table-cell>
          <table:table-cell table:style-name="ce4"/>
          <table:table-cell office:value-type="string" table:style-name="ce4">
            <text:p>MOTOR VEHICLES FOR THE TRANSPORT OF GOODS, WITH ENGINES OTHER THAN INTERNAL COMBUSTION PISTON ENGINE (EXCL. DUMPERS FOR OFF-HIGHWAY USE OF SUBHEADING 8704.10 AND SPECIAL PURPOSE MOTOR VEHICLES OF HEADING 8705)</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yres &amp; Wheels</text:p>
          </table:table-cell>
          <table:table-cell office:value-type="string" table:style-name="ce4">
            <text:p>87087010</text:p>
          </table:table-cell>
          <table:table-cell office:value-type="string" office:string-value="8708" table:formula="of:=LEFT([.B461]; 4)" table:style-name="ce4">
            <text:p>8708</text:p>
          </table:table-cell>
          <table:table-cell office:value-type="string" office:string-value="870870" table:formula="of:=LEFT([.B461]; 6)" table:style-name="ce4">
            <text:p>870870</text:p>
          </table:table-cell>
          <table:table-cell table:style-name="ce4"/>
          <table:table-cell office:value-type="string" table:style-name="ce4">
            <text:p>ROAD WHEELS AND PARTS AND ACCESSORIES THEREOF, FOR THE INDUSTRIAL ASSEMBLY OF: PEDESTRIAN-CONTROLLED TRACTORS, MOTOR CARS AND VEHICLES PRINCIPALLY DESIGNED FOR THE TRANSPORT OF PERSONS, VEHICLES FOR THE TRANSPORT OF GOODS WITH COMPRESSION-IGNITION INTERNAL COMBUSTION PISTON ENGINE "DIESEL OR SEMI-DIESEL ENGINE" &lt;= 2500 CM³ OR WITH SPARK-IGNITION INTERNAL PISTON ENGINE &lt;= 2800 CM³, AND SPECIAL PURPOSE MOTOR VEHICLES OF HEADING 8705, N.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Tyres &amp; Wheels</text:p>
          </table:table-cell>
          <table:table-cell office:value-type="string" table:style-name="ce4">
            <text:p>87087050</text:p>
          </table:table-cell>
          <table:table-cell office:value-type="string" office:string-value="8708" table:formula="of:=LEFT([.B462]; 4)" table:style-name="ce4">
            <text:p>8708</text:p>
          </table:table-cell>
          <table:table-cell office:value-type="string" office:string-value="870870" table:formula="of:=LEFT([.B462]; 6)" table:style-name="ce4">
            <text:p>870870</text:p>
          </table:table-cell>
          <table:table-cell table:style-name="ce4"/>
          <table:table-cell office:value-type="string" table:style-name="ce4">
            <text:p>ALUMINIUM ROAD WHEELS, ALUMINIUM PARTS AND ACCESSORIES THEREOF, FOR TRACTORS, MOTOR VEHICLES FOR THE TRANSPORT OF TEN OR MORE PERSONS, MOTOR CARS AND OTHER MOTOR VEHICLES PRINCIPALLY DESIGNED FOR THE TRANSPORT OF PERSONS, MOTOR VEHICLES FOR THE TRANSPORT OF GOODS AND SPECIAL PURPOSE MOTOR VEHICLES (EXCL. THOSE FOR THE INDUSTRIAL ASSEMBLY OF CERTAIN MOTOR VEHICLES OF SUBHEADING 8708.70.10)</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1000</text:p>
          </table:table-cell>
          <table:table-cell office:value-type="string" office:string-value="8711" table:formula="of:=LEFT([.B463]; 4)" table:style-name="ce4">
            <text:p>8711</text:p>
          </table:table-cell>
          <table:table-cell office:value-type="string" office:string-value="871110" table:formula="of:=LEFT([.B463]; 6)" table:style-name="ce4">
            <text:p>871110</text:p>
          </table:table-cell>
          <table:table-cell table:style-name="ce4"/>
          <table:table-cell office:value-type="string" table:style-name="ce4">
            <text:p>MOTORCYCLES, INCL. MOPEDS, WITH RECIPROCATING INTERNAL COMBUSTION PISTON ENGINE OF A CYLINDER CAPACITY &lt;= 50 CM³</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0.08" table:style-name="ce11">
            <text:p>8.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2010</text:p>
          </table:table-cell>
          <table:table-cell office:value-type="string" office:string-value="8711" table:formula="of:=LEFT([.B464]; 4)" table:style-name="ce4">
            <text:p>8711</text:p>
          </table:table-cell>
          <table:table-cell office:value-type="string" office:string-value="871120" table:formula="of:=LEFT([.B464]; 6)" table:style-name="ce4">
            <text:p>871120</text:p>
          </table:table-cell>
          <table:table-cell table:style-name="ce4"/>
          <table:table-cell office:value-type="string" table:style-name="ce4">
            <text:p>SCOOTERS OF CYLINDER CAPACITY &gt; 50 CM³ BUT &lt;= 250 CM³</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0.08" table:style-name="ce11">
            <text:p>8.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2092</text:p>
          </table:table-cell>
          <table:table-cell office:value-type="string" office:string-value="8711" table:formula="of:=LEFT([.B465]; 4)" table:style-name="ce4">
            <text:p>8711</text:p>
          </table:table-cell>
          <table:table-cell office:value-type="string" office:string-value="871120" table:formula="of:=LEFT([.B465]; 6)" table:style-name="ce4">
            <text:p>871120</text:p>
          </table:table-cell>
          <table:table-cell table:style-name="ce4"/>
          <table:table-cell office:value-type="string" table:style-name="ce4">
            <text:p>MOTORCYCLES, INCL. MOPEDS, WITH RECIPROCATING INTERNAL COMBUSTION PISTON ENGINE OF A CYLINDER CAPACITY &gt; 50 CM³ BUT &lt;= 125 CM³ (EXCL. SCOOTERS)</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0.08" table:style-name="ce11">
            <text:p>8.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2098</text:p>
          </table:table-cell>
          <table:table-cell office:value-type="string" office:string-value="8711" table:formula="of:=LEFT([.B466]; 4)" table:style-name="ce4">
            <text:p>8711</text:p>
          </table:table-cell>
          <table:table-cell office:value-type="string" office:string-value="871120" table:formula="of:=LEFT([.B466]; 6)" table:style-name="ce4">
            <text:p>871120</text:p>
          </table:table-cell>
          <table:table-cell table:style-name="ce4"/>
          <table:table-cell office:value-type="string" table:style-name="ce4">
            <text:p>MOTORCYCLES, INCL. MOPEDS, WITH RECIPROCATING INTERNAL COMBUSTION PISTON ENGINE OF A CYLINDER CAPACITY &gt; 125 CM³ TO 250 CM³ (EXCL. SCOOTERS)</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0.08" table:style-name="ce11">
            <text:p>8.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3010</text:p>
          </table:table-cell>
          <table:table-cell office:value-type="string" office:string-value="8711" table:formula="of:=LEFT([.B467]; 4)" table:style-name="ce4">
            <text:p>8711</text:p>
          </table:table-cell>
          <table:table-cell office:value-type="string" office:string-value="871130" table:formula="of:=LEFT([.B467]; 6)" table:style-name="ce4">
            <text:p>871130</text:p>
          </table:table-cell>
          <table:table-cell table:style-name="ce4"/>
          <table:table-cell office:value-type="string" table:style-name="ce4">
            <text:p>MOTORCYCLES, INCL. MOPEDS, WITH RECIPROCATING INTERNAL COMBUSTION PISTON ENGINE OF A CYLINDER CAPACITY &gt; 250 CM³ TO 380 CM³</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3090</text:p>
          </table:table-cell>
          <table:table-cell office:value-type="string" office:string-value="8711" table:formula="of:=LEFT([.B468]; 4)" table:style-name="ce4">
            <text:p>8711</text:p>
          </table:table-cell>
          <table:table-cell office:value-type="string" office:string-value="871130" table:formula="of:=LEFT([.B468]; 6)" table:style-name="ce4">
            <text:p>871130</text:p>
          </table:table-cell>
          <table:table-cell table:style-name="ce4"/>
          <table:table-cell office:value-type="string" table:style-name="ce4">
            <text:p>MOTORCYCLES, INCL. MOPEDS, WITH RECIPROCATING INTERNAL COMBUSTION PISTON ENGINE OF A CYLINDER CAPACITY &gt; 380 CM³ TO 500 CM³</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4000</text:p>
          </table:table-cell>
          <table:table-cell office:value-type="string" office:string-value="8711" table:formula="of:=LEFT([.B469]; 4)" table:style-name="ce4">
            <text:p>8711</text:p>
          </table:table-cell>
          <table:table-cell office:value-type="string" office:string-value="871140" table:formula="of:=LEFT([.B469]; 6)" table:style-name="ce4">
            <text:p>871140</text:p>
          </table:table-cell>
          <table:table-cell table:style-name="ce4"/>
          <table:table-cell office:value-type="string" table:style-name="ce4">
            <text:p>MOTORCYCLES, INCL. MOPEDS, WITH RECIPROCATING INTERNAL COMBUSTION PISTON ENGINE OF A CYLINDER CAPACITY &gt; 500 CM³ BUT &lt;= 800 CM³</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5000</text:p>
          </table:table-cell>
          <table:table-cell office:value-type="string" office:string-value="8711" table:formula="of:=LEFT([.B470]; 4)" table:style-name="ce4">
            <text:p>8711</text:p>
          </table:table-cell>
          <table:table-cell office:value-type="string" office:string-value="871150" table:formula="of:=LEFT([.B470]; 6)" table:style-name="ce4">
            <text:p>871150</text:p>
          </table:table-cell>
          <table:table-cell table:style-name="ce4"/>
          <table:table-cell office:value-type="string" table:style-name="ce4">
            <text:p>MOTORCYCLES, INCL. MOPEDS, WITH RECIPROCATING INTERNAL COMBUSTION PISTON ENGINE OF A CYLINDER CAPACITY &gt; 800 CM³</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6010</text:p>
          </table:table-cell>
          <table:table-cell office:value-type="string" office:string-value="8711" table:formula="of:=LEFT([.B471]; 4)" table:style-name="ce4">
            <text:p>8711</text:p>
          </table:table-cell>
          <table:table-cell office:value-type="string" office:string-value="871160" table:formula="of:=LEFT([.B471]; 6)" table:style-name="ce4">
            <text:p>871160</text:p>
          </table:table-cell>
          <table:table-cell table:style-name="ce4"/>
          <table:table-cell office:value-type="string" table:style-name="ce4">
            <text:p>BICYCLES, TRICYCLES AND QUADRICYCLES, WITH PEDAL ASSISTANCE, WITH AN AUXILIARY ELECTRIC MOTOR WITH A CONTINUOUS RATED POWER &lt;= 250 W</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6">
            <text:p>Automotive Vehicles</text:p>
          </table:table-cell>
          <table:table-cell office:value-type="string" table:style-name="ce4">
            <text:p>87116090</text:p>
          </table:table-cell>
          <table:table-cell office:value-type="string" office:string-value="8711" table:formula="of:=LEFT([.B472]; 4)" table:style-name="ce4">
            <text:p>8711</text:p>
          </table:table-cell>
          <table:table-cell office:value-type="string" office:string-value="871160" table:formula="of:=LEFT([.B472]; 6)" table:style-name="ce4">
            <text:p>871160</text:p>
          </table:table-cell>
          <table:table-cell table:style-name="ce4"/>
          <table:table-cell office:value-type="string" table:style-name="ce4">
            <text:p>MOTORCYCLES, INCL. MOPEDS, AND CYCLES FITTED WITH AN AUXILIARY MOTOR, WITH ELECTRIC MOTOR FOR PROPULSION (EXCL. BICYCLES, TRICYCLES AND QUADRICYCLES, WITH PEDAL ASSISTANCE, WITH A CONTINUOUS RATED POWER &lt;= 250 W)</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5"/>
        </table:table-row>
        <table:table-row table:style-name="ro1">
          <table:table-cell office:value-type="string" table:style-name="ce15">
            <text:p>Automotive Vehicles</text:p>
          </table:table-cell>
          <table:table-cell office:value-type="string" table:style-name="ce16">
            <text:p>87119000</text:p>
          </table:table-cell>
          <table:table-cell office:value-type="string" office:string-value="8711" table:formula="of:=LEFT([.B473]; 4)" table:style-name="ce4">
            <text:p>8711</text:p>
          </table:table-cell>
          <table:table-cell office:value-type="string" office:string-value="871190" table:formula="of:=LEFT([.B473]; 6)" table:style-name="ce4">
            <text:p>871190</text:p>
          </table:table-cell>
          <table:table-cell table:style-name="ce4"/>
          <table:table-cell office:value-type="string" table:style-name="ce16">
            <text:p>MOTORCYCLES, INCL. MOPEDS, AND CYCLES FITTED WITH AN AUXILIARY MOTOR AND SIDE CARS FOR MOTORCYCLES (EXCL. ELECTRIC OR WITH RECIPROCATING INTERNAL COMBUSTION PISTON ENGINE)</text:p>
          </table:table-cell>
          <table:table-cell office:value-type="string" table:style-name="ce17">
            <text:p><text:s/></text:p>
          </table:table-cell>
          <table:table-cell office:value-type="percentage" office:value="0.06" table:style-name="ce18">
            <text:p>6.0%</text:p>
          </table:table-cell>
          <table:table-cell office:value-type="percentage" office:value="0" table:style-name="ce19">
            <text:p>0.0%</text:p>
          </table:table-cell>
          <table:table-cell office:value-type="string" table:style-name="ce20">
            <text:p>Not Applicable</text:p>
          </table:table-cell>
          <table:table-cell office:value-type="percentage" office:value="0" table:style-name="ce21">
            <text:p>0.0%</text:p>
          </table:table-cell>
          <table:table-cell office:value-type="string" table:style-name="ce20">
            <text:p>Not Applicable</text:p>
          </table:table-cell>
          <table:table-cell office:value-type="percentage" office:value="0" table:style-name="ce21">
            <text:p>0.0%</text:p>
          </table:table-cell>
          <table:table-cell office:value-type="string" table:style-name="ce20">
            <text:p>Not Applicable</text:p>
          </table:table-cell>
          <table:table-cell office:value-type="percentage" office:value="2.5000000000000001E-2" table:style-name="ce21">
            <text:p>2.5%</text:p>
          </table:table-cell>
          <table:table-cell office:value-type="percentage" office:value="0.06" table:style-name="ce21">
            <text:p>6.0%</text:p>
          </table:table-cell>
          <table:table-cell office:value-type="percentage" office:value="2.5000000000000001E-2" table:style-name="ce21">
            <text:p>2.5%</text:p>
          </table:table-cell>
          <table:table-cell office:value-type="percentage" office:value="0" table:style-name="ce21">
            <text:p>0.0%</text:p>
          </table:table-cell>
          <table:table-cell office:value-type="percentage" office:value="0" table:style-name="ce21">
            <text:p>0.0%</text:p>
          </table:table-cell>
          <table:table-cell office:value-type="percentage" office:value="0" table:style-name="ce21">
            <text:p>0.0%</text:p>
          </table:table-cell>
          <table:table-cell office:value-type="string" table:style-name="ce20">
            <text:p>Not Applicable</text:p>
          </table:table-cell>
          <table:table-cell office:value-type="percentage" office:value="0" table:style-name="ce21">
            <text:p>0.0%</text:p>
          </table:table-cell>
          <table:table-cell office:value-type="string" table:style-name="ce20">
            <text:p>Not Applicable</text:p>
          </table:table-cell>
          <table:table-cell office:value-type="percentage" office:value="0" table:style-name="ce21">
            <text:p>0.0%</text:p>
          </table:table-cell>
          <table:table-cell office:value-type="string" table:style-name="ce22">
            <text:p>Not Applicable</text:p>
          </table:table-cell>
          <table:table-cell table:number-columns-repeated="4" table:style-name="ce4"/>
          <table:table-cell table:number-columns-repeated="16355"/>
        </table:table-row>
        <table:table-row table:number-rows-repeated="527" table:style-name="ro1">
          <table:table-cell table:style-name="ce6"/>
          <table:table-cell table:number-columns-repeated="28" table:style-name="ce4"/>
          <table:table-cell table:number-columns-repeated="16355"/>
        </table:table-row>
        <table:table-row table:number-rows-repeated="1047576" table:style-name="ro3">
          <table:table-cell table:number-columns-repeated="16384"/>
        </table:table-row>
        <table:named-expressions>
          <table:named-range table:name="_xlnm._FilterDatabase" table:cell-range-address="Data.$A$2:Data.$Y$473" table:base-cell-address="Da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36">
      <number:number number:decimal-places="1" number:min-integer-digits="1"/>
      <number:text>%</number:text>
    </number:percentag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5</meta:generator>
    <dc:creator>Matt Lavis</dc:creator>
    <meta:creation-date>2019-07-23T09:39:52Z</meta:creation-date>
    <dc:date>2019-07-23T09:40:40Z</dc:date>
  </office:meta>
</office:document-meta>
</file>